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3.59pt"/>
    </style:style>
    <style:style style:name="co3" style:family="table-column">
      <style:table-column-properties fo:break-before="auto" style:column-width="95.84pt"/>
    </style:style>
    <style:style style:name="co4" style:family="table-column">
      <style:table-column-properties fo:break-before="auto" style:column-width="40.3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299.99pt"/>
    </style:style>
    <style:style style:name="co7" style:family="table-column">
      <style:table-column-properties fo:break-before="auto" style:column-width="292.39pt"/>
    </style:style>
    <style:style style:name="co8" style:family="table-column">
      <style:table-column-properties fo:break-before="auto" style:column-width="78.49pt"/>
    </style:style>
    <style:style style:name="co9" style:family="table-column">
      <style:table-column-properties fo:break-before="auto" style:column-width="87.51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71.55pt"/>
    </style:style>
    <style:style style:name="co12" style:family="table-column">
      <style:table-column-properties fo:break-before="auto" style:column-width="64.6pt"/>
    </style:style>
    <style:style style:name="co13" style:family="table-column">
      <style:table-column-properties fo:break-before="auto" style:column-width="45.84pt"/>
    </style:style>
    <style:style style:name="co14" style:family="table-column">
      <style:table-column-properties fo:break-before="auto" style:column-width="45.16pt"/>
    </style:style>
    <style:style style:name="co15" style:family="table-column">
      <style:table-column-properties fo:break-before="auto" style:column-width="100.69pt"/>
    </style:style>
    <style:style style:name="co16" style:family="table-column">
      <style:table-column-properties fo:break-before="auto" style:column-width="113.9pt"/>
    </style:style>
    <style:style style:name="co17" style:family="table-column">
      <style:table-column-properties fo:break-before="auto" style:column-width="54.14pt"/>
    </style:style>
    <style:style style:name="co18" style:family="table-column">
      <style:table-column-properties fo:break-before="auto" style:column-width="101.4pt"/>
    </style:style>
    <style:style style:name="co19" style:family="table-column">
      <style:table-column-properties fo:break-before="auto" style:column-width="52.81pt"/>
    </style:style>
    <style:style style:name="co20" style:family="table-column">
      <style:table-column-properties fo:break-before="auto" style:column-width="53.49pt"/>
    </style:style>
    <style:style style:name="co21" style:family="table-column">
      <style:table-column-properties fo:break-before="auto" style:column-width="61.8pt"/>
    </style:style>
    <style:style style:name="co22" style:family="table-column">
      <style:table-column-properties fo:break-before="auto" style:column-width="56.24pt"/>
    </style:style>
    <style:style style:name="co23" style:family="table-column">
      <style:table-column-properties fo:break-before="auto" style:column-width="98.59pt"/>
    </style:style>
    <style:style style:name="co24" style:family="table-column">
      <style:table-column-properties fo:break-before="auto" style:column-width="77.81pt"/>
    </style:style>
    <style:style style:name="co25" style:family="table-column">
      <style:table-column-properties fo:break-before="auto" style:column-width="88.21pt"/>
    </style:style>
    <style:style style:name="co26" style:family="table-column">
      <style:table-column-properties fo:break-before="auto" style:column-width="86.85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113.19pt"/>
    </style:style>
    <style:style style:name="co29" style:family="table-column">
      <style:table-column-properties fo:break-before="auto" style:column-width="59.05pt"/>
    </style:style>
    <style:style style:name="co30" style:family="table-column">
      <style:table-column-properties fo:break-before="auto" style:column-width="62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le_20_of_20_Contents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style:style style:name="ta3" style:family="table" style:master-page-name="PageStyle_5f_Data_2c__20_2024">
      <style:table-properties table:display="true" style:writing-mode="lr-tb"/>
    </style:style>
    <style:style style:name="ta4" style:family="table" style:master-page-name="PageStyle_5f_History_20_of_20_Power_20_Bill_20_and_20_HVAC_20_portion">
      <style:table-properties table:display="true" style:writing-mode="lr-tb"/>
    </style:style>
    <style:style style:name="ta5" style:family="table" style:master-page-name="PageStyle_5f_YtD_2c__20_2024">
      <style:table-properties table:display="true" style:writing-mode="lr-tb"/>
    </style:style>
    <style:style style:name="ta6" style:family="table" style:master-page-name="PageStyle_5f_Data_2c__20_2023">
      <style:table-properties table:display="true" style:writing-mode="lr-tb"/>
    </style:style>
    <style:style style:name="ta7" style:family="table" style:master-page-name="PageStyle_5f_Data_2c__20_2022_3b__20_partial">
      <style:table-properties table:display="true" style:writing-mode="lr-tb"/>
    </style:style>
    <style:style style:name="ta8" style:family="table" style:master-page-name="PageStyle_5f_Chart_20_Power_20_Bill_2c__20_Weekly_20_Projected_20_Cost_2c__20_2023">
      <style:table-properties table:display="true" style:writing-mode="lr-tb"/>
    </style:style>
    <style:style style:name="ta9" style:family="table" style:master-page-name="PageStyle_5f_Cost_20_to_20_Date">
      <style:table-properties table:display="true" style:writing-mode="lr-tb"/>
    </style:style>
    <style:style style:name="ta10" style:family="table" style:master-page-name="PageStyle_5f_Copy_20_of_20_data_20_mai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solid" style:text-underline-width="auto" style:text-underline-color="font-color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2pt" fo:font-style="normal" fo:text-shadow="none" style:text-underline-style="none" fo:font-weight="bold" style:font-size-asian="12pt" style:font-style-asian="normal" style:font-weight-asian="bold" style:font-name-complex="&quot;Google Sans&quot;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2pt" fo:font-style="normal" fo:text-shadow="none" style:text-underline-style="none" fo:font-weight="bold" style:font-size-asian="12pt" style:font-style-asian="normal" style:font-weight-asian="bold" style:font-name-complex="&quot;Google Sans&quot;" style:font-size-complex="12pt" style:font-style-complex="normal" style:font-weight-complex="bold"/>
    </style:style>
    <style:style style:name="ce16" style:family="table-cell" style:parent-style-name="Default" style:data-style-name="N12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2pt" fo:font-style="normal" fo:text-shadow="none" style:text-underline-style="none" fo:font-weight="bold" style:font-size-asian="12pt" style:font-style-asian="normal" style:font-weight-asian="bold" style:font-name-complex="&quot;Google Sans&quot;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19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29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 style:data-style-name="N13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8" style:family="table-cell" style:parent-style-name="Default" style:data-style-name="N13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0" style:family="table-cell" style:parent-style-name="Default" style:data-style-name="N1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1" style:family="table-cell" style:parent-style-name="Default" style:data-style-name="N13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2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solid" style:text-underline-width="auto" style:text-underline-color="font-color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3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4" style:family="table-cell" style:parent-style-name="Default" style:data-style-name="N127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5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31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1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 style:data-style-name="N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6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of Cont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table:formula="of:=[$'Revision History'.B1]" office:value-type="string" office:string-value="NV Energy weekly estimates of power bill due" calcext:value-type="string" table:number-columns-spanned="7" table:number-rows-spanned="1">
            <text:p>NV Energy weekly estimates of power bill due</text:p>
          </table:table-cell>
          <table:covered-table-cell table:number-columns-repeated="6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table:formula="of:=[$'Revision History'.B2]" office:value-type="string" office:string-value="23915; utilities, temp/kWh project; automatic Revision and Date below:" calcext:value-type="string" table:number-columns-spanned="7" table:number-rows-spanned="1">
            <text:p>23915; utilities, temp/kWh project; automatic Revision and Date below:</text:p>
          </table:table-cell>
          <table:covered-table-cell table:number-columns-repeated="6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8" table:formula="of:=[$'Revision History'.C3]" office:value-type="float" office:value="2" calcext:value-type="float">
            <text:p>2</text:p>
          </table:table-cell>
          <table:table-cell table:style-name="ce9" table:formula="of:=[$'Revision History'.D3]" office:value-type="date" office:date-value="2024-06-28T14:48:59.904" calcext:value-type="date" table:number-columns-spanned="3" table:number-rows-spanned="1">
            <text:p>Fri, 28 Jun, 14:49</text:p>
          </table:table-cell>
          <table:covered-table-cell table:number-columns-repeated="2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ab Seq. No.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DF page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Table of Contents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Revision History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Data, 2024</text:p>
          </table:table-cell>
          <table:table-cell table:style-name="ce3"/>
          <table:table-cell table:style-name="ce3" office:value-type="string" calcext:value-type="string">
            <text:p>weekly estimates of power bill sent by text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History of Power Bill and HVAC portion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YtD, 2024</text:p>
          </table:table-cell>
          <table:table-cell table:style-name="ce3"/>
          <table:table-cell table:style-name="ce10" office:value-type="string" calcext:value-type="string">
            <text:p>Temperature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Data, 2023</text:p>
          </table:table-cell>
          <table:table-cell table:style-name="ce3"/>
          <table:table-cell table:style-name="ce10" office:value-type="string" calcext:value-type="string">
            <text:p>Estimates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Data, 2022; partial</text:p>
          </table:table-cell>
          <table:table-cell table:style-name="ce3"/>
          <table:table-cell table:style-name="ce10" office:value-type="string" calcext:value-type="string">
            <text:p>Estimates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Chart Power Bill, Weekly Projected Cost, 2023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Cost to Date</text:p>
          </table:table-cell>
          <table:table-cell table:style-name="ce3"/>
          <table:table-cell table:style-name="ce10" office:value-type="string" calcext:value-type="string">
            <text:p>Scatter chart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Copy of data main</text:p>
          </table:table-cell>
          <table:table-cell table:style-name="ce3"/>
          <table:table-cell table:style-name="ce3" office:value-type="string" calcext:value-type="string">
            <text:p>missing detail references</text:p>
          </table:table-cell>
          <table:table-cell table:style-name="ce3" table:number-columns-repeated="22"/>
          <table:table-cell table:number-columns-repeated="99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3" table:number-columns-repeated="25"/>
          <table:table-cell table:number-columns-repeated="998"/>
        </table:table-row>
        <table:table-row table:style-name="ro1" table:number-rows-repeated="51">
          <table:table-cell table:style-name="ce5"/>
          <table:table-cell table:style-name="ce3" table:number-columns-repeated="25"/>
          <table:table-cell table:number-columns-repeated="998"/>
        </table:table-row>
        <table:table-row table:style-name="ro1" table:number-rows-repeated="930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sion History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style-name="ce11"/>
          <table:table-cell table:style-name="ce13" office:value-type="string" calcext:value-type="string" table:number-columns-spanned="3" table:number-rows-spanned="1">
            <text:p>NV Energy weekly estimates of power bill due</text:p>
          </table:table-cell>
          <table:covered-table-cell table:number-columns-repeated="2"/>
          <table:table-cell table:style-name="ce11" table:number-columns-repeated="23"/>
          <table:table-cell table:number-columns-repeated="997"/>
        </table:table-row>
        <table:table-row table:style-name="ro1">
          <table:table-cell table:style-name="ce11"/>
          <table:table-cell table:style-name="ce14" office:value-type="string" calcext:value-type="string" table:number-columns-spanned="3" table:number-rows-spanned="1">
            <text:p>23915; utilities, temp/kWh project; automatic Revision and Date below:</text:p>
          </table:table-cell>
          <table:covered-table-cell table:number-columns-repeated="2"/>
          <table:table-cell table:style-name="ce11" table:number-columns-repeated="23"/>
          <table:table-cell table:number-columns-repeated="997"/>
        </table:table-row>
        <table:table-row table:style-name="ro1">
          <table:table-cell table:style-name="ce11"/>
          <table:table-cell table:style-name="ce15"/>
          <table:table-cell table:style-name="ce15" table:formula="of:=MAX([.A5:.A99])" office:value-type="float" office:value="2" calcext:value-type="float">
            <text:p>2</text:p>
          </table:table-cell>
          <table:table-cell table:style-name="ce17" table:formula="of:=MAX([.B5:.B99])" office:value-type="date" office:date-value="2024-06-28T14:49:00" calcext:value-type="date">
            <text:p>6/28 14:49</text:p>
          </table:table-cell>
          <table:table-cell table:style-name="ce11" table:number-columns-repeated="23"/>
          <table:table-cell table:number-columns-repeated="997"/>
        </table:table-row>
        <table:table-row table:style-name="ro1">
          <table:table-cell table:style-name="ce11" office:value-type="string" calcext:value-type="string">
            <text:p>Rev No.</text:p>
          </table:table-cell>
          <table:table-cell table:style-name="ce11" office:value-type="string" calcext:value-type="string">
            <text:p>Date, time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eason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22"/>
          <table:table-cell table:number-columns-repeated="99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6" office:value-type="date" office:date-value="2024-06-13T14:59:00" calcext:value-type="date">
            <text:p>6/13 14:59</text:p>
          </table:table-cell>
          <table:table-cell table:style-name="ce12" office:value-type="string" calcext:value-type="string">
            <text:p>Added history of power bills since Dec, 2015, with HVAC kWh use portion, calculated baseline balance</text:p>
          </table:table-cell>
          <table:table-cell table:style-name="ce12" office:value-type="string" calcext:value-type="string">
            <text:p>Compare estimates with actual; explore HVAC portion; Add Temperature data?</text:p>
          </table:table-cell>
          <table:table-cell table:style-name="ce10" table:number-columns-repeated="23"/>
          <table:table-cell table:number-columns-repeated="99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 office:value-type="date" office:date-value="2024-06-28T14:49:00" calcext:value-type="date">
            <text:p>6/28 14:49</text:p>
          </table:table-cell>
          <table:table-cell table:style-name="ce12" office:value-type="string" calcext:value-type="string">
            <text:p>up to date</text:p>
          </table:table-cell>
          <table:table-cell table:style-name="ce12" office:value-type="string" calcext:value-type="string">
            <text:p>actual billing amount?</text:p>
          </table:table-cell>
          <table:table-cell table:style-name="ce10" table:number-columns-repeated="23"/>
          <table:table-cell table:number-columns-repeated="997"/>
        </table:table-row>
        <table:table-row table:style-name="ro1" table:number-rows-repeated="997">
          <table:table-cell table:style-name="ce12"/>
          <table:table-cell table:style-name="ce10"/>
          <table:table-cell table:style-name="ce12" table:number-columns-repeated="2"/>
          <table:table-cell table:style-name="ce10" table:number-columns-repeated="23"/>
          <table:table-cell table:number-columns-repeated="99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, 2024" table:style-name="ta3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1" office:value-type="string" calcext:value-type="string">
            <text:p>Day, Date</text:p>
          </table:table-cell>
          <table:table-cell table:style-name="ce11" office:value-type="string" calcext:value-type="string">
            <text:p>Cost to Date</text:p>
          </table:table-cell>
          <table:table-cell table:style-name="ce22" office:value-type="string" calcext:value-type="string">
            <text:p>Days Remaining</text:p>
          </table:table-cell>
          <table:table-cell table:style-name="ce25" office:value-type="string" calcext:value-type="string">
            <text:p>Projected Bill</text:p>
          </table:table-cell>
          <table:table-cell table:style-name="ce27" office:value-type="string" calcext:value-type="string">
            <text:p>Billing Period</text:p>
          </table:table-cell>
          <table:table-cell table:style-name="ce27" office:value-type="string" calcext:value-type="string">
            <text:p>∂ days</text:p>
          </table:table-cell>
          <table:table-cell table:style-name="ce11" office:value-type="string" calcext:value-type="string">
            <text:p>year?</text:p>
          </table:table-cell>
          <table:table-cell table:style-name="ce11" office:value-type="string" calcext:value-type="string">
            <text:p>End of Billing Period</text:p>
          </table:table-cell>
          <table:table-cell table:style-name="ce11" office:value-type="string" calcext:value-type="string">
            <text:p>Actual Bill</text:p>
          </table:table-cell>
          <table:table-cell table:style-name="ce11" office:value-type="string" calcext:value-type="string">
            <text:p>Average Daily Temperature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6"/>
          <table:table-cell table:number-columns-repeated="997"/>
        </table:table-row>
        <table:table-row table:style-name="ro1">
          <table:table-cell table:style-name="ce18" office:value-type="string" calcext:value-type="string">
            <text:p>Average</text:p>
          </table:table-cell>
          <table:table-cell table:style-name="ce21"/>
          <table:table-cell table:style-name="ce23"/>
          <table:table-cell table:style-name="ce21"/>
          <table:table-cell table:style-name="ce18"/>
          <table:table-cell table:style-name="ce29" table:formula="of:=AVERAGE([.F5:.F93])" office:value-type="float" office:value="7.952380952" calcext:value-type="float">
            <text:p>8.0</text:p>
          </table:table-cell>
          <table:table-cell table:style-name="ce31" table:number-columns-repeated="21"/>
          <table:table-cell table:number-columns-repeated="997"/>
        </table:table-row>
        <table:table-row table:style-name="ro1">
          <table:table-cell table:style-name="ce18" office:value-type="string" calcext:value-type="string">
            <text:p>Standard Dev.</text:p>
          </table:table-cell>
          <table:table-cell table:style-name="ce21"/>
          <table:table-cell table:style-name="ce23"/>
          <table:table-cell table:style-name="ce21"/>
          <table:table-cell table:style-name="ce18"/>
          <table:table-cell table:style-name="ce29" table:formula="of:=STDEV([.F5:.F93])" office:value-type="float" office:value="1.96153487" calcext:value-type="float">
            <text:p>2.0</text:p>
          </table:table-cell>
          <table:table-cell table:style-name="ce31" table:number-columns-repeated="21"/>
          <table:table-cell table:number-columns-repeated="997"/>
        </table:table-row>
        <table:table-row table:style-name="ro1">
          <table:table-cell table:style-name="ce18" office:value-type="string" calcext:value-type="string">
            <text:p>Count</text:p>
          </table:table-cell>
          <table:table-cell table:style-name="ce21"/>
          <table:table-cell table:style-name="ce23"/>
          <table:table-cell table:style-name="ce21"/>
          <table:table-cell table:style-name="ce18"/>
          <table:table-cell table:style-name="ce18" table:formula="of:=COUNT([.B5:.B98])" office:value-type="float" office:value="22" calcext:value-type="float">
            <text:p>22</text:p>
          </table:table-cell>
          <table:table-cell table:style-name="ce31" table:number-columns-repeated="21"/>
          <table:table-cell table:number-columns-repeated="997"/>
        </table:table-row>
        <table:table-row table:style-name="ro1">
          <table:table-cell table:style-name="ce19" office:value-type="date" office:date-value="2024-01-13" calcext:value-type="date">
            <text:p>Sat, Jan 13</text:p>
          </table:table-cell>
          <table:table-cell table:style-name="ce21" office:value-type="float" office:value="247" calcext:value-type="float">
            <text:p>$247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float" office:value="300" calcext:value-type="float">
            <text:p>$300</text:p>
          </table:table-cell>
          <table:table-cell table:style-name="ce28" table:formula="of:=MONTH([.H5])" office:value-type="float" office:value="1" calcext:value-type="float">
            <text:p>1</text:p>
          </table:table-cell>
          <table:table-cell table:style-name="ce28" table:formula="of:=[.A6]-[.A5]" office:value-type="float" office:value="12" calcext:value-type="float">
            <text:p>12</text:p>
          </table:table-cell>
          <table:table-cell table:style-name="ce32" table:formula="of:=YEAR([.H5])" office:value-type="float" office:value="2024" calcext:value-type="float">
            <text:p>2024</text:p>
          </table:table-cell>
          <table:table-cell table:style-name="ce33" table:formula="of:=[.A5]+[.C5]" office:value-type="date" office:date-value="2024-01-19" calcext:value-type="date">
            <text:p>Fri, Jan 19</text:p>
          </table:table-cell>
          <table:table-cell table:style-name="ce32" table:number-columns-repeated="2"/>
          <table:table-cell table:style-name="ce31" table:number-columns-repeated="17"/>
          <table:table-cell table:number-columns-repeated="997"/>
        </table:table-row>
        <table:table-row table:style-name="ro1">
          <table:table-cell table:style-name="ce20" office:value-type="date" office:date-value="2024-01-25" calcext:value-type="date">
            <text:p>Thu, Jan 25</text:p>
          </table:table-cell>
          <table:table-cell table:style-name="ce21" office:value-type="float" office:value="56" calcext:value-type="float">
            <text:p>$56</text:p>
          </table:table-cell>
          <table:table-cell table:style-name="ce23" office:value-type="float" office:value="21" calcext:value-type="float">
            <text:p>21</text:p>
          </table:table-cell>
          <table:table-cell table:style-name="ce21" office:value-type="float" office:value="225" calcext:value-type="float">
            <text:p>$225</text:p>
          </table:table-cell>
          <table:table-cell table:style-name="ce18" table:formula="of:=MONTH([.H6])" office:value-type="float" office:value="2" calcext:value-type="float">
            <text:p>2</text:p>
          </table:table-cell>
          <table:table-cell table:style-name="ce18" table:formula="of:=[.A7]-[.A6]" office:value-type="float" office:value="7" calcext:value-type="float">
            <text:p>7</text:p>
          </table:table-cell>
          <table:table-cell table:style-name="ce31" table:formula="of:=YEAR([.H6])" office:value-type="float" office:value="2024" calcext:value-type="float">
            <text:p>2024</text:p>
          </table:table-cell>
          <table:table-cell table:style-name="ce34" table:formula="of:=[.A6]+[.C6]" office:value-type="date" office:date-value="2024-02-15" calcext:value-type="date">
            <text:p>Thu, Feb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2-01" calcext:value-type="date">
            <text:p>Thu, Feb 1</text:p>
          </table:table-cell>
          <table:table-cell table:style-name="ce21" office:value-type="float" office:value="105" calcext:value-type="float">
            <text:p>$105</text:p>
          </table:table-cell>
          <table:table-cell table:style-name="ce23" office:value-type="float" office:value="14" calcext:value-type="float">
            <text:p>14</text:p>
          </table:table-cell>
          <table:table-cell table:style-name="ce21" office:value-type="float" office:value="211" calcext:value-type="float">
            <text:p>$211</text:p>
          </table:table-cell>
          <table:table-cell table:style-name="ce18" table:formula="of:=MONTH([.H7])" office:value-type="float" office:value="2" calcext:value-type="float">
            <text:p>2</text:p>
          </table:table-cell>
          <table:table-cell table:style-name="ce18" table:formula="of:=[.A8]-[.A7]" office:value-type="float" office:value="7" calcext:value-type="float">
            <text:p>7</text:p>
          </table:table-cell>
          <table:table-cell table:style-name="ce31" table:formula="of:=YEAR([.H7])" office:value-type="float" office:value="2024" calcext:value-type="float">
            <text:p>2024</text:p>
          </table:table-cell>
          <table:table-cell table:style-name="ce34" table:formula="of:=[.A7]+[.C7]" office:value-type="date" office:date-value="2024-02-15" calcext:value-type="date">
            <text:p>Thu, Feb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2-08" calcext:value-type="date">
            <text:p>Thu, Feb 8</text:p>
          </table:table-cell>
          <table:table-cell table:style-name="ce21" office:value-type="float" office:value="166" calcext:value-type="float">
            <text:p>$166</text:p>
          </table:table-cell>
          <table:table-cell table:style-name="ce23" office:value-type="float" office:value="7" calcext:value-type="float">
            <text:p>7</text:p>
          </table:table-cell>
          <table:table-cell table:style-name="ce21" office:value-type="float" office:value="221" calcext:value-type="float">
            <text:p>$221</text:p>
          </table:table-cell>
          <table:table-cell table:style-name="ce18" table:formula="of:=MONTH([.H8])" office:value-type="float" office:value="2" calcext:value-type="float">
            <text:p>2</text:p>
          </table:table-cell>
          <table:table-cell table:style-name="ce18" table:formula="of:=[.A9]-[.A8]" office:value-type="float" office:value="14" calcext:value-type="float">
            <text:p>14</text:p>
          </table:table-cell>
          <table:table-cell table:style-name="ce31" table:formula="of:=YEAR([.H8])" office:value-type="float" office:value="2024" calcext:value-type="float">
            <text:p>2024</text:p>
          </table:table-cell>
          <table:table-cell table:style-name="ce34" table:formula="of:=[.A8]+[.C8]" office:value-type="date" office:date-value="2024-02-15" calcext:value-type="date">
            <text:p>Thu, Feb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2-22" calcext:value-type="date">
            <text:p>Thu, Feb 22</text:p>
          </table:table-cell>
          <table:table-cell table:style-name="ce21" office:value-type="float" office:value="45" calcext:value-type="float">
            <text:p>$45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185" calcext:value-type="float">
            <text:p>$185</text:p>
          </table:table-cell>
          <table:table-cell table:style-name="ce18" table:formula="of:=MONTH([.H9])" office:value-type="float" office:value="3" calcext:value-type="float">
            <text:p>3</text:p>
          </table:table-cell>
          <table:table-cell table:style-name="ce18" table:formula="of:=[.A10]-[.A9]" office:value-type="float" office:value="7" calcext:value-type="float">
            <text:p>7</text:p>
          </table:table-cell>
          <table:table-cell table:style-name="ce31" table:formula="of:=YEAR([.H9])" office:value-type="float" office:value="2024" calcext:value-type="float">
            <text:p>2024</text:p>
          </table:table-cell>
          <table:table-cell table:style-name="ce34" table:formula="of:=[.A9]+[.C9]" office:value-type="date" office:date-value="2024-03-15" calcext:value-type="date">
            <text:p>Fri, Mar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2-29" calcext:value-type="date">
            <text:p>Thu, Feb 29</text:p>
          </table:table-cell>
          <table:table-cell table:style-name="ce21" office:value-type="float" office:value="88" calcext:value-type="float">
            <text:p>$88</text:p>
          </table:table-cell>
          <table:table-cell table:style-name="ce23" office:value-type="float" office:value="15" calcext:value-type="float">
            <text:p>15</text:p>
          </table:table-cell>
          <table:table-cell table:style-name="ce21" office:value-type="float" office:value="181" calcext:value-type="float">
            <text:p>$181</text:p>
          </table:table-cell>
          <table:table-cell table:style-name="ce18" table:formula="of:=MONTH([.H10])" office:value-type="float" office:value="3" calcext:value-type="float">
            <text:p>3</text:p>
          </table:table-cell>
          <table:table-cell table:style-name="ce18" table:formula="of:=[.A11]-[.A10]" office:value-type="float" office:value="7" calcext:value-type="float">
            <text:p>7</text:p>
          </table:table-cell>
          <table:table-cell table:style-name="ce31" table:formula="of:=YEAR([.H10])" office:value-type="float" office:value="2024" calcext:value-type="float">
            <text:p>2024</text:p>
          </table:table-cell>
          <table:table-cell table:style-name="ce34" table:formula="of:=[.A10]+[.C10]" office:value-type="date" office:date-value="2024-03-15" calcext:value-type="date">
            <text:p>Fri, Mar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3-07" calcext:value-type="date">
            <text:p>Thu, Mar 7</text:p>
          </table:table-cell>
          <table:table-cell table:style-name="ce21" office:value-type="float" office:value="131" calcext:value-type="float">
            <text:p>$131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182" calcext:value-type="float">
            <text:p>$182</text:p>
          </table:table-cell>
          <table:table-cell table:style-name="ce18" table:formula="of:=MONTH([.H11])" office:value-type="float" office:value="3" calcext:value-type="float">
            <text:p>3</text:p>
          </table:table-cell>
          <table:table-cell table:style-name="ce18" table:formula="of:=[.A12]-[.A11]" office:value-type="float" office:value="7" calcext:value-type="float">
            <text:p>7</text:p>
          </table:table-cell>
          <table:table-cell table:style-name="ce31" table:formula="of:=YEAR([.H11])" office:value-type="float" office:value="2024" calcext:value-type="float">
            <text:p>2024</text:p>
          </table:table-cell>
          <table:table-cell table:style-name="ce34" table:formula="of:=[.A11]+[.C11]" office:value-type="date" office:date-value="2024-03-15" calcext:value-type="date">
            <text:p>Fri, Mar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3-14" calcext:value-type="date">
            <text:p>Thu, Mar 14</text:p>
          </table:table-cell>
          <table:table-cell table:style-name="ce21" office:value-type="float" office:value="173" calcext:value-type="float">
            <text:p>$17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179" calcext:value-type="float">
            <text:p>$179</text:p>
          </table:table-cell>
          <table:table-cell table:style-name="ce18" table:formula="of:=MONTH([.H12])" office:value-type="float" office:value="3" calcext:value-type="float">
            <text:p>3</text:p>
          </table:table-cell>
          <table:table-cell table:style-name="ce18" table:formula="of:=[.A13]-[.A12]" office:value-type="float" office:value="8" calcext:value-type="float">
            <text:p>8</text:p>
          </table:table-cell>
          <table:table-cell table:style-name="ce31" table:formula="of:=YEAR([.H12])" office:value-type="float" office:value="2024" calcext:value-type="float">
            <text:p>2024</text:p>
          </table:table-cell>
          <table:table-cell table:style-name="ce34" table:formula="of:=[.A12]+[.C12]" office:value-type="date" office:date-value="2024-03-15" calcext:value-type="date">
            <text:p>Fri, Mar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3-22" calcext:value-type="date">
            <text:p>Fri, Mar 22</text:p>
          </table:table-cell>
          <table:table-cell table:style-name="ce21" office:value-type="float" office:value="38" calcext:value-type="float">
            <text:p>$38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174" calcext:value-type="float">
            <text:p>$174</text:p>
          </table:table-cell>
          <table:table-cell table:style-name="ce18" table:formula="of:=MONTH([.H13])" office:value-type="float" office:value="4" calcext:value-type="float">
            <text:p>4</text:p>
          </table:table-cell>
          <table:table-cell table:style-name="ce18" table:formula="of:=[.A14]-[.A13]" office:value-type="float" office:value="7" calcext:value-type="float">
            <text:p>7</text:p>
          </table:table-cell>
          <table:table-cell table:style-name="ce31" table:formula="of:=YEAR([.H13])" office:value-type="float" office:value="2024" calcext:value-type="float">
            <text:p>2024</text:p>
          </table:table-cell>
          <table:table-cell table:style-name="ce34" table:formula="of:=[.A13]+[.C13]" office:value-type="date" office:date-value="2024-04-16" calcext:value-type="date">
            <text:p>Tue, Apr 16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3-29" calcext:value-type="date">
            <text:p>Fri, Mar 29</text:p>
          </table:table-cell>
          <table:table-cell table:style-name="ce21" office:value-type="float" office:value="75" calcext:value-type="float">
            <text:p>$75</text:p>
          </table:table-cell>
          <table:table-cell table:style-name="ce23" office:value-type="float" office:value="18" calcext:value-type="float">
            <text:p>18</text:p>
          </table:table-cell>
          <table:table-cell table:style-name="ce21" office:value-type="float" office:value="171" calcext:value-type="float">
            <text:p>$171</text:p>
          </table:table-cell>
          <table:table-cell table:style-name="ce18" table:formula="of:=MONTH([.H14])" office:value-type="float" office:value="4" calcext:value-type="float">
            <text:p>4</text:p>
          </table:table-cell>
          <table:table-cell table:style-name="ce18" table:formula="of:=[.A15]-[.A14]" office:value-type="float" office:value="7" calcext:value-type="float">
            <text:p>7</text:p>
          </table:table-cell>
          <table:table-cell table:style-name="ce31" table:formula="of:=YEAR([.H14])" office:value-type="float" office:value="2024" calcext:value-type="float">
            <text:p>2024</text:p>
          </table:table-cell>
          <table:table-cell table:style-name="ce34" table:formula="of:=[.A14]+[.C14]" office:value-type="date" office:date-value="2024-04-16" calcext:value-type="date">
            <text:p>Tue, Apr 16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4-05" calcext:value-type="date">
            <text:p>Fri, Apr 5</text:p>
          </table:table-cell>
          <table:table-cell table:style-name="ce21" office:value-type="float" office:value="111" calcext:value-type="float">
            <text:p>$111</text:p>
          </table:table-cell>
          <table:table-cell table:style-name="ce23" office:value-type="float" office:value="11" calcext:value-type="float">
            <text:p>11</text:p>
          </table:table-cell>
          <table:table-cell table:style-name="ce21" office:value-type="float" office:value="170" calcext:value-type="float">
            <text:p>$170</text:p>
          </table:table-cell>
          <table:table-cell table:style-name="ce18" table:formula="of:=MONTH([.H15])" office:value-type="float" office:value="4" calcext:value-type="float">
            <text:p>4</text:p>
          </table:table-cell>
          <table:table-cell table:style-name="ce18" table:formula="of:=[.A16]-[.A15]" office:value-type="float" office:value="7" calcext:value-type="float">
            <text:p>7</text:p>
          </table:table-cell>
          <table:table-cell table:style-name="ce31" table:formula="of:=YEAR([.H15])" office:value-type="float" office:value="2024" calcext:value-type="float">
            <text:p>2024</text:p>
          </table:table-cell>
          <table:table-cell table:style-name="ce34" table:formula="of:=[.A15]+[.C15]" office:value-type="date" office:date-value="2024-04-16" calcext:value-type="date">
            <text:p>Tue, Apr 16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4-12" calcext:value-type="date">
            <text:p>Fri, Apr 12</text:p>
          </table:table-cell>
          <table:table-cell table:style-name="ce21" office:value-type="float" office:value="150" calcext:value-type="float">
            <text:p>$150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171" calcext:value-type="float">
            <text:p>$171</text:p>
          </table:table-cell>
          <table:table-cell table:style-name="ce18" table:formula="of:=MONTH([.H16])" office:value-type="float" office:value="4" calcext:value-type="float">
            <text:p>4</text:p>
          </table:table-cell>
          <table:table-cell table:style-name="ce18" table:formula="of:=[.A17]-[.A16]" office:value-type="float" office:value="11" calcext:value-type="float">
            <text:p>11</text:p>
          </table:table-cell>
          <table:table-cell table:style-name="ce31" table:formula="of:=YEAR([.H16])" office:value-type="float" office:value="2024" calcext:value-type="float">
            <text:p>2024</text:p>
          </table:table-cell>
          <table:table-cell table:style-name="ce34" table:formula="of:=[.A16]+[.C16]" office:value-type="date" office:date-value="2024-04-16" calcext:value-type="date">
            <text:p>Tue, Apr 16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4-23" calcext:value-type="date">
            <text:p>Tue, Apr 23</text:p>
          </table:table-cell>
          <table:table-cell table:style-name="ce21" office:value-type="float" office:value="38" calcext:value-type="float">
            <text:p>$38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156" calcext:value-type="float">
            <text:p>$156</text:p>
          </table:table-cell>
          <table:table-cell table:style-name="ce18" table:formula="of:=MONTH([.H17])" office:value-type="float" office:value="5" calcext:value-type="float">
            <text:p>5</text:p>
          </table:table-cell>
          <table:table-cell table:style-name="ce18" table:formula="of:=[.A18]-[.A17]" office:value-type="float" office:value="7" calcext:value-type="float">
            <text:p>7</text:p>
          </table:table-cell>
          <table:table-cell table:style-name="ce31" table:formula="of:=YEAR([.H17])" office:value-type="float" office:value="2024" calcext:value-type="float">
            <text:p>2024</text:p>
          </table:table-cell>
          <table:table-cell table:style-name="ce34" table:formula="of:=[.A17]+[.C17]" office:value-type="date" office:date-value="2024-05-15" calcext:value-type="date">
            <text:p>Wed, May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4-30" calcext:value-type="date">
            <text:p>Tue, Apr 30</text:p>
          </table:table-cell>
          <table:table-cell table:style-name="ce21" office:value-type="float" office:value="76" calcext:value-type="float">
            <text:p>$76</text:p>
          </table:table-cell>
          <table:table-cell table:style-name="ce23" office:value-type="float" office:value="15" calcext:value-type="float">
            <text:p>15</text:p>
          </table:table-cell>
          <table:table-cell table:style-name="ce21" office:value-type="float" office:value="157" calcext:value-type="float">
            <text:p>$157</text:p>
          </table:table-cell>
          <table:table-cell table:style-name="ce18" table:formula="of:=MONTH([.H18])" office:value-type="float" office:value="5" calcext:value-type="float">
            <text:p>5</text:p>
          </table:table-cell>
          <table:table-cell table:style-name="ce18" table:formula="of:=[.A19]-[.A18]" office:value-type="float" office:value="7" calcext:value-type="float">
            <text:p>7</text:p>
          </table:table-cell>
          <table:table-cell table:style-name="ce31" table:formula="of:=YEAR([.H18])" office:value-type="float" office:value="2024" calcext:value-type="float">
            <text:p>2024</text:p>
          </table:table-cell>
          <table:table-cell table:style-name="ce34" table:formula="of:=[.A18]+[.C18]" office:value-type="date" office:date-value="2024-05-15" calcext:value-type="date">
            <text:p>Wed, May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5-07" calcext:value-type="date">
            <text:p>Tue, May 7</text:p>
          </table:table-cell>
          <table:table-cell table:style-name="ce21" office:value-type="float" office:value="115" calcext:value-type="float">
            <text:p>$115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159" calcext:value-type="float">
            <text:p>$159</text:p>
          </table:table-cell>
          <table:table-cell table:style-name="ce18" table:formula="of:=MONTH([.H19])" office:value-type="float" office:value="5" calcext:value-type="float">
            <text:p>5</text:p>
          </table:table-cell>
          <table:table-cell table:style-name="ce18" table:formula="of:=[.A20]-[.A19]" office:value-type="float" office:value="7" calcext:value-type="float">
            <text:p>7</text:p>
          </table:table-cell>
          <table:table-cell table:style-name="ce31" table:formula="of:=YEAR([.H19])" office:value-type="float" office:value="2024" calcext:value-type="float">
            <text:p>2024</text:p>
          </table:table-cell>
          <table:table-cell table:style-name="ce34" table:formula="of:=[.A19]+[.C19]" office:value-type="date" office:date-value="2024-05-15" calcext:value-type="date">
            <text:p>Wed, May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5-14" calcext:value-type="date">
            <text:p>Tue, May 14</text:p>
          </table:table-cell>
          <table:table-cell table:style-name="ce21" office:value-type="float" office:value="155" calcext:value-type="float">
            <text:p>$15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160" calcext:value-type="float">
            <text:p>$160</text:p>
          </table:table-cell>
          <table:table-cell table:style-name="ce18" table:formula="of:=MONTH([.H20])" office:value-type="float" office:value="5" calcext:value-type="float">
            <text:p>5</text:p>
          </table:table-cell>
          <table:table-cell table:style-name="ce18" table:formula="of:=[.A21]-[.A20]" office:value-type="float" office:value="8" calcext:value-type="float">
            <text:p>8</text:p>
          </table:table-cell>
          <table:table-cell table:style-name="ce31" table:formula="of:=YEAR([.H20])" office:value-type="float" office:value="2024" calcext:value-type="float">
            <text:p>2024</text:p>
          </table:table-cell>
          <table:table-cell table:style-name="ce34" table:formula="of:=[.A20]+[.C20]" office:value-type="date" office:date-value="2024-05-15" calcext:value-type="date">
            <text:p>Wed, May 15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5-22" calcext:value-type="date">
            <text:p>Wed, May 22</text:p>
          </table:table-cell>
          <table:table-cell table:style-name="ce21" office:value-type="float" office:value="57" calcext:value-type="float">
            <text:p>$57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244" calcext:value-type="float">
            <text:p>$244</text:p>
          </table:table-cell>
          <table:table-cell table:style-name="ce18" table:formula="of:=MONTH([.H21])" office:value-type="float" office:value="6" calcext:value-type="float">
            <text:p>6</text:p>
          </table:table-cell>
          <table:table-cell table:style-name="ce18" table:formula="of:=[.A22]-[.A21]" office:value-type="float" office:value="7" calcext:value-type="float">
            <text:p>7</text:p>
          </table:table-cell>
          <table:table-cell table:style-name="ce31" table:formula="of:=YEAR([.H21])" office:value-type="float" office:value="2024" calcext:value-type="float">
            <text:p>2024</text:p>
          </table:table-cell>
          <table:table-cell table:style-name="ce34" table:formula="of:=[.A21]+[.C21]" office:value-type="date" office:date-value="2024-06-14" calcext:value-type="date">
            <text:p>Fri, Jun 14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5-29" calcext:value-type="date">
            <text:p>Wed, May 29</text:p>
          </table:table-cell>
          <table:table-cell table:style-name="ce21" office:value-type="float" office:value="114" calcext:value-type="float">
            <text:p>$114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244" calcext:value-type="float">
            <text:p>$244</text:p>
          </table:table-cell>
          <table:table-cell table:style-name="ce18" table:formula="of:=MONTH([.H22])" office:value-type="float" office:value="6" calcext:value-type="float">
            <text:p>6</text:p>
          </table:table-cell>
          <table:table-cell table:style-name="ce18" table:formula="of:=[.A23]-[.A22]" office:value-type="float" office:value="7" calcext:value-type="float">
            <text:p>7</text:p>
          </table:table-cell>
          <table:table-cell table:style-name="ce31" table:formula="of:=YEAR([.H22])" office:value-type="float" office:value="2024" calcext:value-type="float">
            <text:p>2024</text:p>
          </table:table-cell>
          <table:table-cell table:style-name="ce34" table:formula="of:=[.A22]+[.C22]" office:value-type="date" office:date-value="2024-06-14" calcext:value-type="date">
            <text:p>Fri, Jun 14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6-05" calcext:value-type="date">
            <text:p>Wed, Jun 5</text:p>
          </table:table-cell>
          <table:table-cell table:style-name="ce21" office:value-type="float" office:value="189" calcext:value-type="float">
            <text:p>$189</text:p>
          </table:table-cell>
          <table:table-cell table:style-name="ce23" office:value-type="float" office:value="9" calcext:value-type="float">
            <text:p>9</text:p>
          </table:table-cell>
          <table:table-cell table:style-name="ce21" office:value-type="float" office:value="270" calcext:value-type="float">
            <text:p>$270</text:p>
          </table:table-cell>
          <table:table-cell table:style-name="ce18" table:formula="of:=MONTH([.H23])" office:value-type="float" office:value="6" calcext:value-type="float">
            <text:p>6</text:p>
          </table:table-cell>
          <table:table-cell table:style-name="ce18" table:formula="of:=[.A24]-[.A23]" office:value-type="float" office:value="7" calcext:value-type="float">
            <text:p>7</text:p>
          </table:table-cell>
          <table:table-cell table:style-name="ce31" table:formula="of:=YEAR([.H23])" office:value-type="float" office:value="2024" calcext:value-type="float">
            <text:p>2024</text:p>
          </table:table-cell>
          <table:table-cell table:style-name="ce34" table:formula="of:=[.A23]+[.C23]" office:value-type="date" office:date-value="2024-06-14" calcext:value-type="date">
            <text:p>Fri, Jun 14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6-12" calcext:value-type="date">
            <text:p>Wed, Jun 12</text:p>
          </table:table-cell>
          <table:table-cell table:style-name="ce21" office:value-type="float" office:value="277" calcext:value-type="float">
            <text:p>$277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97" calcext:value-type="float">
            <text:p>$297</text:p>
          </table:table-cell>
          <table:table-cell table:style-name="ce18" table:formula="of:=MONTH([.H24])" office:value-type="float" office:value="6" calcext:value-type="float">
            <text:p>6</text:p>
          </table:table-cell>
          <table:table-cell table:style-name="ce18" table:formula="of:=[.A25]-[.A24]" office:value-type="float" office:value="9" calcext:value-type="float">
            <text:p>9</text:p>
          </table:table-cell>
          <table:table-cell table:style-name="ce31" table:formula="of:=YEAR([.H24])" office:value-type="float" office:value="2024" calcext:value-type="float">
            <text:p>2024</text:p>
          </table:table-cell>
          <table:table-cell table:style-name="ce34" table:formula="of:=[.A24]+[.C24]" office:value-type="date" office:date-value="2024-06-14" calcext:value-type="date">
            <text:p>Fri, Jun 14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6-21" calcext:value-type="date">
            <text:p>Fri, Jun 21</text:p>
          </table:table-cell>
          <table:table-cell table:style-name="ce21" office:value-type="float" office:value="79" calcext:value-type="float">
            <text:p>$79</text:p>
          </table:table-cell>
          <table:table-cell table:style-name="ce23" office:value-type="float" office:value="26" calcext:value-type="float">
            <text:p>26</text:p>
          </table:table-cell>
          <table:table-cell table:style-name="ce21" office:value-type="float" office:value="372" calcext:value-type="float">
            <text:p>$372</text:p>
          </table:table-cell>
          <table:table-cell table:style-name="ce18" table:formula="of:=MONTH([.H25])" office:value-type="float" office:value="7" calcext:value-type="float">
            <text:p>7</text:p>
          </table:table-cell>
          <table:table-cell table:style-name="ce18" table:formula="of:=[.A26]-[.A25]" office:value-type="float" office:value="7" calcext:value-type="float">
            <text:p>7</text:p>
          </table:table-cell>
          <table:table-cell table:style-name="ce31" table:formula="of:=YEAR([.H25])" office:value-type="float" office:value="2024" calcext:value-type="float">
            <text:p>2024</text:p>
          </table:table-cell>
          <table:table-cell table:style-name="ce34" table:formula="of:=[.A25]+[.C25]" office:value-type="date" office:date-value="2024-07-17" calcext:value-type="date">
            <text:p>Wed, Jul 17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4-06-28" calcext:value-type="date">
            <text:p>Fri, Jun 28</text:p>
          </table:table-cell>
          <table:table-cell table:style-name="ce21" office:value-type="float" office:value="187" calcext:value-type="float">
            <text:p>$187</text:p>
          </table:table-cell>
          <table:table-cell table:style-name="ce23" office:value-type="float" office:value="19" calcext:value-type="float">
            <text:p>19</text:p>
          </table:table-cell>
          <table:table-cell table:style-name="ce21" office:value-type="float" office:value="441" calcext:value-type="float">
            <text:p>$441</text:p>
          </table:table-cell>
          <table:table-cell table:style-name="ce18" table:formula="of:=MONTH([.H26])" office:value-type="float" office:value="7" calcext:value-type="float">
            <text:p>7</text:p>
          </table:table-cell>
          <table:table-cell table:style-name="ce18"/>
          <table:table-cell table:style-name="ce31" table:formula="of:=YEAR([.H26])" office:value-type="float" office:value="2024" calcext:value-type="float">
            <text:p>2024</text:p>
          </table:table-cell>
          <table:table-cell table:style-name="ce34" table:formula="of:=[.A26]+[.C26]" office:value-type="date" office:date-value="2024-07-17" calcext:value-type="date">
            <text:p>Wed, Jul 17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/>
          <table:table-cell table:style-name="ce21"/>
          <table:table-cell table:style-name="ce23"/>
          <table:table-cell table:style-name="ce21"/>
          <table:table-cell table:style-name="ce18"/>
          <table:table-cell table:style-name="ce30"/>
          <table:table-cell table:style-name="ce31" table:number-columns-repeated="21"/>
          <table:table-cell table:number-columns-repeated="997"/>
        </table:table-row>
        <table:table-row table:style-name="ro1" table:number-rows-repeated="968">
          <table:table-cell table:style-name="ce20"/>
          <table:table-cell table:style-name="ce21"/>
          <table:table-cell table:style-name="ce23"/>
          <table:table-cell table:style-name="ce21"/>
          <table:table-cell table:style-name="ce18"/>
          <table:table-cell table:style-name="ce30"/>
          <table:table-cell table:style-name="ce31" table:number-columns-repeated="21"/>
          <table:table-cell table:number-columns-repeated="997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 of Power Bill and HVAC portion" table:style-name="ta4">
        <table:table-column table:style-name="co1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27" office:value-type="string" calcext:value-type="string">
            <text:p>Billing cycle days</text:p>
          </table:table-cell>
          <table:table-cell table:style-name="ce11" office:value-type="string" calcext:value-type="string">
            <text:p>Total Dollar Amount ($)</text:p>
          </table:table-cell>
          <table:table-cell table:style-name="ce11" office:value-type="string" calcext:value-type="string">
            <text:p>Total Electricity Consumption kWh</text:p>
          </table:table-cell>
          <table:table-cell table:style-name="ce11" office:value-type="string" calcext:value-type="string">
            <text:p>Heating kWh</text:p>
          </table:table-cell>
          <table:table-cell table:style-name="ce11" office:value-type="string" calcext:value-type="string">
            <text:p>Cooling kWh</text:p>
          </table:table-cell>
          <table:table-cell table:style-name="ce39" office:value-type="string" calcext:value-type="string">
            <text:p>Heating % of Total kWh</text:p>
          </table:table-cell>
          <table:table-cell table:style-name="ce39" office:value-type="string" calcext:value-type="string">
            <text:p>Cooling % of Total kWh</text:p>
          </table:table-cell>
          <table:table-cell table:style-name="ce42" office:value-type="string" calcext:value-type="string">
            <text:p>HVAC % of Total Bill</text:p>
          </table:table-cell>
          <table:table-cell table:style-name="ce27" office:value-type="string" calcext:value-type="string">
            <text:p>Balance</text:p>
          </table:table-cell>
          <table:table-cell table:style-name="ce11" table:number-columns-repeated="17"/>
          <table:table-cell table:number-columns-repeated="996"/>
        </table:table-row>
        <table:table-row table:style-name="ro1">
          <table:table-cell table:style-name="ce35" office:value-type="date" office:date-value="2023-08-16" calcext:value-type="date">
            <text:p>8/16/2023</text:p>
          </table:table-cell>
          <table:table-cell table:style-name="ce35" office:value-type="date" office:date-value="2023-09-14" calcext:value-type="date">
            <text:p>9/14/2023</text:p>
          </table:table-cell>
          <table:table-cell table:style-name="ce37" table:formula="of:=[.B2]-[.A2]+1" office:value-type="float" office:value="30" calcext:value-type="float">
            <text:p>30</text:p>
          </table:table-cell>
          <table:table-cell table:style-name="ce38" office:value-type="float" office:value="288.45" calcext:value-type="float">
            <text:p>$288.45</text:p>
          </table:table-cell>
          <table:table-cell table:style-name="ce10" office:value-type="float" office:value="1620" calcext:value-type="float">
            <text:p>1620</text:p>
          </table:table-cell>
          <table:table-cell table:style-name="ce10" table:number-columns-repeated="2"/>
          <table:table-cell table:style-name="ce40" table:formula="of:=[.F2]/[.$E2]" office:value-type="percentage" office:value="0" calcext:value-type="percentage">
            <text:p>0%</text:p>
          </table:table-cell>
          <table:table-cell table:style-name="ce40" table:formula="of:=[.G2]/[.$E2]" office:value-type="percentage" office:value="0" calcext:value-type="percentage">
            <text:p>0%</text:p>
          </table:table-cell>
          <table:table-cell table:style-name="ce43" table:formula="of:=SUM([.H2:.I2])*[.D2]" office:value-type="float" office:value="0" calcext:value-type="float">
            <text:p>$0</text:p>
          </table:table-cell>
          <table:table-cell table:style-name="ce44" table:formula="of:=[.D2]-[.J2]" office:value-type="float" office:value="288.45" calcext:value-type="float">
            <text:p>$28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7-18" calcext:value-type="date">
            <text:p>7/18/2023</text:p>
          </table:table-cell>
          <table:table-cell table:style-name="ce35" office:value-type="date" office:date-value="2023-08-15" calcext:value-type="date">
            <text:p>8/15/2023</text:p>
          </table:table-cell>
          <table:table-cell table:style-name="ce37" table:formula="of:=[.B3]-[.A3]+1" office:value-type="float" office:value="29" calcext:value-type="float">
            <text:p>29</text:p>
          </table:table-cell>
          <table:table-cell table:style-name="ce38" office:value-type="float" office:value="423.07" calcext:value-type="float">
            <text:p>$423.07</text:p>
          </table:table-cell>
          <table:table-cell table:style-name="ce10" office:value-type="float" office:value="2412" calcext:value-type="float">
            <text:p>2412</text:p>
          </table:table-cell>
          <table:table-cell table:style-name="ce10"/>
          <table:table-cell table:style-name="ce10" office:value-type="float" office:value="1631" calcext:value-type="float">
            <text:p>1631</text:p>
          </table:table-cell>
          <table:table-cell table:style-name="ce40" table:formula="of:=[.F3]/[.$E3]" office:value-type="percentage" office:value="0" calcext:value-type="percentage">
            <text:p>0%</text:p>
          </table:table-cell>
          <table:table-cell table:style-name="ce40" table:formula="of:=[.G3]/[.$E3]" office:value-type="percentage" office:value="0.67620232172471" calcext:value-type="percentage">
            <text:p>68%</text:p>
          </table:table-cell>
          <table:table-cell table:style-name="ce43" table:formula="of:=SUM([.H3:.I3])*[.D3]" office:value-type="float" office:value="286.080916252073" calcext:value-type="float">
            <text:p>$286</text:p>
          </table:table-cell>
          <table:table-cell table:style-name="ce45" table:formula="of:=[.D3]-[.J3]" office:value-type="float" office:value="136.989083747927" calcext:value-type="float">
            <text:p>$13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6-15" calcext:value-type="date">
            <text:p>6/15/2023</text:p>
          </table:table-cell>
          <table:table-cell table:style-name="ce35" table:formula="of:=[.A3]-1" office:value-type="date" office:date-value="2023-07-17" calcext:value-type="date">
            <text:p>7/17/2023</text:p>
          </table:table-cell>
          <table:table-cell table:style-name="ce37" table:formula="of:=[.B4]-[.A4]+1" office:value-type="float" office:value="33" calcext:value-type="float">
            <text:p>33</text:p>
          </table:table-cell>
          <table:table-cell table:style-name="ce38" office:value-type="float" office:value="418.74" calcext:value-type="float">
            <text:p>$418.74</text:p>
          </table:table-cell>
          <table:table-cell table:style-name="ce10" office:value-type="float" office:value="2359" calcext:value-type="float">
            <text:p>2359</text:p>
          </table:table-cell>
          <table:table-cell table:style-name="ce10"/>
          <table:table-cell table:style-name="ce10" office:value-type="float" office:value="1509" calcext:value-type="float">
            <text:p>1509</text:p>
          </table:table-cell>
          <table:table-cell table:style-name="ce40" table:formula="of:=[.F4]/[.$E4]" office:value-type="percentage" office:value="0" calcext:value-type="percentage">
            <text:p>0%</text:p>
          </table:table-cell>
          <table:table-cell table:style-name="ce40" table:formula="of:=[.G4]/[.$E4]" office:value-type="percentage" office:value="0.639677829588809" calcext:value-type="percentage">
            <text:p>64%</text:p>
          </table:table-cell>
          <table:table-cell table:style-name="ce43" table:formula="of:=SUM([.H4:.I4])*[.D4]" office:value-type="float" office:value="267.858694362018" calcext:value-type="float">
            <text:p>$268</text:p>
          </table:table-cell>
          <table:table-cell table:style-name="ce45" table:formula="of:=[.D4]-[.J4]" office:value-type="float" office:value="150.881305637982" calcext:value-type="float">
            <text:p>$15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5-16" calcext:value-type="date">
            <text:p>5/16/2023</text:p>
          </table:table-cell>
          <table:table-cell table:style-name="ce35" table:formula="of:=[.A4]-1" office:value-type="date" office:date-value="2023-06-14" calcext:value-type="date">
            <text:p>6/14/2023</text:p>
          </table:table-cell>
          <table:table-cell table:style-name="ce37" table:formula="of:=[.B5]-[.A5]+1" office:value-type="float" office:value="30" calcext:value-type="float">
            <text:p>30</text:p>
          </table:table-cell>
          <table:table-cell table:style-name="ce38" office:value-type="float" office:value="268.01" calcext:value-type="float">
            <text:p>$268.01</text:p>
          </table:table-cell>
          <table:table-cell table:style-name="ce10" office:value-type="float" office:value="1454" calcext:value-type="float">
            <text:p>1454</text:p>
          </table:table-cell>
          <table:table-cell table:style-name="ce10"/>
          <table:table-cell table:style-name="ce10" office:value-type="float" office:value="895" calcext:value-type="float">
            <text:p>895</text:p>
          </table:table-cell>
          <table:table-cell table:style-name="ce40" table:formula="of:=[.F5]/[.$E5]" office:value-type="percentage" office:value="0" calcext:value-type="percentage">
            <text:p>0%</text:p>
          </table:table-cell>
          <table:table-cell table:style-name="ce40" table:formula="of:=[.G5]/[.$E5]" office:value-type="percentage" office:value="0.615543328748281" calcext:value-type="percentage">
            <text:p>62%</text:p>
          </table:table-cell>
          <table:table-cell table:style-name="ce43" table:formula="of:=SUM([.H5:.I5])*[.D5]" office:value-type="float" office:value="164.971767537827" calcext:value-type="float">
            <text:p>$165</text:p>
          </table:table-cell>
          <table:table-cell table:style-name="ce45" table:formula="of:=[.D5]-[.J5]" office:value-type="float" office:value="103.038232462173" calcext:value-type="float">
            <text:p>$10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4-15" calcext:value-type="date">
            <text:p>4/15/2023</text:p>
          </table:table-cell>
          <table:table-cell table:style-name="ce35" table:formula="of:=[.A5]-1" office:value-type="date" office:date-value="2023-05-15" calcext:value-type="date">
            <text:p>5/15/2023</text:p>
          </table:table-cell>
          <table:table-cell table:style-name="ce37" table:formula="of:=[.B6]-[.A6]+1" office:value-type="float" office:value="31" calcext:value-type="float">
            <text:p>31</text:p>
          </table:table-cell>
          <table:table-cell table:style-name="ce38" office:value-type="float" office:value="153.87" calcext:value-type="float">
            <text:p>$153.87</text:p>
          </table:table-cell>
          <table:table-cell table:style-name="ce10" office:value-type="float" office:value="803" calcext:value-type="float">
            <text:p>803</text:p>
          </table:table-cell>
          <table:table-cell table:style-name="ce10"/>
          <table:table-cell table:style-name="ce10" office:value-type="float" office:value="217" calcext:value-type="float">
            <text:p>217</text:p>
          </table:table-cell>
          <table:table-cell table:style-name="ce40" table:formula="of:=[.F6]/[.$E6]" office:value-type="percentage" office:value="0" calcext:value-type="percentage">
            <text:p>0%</text:p>
          </table:table-cell>
          <table:table-cell table:style-name="ce40" table:formula="of:=[.G6]/[.$E6]" office:value-type="percentage" office:value="0.270236612702366" calcext:value-type="percentage">
            <text:p>27%</text:p>
          </table:table-cell>
          <table:table-cell table:style-name="ce43" table:formula="of:=SUM([.H6:.I6])*[.D6]" office:value-type="float" office:value="41.5813075965131" calcext:value-type="float">
            <text:p>$42</text:p>
          </table:table-cell>
          <table:table-cell table:style-name="ce45" table:formula="of:=[.D6]-[.J6]" office:value-type="float" office:value="112.288692403487" calcext:value-type="float">
            <text:p>$112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3-17" calcext:value-type="date">
            <text:p>3/17/2023</text:p>
          </table:table-cell>
          <table:table-cell table:style-name="ce35" table:formula="of:=[.A6]-1" office:value-type="date" office:date-value="2023-04-14" calcext:value-type="date">
            <text:p>4/14/2023</text:p>
          </table:table-cell>
          <table:table-cell table:style-name="ce37" table:formula="of:=[.B7]-[.A7]+1" office:value-type="float" office:value="29" calcext:value-type="float">
            <text:p>29</text:p>
          </table:table-cell>
          <table:table-cell table:style-name="ce38" office:value-type="float" office:value="189.81" calcext:value-type="float">
            <text:p>$189.81</text:p>
          </table:table-cell>
          <table:table-cell table:style-name="ce10" office:value-type="float" office:value="1016" calcext:value-type="float">
            <text:p>1016</text:p>
          </table:table-cell>
          <table:table-cell table:style-name="ce10" office:value-type="float" office:value="390" calcext:value-type="float">
            <text:p>390</text:p>
          </table:table-cell>
          <table:table-cell table:style-name="ce10"/>
          <table:table-cell table:style-name="ce40" table:formula="of:=[.F7]/[.$E7]" office:value-type="percentage" office:value="0.383858267716535" calcext:value-type="percentage">
            <text:p>38%</text:p>
          </table:table-cell>
          <table:table-cell table:style-name="ce40" table:formula="of:=[.G7]/[.$E7]" office:value-type="percentage" office:value="0" calcext:value-type="percentage">
            <text:p>0%</text:p>
          </table:table-cell>
          <table:table-cell table:style-name="ce43" table:formula="of:=SUM([.H7:.I7])*[.D7]" office:value-type="float" office:value="72.8601377952756" calcext:value-type="float">
            <text:p>$73</text:p>
          </table:table-cell>
          <table:table-cell table:style-name="ce45" table:formula="of:=[.D7]-[.J7]" office:value-type="float" office:value="116.949862204724" calcext:value-type="float">
            <text:p>$11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2-15" calcext:value-type="date">
            <text:p>2/15/2023</text:p>
          </table:table-cell>
          <table:table-cell table:style-name="ce35" table:formula="of:=[.A7]-1" office:value-type="date" office:date-value="2023-03-16" calcext:value-type="date">
            <text:p>3/16/2023</text:p>
          </table:table-cell>
          <table:table-cell table:style-name="ce37" table:formula="of:=[.B8]-[.A8]+1" office:value-type="float" office:value="30" calcext:value-type="float">
            <text:p>30</text:p>
          </table:table-cell>
          <table:table-cell table:style-name="ce38" office:value-type="float" office:value="246.3" calcext:value-type="float">
            <text:p>$246.30</text:p>
          </table:table-cell>
          <table:table-cell table:style-name="ce10" office:value-type="float" office:value="1348" calcext:value-type="float">
            <text:p>1348</text:p>
          </table:table-cell>
          <table:table-cell table:style-name="ce10" office:value-type="float" office:value="643" calcext:value-type="float">
            <text:p>643</text:p>
          </table:table-cell>
          <table:table-cell table:style-name="ce10"/>
          <table:table-cell table:style-name="ce40" table:formula="of:=[.F8]/[.$E8]" office:value-type="percentage" office:value="0.47700296735905" calcext:value-type="percentage">
            <text:p>48%</text:p>
          </table:table-cell>
          <table:table-cell table:style-name="ce40" table:formula="of:=[.G8]/[.$E8]" office:value-type="percentage" office:value="0" calcext:value-type="percentage">
            <text:p>0%</text:p>
          </table:table-cell>
          <table:table-cell table:style-name="ce43" table:formula="of:=SUM([.H8:.I8])*[.D8]" office:value-type="float" office:value="117.485830860534" calcext:value-type="float">
            <text:p>$117</text:p>
          </table:table-cell>
          <table:table-cell table:style-name="ce45" table:formula="of:=[.D8]-[.J8]" office:value-type="float" office:value="128.814169139466" calcext:value-type="float">
            <text:p>$12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3-01-18" calcext:value-type="date">
            <text:p>1/18/2023</text:p>
          </table:table-cell>
          <table:table-cell table:style-name="ce35" table:formula="of:=[.A8]-1" office:value-type="date" office:date-value="2023-02-14" calcext:value-type="date">
            <text:p>2/14/2023</text:p>
          </table:table-cell>
          <table:table-cell table:style-name="ce37" table:formula="of:=[.B9]-[.A9]+1" office:value-type="float" office:value="28" calcext:value-type="float">
            <text:p>28</text:p>
          </table:table-cell>
          <table:table-cell table:style-name="ce38" office:value-type="float" office:value="286.08" calcext:value-type="float">
            <text:p>$286.08</text:p>
          </table:table-cell>
          <table:table-cell table:style-name="ce10" office:value-type="float" office:value="1578" calcext:value-type="float">
            <text:p>1578</text:p>
          </table:table-cell>
          <table:table-cell table:style-name="ce10" office:value-type="float" office:value="884" calcext:value-type="float">
            <text:p>884</text:p>
          </table:table-cell>
          <table:table-cell table:style-name="ce10"/>
          <table:table-cell table:style-name="ce40" table:formula="of:=[.F9]/[.$E9]" office:value-type="percentage" office:value="0.560202788339671" calcext:value-type="percentage">
            <text:p>56%</text:p>
          </table:table-cell>
          <table:table-cell table:style-name="ce40" table:formula="of:=[.G9]/[.$E9]" office:value-type="percentage" office:value="0" calcext:value-type="percentage">
            <text:p>0%</text:p>
          </table:table-cell>
          <table:table-cell table:style-name="ce43" table:formula="of:=SUM([.H9:.I9])*[.D9]" office:value-type="float" office:value="160.262813688213" calcext:value-type="float">
            <text:p>$160</text:p>
          </table:table-cell>
          <table:table-cell table:style-name="ce45" table:formula="of:=[.D9]-[.J9]" office:value-type="float" office:value="125.817186311787" calcext:value-type="float">
            <text:p>$12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12-15" calcext:value-type="date">
            <text:p>12/15/2022</text:p>
          </table:table-cell>
          <table:table-cell table:style-name="ce35" table:formula="of:=[.A9]-1" office:value-type="date" office:date-value="2023-01-17" calcext:value-type="date">
            <text:p>1/17/2023</text:p>
          </table:table-cell>
          <table:table-cell table:style-name="ce37" table:formula="of:=[.B10]-[.A10]+1" office:value-type="float" office:value="34" calcext:value-type="float">
            <text:p>34</text:p>
          </table:table-cell>
          <table:table-cell table:style-name="ce38" office:value-type="float" office:value="330.16" calcext:value-type="float">
            <text:p>$330.16</text:p>
          </table:table-cell>
          <table:table-cell table:style-name="ce10" office:value-type="float" office:value="1966" calcext:value-type="float">
            <text:p>1966</text:p>
          </table:table-cell>
          <table:table-cell table:style-name="ce10" office:value-type="float" office:value="1183" calcext:value-type="float">
            <text:p>1183</text:p>
          </table:table-cell>
          <table:table-cell table:style-name="ce10"/>
          <table:table-cell table:style-name="ce40" table:formula="of:=[.F10]/[.$E10]" office:value-type="percentage" office:value="0.601729399796541" calcext:value-type="percentage">
            <text:p>60%</text:p>
          </table:table-cell>
          <table:table-cell table:style-name="ce40" table:formula="of:=[.G10]/[.$E10]" office:value-type="percentage" office:value="0" calcext:value-type="percentage">
            <text:p>0%</text:p>
          </table:table-cell>
          <table:table-cell table:style-name="ce43" table:formula="of:=SUM([.H10:.I10])*[.D10]" office:value-type="float" office:value="198.666978636826" calcext:value-type="float">
            <text:p>$199</text:p>
          </table:table-cell>
          <table:table-cell table:style-name="ce45" table:formula="of:=[.D10]-[.J10]" office:value-type="float" office:value="131.493021363174" calcext:value-type="float">
            <text:p>$13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11-15" calcext:value-type="date">
            <text:p>11/15/2022</text:p>
          </table:table-cell>
          <table:table-cell table:style-name="ce35" table:formula="of:=[.A10]-1" office:value-type="date" office:date-value="2022-12-14" calcext:value-type="date">
            <text:p>12/14/2022</text:p>
          </table:table-cell>
          <table:table-cell table:style-name="ce37" table:formula="of:=[.B11]-[.A11]+1" office:value-type="float" office:value="30" calcext:value-type="float">
            <text:p>30</text:p>
          </table:table-cell>
          <table:table-cell table:style-name="ce38" office:value-type="float" office:value="241.44" calcext:value-type="float">
            <text:p>$241.44</text:p>
          </table:table-cell>
          <table:table-cell table:style-name="ce10" office:value-type="float" office:value="1519" calcext:value-type="float">
            <text:p>1519</text:p>
          </table:table-cell>
          <table:table-cell table:style-name="ce10" office:value-type="float" office:value="738" calcext:value-type="float">
            <text:p>738</text:p>
          </table:table-cell>
          <table:table-cell table:style-name="ce10"/>
          <table:table-cell table:style-name="ce40" table:formula="of:=[.F11]/[.$E11]" office:value-type="percentage" office:value="0.485845951283739" calcext:value-type="percentage">
            <text:p>49%</text:p>
          </table:table-cell>
          <table:table-cell table:style-name="ce40" table:formula="of:=[.G11]/[.$E11]" office:value-type="percentage" office:value="0" calcext:value-type="percentage">
            <text:p>0%</text:p>
          </table:table-cell>
          <table:table-cell table:style-name="ce43" table:formula="of:=SUM([.H11:.I11])*[.D11]" office:value-type="float" office:value="117.302646477946" calcext:value-type="float">
            <text:p>$117</text:p>
          </table:table-cell>
          <table:table-cell table:style-name="ce45" table:formula="of:=[.D11]-[.J11]" office:value-type="float" office:value="124.137353522054" calcext:value-type="float">
            <text:p>$12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10-14" calcext:value-type="date">
            <text:p>10/14/2022</text:p>
          </table:table-cell>
          <table:table-cell table:style-name="ce35" table:formula="of:=[.A11]-1" office:value-type="date" office:date-value="2022-11-14" calcext:value-type="date">
            <text:p>11/14/2022</text:p>
          </table:table-cell>
          <table:table-cell table:style-name="ce37" table:formula="of:=[.B12]-[.A12]+1" office:value-type="float" office:value="32" calcext:value-type="float">
            <text:p>32</text:p>
          </table:table-cell>
          <table:table-cell table:style-name="ce38" office:value-type="float" office:value="148.54" calcext:value-type="float">
            <text:p>$148.54</text:p>
          </table:table-cell>
          <table:table-cell table:style-name="ce10" office:value-type="float" office:value="901" calcext:value-type="float">
            <text:p>901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35" calcext:value-type="float">
            <text:p>35</text:p>
          </table:table-cell>
          <table:table-cell table:style-name="ce40" table:formula="of:=[.F12]/[.$E12]" office:value-type="percentage" office:value="0.194228634850166" calcext:value-type="percentage">
            <text:p>19%</text:p>
          </table:table-cell>
          <table:table-cell table:style-name="ce40" table:formula="of:=[.G12]/[.$E12]" office:value-type="percentage" office:value="0.0388457269700333" calcext:value-type="percentage">
            <text:p>4%</text:p>
          </table:table-cell>
          <table:table-cell table:style-name="ce43" table:formula="of:=SUM([.H12:.I12])*[.D12]" office:value-type="float" office:value="34.6208657047725" calcext:value-type="float">
            <text:p>$35</text:p>
          </table:table-cell>
          <table:table-cell table:style-name="ce45" table:formula="of:=[.D12]-[.J12]" office:value-type="float" office:value="113.919134295228" calcext:value-type="float">
            <text:p>$11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9-15" calcext:value-type="date">
            <text:p>9/15/2022</text:p>
          </table:table-cell>
          <table:table-cell table:style-name="ce35" table:formula="of:=[.A12]-1" office:value-type="date" office:date-value="2022-10-13" calcext:value-type="date">
            <text:p>10/13/2022</text:p>
          </table:table-cell>
          <table:table-cell table:style-name="ce37" table:formula="of:=[.B13]-[.A13]+1" office:value-type="float" office:value="29" calcext:value-type="float">
            <text:p>29</text:p>
          </table:table-cell>
          <table:table-cell table:style-name="ce38" office:value-type="float" office:value="181.25" calcext:value-type="float">
            <text:p>$181.25</text:p>
          </table:table-cell>
          <table:table-cell table:style-name="ce10" office:value-type="float" office:value="1168" calcext:value-type="float">
            <text:p>1168</text:p>
          </table:table-cell>
          <table:table-cell table:style-name="ce10"/>
          <table:table-cell table:style-name="ce10" office:value-type="float" office:value="611" calcext:value-type="float">
            <text:p>611</text:p>
          </table:table-cell>
          <table:table-cell table:style-name="ce40" table:formula="of:=[.F13]/[.$E13]" office:value-type="percentage" office:value="0" calcext:value-type="percentage">
            <text:p>0%</text:p>
          </table:table-cell>
          <table:table-cell table:style-name="ce40" table:formula="of:=[.G13]/[.$E13]" office:value-type="percentage" office:value="0.523116438356164" calcext:value-type="percentage">
            <text:p>52%</text:p>
          </table:table-cell>
          <table:table-cell table:style-name="ce43" table:formula="of:=SUM([.H13:.I13])*[.D13]" office:value-type="float" office:value="94.8148544520548" calcext:value-type="float">
            <text:p>$95</text:p>
          </table:table-cell>
          <table:table-cell table:style-name="ce45" table:formula="of:=[.D13]-[.J13]" office:value-type="float" office:value="86.4351455479452" calcext:value-type="float">
            <text:p>$8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8-16" calcext:value-type="date">
            <text:p>8/16/2022</text:p>
          </table:table-cell>
          <table:table-cell table:style-name="ce35" table:formula="of:=[.A13]-1" office:value-type="date" office:date-value="2022-09-14" calcext:value-type="date">
            <text:p>9/14/2022</text:p>
          </table:table-cell>
          <table:table-cell table:style-name="ce37" table:formula="of:=[.B14]-[.A14]+1" office:value-type="float" office:value="30" calcext:value-type="float">
            <text:p>30</text:p>
          </table:table-cell>
          <table:table-cell table:style-name="ce38" office:value-type="float" office:value="316.72" calcext:value-type="float">
            <text:p>$316.72</text:p>
          </table:table-cell>
          <table:table-cell table:style-name="ce10" office:value-type="float" office:value="2181" calcext:value-type="float">
            <text:p>2181</text:p>
          </table:table-cell>
          <table:table-cell table:style-name="ce10"/>
          <table:table-cell table:style-name="ce10" office:value-type="float" office:value="1602" calcext:value-type="float">
            <text:p>1602</text:p>
          </table:table-cell>
          <table:table-cell table:style-name="ce40" table:formula="of:=[.F14]/[.$E14]" office:value-type="percentage" office:value="0" calcext:value-type="percentage">
            <text:p>0%</text:p>
          </table:table-cell>
          <table:table-cell table:style-name="ce40" table:formula="of:=[.G14]/[.$E14]" office:value-type="percentage" office:value="0.734525447042641" calcext:value-type="percentage">
            <text:p>73%</text:p>
          </table:table-cell>
          <table:table-cell table:style-name="ce43" table:formula="of:=SUM([.H14:.I14])*[.D14]" office:value-type="float" office:value="232.638899587345" calcext:value-type="float">
            <text:p>$233</text:p>
          </table:table-cell>
          <table:table-cell table:style-name="ce45" table:formula="of:=[.D14]-[.J14]" office:value-type="float" office:value="84.0811004126548" calcext:value-type="float">
            <text:p>$8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7-15" calcext:value-type="date">
            <text:p>7/15/2022</text:p>
          </table:table-cell>
          <table:table-cell table:style-name="ce35" table:formula="of:=[.A14]-1" office:value-type="date" office:date-value="2022-08-15" calcext:value-type="date">
            <text:p>8/15/2022</text:p>
          </table:table-cell>
          <table:table-cell table:style-name="ce37" table:formula="of:=[.B15]-[.A15]+1" office:value-type="float" office:value="32" calcext:value-type="float">
            <text:p>32</text:p>
          </table:table-cell>
          <table:table-cell table:style-name="ce38" office:value-type="float" office:value="382.14" calcext:value-type="float">
            <text:p>$382.14</text:p>
          </table:table-cell>
          <table:table-cell table:style-name="ce10" office:value-type="float" office:value="2651" calcext:value-type="float">
            <text:p>2651</text:p>
          </table:table-cell>
          <table:table-cell table:style-name="ce10"/>
          <table:table-cell table:style-name="ce10" office:value-type="float" office:value="2025" calcext:value-type="float">
            <text:p>2025</text:p>
          </table:table-cell>
          <table:table-cell table:style-name="ce40" table:formula="of:=[.F15]/[.$E15]" office:value-type="percentage" office:value="0" calcext:value-type="percentage">
            <text:p>0%</text:p>
          </table:table-cell>
          <table:table-cell table:style-name="ce40" table:formula="of:=[.G15]/[.$E15]" office:value-type="percentage" office:value="0.763862693323274" calcext:value-type="percentage">
            <text:p>76%</text:p>
          </table:table-cell>
          <table:table-cell table:style-name="ce43" table:formula="of:=SUM([.H15:.I15])*[.D15]" office:value-type="float" office:value="291.902489626556" calcext:value-type="float">
            <text:p>$292</text:p>
          </table:table-cell>
          <table:table-cell table:style-name="ce45" table:formula="of:=[.D15]-[.J15]" office:value-type="float" office:value="90.237510373444" calcext:value-type="float">
            <text:p>$9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6-16" calcext:value-type="date">
            <text:p>6/16/2022</text:p>
          </table:table-cell>
          <table:table-cell table:style-name="ce35" table:formula="of:=[.A15]-1" office:value-type="date" office:date-value="2022-07-14" calcext:value-type="date">
            <text:p>7/14/2022</text:p>
          </table:table-cell>
          <table:table-cell table:style-name="ce37" table:formula="of:=[.B16]-[.A16]+1" office:value-type="float" office:value="29" calcext:value-type="float">
            <text:p>29</text:p>
          </table:table-cell>
          <table:table-cell table:style-name="ce38" office:value-type="float" office:value="335.93" calcext:value-type="float">
            <text:p>$335.93</text:p>
          </table:table-cell>
          <table:table-cell table:style-name="ce10" office:value-type="float" office:value="2379" calcext:value-type="float">
            <text:p>2379</text:p>
          </table:table-cell>
          <table:table-cell table:style-name="ce10"/>
          <table:table-cell table:style-name="ce10" office:value-type="float" office:value="1564" calcext:value-type="float">
            <text:p>1564</text:p>
          </table:table-cell>
          <table:table-cell table:style-name="ce40" table:formula="of:=[.F16]/[.$E16]" office:value-type="percentage" office:value="0" calcext:value-type="percentage">
            <text:p>0%</text:p>
          </table:table-cell>
          <table:table-cell table:style-name="ce40" table:formula="of:=[.G16]/[.$E16]" office:value-type="percentage" office:value="0.657419083648592" calcext:value-type="percentage">
            <text:p>66%</text:p>
          </table:table-cell>
          <table:table-cell table:style-name="ce43" table:formula="of:=SUM([.H16:.I16])*[.D16]" office:value-type="float" office:value="220.846792770071" calcext:value-type="float">
            <text:p>$221</text:p>
          </table:table-cell>
          <table:table-cell table:style-name="ce45" table:formula="of:=[.D16]-[.J16]" office:value-type="float" office:value="115.083207229929" calcext:value-type="float">
            <text:p>$115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5-14" calcext:value-type="date">
            <text:p>5/14/2022</text:p>
          </table:table-cell>
          <table:table-cell table:style-name="ce35" table:formula="of:=[.A16]-1" office:value-type="date" office:date-value="2022-06-15" calcext:value-type="date">
            <text:p>6/15/2022</text:p>
          </table:table-cell>
          <table:table-cell table:style-name="ce37" table:formula="of:=[.B17]-[.A17]+1" office:value-type="float" office:value="33" calcext:value-type="float">
            <text:p>33</text:p>
          </table:table-cell>
          <table:table-cell table:style-name="ce38" office:value-type="float" office:value="257.29" calcext:value-type="float">
            <text:p>$257.29</text:p>
          </table:table-cell>
          <table:table-cell table:style-name="ce10" office:value-type="float" office:value="1852" calcext:value-type="float">
            <text:p>1852</text:p>
          </table:table-cell>
          <table:table-cell table:style-name="ce10"/>
          <table:table-cell table:style-name="ce10" office:value-type="float" office:value="1013" calcext:value-type="float">
            <text:p>1013</text:p>
          </table:table-cell>
          <table:table-cell table:style-name="ce40" table:formula="of:=[.F17]/[.$E17]" office:value-type="percentage" office:value="0" calcext:value-type="percentage">
            <text:p>0%</text:p>
          </table:table-cell>
          <table:table-cell table:style-name="ce40" table:formula="of:=[.G17]/[.$E17]" office:value-type="percentage" office:value="0.546976241900648" calcext:value-type="percentage">
            <text:p>55%</text:p>
          </table:table-cell>
          <table:table-cell table:style-name="ce43" table:formula="of:=SUM([.H17:.I17])*[.D17]" office:value-type="float" office:value="140.731517278618" calcext:value-type="float">
            <text:p>$141</text:p>
          </table:table-cell>
          <table:table-cell table:style-name="ce45" table:formula="of:=[.D17]-[.J17]" office:value-type="float" office:value="116.558482721382" calcext:value-type="float">
            <text:p>$11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4-15" calcext:value-type="date">
            <text:p>4/15/2022</text:p>
          </table:table-cell>
          <table:table-cell table:style-name="ce35" table:formula="of:=[.A17]-1" office:value-type="date" office:date-value="2022-05-13" calcext:value-type="date">
            <text:p>5/13/2022</text:p>
          </table:table-cell>
          <table:table-cell table:style-name="ce37" table:formula="of:=[.B18]-[.A18]+1" office:value-type="float" office:value="29" calcext:value-type="float">
            <text:p>29</text:p>
          </table:table-cell>
          <table:table-cell table:style-name="ce38" office:value-type="float" office:value="130.18" calcext:value-type="float">
            <text:p>$130.18</text:p>
          </table:table-cell>
          <table:table-cell table:style-name="ce10" office:value-type="float" office:value="888" calcext:value-type="float">
            <text:p>888</text:p>
          </table:table-cell>
          <table:table-cell table:style-name="ce10"/>
          <table:table-cell table:style-name="ce10" office:value-type="float" office:value="164" calcext:value-type="float">
            <text:p>164</text:p>
          </table:table-cell>
          <table:table-cell table:style-name="ce40" table:formula="of:=[.F18]/[.$E18]" office:value-type="percentage" office:value="0" calcext:value-type="percentage">
            <text:p>0%</text:p>
          </table:table-cell>
          <table:table-cell table:style-name="ce40" table:formula="of:=[.G18]/[.$E18]" office:value-type="percentage" office:value="0.184684684684685" calcext:value-type="percentage">
            <text:p>18%</text:p>
          </table:table-cell>
          <table:table-cell table:style-name="ce43" table:formula="of:=SUM([.H18:.I18])*[.D18]" office:value-type="float" office:value="24.0422522522523" calcext:value-type="float">
            <text:p>$24</text:p>
          </table:table-cell>
          <table:table-cell table:style-name="ce45" table:formula="of:=[.D18]-[.J18]" office:value-type="float" office:value="106.137747747748" calcext:value-type="float">
            <text:p>$10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3-17" calcext:value-type="date">
            <text:p>3/17/2022</text:p>
          </table:table-cell>
          <table:table-cell table:style-name="ce35" table:formula="of:=[.A18]-1" office:value-type="date" office:date-value="2022-04-14" calcext:value-type="date">
            <text:p>4/14/2022</text:p>
          </table:table-cell>
          <table:table-cell table:style-name="ce37" table:formula="of:=[.B19]-[.A19]+1" office:value-type="float" office:value="29" calcext:value-type="float">
            <text:p>29</text:p>
          </table:table-cell>
          <table:table-cell table:style-name="ce38" office:value-type="float" office:value="113" calcext:value-type="float">
            <text:p>$113.0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0" calcext:value-type="float">
            <text:p>60</text:p>
          </table:table-cell>
          <table:table-cell table:style-name="ce40" table:formula="of:=[.F19]/[.$E19]" office:value-type="percentage" office:value="0.0655526992287918" calcext:value-type="percentage">
            <text:p>7%</text:p>
          </table:table-cell>
          <table:table-cell table:style-name="ce40" table:formula="of:=[.G19]/[.$E19]" office:value-type="percentage" office:value="0.077120822622108" calcext:value-type="percentage">
            <text:p>8%</text:p>
          </table:table-cell>
          <table:table-cell table:style-name="ce43" table:formula="of:=SUM([.H19:.I19])*[.D19]" office:value-type="float" office:value="16.1221079691517" calcext:value-type="float">
            <text:p>$16</text:p>
          </table:table-cell>
          <table:table-cell table:style-name="ce45" table:formula="of:=[.D19]-[.J19]" office:value-type="float" office:value="96.8778920308483" calcext:value-type="float">
            <text:p>$9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2-15" calcext:value-type="date">
            <text:p>2/15/2022</text:p>
          </table:table-cell>
          <table:table-cell table:style-name="ce35" table:formula="of:=[.A19]-1" office:value-type="date" office:date-value="2022-03-16" calcext:value-type="date">
            <text:p>3/16/2022</text:p>
          </table:table-cell>
          <table:table-cell table:style-name="ce37" table:formula="of:=[.B20]-[.A20]+1" office:value-type="float" office:value="30" calcext:value-type="float">
            <text:p>30</text:p>
          </table:table-cell>
          <table:table-cell table:style-name="ce38" office:value-type="float" office:value="195.89" calcext:value-type="float">
            <text:p>$195.89</text:p>
          </table:table-cell>
          <table:table-cell table:style-name="ce10" office:value-type="float" office:value="1457" calcext:value-type="float">
            <text:p>1457</text:p>
          </table:table-cell>
          <table:table-cell table:style-name="ce10" office:value-type="float" office:value="786" calcext:value-type="float">
            <text:p>786</text:p>
          </table:table-cell>
          <table:table-cell table:style-name="ce10"/>
          <table:table-cell table:style-name="ce40" table:formula="of:=[.F20]/[.$E20]" office:value-type="percentage" office:value="0.539464653397392" calcext:value-type="percentage">
            <text:p>54%</text:p>
          </table:table-cell>
          <table:table-cell table:style-name="ce40" table:formula="of:=[.G20]/[.$E20]" office:value-type="percentage" office:value="0" calcext:value-type="percentage">
            <text:p>0%</text:p>
          </table:table-cell>
          <table:table-cell table:style-name="ce43" table:formula="of:=SUM([.H20:.I20])*[.D20]" office:value-type="float" office:value="105.675730954015" calcext:value-type="float">
            <text:p>$106</text:p>
          </table:table-cell>
          <table:table-cell table:style-name="ce45" table:formula="of:=[.D20]-[.J20]" office:value-type="float" office:value="90.2142690459849" calcext:value-type="float">
            <text:p>$9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2-01-15" calcext:value-type="date">
            <text:p>1/15/2022</text:p>
          </table:table-cell>
          <table:table-cell table:style-name="ce35" table:formula="of:=[.A20]-1" office:value-type="date" office:date-value="2022-02-14" calcext:value-type="date">
            <text:p>2/14/2022</text:p>
          </table:table-cell>
          <table:table-cell table:style-name="ce37" table:formula="of:=[.B21]-[.A21]+1" office:value-type="float" office:value="31" calcext:value-type="float">
            <text:p>31</text:p>
          </table:table-cell>
          <table:table-cell table:style-name="ce38" office:value-type="float" office:value="235.12" calcext:value-type="float">
            <text:p>$235.12</text:p>
          </table:table-cell>
          <table:table-cell table:style-name="ce10" office:value-type="float" office:value="1770" calcext:value-type="float">
            <text:p>1770</text:p>
          </table:table-cell>
          <table:table-cell table:style-name="ce10" table:number-columns-repeated="2"/>
          <table:table-cell table:style-name="ce40" table:formula="of:=[.F21]/[.$E21]" office:value-type="percentage" office:value="0" calcext:value-type="percentage">
            <text:p>0%</text:p>
          </table:table-cell>
          <table:table-cell table:style-name="ce40" table:formula="of:=[.G21]/[.$E21]" office:value-type="percentage" office:value="0" calcext:value-type="percentage">
            <text:p>0%</text:p>
          </table:table-cell>
          <table:table-cell table:style-name="ce43" table:formula="of:=SUM([.H21:.I21])*[.D21]" office:value-type="float" office:value="0" calcext:value-type="float">
            <text:p>$0</text:p>
          </table:table-cell>
          <table:table-cell table:style-name="ce45" table:formula="of:=[.D21]-[.J21]" office:value-type="float" office:value="235.12" calcext:value-type="float">
            <text:p>$235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6" office:value-type="date" office:date-value="2021-12-15" calcext:value-type="date">
            <text:p>12/15/21</text:p>
          </table:table-cell>
          <table:table-cell table:style-name="ce35" table:formula="of:=[.A21]-1" office:value-type="date" office:date-value="2022-01-14" calcext:value-type="date">
            <text:p>1/14/2022</text:p>
          </table:table-cell>
          <table:table-cell table:style-name="ce37" table:formula="of:=[.B22]-[.A22]+1" office:value-type="float" office:value="31" calcext:value-type="float">
            <text:p>31</text:p>
          </table:table-cell>
          <table:table-cell table:style-name="ce38" office:value-type="float" office:value="290.33" calcext:value-type="float">
            <text:p>$290.33</text:p>
          </table:table-cell>
          <table:table-cell table:style-name="ce10" office:value-type="float" office:value="2308" calcext:value-type="float">
            <text:p>2308</text:p>
          </table:table-cell>
          <table:table-cell table:style-name="ce10" office:value-type="float" office:value="881" calcext:value-type="float">
            <text:p>881</text:p>
          </table:table-cell>
          <table:table-cell table:style-name="ce10"/>
          <table:table-cell table:style-name="ce40" table:formula="of:=[.F22]/[.$E22]" office:value-type="percentage" office:value="0.381715771230503" calcext:value-type="percentage">
            <text:p>38%</text:p>
          </table:table-cell>
          <table:table-cell table:style-name="ce40" table:formula="of:=[.G22]/[.$E22]" office:value-type="percentage" office:value="0" calcext:value-type="percentage">
            <text:p>0%</text:p>
          </table:table-cell>
          <table:table-cell table:style-name="ce43" table:formula="of:=SUM([.H22:.I22])*[.D22]" office:value-type="float" office:value="110.823539861352" calcext:value-type="float">
            <text:p>$111</text:p>
          </table:table-cell>
          <table:table-cell table:style-name="ce45" table:formula="of:=[.D22]-[.J22]" office:value-type="float" office:value="179.506460138648" calcext:value-type="float">
            <text:p>$18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11-13" calcext:value-type="date">
            <text:p>11/13/2021</text:p>
          </table:table-cell>
          <table:table-cell table:style-name="ce35" table:formula="of:=[.A22]-1" office:value-type="date" office:date-value="2021-12-14" calcext:value-type="date">
            <text:p>12/14/2021</text:p>
          </table:table-cell>
          <table:table-cell table:style-name="ce37" table:formula="of:=[.B23]-[.A23]+1" office:value-type="float" office:value="32" calcext:value-type="float">
            <text:p>32</text:p>
          </table:table-cell>
          <table:table-cell table:style-name="ce38" office:value-type="float" office:value="191.42" calcext:value-type="float">
            <text:p>$191.42</text:p>
          </table:table-cell>
          <table:table-cell table:style-name="ce10" office:value-type="float" office:value="1538" calcext:value-type="float">
            <text:p>1538</text:p>
          </table:table-cell>
          <table:table-cell table:style-name="ce10" office:value-type="float" office:value="687" calcext:value-type="float">
            <text:p>687</text:p>
          </table:table-cell>
          <table:table-cell table:style-name="ce10"/>
          <table:table-cell table:style-name="ce40" table:formula="of:=[.F23]/[.$E23]" office:value-type="percentage" office:value="0.44668400520156" calcext:value-type="percentage">
            <text:p>45%</text:p>
          </table:table-cell>
          <table:table-cell table:style-name="ce40" table:formula="of:=[.G23]/[.$E23]" office:value-type="percentage" office:value="0" calcext:value-type="percentage">
            <text:p>0%</text:p>
          </table:table-cell>
          <table:table-cell table:style-name="ce43" table:formula="of:=SUM([.H23:.I23])*[.D23]" office:value-type="float" office:value="85.5042522756827" calcext:value-type="float">
            <text:p>$86</text:p>
          </table:table-cell>
          <table:table-cell table:style-name="ce45" table:formula="of:=[.D23]-[.J23]" office:value-type="float" office:value="105.915747724317" calcext:value-type="float">
            <text:p>$10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10-14" calcext:value-type="date">
            <text:p>10/14/2021</text:p>
          </table:table-cell>
          <table:table-cell table:style-name="ce35" table:formula="of:=[.A23]-1" office:value-type="date" office:date-value="2021-11-12" calcext:value-type="date">
            <text:p>11/12/2021</text:p>
          </table:table-cell>
          <table:table-cell table:style-name="ce37" table:formula="of:=[.B24]-[.A24]+1" office:value-type="float" office:value="30" calcext:value-type="float">
            <text:p>30</text:p>
          </table:table-cell>
          <table:table-cell table:style-name="ce38" office:value-type="float" office:value="96.02" calcext:value-type="float">
            <text:p>$96.02</text:p>
          </table:table-cell>
          <table:table-cell table:style-name="ce10" office:value-type="float" office:value="715" calcext:value-type="float">
            <text:p>715</text:p>
          </table:table-cell>
          <table:table-cell table:style-name="ce10"/>
          <table:table-cell table:style-name="ce10" office:value-type="float" office:value="27" calcext:value-type="float">
            <text:p>27</text:p>
          </table:table-cell>
          <table:table-cell table:style-name="ce40" table:formula="of:=[.F24]/[.$E24]" office:value-type="percentage" office:value="0" calcext:value-type="percentage">
            <text:p>0%</text:p>
          </table:table-cell>
          <table:table-cell table:style-name="ce40" table:formula="of:=[.G24]/[.$E24]" office:value-type="percentage" office:value="0.0377622377622378" calcext:value-type="percentage">
            <text:p>4%</text:p>
          </table:table-cell>
          <table:table-cell table:style-name="ce43" table:formula="of:=SUM([.H24:.I24])*[.D24]" office:value-type="float" office:value="3.62593006993007" calcext:value-type="float">
            <text:p>$4</text:p>
          </table:table-cell>
          <table:table-cell table:style-name="ce45" table:formula="of:=[.D24]-[.J24]" office:value-type="float" office:value="92.3940699300699" calcext:value-type="float">
            <text:p>$92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9-15" calcext:value-type="date">
            <text:p>9/15/2021</text:p>
          </table:table-cell>
          <table:table-cell table:style-name="ce35" table:formula="of:=[.A24]-1" office:value-type="date" office:date-value="2021-10-13" calcext:value-type="date">
            <text:p>10/13/2021</text:p>
          </table:table-cell>
          <table:table-cell table:style-name="ce37" table:formula="of:=[.B25]-[.A25]+1" office:value-type="float" office:value="29" calcext:value-type="float">
            <text:p>29</text:p>
          </table:table-cell>
          <table:table-cell table:style-name="ce38" office:value-type="float" office:value="154.2" calcext:value-type="float">
            <text:p>$154.20</text:p>
          </table:table-cell>
          <table:table-cell table:style-name="ce10" office:value-type="float" office:value="1263" calcext:value-type="float">
            <text:p>1263</text:p>
          </table:table-cell>
          <table:table-cell table:style-name="ce10"/>
          <table:table-cell table:style-name="ce10" office:value-type="float" office:value="562" calcext:value-type="float">
            <text:p>562</text:p>
          </table:table-cell>
          <table:table-cell table:style-name="ce40" table:formula="of:=[.F25]/[.$E25]" office:value-type="percentage" office:value="0" calcext:value-type="percentage">
            <text:p>0%</text:p>
          </table:table-cell>
          <table:table-cell table:style-name="ce40" table:formula="of:=[.G25]/[.$E25]" office:value-type="percentage" office:value="0.444972288202692" calcext:value-type="percentage">
            <text:p>44%</text:p>
          </table:table-cell>
          <table:table-cell table:style-name="ce43" table:formula="of:=SUM([.H25:.I25])*[.D25]" office:value-type="float" office:value="68.6147268408551" calcext:value-type="float">
            <text:p>$69</text:p>
          </table:table-cell>
          <table:table-cell table:style-name="ce45" table:formula="of:=[.D25]-[.J25]" office:value-type="float" office:value="85.5852731591449" calcext:value-type="float">
            <text:p>$8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8-14" calcext:value-type="date">
            <text:p>8/14/2021</text:p>
          </table:table-cell>
          <table:table-cell table:style-name="ce35" table:formula="of:=[.A25]-1" office:value-type="date" office:date-value="2021-09-14" calcext:value-type="date">
            <text:p>9/14/2021</text:p>
          </table:table-cell>
          <table:table-cell table:style-name="ce37" table:formula="of:=[.B26]-[.A26]+1" office:value-type="float" office:value="32" calcext:value-type="float">
            <text:p>32</text:p>
          </table:table-cell>
          <table:table-cell table:style-name="ce38" office:value-type="float" office:value="289.1" calcext:value-type="float">
            <text:p>$289.10</text:p>
          </table:table-cell>
          <table:table-cell table:style-name="ce10" office:value-type="float" office:value="2518" calcext:value-type="float">
            <text:p>2518</text:p>
          </table:table-cell>
          <table:table-cell table:style-name="ce10"/>
          <table:table-cell table:style-name="ce10" office:value-type="float" office:value="1815" calcext:value-type="float">
            <text:p>1815</text:p>
          </table:table-cell>
          <table:table-cell table:style-name="ce40" table:formula="of:=[.F26]/[.$E26]" office:value-type="percentage" office:value="0" calcext:value-type="percentage">
            <text:p>0%</text:p>
          </table:table-cell>
          <table:table-cell table:style-name="ce40" table:formula="of:=[.G26]/[.$E26]" office:value-type="percentage" office:value="0.720810166799047" calcext:value-type="percentage">
            <text:p>72%</text:p>
          </table:table-cell>
          <table:table-cell table:style-name="ce43" table:formula="of:=SUM([.H26:.I26])*[.D26]" office:value-type="float" office:value="208.386219221604" calcext:value-type="float">
            <text:p>$208</text:p>
          </table:table-cell>
          <table:table-cell table:style-name="ce45" table:formula="of:=[.D26]-[.J26]" office:value-type="float" office:value="80.7137807783956" calcext:value-type="float">
            <text:p>$8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7-15" calcext:value-type="date">
            <text:p>7/15/2021</text:p>
          </table:table-cell>
          <table:table-cell table:style-name="ce35" table:formula="of:=[.A26]-1" office:value-type="date" office:date-value="2021-08-13" calcext:value-type="date">
            <text:p>8/13/2021</text:p>
          </table:table-cell>
          <table:table-cell table:style-name="ce37" table:formula="of:=[.B27]-[.A27]+1" office:value-type="float" office:value="30" calcext:value-type="float">
            <text:p>30</text:p>
          </table:table-cell>
          <table:table-cell table:style-name="ce38" office:value-type="float" office:value="317.57" calcext:value-type="float">
            <text:p>$317.57</text:p>
          </table:table-cell>
          <table:table-cell table:style-name="ce10" office:value-type="float" office:value="2778" calcext:value-type="float">
            <text:p>2778</text:p>
          </table:table-cell>
          <table:table-cell table:style-name="ce10"/>
          <table:table-cell table:style-name="ce10" office:value-type="float" office:value="2075" calcext:value-type="float">
            <text:p>2075</text:p>
          </table:table-cell>
          <table:table-cell table:style-name="ce40" table:formula="of:=[.F27]/[.$E27]" office:value-type="percentage" office:value="0" calcext:value-type="percentage">
            <text:p>0%</text:p>
          </table:table-cell>
          <table:table-cell table:style-name="ce40" table:formula="of:=[.G27]/[.$E27]" office:value-type="percentage" office:value="0.746940244780418" calcext:value-type="percentage">
            <text:p>75%</text:p>
          </table:table-cell>
          <table:table-cell table:style-name="ce43" table:formula="of:=SUM([.H27:.I27])*[.D27]" office:value-type="float" office:value="237.205813534917" calcext:value-type="float">
            <text:p>$237</text:p>
          </table:table-cell>
          <table:table-cell table:style-name="ce45" table:formula="of:=[.D27]-[.J27]" office:value-type="float" office:value="80.3641864650828" calcext:value-type="float">
            <text:p>$8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6-16" calcext:value-type="date">
            <text:p>6/16/2021</text:p>
          </table:table-cell>
          <table:table-cell table:style-name="ce35" table:formula="of:=[.A27]-1" office:value-type="date" office:date-value="2021-07-14" calcext:value-type="date">
            <text:p>7/14/2021</text:p>
          </table:table-cell>
          <table:table-cell table:style-name="ce37" table:formula="of:=[.B28]-[.A28]+1" office:value-type="float" office:value="29" calcext:value-type="float">
            <text:p>29</text:p>
          </table:table-cell>
          <table:table-cell table:style-name="ce38" office:value-type="float" office:value="328.79" calcext:value-type="float">
            <text:p>$328.79</text:p>
          </table:table-cell>
          <table:table-cell table:style-name="ce10" office:value-type="float" office:value="2826" calcext:value-type="float">
            <text:p>2826</text:p>
          </table:table-cell>
          <table:table-cell table:style-name="ce10"/>
          <table:table-cell table:style-name="ce10" office:value-type="float" office:value="2157" calcext:value-type="float">
            <text:p>2157</text:p>
          </table:table-cell>
          <table:table-cell table:style-name="ce40" table:formula="of:=[.F28]/[.$E28]" office:value-type="percentage" office:value="0" calcext:value-type="percentage">
            <text:p>0%</text:p>
          </table:table-cell>
          <table:table-cell table:style-name="ce40" table:formula="of:=[.G28]/[.$E28]" office:value-type="percentage" office:value="0.763269639065817" calcext:value-type="percentage">
            <text:p>76%</text:p>
          </table:table-cell>
          <table:table-cell table:style-name="ce43" table:formula="of:=SUM([.H28:.I28])*[.D28]" office:value-type="float" office:value="250.95542462845" calcext:value-type="float">
            <text:p>$251</text:p>
          </table:table-cell>
          <table:table-cell table:style-name="ce45" table:formula="of:=[.D28]-[.J28]" office:value-type="float" office:value="77.8345753715499" calcext:value-type="float">
            <text:p>$7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5-15" calcext:value-type="date">
            <text:p>5/15/2021</text:p>
          </table:table-cell>
          <table:table-cell table:style-name="ce35" table:formula="of:=[.A28]-1" office:value-type="date" office:date-value="2021-06-15" calcext:value-type="date">
            <text:p>6/15/2021</text:p>
          </table:table-cell>
          <table:table-cell table:style-name="ce37" table:formula="of:=[.B29]-[.A29]+1" office:value-type="float" office:value="32" calcext:value-type="float">
            <text:p>32</text:p>
          </table:table-cell>
          <table:table-cell table:style-name="ce38" office:value-type="float" office:value="218.06" calcext:value-type="float">
            <text:p>$218.06</text:p>
          </table:table-cell>
          <table:table-cell table:style-name="ce10" office:value-type="float" office:value="1801" calcext:value-type="float">
            <text:p>1801</text:p>
          </table:table-cell>
          <table:table-cell table:style-name="ce10"/>
          <table:table-cell table:style-name="ce10" office:value-type="float" office:value="1064" calcext:value-type="float">
            <text:p>1064</text:p>
          </table:table-cell>
          <table:table-cell table:style-name="ce40" table:formula="of:=[.F29]/[.$E29]" office:value-type="percentage" office:value="0" calcext:value-type="percentage">
            <text:p>0%</text:p>
          </table:table-cell>
          <table:table-cell table:style-name="ce40" table:formula="of:=[.G29]/[.$E29]" office:value-type="percentage" office:value="0.590782898389783" calcext:value-type="percentage">
            <text:p>59%</text:p>
          </table:table-cell>
          <table:table-cell table:style-name="ce43" table:formula="of:=SUM([.H29:.I29])*[.D29]" office:value-type="float" office:value="128.826118822876" calcext:value-type="float">
            <text:p>$129</text:p>
          </table:table-cell>
          <table:table-cell table:style-name="ce45" table:formula="of:=[.D29]-[.J29]" office:value-type="float" office:value="89.2338811771238" calcext:value-type="float">
            <text:p>$8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4-15" calcext:value-type="date">
            <text:p>4/15/2021</text:p>
          </table:table-cell>
          <table:table-cell table:style-name="ce35" table:formula="of:=[.A29]-1" office:value-type="date" office:date-value="2021-05-14" calcext:value-type="date">
            <text:p>5/14/2021</text:p>
          </table:table-cell>
          <table:table-cell table:style-name="ce37" table:formula="of:=[.B30]-[.A30]+1" office:value-type="float" office:value="30" calcext:value-type="float">
            <text:p>30</text:p>
          </table:table-cell>
          <table:table-cell table:style-name="ce38" office:value-type="float" office:value="103.14" calcext:value-type="float">
            <text:p>$103.14</text:p>
          </table:table-cell>
          <table:table-cell table:style-name="ce10" office:value-type="float" office:value="791" calcext:value-type="float">
            <text:p>791</text:p>
          </table:table-cell>
          <table:table-cell table:style-name="ce10"/>
          <table:table-cell table:style-name="ce10" office:value-type="float" office:value="210" calcext:value-type="float">
            <text:p>210</text:p>
          </table:table-cell>
          <table:table-cell table:style-name="ce40" table:formula="of:=[.F30]/[.$E30]" office:value-type="percentage" office:value="0" calcext:value-type="percentage">
            <text:p>0%</text:p>
          </table:table-cell>
          <table:table-cell table:style-name="ce40" table:formula="of:=[.G30]/[.$E30]" office:value-type="percentage" office:value="0.265486725663717" calcext:value-type="percentage">
            <text:p>27%</text:p>
          </table:table-cell>
          <table:table-cell table:style-name="ce43" table:formula="of:=SUM([.H30:.I30])*[.D30]" office:value-type="float" office:value="27.3823008849558" calcext:value-type="float">
            <text:p>$27</text:p>
          </table:table-cell>
          <table:table-cell table:style-name="ce45" table:formula="of:=[.D30]-[.J30]" office:value-type="float" office:value="75.7576991150443" calcext:value-type="float">
            <text:p>$7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3-17" calcext:value-type="date">
            <text:p>3/17/2021</text:p>
          </table:table-cell>
          <table:table-cell table:style-name="ce35" table:formula="of:=[.A30]-1" office:value-type="date" office:date-value="2021-04-14" calcext:value-type="date">
            <text:p>4/14/2021</text:p>
          </table:table-cell>
          <table:table-cell table:style-name="ce37" table:formula="of:=[.B31]-[.A31]+1" office:value-type="float" office:value="29" calcext:value-type="float">
            <text:p>29</text:p>
          </table:table-cell>
          <table:table-cell table:style-name="ce38" office:value-type="float" office:value="98.63" calcext:value-type="float">
            <text:p>$98.63</text:p>
          </table:table-cell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176" calcext:value-type="float">
            <text:p>176</text:p>
          </table:table-cell>
          <table:table-cell table:style-name="ce10"/>
          <table:table-cell table:style-name="ce40" table:formula="of:=[.F31]/[.$E31]" office:value-type="percentage" office:value="0.231274638633377" calcext:value-type="percentage">
            <text:p>23%</text:p>
          </table:table-cell>
          <table:table-cell table:style-name="ce40" table:formula="of:=[.G31]/[.$E31]" office:value-type="percentage" office:value="0" calcext:value-type="percentage">
            <text:p>0%</text:p>
          </table:table-cell>
          <table:table-cell table:style-name="ce43" table:formula="of:=SUM([.H31:.I31])*[.D31]" office:value-type="float" office:value="22.81061760841" calcext:value-type="float">
            <text:p>$23</text:p>
          </table:table-cell>
          <table:table-cell table:style-name="ce45" table:formula="of:=[.D31]-[.J31]" office:value-type="float" office:value="75.81938239159" calcext:value-type="float">
            <text:p>$7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2-13" calcext:value-type="date">
            <text:p>2/13/2021</text:p>
          </table:table-cell>
          <table:table-cell table:style-name="ce35" table:formula="of:=[.A31]-1" office:value-type="date" office:date-value="2021-03-16" calcext:value-type="date">
            <text:p>3/16/2021</text:p>
          </table:table-cell>
          <table:table-cell table:style-name="ce37" table:formula="of:=[.B32]-[.A32]+1" office:value-type="float" office:value="32" calcext:value-type="float">
            <text:p>32</text:p>
          </table:table-cell>
          <table:table-cell table:style-name="ce38" office:value-type="float" office:value="170.44" calcext:value-type="float">
            <text:p>$170.44</text:p>
          </table:table-cell>
          <table:table-cell table:style-name="ce10" office:value-type="float" office:value="1411" calcext:value-type="float">
            <text:p>1411</text:p>
          </table:table-cell>
          <table:table-cell table:style-name="ce10" office:value-type="float" office:value="800" calcext:value-type="float">
            <text:p>800</text:p>
          </table:table-cell>
          <table:table-cell table:style-name="ce10"/>
          <table:table-cell table:style-name="ce40" table:formula="of:=[.F32]/[.$E32]" office:value-type="percentage" office:value="0.566973777462792" calcext:value-type="percentage">
            <text:p>57%</text:p>
          </table:table-cell>
          <table:table-cell table:style-name="ce40" table:formula="of:=[.G32]/[.$E32]" office:value-type="percentage" office:value="0" calcext:value-type="percentage">
            <text:p>0%</text:p>
          </table:table-cell>
          <table:table-cell table:style-name="ce43" table:formula="of:=SUM([.H32:.I32])*[.D32]" office:value-type="float" office:value="96.6350106307583" calcext:value-type="float">
            <text:p>$97</text:p>
          </table:table-cell>
          <table:table-cell table:style-name="ce45" table:formula="of:=[.D32]-[.J32]" office:value-type="float" office:value="73.8049893692417" calcext:value-type="float">
            <text:p>$7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1-01-15" calcext:value-type="date">
            <text:p>1/15/2021</text:p>
          </table:table-cell>
          <table:table-cell table:style-name="ce35" table:formula="of:=[.A32]-1" office:value-type="date" office:date-value="2021-02-12" calcext:value-type="date">
            <text:p>2/12/2021</text:p>
          </table:table-cell>
          <table:table-cell table:style-name="ce37" table:formula="of:=[.B33]-[.A33]+1" office:value-type="float" office:value="29" calcext:value-type="float">
            <text:p>29</text:p>
          </table:table-cell>
          <table:table-cell table:style-name="ce38" office:value-type="float" office:value="167.1" calcext:value-type="float">
            <text:p>$167.10</text:p>
          </table:table-cell>
          <table:table-cell table:style-name="ce10" office:value-type="float" office:value="1381" calcext:value-type="float">
            <text:p>1381</text:p>
          </table:table-cell>
          <table:table-cell table:style-name="ce10" office:value-type="float" office:value="826" calcext:value-type="float">
            <text:p>826</text:p>
          </table:table-cell>
          <table:table-cell table:style-name="ce10"/>
          <table:table-cell table:style-name="ce40" table:formula="of:=[.F33]/[.$E33]" office:value-type="percentage" office:value="0.598117306299783" calcext:value-type="percentage">
            <text:p>60%</text:p>
          </table:table-cell>
          <table:table-cell table:style-name="ce40" table:formula="of:=[.G33]/[.$E33]" office:value-type="percentage" office:value="0" calcext:value-type="percentage">
            <text:p>0%</text:p>
          </table:table-cell>
          <table:table-cell table:style-name="ce43" table:formula="of:=SUM([.H33:.I33])*[.D33]" office:value-type="float" office:value="99.9454018826937" calcext:value-type="float">
            <text:p>$100</text:p>
          </table:table-cell>
          <table:table-cell table:style-name="ce45" table:formula="of:=[.D33]-[.J33]" office:value-type="float" office:value="67.1545981173063" calcext:value-type="float">
            <text:p>$6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6" office:value-type="date" office:date-value="2020-12-15" calcext:value-type="date">
            <text:p>12/15/20</text:p>
          </table:table-cell>
          <table:table-cell table:style-name="ce35" table:formula="of:=[.A33]-1" office:value-type="date" office:date-value="2021-01-14" calcext:value-type="date">
            <text:p>1/14/2021</text:p>
          </table:table-cell>
          <table:table-cell table:style-name="ce37" table:formula="of:=[.B34]-[.A34]+1" office:value-type="float" office:value="31" calcext:value-type="float">
            <text:p>31</text:p>
          </table:table-cell>
          <table:table-cell table:style-name="ce38" office:value-type="float" office:value="205.01" calcext:value-type="float">
            <text:p>$205.01</text:p>
          </table:table-cell>
          <table:table-cell table:style-name="ce10" office:value-type="float" office:value="1737" calcext:value-type="float">
            <text:p>1737</text:p>
          </table:table-cell>
          <table:table-cell table:style-name="ce10" office:value-type="float" office:value="1123" calcext:value-type="float">
            <text:p>1123</text:p>
          </table:table-cell>
          <table:table-cell table:style-name="ce10"/>
          <table:table-cell table:style-name="ce40" table:formula="of:=[.F34]/[.$E34]" office:value-type="percentage" office:value="0.646516983304548" calcext:value-type="percentage">
            <text:p>65%</text:p>
          </table:table-cell>
          <table:table-cell table:style-name="ce40" table:formula="of:=[.G34]/[.$E34]" office:value-type="percentage" office:value="0" calcext:value-type="percentage">
            <text:p>0%</text:p>
          </table:table-cell>
          <table:table-cell table:style-name="ce43" table:formula="of:=SUM([.H34:.I34])*[.D34]" office:value-type="float" office:value="132.542446747265" calcext:value-type="float">
            <text:p>$133</text:p>
          </table:table-cell>
          <table:table-cell table:style-name="ce45" table:formula="of:=[.D34]-[.J34]" office:value-type="float" office:value="72.4675532527346" calcext:value-type="float">
            <text:p>$72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11-13" calcext:value-type="date">
            <text:p>11/13/2020</text:p>
          </table:table-cell>
          <table:table-cell table:style-name="ce35" table:formula="of:=[.A34]-1" office:value-type="date" office:date-value="2020-12-14" calcext:value-type="date">
            <text:p>12/14/2020</text:p>
          </table:table-cell>
          <table:table-cell table:style-name="ce37" table:formula="of:=[.B35]-[.A35]+1" office:value-type="float" office:value="32" calcext:value-type="float">
            <text:p>32</text:p>
          </table:table-cell>
          <table:table-cell table:style-name="ce38" office:value-type="float" office:value="145.83" calcext:value-type="float">
            <text:p>$145.83</text:p>
          </table:table-cell>
          <table:table-cell table:style-name="ce10" office:value-type="float" office:value="1211" calcext:value-type="float">
            <text:p>1211</text:p>
          </table:table-cell>
          <table:table-cell table:style-name="ce10" office:value-type="float" office:value="478" calcext:value-type="float">
            <text:p>478</text:p>
          </table:table-cell>
          <table:table-cell table:style-name="ce10"/>
          <table:table-cell table:style-name="ce40" table:formula="of:=[.F35]/[.$E35]" office:value-type="percentage" office:value="0.394715111478117" calcext:value-type="percentage">
            <text:p>39%</text:p>
          </table:table-cell>
          <table:table-cell table:style-name="ce40" table:formula="of:=[.G35]/[.$E35]" office:value-type="percentage" office:value="0" calcext:value-type="percentage">
            <text:p>0%</text:p>
          </table:table-cell>
          <table:table-cell table:style-name="ce43" table:formula="of:=SUM([.H35:.I35])*[.D35]" office:value-type="float" office:value="57.5613047068538" calcext:value-type="float">
            <text:p>$58</text:p>
          </table:table-cell>
          <table:table-cell table:style-name="ce45" table:formula="of:=[.D35]-[.J35]" office:value-type="float" office:value="88.2686952931462" calcext:value-type="float">
            <text:p>$8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10-15" calcext:value-type="date">
            <text:p>10/15/2020</text:p>
          </table:table-cell>
          <table:table-cell table:style-name="ce35" table:formula="of:=[.A35]-1" office:value-type="date" office:date-value="2020-11-12" calcext:value-type="date">
            <text:p>11/12/2020</text:p>
          </table:table-cell>
          <table:table-cell table:style-name="ce37" table:formula="of:=[.B36]-[.A36]+1" office:value-type="float" office:value="29" calcext:value-type="float">
            <text:p>29</text:p>
          </table:table-cell>
          <table:table-cell table:style-name="ce38" office:value-type="float" office:value="92.25" calcext:value-type="float">
            <text:p>$92.25</text:p>
          </table:table-cell>
          <table:table-cell table:style-name="ce10" office:value-type="float" office:value="722" calcext:value-type="float">
            <text:p>722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71" calcext:value-type="float">
            <text:p>71</text:p>
          </table:table-cell>
          <table:table-cell table:style-name="ce40" table:formula="of:=[.F36]/[.$E36]" office:value-type="percentage" office:value="0.149584487534626" calcext:value-type="percentage">
            <text:p>15%</text:p>
          </table:table-cell>
          <table:table-cell table:style-name="ce40" table:formula="of:=[.G36]/[.$E36]" office:value-type="percentage" office:value="0.0983379501385042" calcext:value-type="percentage">
            <text:p>10%</text:p>
          </table:table-cell>
          <table:table-cell table:style-name="ce43" table:formula="of:=SUM([.H36:.I36])*[.D36]" office:value-type="float" office:value="22.8708448753463" calcext:value-type="float">
            <text:p>$23</text:p>
          </table:table-cell>
          <table:table-cell table:style-name="ce45" table:formula="of:=[.D36]-[.J36]" office:value-type="float" office:value="69.3791551246537" calcext:value-type="float">
            <text:p>$6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9-16" calcext:value-type="date">
            <text:p>9/16/2020</text:p>
          </table:table-cell>
          <table:table-cell table:style-name="ce35" table:formula="of:=[.A36]-1" office:value-type="date" office:date-value="2020-10-14" calcext:value-type="date">
            <text:p>10/14/2020</text:p>
          </table:table-cell>
          <table:table-cell table:style-name="ce37" table:formula="of:=[.B37]-[.A37]+1" office:value-type="float" office:value="29" calcext:value-type="float">
            <text:p>29</text:p>
          </table:table-cell>
          <table:table-cell table:style-name="ce38" office:value-type="float" office:value="143.77" calcext:value-type="float">
            <text:p>$143.77</text:p>
          </table:table-cell>
          <table:table-cell table:style-name="ce10" office:value-type="float" office:value="1194" calcext:value-type="float">
            <text:p>1194</text:p>
          </table:table-cell>
          <table:table-cell table:style-name="ce10"/>
          <table:table-cell table:style-name="ce10" office:value-type="float" office:value="529" calcext:value-type="float">
            <text:p>529</text:p>
          </table:table-cell>
          <table:table-cell table:style-name="ce40" table:formula="of:=[.F37]/[.$E37]" office:value-type="percentage" office:value="0" calcext:value-type="percentage">
            <text:p>0%</text:p>
          </table:table-cell>
          <table:table-cell table:style-name="ce40" table:formula="of:=[.G37]/[.$E37]" office:value-type="percentage" office:value="0.443048576214405" calcext:value-type="percentage">
            <text:p>44%</text:p>
          </table:table-cell>
          <table:table-cell table:style-name="ce43" table:formula="of:=SUM([.H37:.I37])*[.D37]" office:value-type="float" office:value="63.6970938023451" calcext:value-type="float">
            <text:p>$64</text:p>
          </table:table-cell>
          <table:table-cell table:style-name="ce45" table:formula="of:=[.D37]-[.J37]" office:value-type="float" office:value="80.072906197655" calcext:value-type="float">
            <text:p>$8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8-15" calcext:value-type="date">
            <text:p>8/15/2020</text:p>
          </table:table-cell>
          <table:table-cell table:style-name="ce35" table:formula="of:=[.A37]-1" office:value-type="date" office:date-value="2020-09-15" calcext:value-type="date">
            <text:p>9/15/2020</text:p>
          </table:table-cell>
          <table:table-cell table:style-name="ce37" table:formula="of:=[.B38]-[.A38]+1" office:value-type="float" office:value="32" calcext:value-type="float">
            <text:p>32</text:p>
          </table:table-cell>
          <table:table-cell table:style-name="ce38" office:value-type="float" office:value="255.79" calcext:value-type="float">
            <text:p>$255.79</text:p>
          </table:table-cell>
          <table:table-cell table:style-name="ce10" office:value-type="float" office:value="2220" calcext:value-type="float">
            <text:p>2220</text:p>
          </table:table-cell>
          <table:table-cell table:style-name="ce10"/>
          <table:table-cell table:style-name="ce10" office:value-type="float" office:value="1363" calcext:value-type="float">
            <text:p>1363</text:p>
          </table:table-cell>
          <table:table-cell table:style-name="ce40" table:formula="of:=[.F38]/[.$E38]" office:value-type="percentage" office:value="0" calcext:value-type="percentage">
            <text:p>0%</text:p>
          </table:table-cell>
          <table:table-cell table:style-name="ce40" table:formula="of:=[.G38]/[.$E38]" office:value-type="percentage" office:value="0.613963963963964" calcext:value-type="percentage">
            <text:p>61%</text:p>
          </table:table-cell>
          <table:table-cell table:style-name="ce43" table:formula="of:=SUM([.H38:.I38])*[.D38]" office:value-type="float" office:value="157.045842342342" calcext:value-type="float">
            <text:p>$157</text:p>
          </table:table-cell>
          <table:table-cell table:style-name="ce45" table:formula="of:=[.D38]-[.J38]" office:value-type="float" office:value="98.7441576576577" calcext:value-type="float">
            <text:p>$9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7-17" calcext:value-type="date">
            <text:p>7/17/2020</text:p>
          </table:table-cell>
          <table:table-cell table:style-name="ce35" table:formula="of:=[.A38]-1" office:value-type="date" office:date-value="2020-08-14" calcext:value-type="date">
            <text:p>8/14/2020</text:p>
          </table:table-cell>
          <table:table-cell table:style-name="ce37" table:formula="of:=[.B39]-[.A39]+1" office:value-type="float" office:value="29" calcext:value-type="float">
            <text:p>29</text:p>
          </table:table-cell>
          <table:table-cell table:style-name="ce38" office:value-type="float" office:value="259.08" calcext:value-type="float">
            <text:p>$259.08</text:p>
          </table:table-cell>
          <table:table-cell table:style-name="ce10" office:value-type="float" office:value="2250" calcext:value-type="float">
            <text:p>2250</text:p>
          </table:table-cell>
          <table:table-cell table:style-name="ce10"/>
          <table:table-cell table:style-name="ce10" office:value-type="float" office:value="1583" calcext:value-type="float">
            <text:p>1583</text:p>
          </table:table-cell>
          <table:table-cell table:style-name="ce40" table:formula="of:=[.F39]/[.$E39]" office:value-type="percentage" office:value="0" calcext:value-type="percentage">
            <text:p>0%</text:p>
          </table:table-cell>
          <table:table-cell table:style-name="ce40" table:formula="of:=[.G39]/[.$E39]" office:value-type="percentage" office:value="0.703555555555556" calcext:value-type="percentage">
            <text:p>70%</text:p>
          </table:table-cell>
          <table:table-cell table:style-name="ce43" table:formula="of:=SUM([.H39:.I39])*[.D39]" office:value-type="float" office:value="182.277173333333" calcext:value-type="float">
            <text:p>$182</text:p>
          </table:table-cell>
          <table:table-cell table:style-name="ce45" table:formula="of:=[.D39]-[.J39]" office:value-type="float" office:value="76.8028266666667" calcext:value-type="float">
            <text:p>$7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6-17" calcext:value-type="date">
            <text:p>6/17/2020</text:p>
          </table:table-cell>
          <table:table-cell table:style-name="ce35" table:formula="of:=[.A39]-1" office:value-type="date" office:date-value="2020-07-16" calcext:value-type="date">
            <text:p>7/16/2020</text:p>
          </table:table-cell>
          <table:table-cell table:style-name="ce37" table:formula="of:=[.B40]-[.A40]+1" office:value-type="float" office:value="30" calcext:value-type="float">
            <text:p>30</text:p>
          </table:table-cell>
          <table:table-cell table:style-name="ce38" office:value-type="float" office:value="249.67" calcext:value-type="float">
            <text:p>$249.67</text:p>
          </table:table-cell>
          <table:table-cell table:style-name="ce10" office:value-type="float" office:value="2150" calcext:value-type="float">
            <text:p>2150</text:p>
          </table:table-cell>
          <table:table-cell table:style-name="ce10"/>
          <table:table-cell table:style-name="ce10" office:value-type="float" office:value="1500" calcext:value-type="float">
            <text:p>1500</text:p>
          </table:table-cell>
          <table:table-cell table:style-name="ce40" table:formula="of:=[.F40]/[.$E40]" office:value-type="percentage" office:value="0" calcext:value-type="percentage">
            <text:p>0%</text:p>
          </table:table-cell>
          <table:table-cell table:style-name="ce40" table:formula="of:=[.G40]/[.$E40]" office:value-type="percentage" office:value="0.697674418604651" calcext:value-type="percentage">
            <text:p>70%</text:p>
          </table:table-cell>
          <table:table-cell table:style-name="ce43" table:formula="of:=SUM([.H40:.I40])*[.D40]" office:value-type="float" office:value="174.188372093023" calcext:value-type="float">
            <text:p>$174</text:p>
          </table:table-cell>
          <table:table-cell table:style-name="ce45" table:formula="of:=[.D40]-[.J40]" office:value-type="float" office:value="75.4816279069767" calcext:value-type="float">
            <text:p>$75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5-16" calcext:value-type="date">
            <text:p>5/16/2020</text:p>
          </table:table-cell>
          <table:table-cell table:style-name="ce35" table:formula="of:=[.A40]-1" office:value-type="date" office:date-value="2020-06-16" calcext:value-type="date">
            <text:p>6/16/2020</text:p>
          </table:table-cell>
          <table:table-cell table:style-name="ce37" table:formula="of:=[.B41]-[.A41]+1" office:value-type="float" office:value="32" calcext:value-type="float">
            <text:p>32</text:p>
          </table:table-cell>
          <table:table-cell table:style-name="ce38" office:value-type="float" office:value="190.7" calcext:value-type="float">
            <text:p>$190.70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/>
          <table:table-cell table:style-name="ce10" office:value-type="float" office:value="975" calcext:value-type="float">
            <text:p>975</text:p>
          </table:table-cell>
          <table:table-cell table:style-name="ce40" table:formula="of:=[.F41]/[.$E41]" office:value-type="percentage" office:value="0" calcext:value-type="percentage">
            <text:p>0%</text:p>
          </table:table-cell>
          <table:table-cell table:style-name="ce40" table:formula="of:=[.G41]/[.$E41]" office:value-type="percentage" office:value="0.609375" calcext:value-type="percentage">
            <text:p>61%</text:p>
          </table:table-cell>
          <table:table-cell table:style-name="ce43" table:formula="of:=SUM([.H41:.I41])*[.D41]" office:value-type="float" office:value="116.2078125" calcext:value-type="float">
            <text:p>$116</text:p>
          </table:table-cell>
          <table:table-cell table:style-name="ce45" table:formula="of:=[.D41]-[.J41]" office:value-type="float" office:value="74.4921875" calcext:value-type="float">
            <text:p>$7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4-16" calcext:value-type="date">
            <text:p>4/16/2020</text:p>
          </table:table-cell>
          <table:table-cell table:style-name="ce35" table:formula="of:=[.A41]-1" office:value-type="date" office:date-value="2020-05-15" calcext:value-type="date">
            <text:p>5/15/2020</text:p>
          </table:table-cell>
          <table:table-cell table:style-name="ce37" table:formula="of:=[.B42]-[.A42]+1" office:value-type="float" office:value="30" calcext:value-type="float">
            <text:p>30</text:p>
          </table:table-cell>
          <table:table-cell table:style-name="ce38" office:value-type="float" office:value="136.22" calcext:value-type="float">
            <text:p>$136.22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/>
          <table:table-cell table:style-name="ce10" office:value-type="float" office:value="508" calcext:value-type="float">
            <text:p>508</text:p>
          </table:table-cell>
          <table:table-cell table:style-name="ce40" table:formula="of:=[.F42]/[.$E42]" office:value-type="percentage" office:value="0" calcext:value-type="percentage">
            <text:p>0%</text:p>
          </table:table-cell>
          <table:table-cell table:style-name="ce40" table:formula="of:=[.G42]/[.$E42]" office:value-type="percentage" office:value="0.458070333633904" calcext:value-type="percentage">
            <text:p>46%</text:p>
          </table:table-cell>
          <table:table-cell table:style-name="ce43" table:formula="of:=SUM([.H42:.I42])*[.D42]" office:value-type="float" office:value="62.3983408476105" calcext:value-type="float">
            <text:p>$62</text:p>
          </table:table-cell>
          <table:table-cell table:style-name="ce45" table:formula="of:=[.D42]-[.J42]" office:value-type="float" office:value="73.8216591523895" calcext:value-type="float">
            <text:p>$7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3-18" calcext:value-type="date">
            <text:p>3/18/2020</text:p>
          </table:table-cell>
          <table:table-cell table:style-name="ce35" table:formula="of:=[.A42]-1" office:value-type="date" office:date-value="2020-04-15" calcext:value-type="date">
            <text:p>4/15/2020</text:p>
          </table:table-cell>
          <table:table-cell table:style-name="ce37" table:formula="of:=[.B43]-[.A43]+1" office:value-type="float" office:value="29" calcext:value-type="float">
            <text:p>29</text:p>
          </table:table-cell>
          <table:table-cell table:style-name="ce38" office:value-type="float" office:value="103.57" calcext:value-type="float">
            <text:p>$103.57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159" calcext:value-type="float">
            <text:p>159</text:p>
          </table:table-cell>
          <table:table-cell table:style-name="ce10"/>
          <table:table-cell table:style-name="ce40" table:formula="of:=[.F43]/[.$E43]" office:value-type="percentage" office:value="0.198501872659176" calcext:value-type="percentage">
            <text:p>20%</text:p>
          </table:table-cell>
          <table:table-cell table:style-name="ce40" table:formula="of:=[.G43]/[.$E43]" office:value-type="percentage" office:value="0" calcext:value-type="percentage">
            <text:p>0%</text:p>
          </table:table-cell>
          <table:table-cell table:style-name="ce43" table:formula="of:=SUM([.H43:.I43])*[.D43]" office:value-type="float" office:value="20.5588389513109" calcext:value-type="float">
            <text:p>$21</text:p>
          </table:table-cell>
          <table:table-cell table:style-name="ce45" table:formula="of:=[.D43]-[.J43]" office:value-type="float" office:value="83.0111610486891" calcext:value-type="float">
            <text:p>$8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2-14" calcext:value-type="date">
            <text:p>2/14/2020</text:p>
          </table:table-cell>
          <table:table-cell table:style-name="ce35" table:formula="of:=[.A43]-1" office:value-type="date" office:date-value="2020-03-17" calcext:value-type="date">
            <text:p>3/17/2020</text:p>
          </table:table-cell>
          <table:table-cell table:style-name="ce37" table:formula="of:=[.B44]-[.A44]+1" office:value-type="float" office:value="33" calcext:value-type="float">
            <text:p>33</text:p>
          </table:table-cell>
          <table:table-cell table:style-name="ce38" office:value-type="float" office:value="120.51" calcext:value-type="float">
            <text:p>$120.51</text:p>
          </table:table-cell>
          <table:table-cell table:style-name="ce10" office:value-type="float" office:value="936" calcext:value-type="float">
            <text:p>936</text:p>
          </table:table-cell>
          <table:table-cell table:style-name="ce10" office:value-type="float" office:value="416" calcext:value-type="float">
            <text:p>416</text:p>
          </table:table-cell>
          <table:table-cell table:style-name="ce10"/>
          <table:table-cell table:style-name="ce40" table:formula="of:=[.F44]/[.$E44]" office:value-type="percentage" office:value="0.444444444444444" calcext:value-type="percentage">
            <text:p>44%</text:p>
          </table:table-cell>
          <table:table-cell table:style-name="ce40" table:formula="of:=[.G44]/[.$E44]" office:value-type="percentage" office:value="0" calcext:value-type="percentage">
            <text:p>0%</text:p>
          </table:table-cell>
          <table:table-cell table:style-name="ce43" table:formula="of:=SUM([.H44:.I44])*[.D44]" office:value-type="float" office:value="53.56" calcext:value-type="float">
            <text:p>$54</text:p>
          </table:table-cell>
          <table:table-cell table:style-name="ce45" table:formula="of:=[.D44]-[.J44]" office:value-type="float" office:value="66.95" calcext:value-type="float">
            <text:p>$6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20-01-16" calcext:value-type="date">
            <text:p>1/16/2020</text:p>
          </table:table-cell>
          <table:table-cell table:style-name="ce35" table:formula="of:=[.A44]-1" office:value-type="date" office:date-value="2020-02-13" calcext:value-type="date">
            <text:p>2/13/2020</text:p>
          </table:table-cell>
          <table:table-cell table:style-name="ce37" table:formula="of:=[.B45]-[.A45]+1" office:value-type="float" office:value="29" calcext:value-type="float">
            <text:p>29</text:p>
          </table:table-cell>
          <table:table-cell table:style-name="ce38" office:value-type="float" office:value="129.68" calcext:value-type="float">
            <text:p>$129.68</text:p>
          </table:table-cell>
          <table:table-cell table:style-name="ce10" office:value-type="float" office:value="1016" calcext:value-type="float">
            <text:p>1016</text:p>
          </table:table-cell>
          <table:table-cell table:style-name="ce10" office:value-type="float" office:value="459" calcext:value-type="float">
            <text:p>459</text:p>
          </table:table-cell>
          <table:table-cell table:style-name="ce10"/>
          <table:table-cell table:style-name="ce40" table:formula="of:=[.F45]/[.$E45]" office:value-type="percentage" office:value="0.451771653543307" calcext:value-type="percentage">
            <text:p>45%</text:p>
          </table:table-cell>
          <table:table-cell table:style-name="ce40" table:formula="of:=[.G45]/[.$E45]" office:value-type="percentage" office:value="0" calcext:value-type="percentage">
            <text:p>0%</text:p>
          </table:table-cell>
          <table:table-cell table:style-name="ce43" table:formula="of:=SUM([.H45:.I45])*[.D45]" office:value-type="float" office:value="58.5857480314961" calcext:value-type="float">
            <text:p>$59</text:p>
          </table:table-cell>
          <table:table-cell table:style-name="ce45" table:formula="of:=[.D45]-[.J45]" office:value-type="float" office:value="71.094251968504" calcext:value-type="float">
            <text:p>$7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12-14" calcext:value-type="date">
            <text:p>12/14/2019</text:p>
          </table:table-cell>
          <table:table-cell table:style-name="ce35" table:formula="of:=[.A45]-1" office:value-type="date" office:date-value="2020-01-15" calcext:value-type="date">
            <text:p>1/15/2020</text:p>
          </table:table-cell>
          <table:table-cell table:style-name="ce37" table:formula="of:=[.B46]-[.A46]+1" office:value-type="float" office:value="33" calcext:value-type="float">
            <text:p>33</text:p>
          </table:table-cell>
          <table:table-cell table:style-name="ce38" office:value-type="float" office:value="159.34" calcext:value-type="float">
            <text:p>$159.34</text:p>
          </table:table-cell>
          <table:table-cell table:style-name="ce10" office:value-type="float" office:value="1256" calcext:value-type="float">
            <text:p>1256</text:p>
          </table:table-cell>
          <table:table-cell table:style-name="ce10" office:value-type="float" office:value="694" calcext:value-type="float">
            <text:p>694</text:p>
          </table:table-cell>
          <table:table-cell table:style-name="ce10"/>
          <table:table-cell table:style-name="ce40" table:formula="of:=[.F46]/[.$E46]" office:value-type="percentage" office:value="0.552547770700637" calcext:value-type="percentage">
            <text:p>55%</text:p>
          </table:table-cell>
          <table:table-cell table:style-name="ce40" table:formula="of:=[.G46]/[.$E46]" office:value-type="percentage" office:value="0" calcext:value-type="percentage">
            <text:p>0%</text:p>
          </table:table-cell>
          <table:table-cell table:style-name="ce43" table:formula="of:=SUM([.H46:.I46])*[.D46]" office:value-type="float" office:value="88.0429617834395" calcext:value-type="float">
            <text:p>$88</text:p>
          </table:table-cell>
          <table:table-cell table:style-name="ce45" table:formula="of:=[.D46]-[.J46]" office:value-type="float" office:value="71.2970382165605" calcext:value-type="float">
            <text:p>$7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11-14" calcext:value-type="date">
            <text:p>11/14/2019</text:p>
          </table:table-cell>
          <table:table-cell table:style-name="ce35" table:formula="of:=[.A46]-1" office:value-type="date" office:date-value="2019-12-13" calcext:value-type="date">
            <text:p>12/13/2019</text:p>
          </table:table-cell>
          <table:table-cell table:style-name="ce37" table:formula="of:=[.B47]-[.A47]+1" office:value-type="float" office:value="30" calcext:value-type="float">
            <text:p>30</text:p>
          </table:table-cell>
          <table:table-cell table:style-name="ce38" office:value-type="float" office:value="129.75" calcext:value-type="float">
            <text:p>$129.75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450" calcext:value-type="float">
            <text:p>450</text:p>
          </table:table-cell>
          <table:table-cell table:style-name="ce10"/>
          <table:table-cell table:style-name="ce40" table:formula="of:=[.F47]/[.$E47]" office:value-type="percentage" office:value="0.454545454545455" calcext:value-type="percentage">
            <text:p>45%</text:p>
          </table:table-cell>
          <table:table-cell table:style-name="ce40" table:formula="of:=[.G47]/[.$E47]" office:value-type="percentage" office:value="0" calcext:value-type="percentage">
            <text:p>0%</text:p>
          </table:table-cell>
          <table:table-cell table:style-name="ce43" table:formula="of:=SUM([.H47:.I47])*[.D47]" office:value-type="float" office:value="58.9772727272727" calcext:value-type="float">
            <text:p>$59</text:p>
          </table:table-cell>
          <table:table-cell table:style-name="ce45" table:formula="of:=[.D47]-[.J47]" office:value-type="float" office:value="70.7727272727273" calcext:value-type="float">
            <text:p>$7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10-15" calcext:value-type="date">
            <text:p>10/15/2019</text:p>
          </table:table-cell>
          <table:table-cell table:style-name="ce35" table:formula="of:=[.A47]-1" office:value-type="date" office:date-value="2019-11-13" calcext:value-type="date">
            <text:p>11/13/2019</text:p>
          </table:table-cell>
          <table:table-cell table:style-name="ce37" table:formula="of:=[.B48]-[.A48]+1" office:value-type="float" office:value="30" calcext:value-type="float">
            <text:p>30</text:p>
          </table:table-cell>
          <table:table-cell table:style-name="ce38" office:value-type="float" office:value="113.61" calcext:value-type="float">
            <text:p>$113.61</text:p>
          </table:table-cell>
          <table:table-cell table:style-name="ce10" office:value-type="float" office:value="853" calcext:value-type="float">
            <text:p>85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89" calcext:value-type="float">
            <text:p>89</text:p>
          </table:table-cell>
          <table:table-cell table:style-name="ce40" table:formula="of:=[.F48]/[.$E48]" office:value-type="percentage" office:value="0.159437280187573" calcext:value-type="percentage">
            <text:p>16%</text:p>
          </table:table-cell>
          <table:table-cell table:style-name="ce40" table:formula="of:=[.G48]/[.$E48]" office:value-type="percentage" office:value="0.104337631887456" calcext:value-type="percentage">
            <text:p>10%</text:p>
          </table:table-cell>
          <table:table-cell table:style-name="ce43" table:formula="of:=SUM([.H48:.I48])*[.D48]" office:value-type="float" office:value="29.9674677608441" calcext:value-type="float">
            <text:p>$30</text:p>
          </table:table-cell>
          <table:table-cell table:style-name="ce45" table:formula="of:=[.D48]-[.J48]" office:value-type="float" office:value="83.6425322391559" calcext:value-type="float">
            <text:p>$8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9-17" calcext:value-type="date">
            <text:p>9/17/2019</text:p>
          </table:table-cell>
          <table:table-cell table:style-name="ce35" table:formula="of:=[.A48]-1" office:value-type="date" office:date-value="2019-10-14" calcext:value-type="date">
            <text:p>10/14/2019</text:p>
          </table:table-cell>
          <table:table-cell table:style-name="ce37" table:formula="of:=[.B49]-[.A49]+1" office:value-type="float" office:value="28" calcext:value-type="float">
            <text:p>28</text:p>
          </table:table-cell>
          <table:table-cell table:style-name="ce38" office:value-type="float" office:value="124.35" calcext:value-type="float">
            <text:p>$124.35</text:p>
          </table:table-cell>
          <table:table-cell table:style-name="ce10" office:value-type="float" office:value="931" calcext:value-type="float">
            <text:p>931</text:p>
          </table:table-cell>
          <table:table-cell table:style-name="ce10"/>
          <table:table-cell table:style-name="ce10" office:value-type="float" office:value="275" calcext:value-type="float">
            <text:p>275</text:p>
          </table:table-cell>
          <table:table-cell table:style-name="ce40" table:formula="of:=[.F49]/[.$E49]" office:value-type="percentage" office:value="0" calcext:value-type="percentage">
            <text:p>0%</text:p>
          </table:table-cell>
          <table:table-cell table:style-name="ce40" table:formula="of:=[.G49]/[.$E49]" office:value-type="percentage" office:value="0.295381310418904" calcext:value-type="percentage">
            <text:p>30%</text:p>
          </table:table-cell>
          <table:table-cell table:style-name="ce43" table:formula="of:=SUM([.H49:.I49])*[.D49]" office:value-type="float" office:value="36.7306659505908" calcext:value-type="float">
            <text:p>$37</text:p>
          </table:table-cell>
          <table:table-cell table:style-name="ce45" table:formula="of:=[.D49]-[.J49]" office:value-type="float" office:value="87.6193340494092" calcext:value-type="float">
            <text:p>$8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8-16" calcext:value-type="date">
            <text:p>8/16/2019</text:p>
          </table:table-cell>
          <table:table-cell table:style-name="ce35" table:formula="of:=[.A49]-1" office:value-type="date" office:date-value="2019-09-16" calcext:value-type="date">
            <text:p>9/16/2019</text:p>
          </table:table-cell>
          <table:table-cell table:style-name="ce37" table:formula="of:=[.B50]-[.A50]+1" office:value-type="float" office:value="32" calcext:value-type="float">
            <text:p>32</text:p>
          </table:table-cell>
          <table:table-cell table:style-name="ce38" office:value-type="float" office:value="308.24" calcext:value-type="float">
            <text:p>$308.24</text:p>
          </table:table-cell>
          <table:table-cell table:style-name="ce10" office:value-type="float" office:value="2447" calcext:value-type="float">
            <text:p>2447</text:p>
          </table:table-cell>
          <table:table-cell table:style-name="ce10"/>
          <table:table-cell table:style-name="ce10" office:value-type="float" office:value="1778" calcext:value-type="float">
            <text:p>1778</text:p>
          </table:table-cell>
          <table:table-cell table:style-name="ce40" table:formula="of:=[.F50]/[.$E50]" office:value-type="percentage" office:value="0" calcext:value-type="percentage">
            <text:p>0%</text:p>
          </table:table-cell>
          <table:table-cell table:style-name="ce40" table:formula="of:=[.G50]/[.$E50]" office:value-type="percentage" office:value="0.726604004903964" calcext:value-type="percentage">
            <text:p>73%</text:p>
          </table:table-cell>
          <table:table-cell table:style-name="ce43" table:formula="of:=SUM([.H50:.I50])*[.D50]" office:value-type="float" office:value="223.968418471598" calcext:value-type="float">
            <text:p>$224</text:p>
          </table:table-cell>
          <table:table-cell table:style-name="ce45" table:formula="of:=[.D50]-[.J50]" office:value-type="float" office:value="84.2715815284021" calcext:value-type="float">
            <text:p>$8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7-17" calcext:value-type="date">
            <text:p>7/17/2019</text:p>
          </table:table-cell>
          <table:table-cell table:style-name="ce35" table:formula="of:=[.A50]-1" office:value-type="date" office:date-value="2019-08-15" calcext:value-type="date">
            <text:p>8/15/2019</text:p>
          </table:table-cell>
          <table:table-cell table:style-name="ce37" table:formula="of:=[.B51]-[.A51]+1" office:value-type="float" office:value="30" calcext:value-type="float">
            <text:p>30</text:p>
          </table:table-cell>
          <table:table-cell table:style-name="ce38" office:value-type="float" office:value="329.1" calcext:value-type="float">
            <text:p>$329.10</text:p>
          </table:table-cell>
          <table:table-cell table:style-name="ce10" office:value-type="float" office:value="2620" calcext:value-type="float">
            <text:p>2620</text:p>
          </table:table-cell>
          <table:table-cell table:style-name="ce10"/>
          <table:table-cell table:style-name="ce10" office:value-type="float" office:value="1989" calcext:value-type="float">
            <text:p>1989</text:p>
          </table:table-cell>
          <table:table-cell table:style-name="ce40" table:formula="of:=[.F51]/[.$E51]" office:value-type="percentage" office:value="0" calcext:value-type="percentage">
            <text:p>0%</text:p>
          </table:table-cell>
          <table:table-cell table:style-name="ce40" table:formula="of:=[.G51]/[.$E51]" office:value-type="percentage" office:value="0.759160305343511" calcext:value-type="percentage">
            <text:p>76%</text:p>
          </table:table-cell>
          <table:table-cell table:style-name="ce43" table:formula="of:=SUM([.H51:.I51])*[.D51]" office:value-type="float" office:value="249.83965648855" calcext:value-type="float">
            <text:p>$250</text:p>
          </table:table-cell>
          <table:table-cell table:style-name="ce45" table:formula="of:=[.D51]-[.J51]" office:value-type="float" office:value="79.2603435114504" calcext:value-type="float">
            <text:p>$7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6-15" calcext:value-type="date">
            <text:p>6/15/2019</text:p>
          </table:table-cell>
          <table:table-cell table:style-name="ce35" table:formula="of:=[.A51]-1" office:value-type="date" office:date-value="2019-07-16" calcext:value-type="date">
            <text:p>7/16/2019</text:p>
          </table:table-cell>
          <table:table-cell table:style-name="ce37" table:formula="of:=[.B52]-[.A52]+1" office:value-type="float" office:value="32" calcext:value-type="float">
            <text:p>32</text:p>
          </table:table-cell>
          <table:table-cell table:style-name="ce38" office:value-type="float" office:value="287.76" calcext:value-type="float">
            <text:p>$287.76</text:p>
          </table:table-cell>
          <table:table-cell table:style-name="ce10" office:value-type="float" office:value="2318" calcext:value-type="float">
            <text:p>2318</text:p>
          </table:table-cell>
          <table:table-cell table:style-name="ce10"/>
          <table:table-cell table:style-name="ce10" office:value-type="float" office:value="1565" calcext:value-type="float">
            <text:p>1565</text:p>
          </table:table-cell>
          <table:table-cell table:style-name="ce40" table:formula="of:=[.F52]/[.$E52]" office:value-type="percentage" office:value="0" calcext:value-type="percentage">
            <text:p>0%</text:p>
          </table:table-cell>
          <table:table-cell table:style-name="ce40" table:formula="of:=[.G52]/[.$E52]" office:value-type="percentage" office:value="0.675150992234685" calcext:value-type="percentage">
            <text:p>68%</text:p>
          </table:table-cell>
          <table:table-cell table:style-name="ce43" table:formula="of:=SUM([.H52:.I52])*[.D52]" office:value-type="float" office:value="194.281449525453" calcext:value-type="float">
            <text:p>$194</text:p>
          </table:table-cell>
          <table:table-cell table:style-name="ce45" table:formula="of:=[.D52]-[.J52]" office:value-type="float" office:value="93.478550474547" calcext:value-type="float">
            <text:p>$9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5-16" calcext:value-type="date">
            <text:p>5/16/2019</text:p>
          </table:table-cell>
          <table:table-cell table:style-name="ce35" table:formula="of:=[.A52]-1" office:value-type="date" office:date-value="2019-06-14" calcext:value-type="date">
            <text:p>6/14/2019</text:p>
          </table:table-cell>
          <table:table-cell table:style-name="ce37" table:formula="of:=[.B53]-[.A53]+1" office:value-type="float" office:value="30" calcext:value-type="float">
            <text:p>30</text:p>
          </table:table-cell>
          <table:table-cell table:style-name="ce38" office:value-type="float" office:value="143.93" calcext:value-type="float">
            <text:p>$143.93</text:p>
          </table:table-cell>
          <table:table-cell table:style-name="ce10" office:value-type="float" office:value="1112" calcext:value-type="float">
            <text:p>1112</text:p>
          </table:table-cell>
          <table:table-cell table:style-name="ce10"/>
          <table:table-cell table:style-name="ce10" office:value-type="float" office:value="394" calcext:value-type="float">
            <text:p>394</text:p>
          </table:table-cell>
          <table:table-cell table:style-name="ce40" table:formula="of:=[.F53]/[.$E53]" office:value-type="percentage" office:value="0" calcext:value-type="percentage">
            <text:p>0%</text:p>
          </table:table-cell>
          <table:table-cell table:style-name="ce40" table:formula="of:=[.G53]/[.$E53]" office:value-type="percentage" office:value="0.35431654676259" calcext:value-type="percentage">
            <text:p>35%</text:p>
          </table:table-cell>
          <table:table-cell table:style-name="ce43" table:formula="of:=SUM([.H53:.I53])*[.D53]" office:value-type="float" office:value="50.9967805755396" calcext:value-type="float">
            <text:p>$51</text:p>
          </table:table-cell>
          <table:table-cell table:style-name="ce45" table:formula="of:=[.D53]-[.J53]" office:value-type="float" office:value="92.9332194244604" calcext:value-type="float">
            <text:p>$9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4-16" calcext:value-type="date">
            <text:p>4/16/2019</text:p>
          </table:table-cell>
          <table:table-cell table:style-name="ce35" table:formula="of:=[.A53]-1" office:value-type="date" office:date-value="2019-05-15" calcext:value-type="date">
            <text:p>5/15/2019</text:p>
          </table:table-cell>
          <table:table-cell table:style-name="ce37" table:formula="of:=[.B54]-[.A54]+1" office:value-type="float" office:value="30" calcext:value-type="float">
            <text:p>30</text:p>
          </table:table-cell>
          <table:table-cell table:style-name="ce38" office:value-type="float" office:value="111.81" calcext:value-type="float">
            <text:p>$111.81</text:p>
          </table:table-cell>
          <table:table-cell table:style-name="ce10" office:value-type="float" office:value="839" calcext:value-type="float">
            <text:p>839</text:p>
          </table:table-cell>
          <table:table-cell table:style-name="ce10"/>
          <table:table-cell table:style-name="ce10" office:value-type="float" office:value="233" calcext:value-type="float">
            <text:p>233</text:p>
          </table:table-cell>
          <table:table-cell table:style-name="ce40" table:formula="of:=[.F54]/[.$E54]" office:value-type="percentage" office:value="0" calcext:value-type="percentage">
            <text:p>0%</text:p>
          </table:table-cell>
          <table:table-cell table:style-name="ce40" table:formula="of:=[.G54]/[.$E54]" office:value-type="percentage" office:value="0.277711561382598" calcext:value-type="percentage">
            <text:p>28%</text:p>
          </table:table-cell>
          <table:table-cell table:style-name="ce43" table:formula="of:=SUM([.H54:.I54])*[.D54]" office:value-type="float" office:value="31.0509296781883" calcext:value-type="float">
            <text:p>$31</text:p>
          </table:table-cell>
          <table:table-cell table:style-name="ce45" table:formula="of:=[.D54]-[.J54]" office:value-type="float" office:value="80.7590703218117" calcext:value-type="float">
            <text:p>$8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3-15" calcext:value-type="date">
            <text:p>3/15/2019</text:p>
          </table:table-cell>
          <table:table-cell table:style-name="ce35" table:formula="of:=[.A54]-1" office:value-type="date" office:date-value="2019-04-15" calcext:value-type="date">
            <text:p>4/15/2019</text:p>
          </table:table-cell>
          <table:table-cell table:style-name="ce37" table:formula="of:=[.B55]-[.A55]+1" office:value-type="float" office:value="32" calcext:value-type="float">
            <text:p>32</text:p>
          </table:table-cell>
          <table:table-cell table:style-name="ce38" office:value-type="float" office:value="116.09" calcext:value-type="float">
            <text:p>$116.09</text:p>
          </table:table-cell>
          <table:table-cell table:style-name="ce10" office:value-type="float" office:value="881" calcext:value-type="float">
            <text:p>881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61" calcext:value-type="float">
            <text:p>61</text:p>
          </table:table-cell>
          <table:table-cell table:style-name="ce40" table:formula="of:=[.F55]/[.$E55]" office:value-type="percentage" office:value="0.188422247446084" calcext:value-type="percentage">
            <text:p>19%</text:p>
          </table:table-cell>
          <table:table-cell table:style-name="ce40" table:formula="of:=[.G55]/[.$E55]" office:value-type="percentage" office:value="0.0692395005675369" calcext:value-type="percentage">
            <text:p>7%</text:p>
          </table:table-cell>
          <table:table-cell table:style-name="ce43" table:formula="of:=SUM([.H55:.I55])*[.D55]" office:value-type="float" office:value="29.9119523269012" calcext:value-type="float">
            <text:p>$30</text:p>
          </table:table-cell>
          <table:table-cell table:style-name="ce45" table:formula="of:=[.D55]-[.J55]" office:value-type="float" office:value="86.1780476730988" calcext:value-type="float">
            <text:p>$8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2-14" calcext:value-type="date">
            <text:p>2/14/2019</text:p>
          </table:table-cell>
          <table:table-cell table:style-name="ce35" table:formula="of:=[.A55]-1" office:value-type="date" office:date-value="2019-03-14" calcext:value-type="date">
            <text:p>3/14/2019</text:p>
          </table:table-cell>
          <table:table-cell table:style-name="ce37" table:formula="of:=[.B56]-[.A56]+1" office:value-type="float" office:value="29" calcext:value-type="float">
            <text:p>29</text:p>
          </table:table-cell>
          <table:table-cell table:style-name="ce38" office:value-type="float" office:value="188.21" calcext:value-type="float">
            <text:p>$188.21</text:p>
          </table:table-cell>
          <table:table-cell table:style-name="ce10" office:value-type="float" office:value="1504" calcext:value-type="float">
            <text:p>1504</text:p>
          </table:table-cell>
          <table:table-cell table:style-name="ce10" office:value-type="float" office:value="857" calcext:value-type="float">
            <text:p>857</text:p>
          </table:table-cell>
          <table:table-cell table:style-name="ce10"/>
          <table:table-cell table:style-name="ce40" table:formula="of:=[.F56]/[.$E56]" office:value-type="percentage" office:value="0.569813829787234" calcext:value-type="percentage">
            <text:p>57%</text:p>
          </table:table-cell>
          <table:table-cell table:style-name="ce40" table:formula="of:=[.G56]/[.$E56]" office:value-type="percentage" office:value="0" calcext:value-type="percentage">
            <text:p>0%</text:p>
          </table:table-cell>
          <table:table-cell table:style-name="ce43" table:formula="of:=SUM([.H56:.I56])*[.D56]" office:value-type="float" office:value="107.244660904255" calcext:value-type="float">
            <text:p>$107</text:p>
          </table:table-cell>
          <table:table-cell table:style-name="ce45" table:formula="of:=[.D56]-[.J56]" office:value-type="float" office:value="80.9653390957447" calcext:value-type="float">
            <text:p>$8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9-01-16" calcext:value-type="date">
            <text:p>1/16/2019</text:p>
          </table:table-cell>
          <table:table-cell table:style-name="ce35" table:formula="of:=[.A56]-1" office:value-type="date" office:date-value="2019-02-13" calcext:value-type="date">
            <text:p>2/13/2019</text:p>
          </table:table-cell>
          <table:table-cell table:style-name="ce37" table:formula="of:=[.B57]-[.A57]+1" office:value-type="float" office:value="29" calcext:value-type="float">
            <text:p>29</text:p>
          </table:table-cell>
          <table:table-cell table:style-name="ce38" office:value-type="float" office:value="208.12" calcext:value-type="float">
            <text:p>$208.12</text:p>
          </table:table-cell>
          <table:table-cell table:style-name="ce10" office:value-type="float" office:value="1675" calcext:value-type="float">
            <text:p>1675</text:p>
          </table:table-cell>
          <table:table-cell table:style-name="ce10" office:value-type="float" office:value="1003" calcext:value-type="float">
            <text:p>1003</text:p>
          </table:table-cell>
          <table:table-cell table:style-name="ce10"/>
          <table:table-cell table:style-name="ce40" table:formula="of:=[.F57]/[.$E57]" office:value-type="percentage" office:value="0.598805970149254" calcext:value-type="percentage">
            <text:p>60%</text:p>
          </table:table-cell>
          <table:table-cell table:style-name="ce40" table:formula="of:=[.G57]/[.$E57]" office:value-type="percentage" office:value="0" calcext:value-type="percentage">
            <text:p>0%</text:p>
          </table:table-cell>
          <table:table-cell table:style-name="ce43" table:formula="of:=SUM([.H57:.I57])*[.D57]" office:value-type="float" office:value="124.623498507463" calcext:value-type="float">
            <text:p>$125</text:p>
          </table:table-cell>
          <table:table-cell table:style-name="ce45" table:formula="of:=[.D57]-[.J57]" office:value-type="float" office:value="83.4965014925373" calcext:value-type="float">
            <text:p>$8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12-14" calcext:value-type="date">
            <text:p>12/14/2018</text:p>
          </table:table-cell>
          <table:table-cell table:style-name="ce35" table:formula="of:=[.A57]-1" office:value-type="date" office:date-value="2019-01-15" calcext:value-type="date">
            <text:p>1/15/2019</text:p>
          </table:table-cell>
          <table:table-cell table:style-name="ce37" table:formula="of:=[.B58]-[.A58]+1" office:value-type="float" office:value="33" calcext:value-type="float">
            <text:p>33</text:p>
          </table:table-cell>
          <table:table-cell table:style-name="ce38" office:value-type="float" office:value="248.12" calcext:value-type="float">
            <text:p>$248.12</text:p>
          </table:table-cell>
          <table:table-cell table:style-name="ce10" office:value-type="float" office:value="2028" calcext:value-type="float">
            <text:p>2028</text:p>
          </table:table-cell>
          <table:table-cell table:style-name="ce10" office:value-type="float" office:value="1323" calcext:value-type="float">
            <text:p>1323</text:p>
          </table:table-cell>
          <table:table-cell table:style-name="ce10"/>
          <table:table-cell table:style-name="ce40" table:formula="of:=[.F58]/[.$E58]" office:value-type="percentage" office:value="0.652366863905325" calcext:value-type="percentage">
            <text:p>65%</text:p>
          </table:table-cell>
          <table:table-cell table:style-name="ce40" table:formula="of:=[.G58]/[.$E58]" office:value-type="percentage" office:value="0" calcext:value-type="percentage">
            <text:p>0%</text:p>
          </table:table-cell>
          <table:table-cell table:style-name="ce43" table:formula="of:=SUM([.H58:.I58])*[.D58]" office:value-type="float" office:value="161.865266272189" calcext:value-type="float">
            <text:p>$162</text:p>
          </table:table-cell>
          <table:table-cell table:style-name="ce45" table:formula="of:=[.D58]-[.J58]" office:value-type="float" office:value="86.2547337278107" calcext:value-type="float">
            <text:p>$8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11-14" calcext:value-type="date">
            <text:p>11/14/2018</text:p>
          </table:table-cell>
          <table:table-cell table:style-name="ce35" table:formula="of:=[.A58]-1" office:value-type="date" office:date-value="2018-12-13" calcext:value-type="date">
            <text:p>12/13/2018</text:p>
          </table:table-cell>
          <table:table-cell table:style-name="ce37" table:formula="of:=[.B59]-[.A59]+1" office:value-type="float" office:value="30" calcext:value-type="float">
            <text:p>30</text:p>
          </table:table-cell>
          <table:table-cell table:style-name="ce38" office:value-type="float" office:value="179.48" calcext:value-type="float">
            <text:p>$179.48</text:p>
          </table:table-cell>
          <table:table-cell table:style-name="ce10" office:value-type="float" office:value="1442" calcext:value-type="float">
            <text:p>1442</text:p>
          </table:table-cell>
          <table:table-cell table:style-name="ce10" office:value-type="float" office:value="792" calcext:value-type="float">
            <text:p>792</text:p>
          </table:table-cell>
          <table:table-cell table:style-name="ce10"/>
          <table:table-cell table:style-name="ce40" table:formula="of:=[.F59]/[.$E59]" office:value-type="percentage" office:value="0.549237170596394" calcext:value-type="percentage">
            <text:p>55%</text:p>
          </table:table-cell>
          <table:table-cell table:style-name="ce40" table:formula="of:=[.G59]/[.$E59]" office:value-type="percentage" office:value="0" calcext:value-type="percentage">
            <text:p>0%</text:p>
          </table:table-cell>
          <table:table-cell table:style-name="ce43" table:formula="of:=SUM([.H59:.I59])*[.D59]" office:value-type="float" office:value="98.5770873786408" calcext:value-type="float">
            <text:p>$99</text:p>
          </table:table-cell>
          <table:table-cell table:style-name="ce45" table:formula="of:=[.D59]-[.J59]" office:value-type="float" office:value="80.9029126213592" calcext:value-type="float">
            <text:p>$8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10-13" calcext:value-type="date">
            <text:p>10/13/2018</text:p>
          </table:table-cell>
          <table:table-cell table:style-name="ce35" table:formula="of:=[.A59]-1" office:value-type="date" office:date-value="2018-11-13" calcext:value-type="date">
            <text:p>11/13/2018</text:p>
          </table:table-cell>
          <table:table-cell table:style-name="ce37" table:formula="of:=[.B60]-[.A60]+1" office:value-type="float" office:value="32" calcext:value-type="float">
            <text:p>32</text:p>
          </table:table-cell>
          <table:table-cell table:style-name="ce38" office:value-type="float" office:value="108.65" calcext:value-type="float">
            <text:p>$108.65</text:p>
          </table:table-cell>
          <table:table-cell table:style-name="ce10" office:value-type="float" office:value="828" calcext:value-type="float">
            <text:p>828</text:p>
          </table:table-cell>
          <table:table-cell table:style-name="ce10" office:value-type="float" office:value="85" calcext:value-type="float">
            <text:p>85</text:p>
          </table:table-cell>
          <table:table-cell table:style-name="ce10"/>
          <table:table-cell table:style-name="ce40" table:formula="of:=[.F60]/[.$E60]" office:value-type="percentage" office:value="0.102657004830918" calcext:value-type="percentage">
            <text:p>10%</text:p>
          </table:table-cell>
          <table:table-cell table:style-name="ce40" table:formula="of:=[.G60]/[.$E60]" office:value-type="percentage" office:value="0" calcext:value-type="percentage">
            <text:p>0%</text:p>
          </table:table-cell>
          <table:table-cell table:style-name="ce43" table:formula="of:=SUM([.H60:.I60])*[.D60]" office:value-type="float" office:value="11.1536835748792" calcext:value-type="float">
            <text:p>$11</text:p>
          </table:table-cell>
          <table:table-cell table:style-name="ce45" table:formula="of:=[.D60]-[.J60]" office:value-type="float" office:value="97.4963164251208" calcext:value-type="float">
            <text:p>$9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9-14" calcext:value-type="date">
            <text:p>9/14/2018</text:p>
          </table:table-cell>
          <table:table-cell table:style-name="ce35" table:formula="of:=[.A60]-1" office:value-type="date" office:date-value="2018-10-12" calcext:value-type="date">
            <text:p>10/12/2018</text:p>
          </table:table-cell>
          <table:table-cell table:style-name="ce37" table:formula="of:=[.B61]-[.A61]+1" office:value-type="float" office:value="29" calcext:value-type="float">
            <text:p>29</text:p>
          </table:table-cell>
          <table:table-cell table:style-name="ce38" office:value-type="float" office:value="147.26" calcext:value-type="float">
            <text:p>$147.26</text:p>
          </table:table-cell>
          <table:table-cell table:style-name="ce10" office:value-type="float" office:value="1154" calcext:value-type="float">
            <text:p>1154</text:p>
          </table:table-cell>
          <table:table-cell table:style-name="ce10"/>
          <table:table-cell table:style-name="ce10" office:value-type="float" office:value="554" calcext:value-type="float">
            <text:p>554</text:p>
          </table:table-cell>
          <table:table-cell table:style-name="ce40" table:formula="of:=[.F61]/[.$E61]" office:value-type="percentage" office:value="0" calcext:value-type="percentage">
            <text:p>0%</text:p>
          </table:table-cell>
          <table:table-cell table:style-name="ce40" table:formula="of:=[.G61]/[.$E61]" office:value-type="percentage" office:value="0.480069324090121" calcext:value-type="percentage">
            <text:p>48%</text:p>
          </table:table-cell>
          <table:table-cell table:style-name="ce43" table:formula="of:=SUM([.H61:.I61])*[.D61]" office:value-type="float" office:value="70.6950086655113" calcext:value-type="float">
            <text:p>$71</text:p>
          </table:table-cell>
          <table:table-cell table:style-name="ce45" table:formula="of:=[.D61]-[.J61]" office:value-type="float" office:value="76.5649913344887" calcext:value-type="float">
            <text:p>$7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8-16" calcext:value-type="date">
            <text:p>8/16/2018</text:p>
          </table:table-cell>
          <table:table-cell table:style-name="ce35" table:formula="of:=[.A61]-1" office:value-type="date" office:date-value="2018-09-13" calcext:value-type="date">
            <text:p>9/13/2018</text:p>
          </table:table-cell>
          <table:table-cell table:style-name="ce37" table:formula="of:=[.B62]-[.A62]+1" office:value-type="float" office:value="29" calcext:value-type="float">
            <text:p>29</text:p>
          </table:table-cell>
          <table:table-cell table:style-name="ce38" office:value-type="float" office:value="243.48" calcext:value-type="float">
            <text:p>$243.48</text:p>
          </table:table-cell>
          <table:table-cell table:style-name="ce10" office:value-type="float" office:value="1975" calcext:value-type="float">
            <text:p>1975</text:p>
          </table:table-cell>
          <table:table-cell table:style-name="ce10"/>
          <table:table-cell table:style-name="ce10" office:value-type="float" office:value="1391" calcext:value-type="float">
            <text:p>1391</text:p>
          </table:table-cell>
          <table:table-cell table:style-name="ce40" table:formula="of:=[.F62]/[.$E62]" office:value-type="percentage" office:value="0" calcext:value-type="percentage">
            <text:p>0%</text:p>
          </table:table-cell>
          <table:table-cell table:style-name="ce40" table:formula="of:=[.G62]/[.$E62]" office:value-type="percentage" office:value="0.704303797468354" calcext:value-type="percentage">
            <text:p>70%</text:p>
          </table:table-cell>
          <table:table-cell table:style-name="ce43" table:formula="of:=SUM([.H62:.I62])*[.D62]" office:value-type="float" office:value="171.483888607595" calcext:value-type="float">
            <text:p>$171</text:p>
          </table:table-cell>
          <table:table-cell table:style-name="ce45" table:formula="of:=[.D62]-[.J62]" office:value-type="float" office:value="71.9961113924051" calcext:value-type="float">
            <text:p>$72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7-14" calcext:value-type="date">
            <text:p>7/14/2018</text:p>
          </table:table-cell>
          <table:table-cell table:style-name="ce35" table:formula="of:=[.A62]-1" office:value-type="date" office:date-value="2018-08-15" calcext:value-type="date">
            <text:p>8/15/2018</text:p>
          </table:table-cell>
          <table:table-cell table:style-name="ce37" table:formula="of:=[.B63]-[.A63]+1" office:value-type="float" office:value="33" calcext:value-type="float">
            <text:p>33</text:p>
          </table:table-cell>
          <table:table-cell table:style-name="ce38" office:value-type="float" office:value="338.32" calcext:value-type="float">
            <text:p>$338.32</text:p>
          </table:table-cell>
          <table:table-cell table:style-name="ce10" office:value-type="float" office:value="2788" calcext:value-type="float">
            <text:p>2788</text:p>
          </table:table-cell>
          <table:table-cell table:style-name="ce10"/>
          <table:table-cell table:style-name="ce10" office:value-type="float" office:value="1772" calcext:value-type="float">
            <text:p>1772</text:p>
          </table:table-cell>
          <table:table-cell table:style-name="ce40" table:formula="of:=[.F63]/[.$E63]" office:value-type="percentage" office:value="0" calcext:value-type="percentage">
            <text:p>0%</text:p>
          </table:table-cell>
          <table:table-cell table:style-name="ce40" table:formula="of:=[.G63]/[.$E63]" office:value-type="percentage" office:value="0.63558106169297" calcext:value-type="percentage">
            <text:p>64%</text:p>
          </table:table-cell>
          <table:table-cell table:style-name="ce43" table:formula="of:=SUM([.H63:.I63])*[.D63]" office:value-type="float" office:value="215.029784791966" calcext:value-type="float">
            <text:p>$215</text:p>
          </table:table-cell>
          <table:table-cell table:style-name="ce45" table:formula="of:=[.D63]-[.J63]" office:value-type="float" office:value="123.290215208034" calcext:value-type="float">
            <text:p>$12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6-15" calcext:value-type="date">
            <text:p>6/15/2018</text:p>
          </table:table-cell>
          <table:table-cell table:style-name="ce35" table:formula="of:=[.A63]-1" office:value-type="date" office:date-value="2018-07-13" calcext:value-type="date">
            <text:p>7/13/2018</text:p>
          </table:table-cell>
          <table:table-cell table:style-name="ce37" table:formula="of:=[.B64]-[.A64]+1" office:value-type="float" office:value="29" calcext:value-type="float">
            <text:p>29</text:p>
          </table:table-cell>
          <table:table-cell table:style-name="ce38" office:value-type="float" office:value="257.49" calcext:value-type="float">
            <text:p>$257.49</text:p>
          </table:table-cell>
          <table:table-cell table:style-name="ce10" office:value-type="float" office:value="2092" calcext:value-type="float">
            <text:p>2092</text:p>
          </table:table-cell>
          <table:table-cell table:style-name="ce10"/>
          <table:table-cell table:style-name="ce10" office:value-type="float" office:value="1396" calcext:value-type="float">
            <text:p>1396</text:p>
          </table:table-cell>
          <table:table-cell table:style-name="ce40" table:formula="of:=[.F64]/[.$E64]" office:value-type="percentage" office:value="0" calcext:value-type="percentage">
            <text:p>0%</text:p>
          </table:table-cell>
          <table:table-cell table:style-name="ce40" table:formula="of:=[.G64]/[.$E64]" office:value-type="percentage" office:value="0.667304015296367" calcext:value-type="percentage">
            <text:p>67%</text:p>
          </table:table-cell>
          <table:table-cell table:style-name="ce43" table:formula="of:=SUM([.H64:.I64])*[.D64]" office:value-type="float" office:value="171.824110898662" calcext:value-type="float">
            <text:p>$172</text:p>
          </table:table-cell>
          <table:table-cell table:style-name="ce45" table:formula="of:=[.D64]-[.J64]" office:value-type="float" office:value="85.6658891013385" calcext:value-type="float">
            <text:p>$8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5-15" calcext:value-type="date">
            <text:p>5/15/2018</text:p>
          </table:table-cell>
          <table:table-cell table:style-name="ce35" table:formula="of:=[.A64]-1" office:value-type="date" office:date-value="2018-06-14" calcext:value-type="date">
            <text:p>6/14/2018</text:p>
          </table:table-cell>
          <table:table-cell table:style-name="ce37" table:formula="of:=[.B65]-[.A65]+1" office:value-type="float" office:value="31" calcext:value-type="float">
            <text:p>31</text:p>
          </table:table-cell>
          <table:table-cell table:style-name="ce38" office:value-type="float" office:value="200.95" calcext:value-type="float">
            <text:p>$200.95</text:p>
          </table:table-cell>
          <table:table-cell table:style-name="ce10" office:value-type="float" office:value="1606" calcext:value-type="float">
            <text:p>1606</text:p>
          </table:table-cell>
          <table:table-cell table:style-name="ce10"/>
          <table:table-cell table:style-name="ce10" office:value-type="float" office:value="831" calcext:value-type="float">
            <text:p>831</text:p>
          </table:table-cell>
          <table:table-cell table:style-name="ce40" table:formula="of:=[.F65]/[.$E65]" office:value-type="percentage" office:value="0" calcext:value-type="percentage">
            <text:p>0%</text:p>
          </table:table-cell>
          <table:table-cell table:style-name="ce40" table:formula="of:=[.G65]/[.$E65]" office:value-type="percentage" office:value="0.517434620174346" calcext:value-type="percentage">
            <text:p>52%</text:p>
          </table:table-cell>
          <table:table-cell table:style-name="ce43" table:formula="of:=SUM([.H65:.I65])*[.D65]" office:value-type="float" office:value="103.978486924035" calcext:value-type="float">
            <text:p>$104</text:p>
          </table:table-cell>
          <table:table-cell table:style-name="ce45" table:formula="of:=[.D65]-[.J65]" office:value-type="float" office:value="96.9715130759651" calcext:value-type="float">
            <text:p>$9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4-14" calcext:value-type="date">
            <text:p>4/14/2018</text:p>
          </table:table-cell>
          <table:table-cell table:style-name="ce35" table:formula="of:=[.A65]-1" office:value-type="date" office:date-value="2018-05-14" calcext:value-type="date">
            <text:p>5/14/2018</text:p>
          </table:table-cell>
          <table:table-cell table:style-name="ce37" table:formula="of:=[.B66]-[.A66]+1" office:value-type="float" office:value="31" calcext:value-type="float">
            <text:p>31</text:p>
          </table:table-cell>
          <table:table-cell table:style-name="ce38" office:value-type="float" office:value="112.53" calcext:value-type="float">
            <text:p>$112.53</text:p>
          </table:table-cell>
          <table:table-cell table:style-name="ce10" office:value-type="float" office:value="850" calcext:value-type="float">
            <text:p>850</text:p>
          </table:table-cell>
          <table:table-cell table:style-name="ce10"/>
          <table:table-cell table:style-name="ce10" office:value-type="float" office:value="120" calcext:value-type="float">
            <text:p>120</text:p>
          </table:table-cell>
          <table:table-cell table:style-name="ce40" table:formula="of:=[.F66]/[.$E66]" office:value-type="percentage" office:value="0" calcext:value-type="percentage">
            <text:p>0%</text:p>
          </table:table-cell>
          <table:table-cell table:style-name="ce40" table:formula="of:=[.G66]/[.$E66]" office:value-type="percentage" office:value="0.141176470588235" calcext:value-type="percentage">
            <text:p>14%</text:p>
          </table:table-cell>
          <table:table-cell table:style-name="ce43" table:formula="of:=SUM([.H66:.I66])*[.D66]" office:value-type="float" office:value="15.8865882352941" calcext:value-type="float">
            <text:p>$16</text:p>
          </table:table-cell>
          <table:table-cell table:style-name="ce45" table:formula="of:=[.D66]-[.J66]" office:value-type="float" office:value="96.6434117647059" calcext:value-type="float">
            <text:p>$9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3-15" calcext:value-type="date">
            <text:p>3/15/2018</text:p>
          </table:table-cell>
          <table:table-cell table:style-name="ce35" table:formula="of:=[.A66]-1" office:value-type="date" office:date-value="2018-04-13" calcext:value-type="date">
            <text:p>4/13/2018</text:p>
          </table:table-cell>
          <table:table-cell table:style-name="ce37" table:formula="of:=[.B67]-[.A67]+1" office:value-type="float" office:value="30" calcext:value-type="float">
            <text:p>30</text:p>
          </table:table-cell>
          <table:table-cell table:style-name="ce38" office:value-type="float" office:value="109.46" calcext:value-type="float">
            <text:p>$109.46</text:p>
          </table:table-cell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79" calcext:value-type="float">
            <text:p>79</text:p>
          </table:table-cell>
          <table:table-cell table:style-name="ce10"/>
          <table:table-cell table:style-name="ce40" table:formula="of:=[.F67]/[.$E67]" office:value-type="percentage" office:value="0.098014888337469" calcext:value-type="percentage">
            <text:p>10%</text:p>
          </table:table-cell>
          <table:table-cell table:style-name="ce40" table:formula="of:=[.G67]/[.$E67]" office:value-type="percentage" office:value="0" calcext:value-type="percentage">
            <text:p>0%</text:p>
          </table:table-cell>
          <table:table-cell table:style-name="ce43" table:formula="of:=SUM([.H67:.I67])*[.D67]" office:value-type="float" office:value="10.7287096774194" calcext:value-type="float">
            <text:p>$11</text:p>
          </table:table-cell>
          <table:table-cell table:style-name="ce45" table:formula="of:=[.D67]-[.J67]" office:value-type="float" office:value="98.7312903225806" calcext:value-type="float">
            <text:p>$9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2-14" calcext:value-type="date">
            <text:p>2/14/2018</text:p>
          </table:table-cell>
          <table:table-cell table:style-name="ce35" table:formula="of:=[.A67]-1" office:value-type="date" office:date-value="2018-03-14" calcext:value-type="date">
            <text:p>3/14/2018</text:p>
          </table:table-cell>
          <table:table-cell table:style-name="ce37" table:formula="of:=[.B68]-[.A68]+1" office:value-type="float" office:value="29" calcext:value-type="float">
            <text:p>29</text:p>
          </table:table-cell>
          <table:table-cell table:style-name="ce38" office:value-type="float" office:value="139.58" calcext:value-type="float">
            <text:p>$139.58</text:p>
          </table:table-cell>
          <table:table-cell table:style-name="ce10" office:value-type="float" office:value="1044" calcext:value-type="float">
            <text:p>1044</text:p>
          </table:table-cell>
          <table:table-cell table:style-name="ce10" office:value-type="float" office:value="299" calcext:value-type="float">
            <text:p>299</text:p>
          </table:table-cell>
          <table:table-cell table:style-name="ce10"/>
          <table:table-cell table:style-name="ce40" table:formula="of:=[.F68]/[.$E68]" office:value-type="percentage" office:value="0.28639846743295" calcext:value-type="percentage">
            <text:p>29%</text:p>
          </table:table-cell>
          <table:table-cell table:style-name="ce40" table:formula="of:=[.G68]/[.$E68]" office:value-type="percentage" office:value="0" calcext:value-type="percentage">
            <text:p>0%</text:p>
          </table:table-cell>
          <table:table-cell table:style-name="ce43" table:formula="of:=SUM([.H68:.I68])*[.D68]" office:value-type="float" office:value="39.9754980842912" calcext:value-type="float">
            <text:p>$40</text:p>
          </table:table-cell>
          <table:table-cell table:style-name="ce45" table:formula="of:=[.D68]-[.J68]" office:value-type="float" office:value="99.6045019157088" calcext:value-type="float">
            <text:p>$10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8-01-17" calcext:value-type="date">
            <text:p>1/17/2018</text:p>
          </table:table-cell>
          <table:table-cell table:style-name="ce35" table:formula="of:=[.A68]-1" office:value-type="date" office:date-value="2018-02-13" calcext:value-type="date">
            <text:p>2/13/2018</text:p>
          </table:table-cell>
          <table:table-cell table:style-name="ce37" table:formula="of:=[.B69]-[.A69]+1" office:value-type="float" office:value="28" calcext:value-type="float">
            <text:p>28</text:p>
          </table:table-cell>
          <table:table-cell table:style-name="ce38" office:value-type="float" office:value="124.32" calcext:value-type="float">
            <text:p>$124.32</text:p>
          </table:table-cell>
          <table:table-cell table:style-name="ce10" office:value-type="float" office:value="907" calcext:value-type="float">
            <text:p>907</text:p>
          </table:table-cell>
          <table:table-cell table:style-name="ce10" office:value-type="float" office:value="187" calcext:value-type="float">
            <text:p>187</text:p>
          </table:table-cell>
          <table:table-cell table:style-name="ce10"/>
          <table:table-cell table:style-name="ce40" table:formula="of:=[.F69]/[.$E69]" office:value-type="percentage" office:value="0.206174200661521" calcext:value-type="percentage">
            <text:p>21%</text:p>
          </table:table-cell>
          <table:table-cell table:style-name="ce40" table:formula="of:=[.G69]/[.$E69]" office:value-type="percentage" office:value="0" calcext:value-type="percentage">
            <text:p>0%</text:p>
          </table:table-cell>
          <table:table-cell table:style-name="ce43" table:formula="of:=SUM([.H69:.I69])*[.D69]" office:value-type="float" office:value="25.6315766262403" calcext:value-type="float">
            <text:p>$26</text:p>
          </table:table-cell>
          <table:table-cell table:style-name="ce45" table:formula="of:=[.D69]-[.J69]" office:value-type="float" office:value="98.6884233737596" calcext:value-type="float">
            <text:p>$9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12-14" calcext:value-type="date">
            <text:p>12/14/2017</text:p>
          </table:table-cell>
          <table:table-cell table:style-name="ce35" table:formula="of:=[.A69]-1" office:value-type="date" office:date-value="2018-01-16" calcext:value-type="date">
            <text:p>1/16/2018</text:p>
          </table:table-cell>
          <table:table-cell table:style-name="ce37" table:formula="of:=[.B70]-[.A70]+1" office:value-type="float" office:value="34" calcext:value-type="float">
            <text:p>34</text:p>
          </table:table-cell>
          <table:table-cell table:style-name="ce38" office:value-type="float" office:value="174.9" calcext:value-type="float">
            <text:p>$174.90</text:p>
          </table:table-cell>
          <table:table-cell table:style-name="ce10" office:value-type="float" office:value="1320" calcext:value-type="float">
            <text:p>1320</text:p>
          </table:table-cell>
          <table:table-cell table:style-name="ce10" office:value-type="float" office:value="521" calcext:value-type="float">
            <text:p>521</text:p>
          </table:table-cell>
          <table:table-cell table:style-name="ce10"/>
          <table:table-cell table:style-name="ce40" table:formula="of:=[.F70]/[.$E70]" office:value-type="percentage" office:value="0.39469696969697" calcext:value-type="percentage">
            <text:p>39%</text:p>
          </table:table-cell>
          <table:table-cell table:style-name="ce40" table:formula="of:=[.G70]/[.$E70]" office:value-type="percentage" office:value="0" calcext:value-type="percentage">
            <text:p>0%</text:p>
          </table:table-cell>
          <table:table-cell table:style-name="ce43" table:formula="of:=SUM([.H70:.I70])*[.D70]" office:value-type="float" office:value="69.0325" calcext:value-type="float">
            <text:p>$69</text:p>
          </table:table-cell>
          <table:table-cell table:style-name="ce45" table:formula="of:=[.D70]-[.J70]" office:value-type="float" office:value="105.8675" calcext:value-type="float">
            <text:p>$10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11-14" calcext:value-type="date">
            <text:p>11/14/2017</text:p>
          </table:table-cell>
          <table:table-cell table:style-name="ce35" table:formula="of:=[.A70]-1" office:value-type="date" office:date-value="2017-12-13" calcext:value-type="date">
            <text:p>12/13/2017</text:p>
          </table:table-cell>
          <table:table-cell table:style-name="ce37" table:formula="of:=[.B71]-[.A71]+1" office:value-type="float" office:value="30" calcext:value-type="float">
            <text:p>30</text:p>
          </table:table-cell>
          <table:table-cell table:style-name="ce38" office:value-type="float" office:value="126.49" calcext:value-type="float">
            <text:p>$126.49</text:p>
          </table:table-cell>
          <table:table-cell table:style-name="ce10" office:value-type="float" office:value="924" calcext:value-type="float">
            <text:p>924</text:p>
          </table:table-cell>
          <table:table-cell table:style-name="ce10" office:value-type="float" office:value="168" calcext:value-type="float">
            <text:p>168</text:p>
          </table:table-cell>
          <table:table-cell table:style-name="ce10"/>
          <table:table-cell table:style-name="ce40" table:formula="of:=[.F71]/[.$E71]" office:value-type="percentage" office:value="0.181818181818182" calcext:value-type="percentage">
            <text:p>18%</text:p>
          </table:table-cell>
          <table:table-cell table:style-name="ce40" table:formula="of:=[.G71]/[.$E71]" office:value-type="percentage" office:value="0" calcext:value-type="percentage">
            <text:p>0%</text:p>
          </table:table-cell>
          <table:table-cell table:style-name="ce43" table:formula="of:=SUM([.H71:.I71])*[.D71]" office:value-type="float" office:value="22.9981818181818" calcext:value-type="float">
            <text:p>$23</text:p>
          </table:table-cell>
          <table:table-cell table:style-name="ce45" table:formula="of:=[.D71]-[.J71]" office:value-type="float" office:value="103.491818181818" calcext:value-type="float">
            <text:p>$103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10-14" calcext:value-type="date">
            <text:p>10/14/2017</text:p>
          </table:table-cell>
          <table:table-cell table:style-name="ce35" table:formula="of:=[.A71]-1" office:value-type="date" office:date-value="2017-11-13" calcext:value-type="date">
            <text:p>11/13/2017</text:p>
          </table:table-cell>
          <table:table-cell table:style-name="ce37" table:formula="of:=[.B72]-[.A72]+1" office:value-type="float" office:value="31" calcext:value-type="float">
            <text:p>31</text:p>
          </table:table-cell>
          <table:table-cell table:style-name="ce38" office:value-type="float" office:value="91.73" calcext:value-type="float">
            <text:p>$91.73</text:p>
          </table:table-cell>
          <table:table-cell table:style-name="ce10" office:value-type="float" office:value="640" calcext:value-type="float">
            <text:p>640</text:p>
          </table:table-cell>
          <table:table-cell table:style-name="ce10" table:number-columns-repeated="2"/>
          <table:table-cell table:style-name="ce40" table:formula="of:=[.F72]/[.$E72]" office:value-type="percentage" office:value="0" calcext:value-type="percentage">
            <text:p>0%</text:p>
          </table:table-cell>
          <table:table-cell table:style-name="ce40" table:formula="of:=[.G72]/[.$E72]" office:value-type="percentage" office:value="0" calcext:value-type="percentage">
            <text:p>0%</text:p>
          </table:table-cell>
          <table:table-cell table:style-name="ce43" table:formula="of:=SUM([.H72:.I72])*[.D72]" office:value-type="float" office:value="0" calcext:value-type="float">
            <text:p>$0</text:p>
          </table:table-cell>
          <table:table-cell table:style-name="ce45" table:formula="of:=[.D72]-[.J72]" office:value-type="float" office:value="91.73" calcext:value-type="float">
            <text:p>$92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9-16" calcext:value-type="date">
            <text:p>9/16/2017</text:p>
          </table:table-cell>
          <table:table-cell table:style-name="ce35" table:formula="of:=[.A72]-1" office:value-type="date" office:date-value="2017-10-13" calcext:value-type="date">
            <text:p>10/13/2017</text:p>
          </table:table-cell>
          <table:table-cell table:style-name="ce37" table:formula="of:=[.B73]-[.A73]+1" office:value-type="float" office:value="28" calcext:value-type="float">
            <text:p>28</text:p>
          </table:table-cell>
          <table:table-cell table:style-name="ce38" office:value-type="float" office:value="106.47" calcext:value-type="float">
            <text:p>$106.47</text:p>
          </table:table-cell>
          <table:table-cell table:style-name="ce10" office:value-type="float" office:value="768" calcext:value-type="float">
            <text:p>768</text:p>
          </table:table-cell>
          <table:table-cell table:style-name="ce10"/>
          <table:table-cell table:style-name="ce10" office:value-type="float" office:value="140" calcext:value-type="float">
            <text:p>140</text:p>
          </table:table-cell>
          <table:table-cell table:style-name="ce40" table:formula="of:=[.F73]/[.$E73]" office:value-type="percentage" office:value="0" calcext:value-type="percentage">
            <text:p>0%</text:p>
          </table:table-cell>
          <table:table-cell table:style-name="ce40" table:formula="of:=[.G73]/[.$E73]" office:value-type="percentage" office:value="0.182291666666667" calcext:value-type="percentage">
            <text:p>18%</text:p>
          </table:table-cell>
          <table:table-cell table:style-name="ce43" table:formula="of:=SUM([.H73:.I73])*[.D73]" office:value-type="float" office:value="19.40859375" calcext:value-type="float">
            <text:p>$19</text:p>
          </table:table-cell>
          <table:table-cell table:style-name="ce45" table:formula="of:=[.D73]-[.J73]" office:value-type="float" office:value="87.06140625" calcext:value-type="float">
            <text:p>$87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8-17" calcext:value-type="date">
            <text:p>8/17/2017</text:p>
          </table:table-cell>
          <table:table-cell table:style-name="ce35" table:formula="of:=[.A73]-1" office:value-type="date" office:date-value="2017-09-15" calcext:value-type="date">
            <text:p>9/15/2017</text:p>
          </table:table-cell>
          <table:table-cell table:style-name="ce37" table:formula="of:=[.B74]-[.A74]+1" office:value-type="float" office:value="30" calcext:value-type="float">
            <text:p>30</text:p>
          </table:table-cell>
          <table:table-cell table:style-name="ce38" office:value-type="float" office:value="237.73" calcext:value-type="float">
            <text:p>$237.73</text:p>
          </table:table-cell>
          <table:table-cell table:style-name="ce10" office:value-type="float" office:value="1862" calcext:value-type="float">
            <text:p>1862</text:p>
          </table:table-cell>
          <table:table-cell table:style-name="ce10"/>
          <table:table-cell table:style-name="ce10" office:value-type="float" office:value="1121" calcext:value-type="float">
            <text:p>1121</text:p>
          </table:table-cell>
          <table:table-cell table:style-name="ce40" table:formula="of:=[.F74]/[.$E74]" office:value-type="percentage" office:value="0" calcext:value-type="percentage">
            <text:p>0%</text:p>
          </table:table-cell>
          <table:table-cell table:style-name="ce40" table:formula="of:=[.G74]/[.$E74]" office:value-type="percentage" office:value="0.602040816326531" calcext:value-type="percentage">
            <text:p>60%</text:p>
          </table:table-cell>
          <table:table-cell table:style-name="ce43" table:formula="of:=SUM([.H74:.I74])*[.D74]" office:value-type="float" office:value="143.123163265306" calcext:value-type="float">
            <text:p>$143</text:p>
          </table:table-cell>
          <table:table-cell table:style-name="ce45" table:formula="of:=[.D74]-[.J74]" office:value-type="float" office:value="94.6068367346939" calcext:value-type="float">
            <text:p>$95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7-18" calcext:value-type="date">
            <text:p>7/18/2017</text:p>
          </table:table-cell>
          <table:table-cell table:style-name="ce35" table:formula="of:=[.A74]-1" office:value-type="date" office:date-value="2017-08-16" calcext:value-type="date">
            <text:p>8/16/2017</text:p>
          </table:table-cell>
          <table:table-cell table:style-name="ce37" table:formula="of:=[.B75]-[.A75]+1" office:value-type="float" office:value="30" calcext:value-type="float">
            <text:p>30</text:p>
          </table:table-cell>
          <table:table-cell table:style-name="ce38" office:value-type="float" office:value="297.59" calcext:value-type="float">
            <text:p>$297.59</text:p>
          </table:table-cell>
          <table:table-cell table:style-name="ce10" office:value-type="float" office:value="2359" calcext:value-type="float">
            <text:p>2359</text:p>
          </table:table-cell>
          <table:table-cell table:style-name="ce10"/>
          <table:table-cell table:style-name="ce10" office:value-type="float" office:value="1598" calcext:value-type="float">
            <text:p>1598</text:p>
          </table:table-cell>
          <table:table-cell table:style-name="ce40" table:formula="of:=[.F75]/[.$E75]" office:value-type="percentage" office:value="0" calcext:value-type="percentage">
            <text:p>0%</text:p>
          </table:table-cell>
          <table:table-cell table:style-name="ce40" table:formula="of:=[.G75]/[.$E75]" office:value-type="percentage" office:value="0.677405680373039" calcext:value-type="percentage">
            <text:p>68%</text:p>
          </table:table-cell>
          <table:table-cell table:style-name="ce43" table:formula="of:=SUM([.H75:.I75])*[.D75]" office:value-type="float" office:value="201.589156422213" calcext:value-type="float">
            <text:p>$202</text:p>
          </table:table-cell>
          <table:table-cell table:style-name="ce45" table:formula="of:=[.D75]-[.J75]" office:value-type="float" office:value="96.0008435777872" calcext:value-type="float">
            <text:p>$9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6-16" calcext:value-type="date">
            <text:p>6/16/2017</text:p>
          </table:table-cell>
          <table:table-cell table:style-name="ce35" table:formula="of:=[.A75]-1" office:value-type="date" office:date-value="2017-07-17" calcext:value-type="date">
            <text:p>7/17/2017</text:p>
          </table:table-cell>
          <table:table-cell table:style-name="ce37" table:formula="of:=[.B76]-[.A76]+1" office:value-type="float" office:value="32" calcext:value-type="float">
            <text:p>32</text:p>
          </table:table-cell>
          <table:table-cell table:style-name="ce38" office:value-type="float" office:value="357.7" calcext:value-type="float">
            <text:p>$357.70</text:p>
          </table:table-cell>
          <table:table-cell table:style-name="ce10" office:value-type="float" office:value="2875" calcext:value-type="float">
            <text:p>2875</text:p>
          </table:table-cell>
          <table:table-cell table:style-name="ce10"/>
          <table:table-cell table:style-name="ce10" office:value-type="float" office:value="2020" calcext:value-type="float">
            <text:p>2020</text:p>
          </table:table-cell>
          <table:table-cell table:style-name="ce40" table:formula="of:=[.F76]/[.$E76]" office:value-type="percentage" office:value="0" calcext:value-type="percentage">
            <text:p>0%</text:p>
          </table:table-cell>
          <table:table-cell table:style-name="ce40" table:formula="of:=[.G76]/[.$E76]" office:value-type="percentage" office:value="0.702608695652174" calcext:value-type="percentage">
            <text:p>70%</text:p>
          </table:table-cell>
          <table:table-cell table:style-name="ce43" table:formula="of:=SUM([.H76:.I76])*[.D76]" office:value-type="float" office:value="251.323130434783" calcext:value-type="float">
            <text:p>$251</text:p>
          </table:table-cell>
          <table:table-cell table:style-name="ce45" table:formula="of:=[.D76]-[.J76]" office:value-type="float" office:value="106.376869565217" calcext:value-type="float">
            <text:p>$10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5-17" calcext:value-type="date">
            <text:p>5/17/2017</text:p>
          </table:table-cell>
          <table:table-cell table:style-name="ce35" table:formula="of:=[.A76]-1" office:value-type="date" office:date-value="2017-06-15" calcext:value-type="date">
            <text:p>6/15/2017</text:p>
          </table:table-cell>
          <table:table-cell table:style-name="ce37" table:formula="of:=[.B77]-[.A77]+1" office:value-type="float" office:value="30" calcext:value-type="float">
            <text:p>30</text:p>
          </table:table-cell>
          <table:table-cell table:style-name="ce38" office:value-type="float" office:value="190.81" calcext:value-type="float">
            <text:p>$190.81</text:p>
          </table:table-cell>
          <table:table-cell table:style-name="ce10" office:value-type="float" office:value="1491" calcext:value-type="float">
            <text:p>1491</text:p>
          </table:table-cell>
          <table:table-cell table:style-name="ce10"/>
          <table:table-cell table:style-name="ce10" office:value-type="float" office:value="597" calcext:value-type="float">
            <text:p>597</text:p>
          </table:table-cell>
          <table:table-cell table:style-name="ce40" table:formula="of:=[.F77]/[.$E77]" office:value-type="percentage" office:value="0" calcext:value-type="percentage">
            <text:p>0%</text:p>
          </table:table-cell>
          <table:table-cell table:style-name="ce40" table:formula="of:=[.G77]/[.$E77]" office:value-type="percentage" office:value="0.400402414486922" calcext:value-type="percentage">
            <text:p>40%</text:p>
          </table:table-cell>
          <table:table-cell table:style-name="ce43" table:formula="of:=SUM([.H77:.I77])*[.D77]" office:value-type="float" office:value="76.4007847082495" calcext:value-type="float">
            <text:p>$76</text:p>
          </table:table-cell>
          <table:table-cell table:style-name="ce45" table:formula="of:=[.D77]-[.J77]" office:value-type="float" office:value="114.409215291751" calcext:value-type="float">
            <text:p>$11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4-15" calcext:value-type="date">
            <text:p>4/15/2017</text:p>
          </table:table-cell>
          <table:table-cell table:style-name="ce35" table:formula="of:=[.A77]-1" office:value-type="date" office:date-value="2017-05-16" calcext:value-type="date">
            <text:p>5/16/2017</text:p>
          </table:table-cell>
          <table:table-cell table:style-name="ce37" table:formula="of:=[.B78]-[.A78]+1" office:value-type="float" office:value="32" calcext:value-type="float">
            <text:p>32</text:p>
          </table:table-cell>
          <table:table-cell table:style-name="ce38" office:value-type="float" office:value="126.43" calcext:value-type="float">
            <text:p>$126.43</text:p>
          </table:table-cell>
          <table:table-cell table:style-name="ce10" office:value-type="float" office:value="950" calcext:value-type="float">
            <text:p>950</text:p>
          </table:table-cell>
          <table:table-cell table:style-name="ce10"/>
          <table:table-cell table:style-name="ce10" office:value-type="float" office:value="77" calcext:value-type="float">
            <text:p>77</text:p>
          </table:table-cell>
          <table:table-cell table:style-name="ce40" table:formula="of:=[.F78]/[.$E78]" office:value-type="percentage" office:value="0" calcext:value-type="percentage">
            <text:p>0%</text:p>
          </table:table-cell>
          <table:table-cell table:style-name="ce40" table:formula="of:=[.G78]/[.$E78]" office:value-type="percentage" office:value="0.0810526315789474" calcext:value-type="percentage">
            <text:p>8%</text:p>
          </table:table-cell>
          <table:table-cell table:style-name="ce43" table:formula="of:=SUM([.H78:.I78])*[.D78]" office:value-type="float" office:value="10.2474842105263" calcext:value-type="float">
            <text:p>$10</text:p>
          </table:table-cell>
          <table:table-cell table:style-name="ce45" table:formula="of:=[.D78]-[.J78]" office:value-type="float" office:value="116.182515789474" calcext:value-type="float">
            <text:p>$11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3-17" calcext:value-type="date">
            <text:p>3/17/2017</text:p>
          </table:table-cell>
          <table:table-cell table:style-name="ce35" table:formula="of:=[.A78]-1" office:value-type="date" office:date-value="2017-04-14" calcext:value-type="date">
            <text:p>4/14/2017</text:p>
          </table:table-cell>
          <table:table-cell table:style-name="ce37" table:formula="of:=[.B79]-[.A79]+1" office:value-type="float" office:value="29" calcext:value-type="float">
            <text:p>29</text:p>
          </table:table-cell>
          <table:table-cell table:style-name="ce38" office:value-type="float" office:value="94.7" calcext:value-type="float">
            <text:p>$94.70</text:p>
          </table:table-cell>
          <table:table-cell table:style-name="ce10" office:value-type="float" office:value="687" calcext:value-type="float">
            <text:p>687</text:p>
          </table:table-cell>
          <table:table-cell table:style-name="ce10" table:number-columns-repeated="2"/>
          <table:table-cell table:style-name="ce40" table:formula="of:=[.F79]/[.$E79]" office:value-type="percentage" office:value="0" calcext:value-type="percentage">
            <text:p>0%</text:p>
          </table:table-cell>
          <table:table-cell table:style-name="ce40" table:formula="of:=[.G79]/[.$E79]" office:value-type="percentage" office:value="0" calcext:value-type="percentage">
            <text:p>0%</text:p>
          </table:table-cell>
          <table:table-cell table:style-name="ce43" table:formula="of:=SUM([.H79:.I79])*[.D79]" office:value-type="float" office:value="0" calcext:value-type="float">
            <text:p>$0</text:p>
          </table:table-cell>
          <table:table-cell table:style-name="ce45" table:formula="of:=[.D79]-[.J79]" office:value-type="float" office:value="94.7" calcext:value-type="float">
            <text:p>$95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2-15" calcext:value-type="date">
            <text:p>2/15/2017</text:p>
          </table:table-cell>
          <table:table-cell table:style-name="ce35" table:formula="of:=[.A79]-1" office:value-type="date" office:date-value="2017-03-16" calcext:value-type="date">
            <text:p>3/16/2017</text:p>
          </table:table-cell>
          <table:table-cell table:style-name="ce37" table:formula="of:=[.B80]-[.A80]+1" office:value-type="float" office:value="30" calcext:value-type="float">
            <text:p>30</text:p>
          </table:table-cell>
          <table:table-cell table:style-name="ce38" office:value-type="float" office:value="120.69" calcext:value-type="float">
            <text:p>$120.69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165" calcext:value-type="float">
            <text:p>165</text:p>
          </table:table-cell>
          <table:table-cell table:style-name="ce10"/>
          <table:table-cell table:style-name="ce40" table:formula="of:=[.F80]/[.$E80]" office:value-type="percentage" office:value="0.181119648737651" calcext:value-type="percentage">
            <text:p>18%</text:p>
          </table:table-cell>
          <table:table-cell table:style-name="ce40" table:formula="of:=[.G80]/[.$E80]" office:value-type="percentage" office:value="0" calcext:value-type="percentage">
            <text:p>0%</text:p>
          </table:table-cell>
          <table:table-cell table:style-name="ce43" table:formula="of:=SUM([.H80:.I80])*[.D80]" office:value-type="float" office:value="21.8593304061471" calcext:value-type="float">
            <text:p>$22</text:p>
          </table:table-cell>
          <table:table-cell table:style-name="ce45" table:formula="of:=[.D80]-[.J80]" office:value-type="float" office:value="98.8306695938529" calcext:value-type="float">
            <text:p>$9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7-01-18" calcext:value-type="date">
            <text:p>1/18/2017</text:p>
          </table:table-cell>
          <table:table-cell table:style-name="ce35" table:formula="of:=[.A80]-1" office:value-type="date" office:date-value="2017-02-14" calcext:value-type="date">
            <text:p>2/14/2017</text:p>
          </table:table-cell>
          <table:table-cell table:style-name="ce37" table:formula="of:=[.B81]-[.A81]+1" office:value-type="float" office:value="28" calcext:value-type="float">
            <text:p>28</text:p>
          </table:table-cell>
          <table:table-cell table:style-name="ce38" office:value-type="float" office:value="144.6" calcext:value-type="float">
            <text:p>$144.60</text:p>
          </table:table-cell>
          <table:table-cell table:style-name="ce10" office:value-type="float" office:value="1114" calcext:value-type="float">
            <text:p>1114</text:p>
          </table:table-cell>
          <table:table-cell table:style-name="ce10" office:value-type="float" office:value="389" calcext:value-type="float">
            <text:p>389</text:p>
          </table:table-cell>
          <table:table-cell table:style-name="ce10"/>
          <table:table-cell table:style-name="ce40" table:formula="of:=[.F81]/[.$E81]" office:value-type="percentage" office:value="0.3491921005386" calcext:value-type="percentage">
            <text:p>35%</text:p>
          </table:table-cell>
          <table:table-cell table:style-name="ce40" table:formula="of:=[.G81]/[.$E81]" office:value-type="percentage" office:value="0" calcext:value-type="percentage">
            <text:p>0%</text:p>
          </table:table-cell>
          <table:table-cell table:style-name="ce43" table:formula="of:=SUM([.H81:.I81])*[.D81]" office:value-type="float" office:value="50.4931777378815" calcext:value-type="float">
            <text:p>$50</text:p>
          </table:table-cell>
          <table:table-cell table:style-name="ce45" table:formula="of:=[.D81]-[.J81]" office:value-type="float" office:value="94.1068222621185" calcext:value-type="float">
            <text:p>$9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12-15" calcext:value-type="date">
            <text:p>12/15/2016</text:p>
          </table:table-cell>
          <table:table-cell table:style-name="ce35" table:formula="of:=[.A81]-1" office:value-type="date" office:date-value="2017-01-17" calcext:value-type="date">
            <text:p>1/17/2017</text:p>
          </table:table-cell>
          <table:table-cell table:style-name="ce37" table:formula="of:=[.B82]-[.A82]+1" office:value-type="float" office:value="34" calcext:value-type="float">
            <text:p>34</text:p>
          </table:table-cell>
          <table:table-cell table:style-name="ce38" office:value-type="float" office:value="197.37" calcext:value-type="float">
            <text:p>$197.37</text:p>
          </table:table-cell>
          <table:table-cell table:style-name="ce10" office:value-type="float" office:value="1605" calcext:value-type="float">
            <text:p>1605</text:p>
          </table:table-cell>
          <table:table-cell table:style-name="ce10" office:value-type="float" office:value="743" calcext:value-type="float">
            <text:p>743</text:p>
          </table:table-cell>
          <table:table-cell table:style-name="ce10"/>
          <table:table-cell table:style-name="ce40" table:formula="of:=[.F82]/[.$E82]" office:value-type="percentage" office:value="0.462928348909657" calcext:value-type="percentage">
            <text:p>46%</text:p>
          </table:table-cell>
          <table:table-cell table:style-name="ce40" table:formula="of:=[.G82]/[.$E82]" office:value-type="percentage" office:value="0" calcext:value-type="percentage">
            <text:p>0%</text:p>
          </table:table-cell>
          <table:table-cell table:style-name="ce43" table:formula="of:=SUM([.H82:.I82])*[.D82]" office:value-type="float" office:value="91.3681682242991" calcext:value-type="float">
            <text:p>$91</text:p>
          </table:table-cell>
          <table:table-cell table:style-name="ce45" table:formula="of:=[.D82]-[.J82]" office:value-type="float" office:value="106.001831775701" calcext:value-type="float">
            <text:p>$10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11-15" calcext:value-type="date">
            <text:p>11/15/2016</text:p>
          </table:table-cell>
          <table:table-cell table:style-name="ce35" table:formula="of:=[.A82]-1" office:value-type="date" office:date-value="2016-12-14" calcext:value-type="date">
            <text:p>12/14/2016</text:p>
          </table:table-cell>
          <table:table-cell table:style-name="ce37" table:formula="of:=[.B83]-[.A83]+1" office:value-type="float" office:value="30" calcext:value-type="float">
            <text:p>30</text:p>
          </table:table-cell>
          <table:table-cell table:style-name="ce38" office:value-type="float" office:value="132.56" calcext:value-type="float">
            <text:p>$132.56</text:p>
          </table:table-cell>
          <table:table-cell table:style-name="ce10" office:value-type="float" office:value="1069" calcext:value-type="float">
            <text:p>1069</text:p>
          </table:table-cell>
          <table:table-cell table:style-name="ce10" office:value-type="float" office:value="379" calcext:value-type="float">
            <text:p>379</text:p>
          </table:table-cell>
          <table:table-cell table:style-name="ce10"/>
          <table:table-cell table:style-name="ce40" table:formula="of:=[.F83]/[.$E83]" office:value-type="percentage" office:value="0.354536950420954" calcext:value-type="percentage">
            <text:p>35%</text:p>
          </table:table-cell>
          <table:table-cell table:style-name="ce40" table:formula="of:=[.G83]/[.$E83]" office:value-type="percentage" office:value="0" calcext:value-type="percentage">
            <text:p>0%</text:p>
          </table:table-cell>
          <table:table-cell table:style-name="ce43" table:formula="of:=SUM([.H83:.I83])*[.D83]" office:value-type="float" office:value="46.9974181478017" calcext:value-type="float">
            <text:p>$47</text:p>
          </table:table-cell>
          <table:table-cell table:style-name="ce45" table:formula="of:=[.D83]-[.J83]" office:value-type="float" office:value="85.5625818521983" calcext:value-type="float">
            <text:p>$8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10-15" calcext:value-type="date">
            <text:p>10/15/2016</text:p>
          </table:table-cell>
          <table:table-cell table:style-name="ce35" table:formula="of:=[.A83]-1" office:value-type="date" office:date-value="2016-11-14" calcext:value-type="date">
            <text:p>11/14/2016</text:p>
          </table:table-cell>
          <table:table-cell table:style-name="ce37" table:formula="of:=[.B84]-[.A84]+1" office:value-type="float" office:value="31" calcext:value-type="float">
            <text:p>31</text:p>
          </table:table-cell>
          <table:table-cell table:style-name="ce38" office:value-type="float" office:value="101.02" calcext:value-type="float">
            <text:p>$101.02</text:p>
          </table:table-cell>
          <table:table-cell table:style-name="ce10" office:value-type="float" office:value="786" calcext:value-type="float">
            <text:p>786</text:p>
          </table:table-cell>
          <table:table-cell table:style-name="ce10" table:number-columns-repeated="2"/>
          <table:table-cell table:style-name="ce40" table:formula="of:=[.F84]/[.$E84]" office:value-type="percentage" office:value="0" calcext:value-type="percentage">
            <text:p>0%</text:p>
          </table:table-cell>
          <table:table-cell table:style-name="ce40" table:formula="of:=[.G84]/[.$E84]" office:value-type="percentage" office:value="0" calcext:value-type="percentage">
            <text:p>0%</text:p>
          </table:table-cell>
          <table:table-cell table:style-name="ce43" table:formula="of:=SUM([.H84:.I84])*[.D84]" office:value-type="float" office:value="0" calcext:value-type="float">
            <text:p>$0</text:p>
          </table:table-cell>
          <table:table-cell table:style-name="ce45" table:formula="of:=[.D84]-[.J84]" office:value-type="float" office:value="101.02" calcext:value-type="float">
            <text:p>$10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9-16" calcext:value-type="date">
            <text:p>9/16/2016</text:p>
          </table:table-cell>
          <table:table-cell table:style-name="ce35" table:formula="of:=[.A84]-1" office:value-type="date" office:date-value="2016-10-14" calcext:value-type="date">
            <text:p>10/14/2016</text:p>
          </table:table-cell>
          <table:table-cell table:style-name="ce37" table:formula="of:=[.B85]-[.A85]+1" office:value-type="float" office:value="29" calcext:value-type="float">
            <text:p>29</text:p>
          </table:table-cell>
          <table:table-cell table:style-name="ce38" office:value-type="float" office:value="121.99" calcext:value-type="float">
            <text:p>$121.99</text:p>
          </table:table-cell>
          <table:table-cell table:style-name="ce10" office:value-type="float" office:value="975" calcext:value-type="float">
            <text:p>975</text:p>
          </table:table-cell>
          <table:table-cell table:style-name="ce10"/>
          <table:table-cell table:style-name="ce10" office:value-type="float" office:value="175" calcext:value-type="float">
            <text:p>175</text:p>
          </table:table-cell>
          <table:table-cell table:style-name="ce40" table:formula="of:=[.F85]/[.$E85]" office:value-type="percentage" office:value="0" calcext:value-type="percentage">
            <text:p>0%</text:p>
          </table:table-cell>
          <table:table-cell table:style-name="ce40" table:formula="of:=[.G85]/[.$E85]" office:value-type="percentage" office:value="0.179487179487179" calcext:value-type="percentage">
            <text:p>18%</text:p>
          </table:table-cell>
          <table:table-cell table:style-name="ce43" table:formula="of:=SUM([.H85:.I85])*[.D85]" office:value-type="float" office:value="21.895641025641" calcext:value-type="float">
            <text:p>$22</text:p>
          </table:table-cell>
          <table:table-cell table:style-name="ce45" table:formula="of:=[.D85]-[.J85]" office:value-type="float" office:value="100.094358974359" calcext:value-type="float">
            <text:p>$100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8-17" calcext:value-type="date">
            <text:p>8/17/2016</text:p>
          </table:table-cell>
          <table:table-cell table:style-name="ce35" table:formula="of:=[.A85]-1" office:value-type="date" office:date-value="2016-09-15" calcext:value-type="date">
            <text:p>9/15/2016</text:p>
          </table:table-cell>
          <table:table-cell table:style-name="ce37" table:formula="of:=[.B86]-[.A86]+1" office:value-type="float" office:value="30" calcext:value-type="float">
            <text:p>30</text:p>
          </table:table-cell>
          <table:table-cell table:style-name="ce38" office:value-type="float" office:value="227.33" calcext:value-type="float">
            <text:p>$227.33</text:p>
          </table:table-cell>
          <table:table-cell table:style-name="ce10" office:value-type="float" office:value="1922" calcext:value-type="float">
            <text:p>1922</text:p>
          </table:table-cell>
          <table:table-cell table:style-name="ce10"/>
          <table:table-cell table:style-name="ce10" office:value-type="float" office:value="1173" calcext:value-type="float">
            <text:p>1173</text:p>
          </table:table-cell>
          <table:table-cell table:style-name="ce40" table:formula="of:=[.F86]/[.$E86]" office:value-type="percentage" office:value="0" calcext:value-type="percentage">
            <text:p>0%</text:p>
          </table:table-cell>
          <table:table-cell table:style-name="ce40" table:formula="of:=[.G86]/[.$E86]" office:value-type="percentage" office:value="0.610301768990635" calcext:value-type="percentage">
            <text:p>61%</text:p>
          </table:table-cell>
          <table:table-cell table:style-name="ce43" table:formula="of:=SUM([.H86:.I86])*[.D86]" office:value-type="float" office:value="138.739901144641" calcext:value-type="float">
            <text:p>$139</text:p>
          </table:table-cell>
          <table:table-cell table:style-name="ce45" table:formula="of:=[.D86]-[.J86]" office:value-type="float" office:value="88.590098855359" calcext:value-type="float">
            <text:p>$8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7-16" calcext:value-type="date">
            <text:p>7/16/2016</text:p>
          </table:table-cell>
          <table:table-cell table:style-name="ce35" table:formula="of:=[.A86]-1" office:value-type="date" office:date-value="2016-08-16" calcext:value-type="date">
            <text:p>8/16/2016</text:p>
          </table:table-cell>
          <table:table-cell table:style-name="ce37" table:formula="of:=[.B87]-[.A87]+1" office:value-type="float" office:value="32" calcext:value-type="float">
            <text:p>32</text:p>
          </table:table-cell>
          <table:table-cell table:style-name="ce38" office:value-type="float" office:value="342.21" calcext:value-type="float">
            <text:p>$342.21</text:p>
          </table:table-cell>
          <table:table-cell table:style-name="ce10" office:value-type="float" office:value="2954" calcext:value-type="float">
            <text:p>2954</text:p>
          </table:table-cell>
          <table:table-cell table:style-name="ce10"/>
          <table:table-cell table:style-name="ce10" office:value-type="float" office:value="2024" calcext:value-type="float">
            <text:p>2024</text:p>
          </table:table-cell>
          <table:table-cell table:style-name="ce40" table:formula="of:=[.F87]/[.$E87]" office:value-type="percentage" office:value="0" calcext:value-type="percentage">
            <text:p>0%</text:p>
          </table:table-cell>
          <table:table-cell table:style-name="ce40" table:formula="of:=[.G87]/[.$E87]" office:value-type="percentage" office:value="0.685172647257955" calcext:value-type="percentage">
            <text:p>69%</text:p>
          </table:table-cell>
          <table:table-cell table:style-name="ce43" table:formula="of:=SUM([.H87:.I87])*[.D87]" office:value-type="float" office:value="234.472931618145" calcext:value-type="float">
            <text:p>$234</text:p>
          </table:table-cell>
          <table:table-cell table:style-name="ce45" table:formula="of:=[.D87]-[.J87]" office:value-type="float" office:value="107.737068381855" calcext:value-type="float">
            <text:p>$10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6-16" calcext:value-type="date">
            <text:p>6/16/2016</text:p>
          </table:table-cell>
          <table:table-cell table:style-name="ce35" table:formula="of:=[.A87]-1" office:value-type="date" office:date-value="2016-07-15" calcext:value-type="date">
            <text:p>7/15/2016</text:p>
          </table:table-cell>
          <table:table-cell table:style-name="ce37" table:formula="of:=[.B88]-[.A88]+1" office:value-type="float" office:value="30" calcext:value-type="float">
            <text:p>30</text:p>
          </table:table-cell>
          <table:table-cell table:style-name="ce38" office:value-type="float" office:value="312.04" calcext:value-type="float">
            <text:p>$312.04</text:p>
          </table:table-cell>
          <table:table-cell table:style-name="ce10" office:value-type="float" office:value="2652" calcext:value-type="float">
            <text:p>2652</text:p>
          </table:table-cell>
          <table:table-cell table:style-name="ce10"/>
          <table:table-cell table:style-name="ce10" office:value-type="float" office:value="1836" calcext:value-type="float">
            <text:p>1836</text:p>
          </table:table-cell>
          <table:table-cell table:style-name="ce40" table:formula="of:=[.F88]/[.$E88]" office:value-type="percentage" office:value="0" calcext:value-type="percentage">
            <text:p>0%</text:p>
          </table:table-cell>
          <table:table-cell table:style-name="ce40" table:formula="of:=[.G88]/[.$E88]" office:value-type="percentage" office:value="0.692307692307692" calcext:value-type="percentage">
            <text:p>69%</text:p>
          </table:table-cell>
          <table:table-cell table:style-name="ce43" table:formula="of:=SUM([.H88:.I88])*[.D88]" office:value-type="float" office:value="216.027692307692" calcext:value-type="float">
            <text:p>$216</text:p>
          </table:table-cell>
          <table:table-cell table:style-name="ce45" table:formula="of:=[.D88]-[.J88]" office:value-type="float" office:value="96.0123076923077" calcext:value-type="float">
            <text:p>$96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5-17" calcext:value-type="date">
            <text:p>5/17/2016</text:p>
          </table:table-cell>
          <table:table-cell table:style-name="ce35" table:formula="of:=[.A88]-1" office:value-type="date" office:date-value="2016-06-15" calcext:value-type="date">
            <text:p>6/15/2016</text:p>
          </table:table-cell>
          <table:table-cell table:style-name="ce37" table:formula="of:=[.B89]-[.A89]+1" office:value-type="float" office:value="30" calcext:value-type="float">
            <text:p>30</text:p>
          </table:table-cell>
          <table:table-cell table:style-name="ce38" office:value-type="float" office:value="212.98" calcext:value-type="float">
            <text:p>$212.98</text:p>
          </table:table-cell>
          <table:table-cell table:style-name="ce10" office:value-type="float" office:value="1756" calcext:value-type="float">
            <text:p>1756</text:p>
          </table:table-cell>
          <table:table-cell table:style-name="ce10"/>
          <table:table-cell table:style-name="ce10" office:value-type="float" office:value="911" calcext:value-type="float">
            <text:p>911</text:p>
          </table:table-cell>
          <table:table-cell table:style-name="ce40" table:formula="of:=[.F89]/[.$E89]" office:value-type="percentage" office:value="0" calcext:value-type="percentage">
            <text:p>0%</text:p>
          </table:table-cell>
          <table:table-cell table:style-name="ce40" table:formula="of:=[.G89]/[.$E89]" office:value-type="percentage" office:value="0.51879271070615" calcext:value-type="percentage">
            <text:p>52%</text:p>
          </table:table-cell>
          <table:table-cell table:style-name="ce43" table:formula="of:=SUM([.H89:.I89])*[.D89]" office:value-type="float" office:value="110.492471526196" calcext:value-type="float">
            <text:p>$110</text:p>
          </table:table-cell>
          <table:table-cell table:style-name="ce45" table:formula="of:=[.D89]-[.J89]" office:value-type="float" office:value="102.487528473804" calcext:value-type="float">
            <text:p>$102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4-15" calcext:value-type="date">
            <text:p>4/15/2016</text:p>
          </table:table-cell>
          <table:table-cell table:style-name="ce35" table:formula="of:=[.A89]-1" office:value-type="date" office:date-value="2016-05-16" calcext:value-type="date">
            <text:p>5/16/2016</text:p>
          </table:table-cell>
          <table:table-cell table:style-name="ce37" table:formula="of:=[.B90]-[.A90]+1" office:value-type="float" office:value="32" calcext:value-type="float">
            <text:p>32</text:p>
          </table:table-cell>
          <table:table-cell table:style-name="ce38" office:value-type="float" office:value="129.33" calcext:value-type="float">
            <text:p>$129.33</text:p>
          </table:table-cell>
          <table:table-cell table:style-name="ce10" office:value-type="float" office:value="1020" calcext:value-type="float">
            <text:p>1020</text:p>
          </table:table-cell>
          <table:table-cell table:style-name="ce10"/>
          <table:table-cell table:style-name="ce10" office:value-type="float" office:value="166" calcext:value-type="float">
            <text:p>166</text:p>
          </table:table-cell>
          <table:table-cell table:style-name="ce40" table:formula="of:=[.F90]/[.$E90]" office:value-type="percentage" office:value="0" calcext:value-type="percentage">
            <text:p>0%</text:p>
          </table:table-cell>
          <table:table-cell table:style-name="ce40" table:formula="of:=[.G90]/[.$E90]" office:value-type="percentage" office:value="0.162745098039216" calcext:value-type="percentage">
            <text:p>16%</text:p>
          </table:table-cell>
          <table:table-cell table:style-name="ce43" table:formula="of:=SUM([.H90:.I90])*[.D90]" office:value-type="float" office:value="21.0478235294118" calcext:value-type="float">
            <text:p>$21</text:p>
          </table:table-cell>
          <table:table-cell table:style-name="ce45" table:formula="of:=[.D90]-[.J90]" office:value-type="float" office:value="108.282176470588" calcext:value-type="float">
            <text:p>$10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3-16" calcext:value-type="date">
            <text:p>3/16/2016</text:p>
          </table:table-cell>
          <table:table-cell table:style-name="ce35" table:formula="of:=[.A90]-1" office:value-type="date" office:date-value="2016-04-14" calcext:value-type="date">
            <text:p>4/14/2016</text:p>
          </table:table-cell>
          <table:table-cell table:style-name="ce37" table:formula="of:=[.B91]-[.A91]+1" office:value-type="float" office:value="30" calcext:value-type="float">
            <text:p>30</text:p>
          </table:table-cell>
          <table:table-cell table:style-name="ce38" office:value-type="float" office:value="120.53" calcext:value-type="float">
            <text:p>$120.53</text:p>
          </table:table-cell>
          <table:table-cell table:style-name="ce10" office:value-type="float" office:value="922" calcext:value-type="float">
            <text:p>922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40" table:formula="of:=[.F91]/[.$E91]" office:value-type="percentage" office:value="0.0542299349240781" calcext:value-type="percentage">
            <text:p>5%</text:p>
          </table:table-cell>
          <table:table-cell table:style-name="ce40" table:formula="of:=[.G91]/[.$E91]" office:value-type="percentage" office:value="0" calcext:value-type="percentage">
            <text:p>0%</text:p>
          </table:table-cell>
          <table:table-cell table:style-name="ce43" table:formula="of:=SUM([.H91:.I91])*[.D91]" office:value-type="float" office:value="6.53633405639913" calcext:value-type="float">
            <text:p>$7</text:p>
          </table:table-cell>
          <table:table-cell table:style-name="ce45" table:formula="of:=[.D91]-[.J91]" office:value-type="float" office:value="113.993665943601" calcext:value-type="float">
            <text:p>$114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2-13" calcext:value-type="date">
            <text:p>2/13/2016</text:p>
          </table:table-cell>
          <table:table-cell table:style-name="ce35" table:formula="of:=[.A91]-1" office:value-type="date" office:date-value="2016-03-15" calcext:value-type="date">
            <text:p>3/15/2016</text:p>
          </table:table-cell>
          <table:table-cell table:style-name="ce37" table:formula="of:=[.B92]-[.A92]+1" office:value-type="float" office:value="32" calcext:value-type="float">
            <text:p>32</text:p>
          </table:table-cell>
          <table:table-cell table:style-name="ce38" office:value-type="float" office:value="129.89" calcext:value-type="float">
            <text:p>$129.89</text:p>
          </table:table-cell>
          <table:table-cell table:style-name="ce10" office:value-type="float" office:value="983" calcext:value-type="float">
            <text:p>983</text:p>
          </table:table-cell>
          <table:table-cell table:style-name="ce10" office:value-type="float" office:value="157" calcext:value-type="float">
            <text:p>157</text:p>
          </table:table-cell>
          <table:table-cell table:style-name="ce10"/>
          <table:table-cell table:style-name="ce40" table:formula="of:=[.F92]/[.$E92]" office:value-type="percentage" office:value="0.15971515768057" calcext:value-type="percentage">
            <text:p>16%</text:p>
          </table:table-cell>
          <table:table-cell table:style-name="ce40" table:formula="of:=[.G92]/[.$E92]" office:value-type="percentage" office:value="0" calcext:value-type="percentage">
            <text:p>0%</text:p>
          </table:table-cell>
          <table:table-cell table:style-name="ce43" table:formula="of:=SUM([.H92:.I92])*[.D92]" office:value-type="float" office:value="20.7454018311292" calcext:value-type="float">
            <text:p>$21</text:p>
          </table:table-cell>
          <table:table-cell table:style-name="ce45" table:formula="of:=[.D92]-[.J92]" office:value-type="float" office:value="109.144598168871" calcext:value-type="float">
            <text:p>$109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6-01-15" calcext:value-type="date">
            <text:p>1/15/2016</text:p>
          </table:table-cell>
          <table:table-cell table:style-name="ce35" table:formula="of:=[.A92]-1" office:value-type="date" office:date-value="2016-02-12" calcext:value-type="date">
            <text:p>2/12/2016</text:p>
          </table:table-cell>
          <table:table-cell table:style-name="ce37" table:formula="of:=[.B93]-[.A93]+1" office:value-type="float" office:value="29" calcext:value-type="float">
            <text:p>29</text:p>
          </table:table-cell>
          <table:table-cell table:style-name="ce38" office:value-type="float" office:value="179.43" calcext:value-type="float">
            <text:p>$179.43</text:p>
          </table:table-cell>
          <table:table-cell table:style-name="ce10" office:value-type="float" office:value="1401" calcext:value-type="float">
            <text:p>1401</text:p>
          </table:table-cell>
          <table:table-cell table:style-name="ce10" office:value-type="float" office:value="716" calcext:value-type="float">
            <text:p>716</text:p>
          </table:table-cell>
          <table:table-cell table:style-name="ce10"/>
          <table:table-cell table:style-name="ce40" table:formula="of:=[.F93]/[.$E93]" office:value-type="percentage" office:value="0.511063526052819" calcext:value-type="percentage">
            <text:p>51%</text:p>
          </table:table-cell>
          <table:table-cell table:style-name="ce40" table:formula="of:=[.G93]/[.$E93]" office:value-type="percentage" office:value="0" calcext:value-type="percentage">
            <text:p>0%</text:p>
          </table:table-cell>
          <table:table-cell table:style-name="ce43" table:formula="of:=SUM([.H93:.I93])*[.D93]" office:value-type="float" office:value="91.7001284796574" calcext:value-type="float">
            <text:p>$92</text:p>
          </table:table-cell>
          <table:table-cell table:style-name="ce45" table:formula="of:=[.D93]-[.J93]" office:value-type="float" office:value="87.7298715203426" calcext:value-type="float">
            <text:p>$88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office:value-type="date" office:date-value="2015-12-15" calcext:value-type="date">
            <text:p>12/15/2015</text:p>
          </table:table-cell>
          <table:table-cell table:style-name="ce35" table:formula="of:=[.A93]-1" office:value-type="date" office:date-value="2016-01-14" calcext:value-type="date">
            <text:p>1/14/2016</text:p>
          </table:table-cell>
          <table:table-cell table:style-name="ce37" table:formula="of:=[.B94]-[.A94]+1" office:value-type="float" office:value="31" calcext:value-type="float">
            <text:p>31</text:p>
          </table:table-cell>
          <table:table-cell table:style-name="ce38" office:value-type="float" office:value="237.78" calcext:value-type="float">
            <text:p>$237.78</text:p>
          </table:table-cell>
          <table:table-cell table:style-name="ce10" office:value-type="float" office:value="1841" calcext:value-type="float">
            <text:p>1841</text:p>
          </table:table-cell>
          <table:table-cell table:style-name="ce10" office:value-type="float" office:value="514" calcext:value-type="float">
            <text:p>514</text:p>
          </table:table-cell>
          <table:table-cell table:style-name="ce10"/>
          <table:table-cell table:style-name="ce40" table:formula="of:=[.F94]/[.$E94]" office:value-type="percentage" office:value="0.279196089082021" calcext:value-type="percentage">
            <text:p>28%</text:p>
          </table:table-cell>
          <table:table-cell table:style-name="ce40" table:formula="of:=[.G94]/[.$E94]" office:value-type="percentage" office:value="0" calcext:value-type="percentage">
            <text:p>0%</text:p>
          </table:table-cell>
          <table:table-cell table:style-name="ce43" table:formula="of:=SUM([.H94:.I94])*[.D94]" office:value-type="float" office:value="66.3872460619229" calcext:value-type="float">
            <text:p>$66</text:p>
          </table:table-cell>
          <table:table-cell table:style-name="ce45" table:formula="of:=[.D94]-[.J94]" office:value-type="float" office:value="171.392753938077" calcext:value-type="float">
            <text:p>$171</text:p>
          </table:table-cell>
          <table:table-cell table:style-name="ce46"/>
          <table:table-cell table:style-name="ce10" table:number-columns-repeated="16"/>
          <table:table-cell table:number-columns-repeated="996"/>
        </table:table-row>
        <table:table-row table:style-name="ro1">
          <table:table-cell table:style-name="ce35" table:number-columns-repeated="2"/>
          <table:table-cell table:style-name="ce37"/>
          <table:table-cell table:style-name="ce38"/>
          <table:table-cell table:style-name="ce10" table:number-columns-repeated="3"/>
          <table:table-cell table:style-name="ce41" table:number-columns-repeated="2"/>
          <table:table-cell table:style-name="ce43"/>
          <table:table-cell table:style-name="ce37"/>
          <table:table-cell table:style-name="ce10" table:number-columns-repeated="17"/>
          <table:table-cell table:number-columns-repeated="996"/>
        </table:table-row>
        <table:table-row table:style-name="ro1" table:number-rows-repeated="907">
          <table:table-cell table:style-name="ce35" table:number-columns-repeated="2"/>
          <table:table-cell table:style-name="ce37"/>
          <table:table-cell table:style-name="ce38"/>
          <table:table-cell table:style-name="ce10" table:number-columns-repeated="3"/>
          <table:table-cell table:style-name="ce41" table:number-columns-repeated="2"/>
          <table:table-cell table:style-name="ce43"/>
          <table:table-cell table:style-name="ce37"/>
          <table:table-cell table:style-name="ce10" table:number-columns-repeated="17"/>
          <table:table-cell table:number-columns-repeated="996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istory of Power Bill and HVAC portion'.L2:'History of Power Bill and HVAC portion'.L94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</calcext:conditional-formats>
      </table:table>
      <table:table table:name="YtD, 2024" table:style-name="ta5">
        <table:table-column table:style-name="co1" table:number-columns-repeated="1024" table:default-cell-style-name="Default"/>
        <table:table-row table:style-name="ro1"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Average °F</text:p>
          </table:table-cell>
          <table:table-cell table:style-name="ce54" office:value-type="date" office:date-value="2024-01-19" calcext:value-type="date">
            <text:p>1/19/2024</text:p>
          </table:table-cell>
          <table:table-cell table:style-name="ce54" office:value-type="date" office:date-value="2024-02-15" calcext:value-type="date">
            <text:p>2/15/2024</text:p>
          </table:table-cell>
          <table:table-cell table:style-name="ce54" office:value-type="date" office:date-value="2024-03-15" calcext:value-type="date">
            <text:p>3/15/2024</text:p>
          </table:table-cell>
          <table:table-cell table:style-name="ce54" office:value-type="date" office:date-value="2024-04-16" calcext:value-type="date">
            <text:p>4/16/2024</text:p>
          </table:table-cell>
          <table:table-cell table:style-name="ce54" office:value-type="date" office:date-value="2024-05-15" calcext:value-type="date">
            <text:p>5/15/2024</text:p>
          </table:table-cell>
          <table:table-cell table:style-name="ce54" office:value-type="date" office:date-value="2024-06-14" calcext:value-type="date">
            <text:p>6/14/2024</text:p>
          </table:table-cell>
          <table:table-cell table:style-name="ce47" table:number-columns-repeated="18"/>
          <table:table-cell table:number-columns-repeated="998"/>
        </table:table-row>
        <table:table-row table:style-name="ro1">
          <table:table-cell table:style-name="ce48" office:value-type="date" office:date-value="2024-01-01" calcext:value-type="date">
            <text:p>1/1/2024</text:p>
          </table:table-cell>
          <table:table-cell table:style-name="ce52" office:value-type="float" office:value="52" calcext:value-type="float">
            <text:p>52</text:p>
          </table:table-cell>
          <table:table-cell table:style-name="ce55" table:formula="of:=AVERAGE([.B$2:.B2]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49" table:formula="of:=[.A2]+1" office:value-type="date" office:date-value="2024-01-02" calcext:value-type="date">
            <text:p>1/2/2024</text:p>
          </table:table-cell>
          <table:table-cell table:style-name="ce53" office:value-type="float" office:value="52" calcext:value-type="float">
            <text:p>52</text:p>
          </table:table-cell>
          <table:table-cell table:style-name="ce55" table:formula="of:=AVERAGE([.B$2:.B3])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49" table:formula="of:=[.A3]+1" office:value-type="date" office:date-value="2024-01-03" calcext:value-type="date">
            <text:p>1/3/2024</text:p>
          </table:table-cell>
          <table:table-cell table:style-name="ce53" office:value-type="float" office:value="47" calcext:value-type="float">
            <text:p>47</text:p>
          </table:table-cell>
          <table:table-cell table:style-name="ce55" table:formula="of:=AVERAGE([.B$2:.B4])" office:value-type="float" office:value="50.3333333333333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49" table:formula="of:=[.A4]+1" office:value-type="date" office:date-value="2024-01-04" calcext:value-type="date">
            <text:p>1/4/2024</text:p>
          </table:table-cell>
          <table:table-cell table:style-name="ce53" office:value-type="float" office:value="52" calcext:value-type="float">
            <text:p>52</text:p>
          </table:table-cell>
          <table:table-cell table:style-name="ce55" table:formula="of:=AVERAGE([.B$2:.B5])" office:value-type="float" office:value="50.75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49" table:formula="of:=[.A5]+1" office:value-type="date" office:date-value="2024-01-05" calcext:value-type="date">
            <text:p>1/5/2024</text:p>
          </table:table-cell>
          <table:table-cell table:style-name="ce53" office:value-type="float" office:value="52" calcext:value-type="float">
            <text:p>52</text:p>
          </table:table-cell>
          <table:table-cell table:style-name="ce55" table:formula="of:=AVERAGE([.B$2:.B6]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49" table:formula="of:=[.A6]+1" office:value-type="date" office:date-value="2024-01-06" calcext:value-type="date">
            <text:p>1/6/2024</text:p>
          </table:table-cell>
          <table:table-cell table:style-name="ce53" office:value-type="float" office:value="45" calcext:value-type="float">
            <text:p>45</text:p>
          </table:table-cell>
          <table:table-cell table:style-name="ce55" table:formula="of:=AVERAGE([.B$2:.B7]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49" table:formula="of:=[.A7]+1" office:value-type="date" office:date-value="2024-01-07" calcext:value-type="date">
            <text:p>1/7/2024</text:p>
          </table:table-cell>
          <table:table-cell table:style-name="ce53" office:value-type="float" office:value="46" calcext:value-type="float">
            <text:p>46</text:p>
          </table:table-cell>
          <table:table-cell table:style-name="ce55" table:formula="of:=AVERAGE([.B$2:.B8])" office:value-type="float" office:value="49.4285714285714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49" table:formula="of:=[.A8]+1" office:value-type="date" office:date-value="2024-01-08" calcext:value-type="date">
            <text:p>1/8/2024</text:p>
          </table:table-cell>
          <table:table-cell table:style-name="ce53" office:value-type="float" office:value="42" calcext:value-type="float">
            <text:p>42</text:p>
          </table:table-cell>
          <table:table-cell table:style-name="ce55" table:formula="of:=AVERAGE([.B$2:.B9])" office:value-type="float" office:value="48.5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49" table:formula="of:=[.A9]+1" office:value-type="date" office:date-value="2024-01-09" calcext:value-type="date">
            <text:p>1/9/2024</text:p>
          </table:table-cell>
          <table:table-cell table:style-name="ce53" office:value-type="float" office:value="40" calcext:value-type="float">
            <text:p>40</text:p>
          </table:table-cell>
          <table:table-cell table:style-name="ce55" table:formula="of:=AVERAGE([.B$2:.B10])" office:value-type="float" office:value="47.5555555555556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49" table:formula="of:=[.A10]+1" office:value-type="date" office:date-value="2024-01-10" calcext:value-type="date">
            <text:p>1/10/2024</text:p>
          </table:table-cell>
          <table:table-cell table:style-name="ce53" office:value-type="float" office:value="39" calcext:value-type="float">
            <text:p>39</text:p>
          </table:table-cell>
          <table:table-cell table:style-name="ce55" table:formula="of:=AVERAGE([.B$2:.B11])" office:value-type="float" office:value="46.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49" table:formula="of:=[.A11]+1" office:value-type="date" office:date-value="2024-01-11" calcext:value-type="date">
            <text:p>1/11/2024</text:p>
          </table:table-cell>
          <table:table-cell table:style-name="ce53" office:value-type="float" office:value="41" calcext:value-type="float">
            <text:p>41</text:p>
          </table:table-cell>
          <table:table-cell table:style-name="ce55" table:formula="of:=AVERAGE([.B$2:.B12])" office:value-type="float" office:value="46.1818181818182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49" table:formula="of:=[.A12]+1" office:value-type="date" office:date-value="2024-01-12" calcext:value-type="date">
            <text:p>1/12/2024</text:p>
          </table:table-cell>
          <table:table-cell table:style-name="ce53" office:value-type="float" office:value="38" calcext:value-type="float">
            <text:p>38</text:p>
          </table:table-cell>
          <table:table-cell table:style-name="ce55" table:formula="of:=AVERAGE([.B$2:.B13])" office:value-type="float" office:value="45.5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49" table:formula="of:=[.A13]+1" office:value-type="date" office:date-value="2024-01-13" calcext:value-type="date">
            <text:p>1/13/2024</text:p>
          </table:table-cell>
          <table:table-cell table:style-name="ce53" office:value-type="float" office:value="41" calcext:value-type="float">
            <text:p>41</text:p>
          </table:table-cell>
          <table:table-cell table:style-name="ce55" table:formula="of:=AVERAGE([.B$2:.B14])" office:value-type="float" office:value="45.1538461538462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49" table:formula="of:=[.A14]+1" office:value-type="date" office:date-value="2024-01-14" calcext:value-type="date">
            <text:p>1/14/2024</text:p>
          </table:table-cell>
          <table:table-cell table:style-name="ce53" office:value-type="float" office:value="46" calcext:value-type="float">
            <text:p>46</text:p>
          </table:table-cell>
          <table:table-cell table:style-name="ce55" table:formula="of:=AVERAGE([.B$2:.B15])" office:value-type="float" office:value="45.2142857142857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49" table:formula="of:=[.A15]+1" office:value-type="date" office:date-value="2024-01-15" calcext:value-type="date">
            <text:p>1/15/2024</text:p>
          </table:table-cell>
          <table:table-cell table:style-name="ce53" office:value-type="float" office:value="47" calcext:value-type="float">
            <text:p>47</text:p>
          </table:table-cell>
          <table:table-cell table:style-name="ce55" table:formula="of:=AVERAGE([.B$2:.B16])" office:value-type="float" office:value="45.3333333333333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49" table:formula="of:=[.A16]+1" office:value-type="date" office:date-value="2024-01-16" calcext:value-type="date">
            <text:p>1/16/2024</text:p>
          </table:table-cell>
          <table:table-cell table:style-name="ce53" office:value-type="float" office:value="47" calcext:value-type="float">
            <text:p>47</text:p>
          </table:table-cell>
          <table:table-cell table:style-name="ce55" table:formula="of:=AVERAGE([.B$2:.B17])" office:value-type="float" office:value="45.437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49" table:formula="of:=[.A17]+1" office:value-type="date" office:date-value="2024-01-17" calcext:value-type="date">
            <text:p>1/17/2024</text:p>
          </table:table-cell>
          <table:table-cell table:style-name="ce53" office:value-type="float" office:value="49" calcext:value-type="float">
            <text:p>49</text:p>
          </table:table-cell>
          <table:table-cell table:style-name="ce55" table:formula="of:=AVERAGE([.B$2:.B18])" office:value-type="float" office:value="45.6470588235294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49" table:formula="of:=[.A18]+1" office:value-type="date" office:date-value="2024-01-18" calcext:value-type="date">
            <text:p>1/18/2024</text:p>
          </table:table-cell>
          <table:table-cell table:style-name="ce53" office:value-type="float" office:value="50" calcext:value-type="float">
            <text:p>50</text:p>
          </table:table-cell>
          <table:table-cell table:style-name="ce55" table:formula="of:=AVERAGE([.B$2:.B19])" office:value-type="float" office:value="45.8888888888889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50" table:formula="of:=[.A19]+1" office:value-type="date" office:date-value="2024-01-19" calcext:value-type="date">
            <text:p>1/19/2024</text:p>
          </table:table-cell>
          <table:table-cell table:style-name="ce53" office:value-type="float" office:value="53" calcext:value-type="float">
            <text:p>53</text:p>
          </table:table-cell>
          <table:table-cell table:style-name="ce55" table:formula="of:=AVERAGE([.B$2:.B20])" office:value-type="float" office:value="46.2631578947368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51" table:formula="of:=[.A20]+1" office:value-type="date" office:date-value="2024-01-20" calcext:value-type="date">
            <text:p>1/20/2024</text:p>
          </table:table-cell>
          <table:table-cell table:style-name="ce53" office:value-type="float" office:value="54" calcext:value-type="float">
            <text:p>54</text:p>
          </table:table-cell>
          <table:table-cell/>
          <table:table-cell table:style-name="ce55" table:formula="of:=AVERAGE([.B$21:.B21]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21]+1" office:value-type="date" office:date-value="2024-01-21" calcext:value-type="date">
            <text:p>1/21/2024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table:style-name="ce55" table:formula="of:=AVERAGE([.B$21:.B22]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22]+1" office:value-type="date" office:date-value="2024-01-22" calcext:value-type="date">
            <text:p>1/22/2024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table:style-name="ce55" table:formula="of:=AVERAGE([.B$21:.B23])" office:value-type="float" office:value="52.6666666666667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23]+1" office:value-type="date" office:date-value="2024-01-23" calcext:value-type="date">
            <text:p>1/23/2024</text:p>
          </table:table-cell>
          <table:table-cell table:style-name="ce53" office:value-type="float" office:value="55" calcext:value-type="float">
            <text:p>55</text:p>
          </table:table-cell>
          <table:table-cell/>
          <table:table-cell table:style-name="ce55" table:formula="of:=AVERAGE([.B$21:.B24])" office:value-type="float" office:value="53.25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24]+1" office:value-type="date" office:date-value="2024-01-24" calcext:value-type="date">
            <text:p>1/24/2024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table:style-name="ce55" table:formula="of:=AVERAGE([.B$21:.B25]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25]+1" office:value-type="date" office:date-value="2024-01-25" calcext:value-type="date">
            <text:p>1/25/2024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table:style-name="ce55" table:formula="of:=AVERAGE([.B$21:.B26])" office:value-type="float" office:value="53.5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26]+1" office:value-type="date" office:date-value="2024-01-26" calcext:value-type="date">
            <text:p>1/26/2024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table:style-name="ce55" table:formula="of:=AVERAGE([.B$21:.B27])" office:value-type="float" office:value="53.8571428571429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27]+1" office:value-type="date" office:date-value="2024-01-27" calcext:value-type="date">
            <text:p>1/27/2024</text:p>
          </table:table-cell>
          <table:table-cell table:style-name="ce53" office:value-type="float" office:value="53" calcext:value-type="float">
            <text:p>53</text:p>
          </table:table-cell>
          <table:table-cell/>
          <table:table-cell table:style-name="ce55" table:formula="of:=AVERAGE([.B$21:.B28])" office:value-type="float" office:value="53.75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28]+1" office:value-type="date" office:date-value="2024-01-28" calcext:value-type="date">
            <text:p>1/28/2024</text:p>
          </table:table-cell>
          <table:table-cell table:style-name="ce53" office:value-type="float" office:value="58" calcext:value-type="float">
            <text:p>58</text:p>
          </table:table-cell>
          <table:table-cell/>
          <table:table-cell table:style-name="ce55" table:formula="of:=AVERAGE([.B$21:.B29])" office:value-type="float" office:value="54.2222222222222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29]+1" office:value-type="date" office:date-value="2024-01-29" calcext:value-type="date">
            <text:p>1/29/2024</text:p>
          </table:table-cell>
          <table:table-cell table:style-name="ce53" office:value-type="float" office:value="61" calcext:value-type="float">
            <text:p>61</text:p>
          </table:table-cell>
          <table:table-cell/>
          <table:table-cell table:style-name="ce55" table:formula="of:=AVERAGE([.B$21:.B30])" office:value-type="float" office:value="54.9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9" table:formula="of:=[.A30]+1" office:value-type="date" office:date-value="2024-01-30" calcext:value-type="date">
            <text:p>1/30/2024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table:style-name="ce55" table:formula="of:=AVERAGE([.B$21:.B31])" office:value-type="float" office:value="55.3636363636364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9" table:formula="of:=[.A31]+1" office:value-type="date" office:date-value="2024-01-31" calcext:value-type="date">
            <text:p>1/31/2024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5" table:formula="of:=AVERAGE([.B$21:.B32])" office:value-type="float" office:value="55.5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49" table:formula="of:=[.A32]+1" office:value-type="date" office:date-value="2024-02-01" calcext:value-type="date">
            <text:p>2/1/2024</text:p>
          </table:table-cell>
          <table:table-cell table:style-name="ce52" office:value-type="float" office:value="53" calcext:value-type="float">
            <text:p>53</text:p>
          </table:table-cell>
          <table:table-cell/>
          <table:table-cell table:style-name="ce55" table:formula="of:=AVERAGE([.B$21:.B33])" office:value-type="float" office:value="55.3076923076923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9" table:formula="of:=[.A33]+1" office:value-type="date" office:date-value="2024-02-02" calcext:value-type="date">
            <text:p>2/2/2024</text:p>
          </table:table-cell>
          <table:table-cell table:style-name="ce53" office:value-type="float" office:value="51" calcext:value-type="float">
            <text:p>51</text:p>
          </table:table-cell>
          <table:table-cell/>
          <table:table-cell table:style-name="ce55" table:formula="of:=AVERAGE([.B$21:.B34]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9" table:formula="of:=[.A34]+1" office:value-type="date" office:date-value="2024-02-03" calcext:value-type="date">
            <text:p>2/3/2024</text:p>
          </table:table-cell>
          <table:table-cell table:style-name="ce53" office:value-type="float" office:value="49" calcext:value-type="float">
            <text:p>49</text:p>
          </table:table-cell>
          <table:table-cell/>
          <table:table-cell table:style-name="ce55" table:formula="of:=AVERAGE([.B$21:.B35])" office:value-type="float" office:value="54.6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49" table:formula="of:=[.A35]+1" office:value-type="date" office:date-value="2024-02-04" calcext:value-type="date">
            <text:p>2/4/2024</text:p>
          </table:table-cell>
          <table:table-cell table:style-name="ce53" office:value-type="float" office:value="50" calcext:value-type="float">
            <text:p>50</text:p>
          </table:table-cell>
          <table:table-cell/>
          <table:table-cell table:style-name="ce55" table:formula="of:=AVERAGE([.B$21:.B36])" office:value-type="float" office:value="54.3125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36]+1" office:value-type="date" office:date-value="2024-02-05" calcext:value-type="date">
            <text:p>2/5/2024</text:p>
          </table:table-cell>
          <table:table-cell table:style-name="ce53" office:value-type="float" office:value="49" calcext:value-type="float">
            <text:p>49</text:p>
          </table:table-cell>
          <table:table-cell/>
          <table:table-cell table:style-name="ce55" table:formula="of:=AVERAGE([.B$21:.B37]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37]+1" office:value-type="date" office:date-value="2024-02-06" calcext:value-type="date">
            <text:p>2/6/2024</text:p>
          </table:table-cell>
          <table:table-cell table:style-name="ce53" office:value-type="float" office:value="49" calcext:value-type="float">
            <text:p>49</text:p>
          </table:table-cell>
          <table:table-cell/>
          <table:table-cell table:style-name="ce55" table:formula="of:=AVERAGE([.B$21:.B38])" office:value-type="float" office:value="53.7222222222222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38]+1" office:value-type="date" office:date-value="2024-02-07" calcext:value-type="date">
            <text:p>2/7/2024</text:p>
          </table:table-cell>
          <table:table-cell table:style-name="ce53" office:value-type="float" office:value="50" calcext:value-type="float">
            <text:p>50</text:p>
          </table:table-cell>
          <table:table-cell/>
          <table:table-cell table:style-name="ce55" table:formula="of:=AVERAGE([.B$21:.B39])" office:value-type="float" office:value="53.5263157894737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49" table:formula="of:=[.A39]+1" office:value-type="date" office:date-value="2024-02-08" calcext:value-type="date">
            <text:p>2/8/2024</text:p>
          </table:table-cell>
          <table:table-cell table:style-name="ce53" office:value-type="float" office:value="46" calcext:value-type="float">
            <text:p>46</text:p>
          </table:table-cell>
          <table:table-cell/>
          <table:table-cell table:style-name="ce55" table:formula="of:=AVERAGE([.B$21:.B40])" office:value-type="float" office:value="53.15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40]+1" office:value-type="date" office:date-value="2024-02-09" calcext:value-type="date">
            <text:p>2/9/2024</text:p>
          </table:table-cell>
          <table:table-cell table:style-name="ce53" office:value-type="float" office:value="46" calcext:value-type="float">
            <text:p>46</text:p>
          </table:table-cell>
          <table:table-cell/>
          <table:table-cell table:style-name="ce55" table:formula="of:=AVERAGE([.B$21:.B41])" office:value-type="float" office:value="52.8095238095238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41]+1" office:value-type="date" office:date-value="2024-02-10" calcext:value-type="date">
            <text:p>2/10/2024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table:style-name="ce55" table:formula="of:=AVERAGE([.B$21:.B42])" office:value-type="float" office:value="52.5909090909091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49" table:formula="of:=[.A42]+1" office:value-type="date" office:date-value="2024-02-11" calcext:value-type="date">
            <text:p>2/11/2024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table:style-name="ce55" table:formula="of:=AVERAGE([.B$21:.B43])" office:value-type="float" office:value="52.3913043478261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49" table:formula="of:=[.A43]+1" office:value-type="date" office:date-value="2024-02-12" calcext:value-type="date">
            <text:p>2/12/2024</text:p>
          </table:table-cell>
          <table:table-cell table:style-name="ce53" office:value-type="float" office:value="47" calcext:value-type="float">
            <text:p>47</text:p>
          </table:table-cell>
          <table:table-cell/>
          <table:table-cell table:style-name="ce55" table:formula="of:=AVERAGE([.B$21:.B44])" office:value-type="float" office:value="52.1666666666667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49" table:formula="of:=[.A44]+1" office:value-type="date" office:date-value="2024-02-13" calcext:value-type="date">
            <text:p>2/13/2024</text:p>
          </table:table-cell>
          <table:table-cell table:style-name="ce53" office:value-type="float" office:value="50" calcext:value-type="float">
            <text:p>50</text:p>
          </table:table-cell>
          <table:table-cell/>
          <table:table-cell table:style-name="ce55" table:formula="of:=AVERAGE([.B$21:.B45])" office:value-type="float" office:value="52.08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49" table:formula="of:=[.A45]+1" office:value-type="date" office:date-value="2024-02-14" calcext:value-type="date">
            <text:p>2/14/2024</text:p>
          </table:table-cell>
          <table:table-cell table:style-name="ce53" office:value-type="float" office:value="53" calcext:value-type="float">
            <text:p>53</text:p>
          </table:table-cell>
          <table:table-cell/>
          <table:table-cell table:style-name="ce55" table:formula="of:=AVERAGE([.B$21:.B46])" office:value-type="float" office:value="52.1153846153846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50" table:formula="of:=[.A46]+1" office:value-type="date" office:date-value="2024-02-15" calcext:value-type="date">
            <text:p>2/15/2024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5" table:formula="of:=AVERAGE([.B$21:.B47])" office:value-type="float" office:value="52.2962962962963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51" table:formula="of:=[.A47]+1" office:value-type="date" office:date-value="2024-02-16" calcext:value-type="date">
            <text:p>2/16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2"/>
          <table:table-cell table:style-name="ce55" table:formula="of:=AVERAGE([.B$48:.B48])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48]+1" office:value-type="date" office:date-value="2024-02-17" calcext:value-type="date">
            <text:p>2/17/2024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2"/>
          <table:table-cell table:style-name="ce55" table:formula="of:=AVERAGE([.B$48:.B49])" office:value-type="float" office:value="57.5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49]+1" office:value-type="date" office:date-value="2024-02-18" calcext:value-type="date">
            <text:p>2/18/2024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2"/>
          <table:table-cell table:style-name="ce55" table:formula="of:=AVERAGE([.B$48:.B50])" office:value-type="float" office:value="58.3333333333333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0]+1" office:value-type="date" office:date-value="2024-02-19" calcext:value-type="date">
            <text:p>2/19/2024</text:p>
          </table:table-cell>
          <table:table-cell table:style-name="ce53" office:value-type="float" office:value="61" calcext:value-type="float">
            <text:p>61</text:p>
          </table:table-cell>
          <table:table-cell table:number-columns-repeated="2"/>
          <table:table-cell table:style-name="ce55" table:formula="of:=AVERAGE([.B$48:.B51])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51]+1" office:value-type="date" office:date-value="2024-02-20" calcext:value-type="date">
            <text:p>2/20/2024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2"/>
          <table:table-cell table:style-name="ce55" table:formula="of:=AVERAGE([.B$48:.B52])" office:value-type="float" office:value="58.6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52]+1" office:value-type="date" office:date-value="2024-02-21" calcext:value-type="date">
            <text:p>2/21/2024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2"/>
          <table:table-cell table:style-name="ce55" table:formula="of:=AVERAGE([.B$48:.B53])" office:value-type="float" office:value="58.3333333333333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3]+1" office:value-type="date" office:date-value="2024-02-22" calcext:value-type="date">
            <text:p>2/22/2024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/>
          <table:table-cell table:style-name="ce55" table:formula="of:=AVERAGE([.B$48:.B54])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4]+1" office:value-type="date" office:date-value="2024-02-23" calcext:value-type="date">
            <text:p>2/23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2"/>
          <table:table-cell table:style-name="ce55" table:formula="of:=AVERAGE([.B$48:.B55])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5]+1" office:value-type="date" office:date-value="2024-02-24" calcext:value-type="date">
            <text:p>2/24/2024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2"/>
          <table:table-cell table:style-name="ce55" table:formula="of:=AVERAGE([.B$48:.B56])" office:value-type="float" office:value="58.1111111111111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6]+1" office:value-type="date" office:date-value="2024-02-25" calcext:value-type="date">
            <text:p>2/25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2"/>
          <table:table-cell table:style-name="ce55" table:formula="of:=AVERAGE([.B$48:.B57])" office:value-type="float" office:value="58.1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7]+1" office:value-type="date" office:date-value="2024-02-26" calcext:value-type="date">
            <text:p>2/26/2024</text:p>
          </table:table-cell>
          <table:table-cell table:style-name="ce53" office:value-type="float" office:value="62" calcext:value-type="float">
            <text:p>62</text:p>
          </table:table-cell>
          <table:table-cell table:number-columns-repeated="2"/>
          <table:table-cell table:style-name="ce55" table:formula="of:=AVERAGE([.B$48:.B58])" office:value-type="float" office:value="58.4545454545455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58]+1" office:value-type="date" office:date-value="2024-02-27" calcext:value-type="date">
            <text:p>2/27/2024</text:p>
          </table:table-cell>
          <table:table-cell table:style-name="ce53" office:value-type="float" office:value="61" calcext:value-type="float">
            <text:p>61</text:p>
          </table:table-cell>
          <table:table-cell table:number-columns-repeated="2"/>
          <table:table-cell table:style-name="ce55" table:formula="of:=AVERAGE([.B$48:.B59])" office:value-type="float" office:value="58.6666666666667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59]+1" office:value-type="date" office:date-value="2024-02-28" calcext:value-type="date">
            <text:p>2/28/2024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/>
          <table:table-cell table:style-name="ce55" table:formula="of:=AVERAGE([.B$48:.B60])" office:value-type="float" office:value="58.4615384615385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9" table:formula="of:=[.A60]+1" office:value-type="date" office:date-value="2024-02-29" calcext:value-type="date">
            <text:p>2/29/2024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2"/>
          <table:table-cell table:style-name="ce55" table:formula="of:=AVERAGE([.B$48:.B61])" office:value-type="float" office:value="58.5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1]+1" office:value-type="date" office:date-value="2024-03-01" calcext:value-type="date">
            <text:p>3/1/2024</text:p>
          </table:table-cell>
          <table:table-cell table:style-name="ce52" office:value-type="float" office:value="63" calcext:value-type="float">
            <text:p>63</text:p>
          </table:table-cell>
          <table:table-cell table:number-columns-repeated="2"/>
          <table:table-cell table:style-name="ce55" table:formula="of:=AVERAGE([.B$48:.B62])" office:value-type="float" office:value="58.8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2]+1" office:value-type="date" office:date-value="2024-03-02" calcext:value-type="date">
            <text:p>3/2/2024</text:p>
          </table:table-cell>
          <table:table-cell table:style-name="ce53" office:value-type="float" office:value="61" calcext:value-type="float">
            <text:p>61</text:p>
          </table:table-cell>
          <table:table-cell table:number-columns-repeated="2"/>
          <table:table-cell table:style-name="ce55" table:formula="of:=AVERAGE([.B$48:.B63])" office:value-type="float" office:value="58.9375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3]+1" office:value-type="date" office:date-value="2024-03-03" calcext:value-type="date">
            <text:p>3/3/2024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2"/>
          <table:table-cell table:style-name="ce55" table:formula="of:=AVERAGE([.B$48:.B64])" office:value-type="float" office:value="58.9411764705882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4]+1" office:value-type="date" office:date-value="2024-03-04" calcext:value-type="date">
            <text:p>3/4/2024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/>
          <table:table-cell table:style-name="ce55" table:formula="of:=AVERAGE([.B$48:.B65])" office:value-type="float" office:value="58.7777777777778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5]+1" office:value-type="date" office:date-value="2024-03-05" calcext:value-type="date">
            <text:p>3/5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2"/>
          <table:table-cell table:style-name="ce55" table:formula="of:=AVERAGE([.B$48:.B66])" office:value-type="float" office:value="58.7368421052632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6]+1" office:value-type="date" office:date-value="2024-03-06" calcext:value-type="date">
            <text:p>3/6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2"/>
          <table:table-cell table:style-name="ce55" table:formula="of:=AVERAGE([.B$48:.B67])" office:value-type="float" office:value="58.7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7]+1" office:value-type="date" office:date-value="2024-03-07" calcext:value-type="date">
            <text:p>3/7/2024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2"/>
          <table:table-cell table:style-name="ce55" table:formula="of:=AVERAGE([.B$48:.B68])" office:value-type="float" office:value="58.7619047619048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8]+1" office:value-type="date" office:date-value="2024-03-08" calcext:value-type="date">
            <text:p>3/8/2024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2"/>
          <table:table-cell table:style-name="ce55" table:formula="of:=AVERAGE([.B$48:.B69])" office:value-type="float" office:value="58.7727272727273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69]+1" office:value-type="date" office:date-value="2024-03-09" calcext:value-type="date">
            <text:p>3/9/2024</text:p>
          </table:table-cell>
          <table:table-cell table:style-name="ce53" office:value-type="float" office:value="55" calcext:value-type="float">
            <text:p>55</text:p>
          </table:table-cell>
          <table:table-cell table:number-columns-repeated="2"/>
          <table:table-cell table:style-name="ce55" table:formula="of:=AVERAGE([.B$48:.B70])" office:value-type="float" office:value="58.608695652173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70]+1" office:value-type="date" office:date-value="2024-03-10" calcext:value-type="date">
            <text:p>3/10/2024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/>
          <table:table-cell table:style-name="ce55" table:formula="of:=AVERAGE([.B$48:.B71])" office:value-type="float" office:value="58.5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71]+1" office:value-type="date" office:date-value="2024-03-11" calcext:value-type="date">
            <text:p>3/11/2024</text:p>
          </table:table-cell>
          <table:table-cell table:style-name="ce53" office:value-type="float" office:value="64" calcext:value-type="float">
            <text:p>64</text:p>
          </table:table-cell>
          <table:table-cell table:number-columns-repeated="2"/>
          <table:table-cell table:style-name="ce55" table:formula="of:=AVERAGE([.B$48:.B72])" office:value-type="float" office:value="58.72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72]+1" office:value-type="date" office:date-value="2024-03-12" calcext:value-type="date">
            <text:p>3/12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2"/>
          <table:table-cell table:style-name="ce55" table:formula="of:=AVERAGE([.B$48:.B73])" office:value-type="float" office:value="58.6923076923077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73]+1" office:value-type="date" office:date-value="2024-03-13" calcext:value-type="date">
            <text:p>3/13/2024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2"/>
          <table:table-cell table:style-name="ce55" table:formula="of:=AVERAGE([.B$48:.B74])" office:value-type="float" office:value="58.7407407407407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49" table:formula="of:=[.A74]+1" office:value-type="date" office:date-value="2024-03-14" calcext:value-type="date">
            <text:p>3/14/2024</text:p>
          </table:table-cell>
          <table:table-cell table:style-name="ce53" office:value-type="float" office:value="55" calcext:value-type="float">
            <text:p>55</text:p>
          </table:table-cell>
          <table:table-cell table:number-columns-repeated="2"/>
          <table:table-cell table:style-name="ce55" table:formula="of:=AVERAGE([.B$48:.B75])" office:value-type="float" office:value="58.607142857142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50" table:formula="of:=[.A75]+1" office:value-type="date" office:date-value="2024-03-15" calcext:value-type="date">
            <text:p>3/15/2024</text:p>
          </table:table-cell>
          <table:table-cell table:style-name="ce53" office:value-type="float" office:value="52" calcext:value-type="float">
            <text:p>52</text:p>
          </table:table-cell>
          <table:table-cell table:number-columns-repeated="2"/>
          <table:table-cell table:style-name="ce55" table:formula="of:=AVERAGE([.B$48:.B76])" office:value-type="float" office:value="58.3793103448276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51" table:formula="of:=[.A76]+1" office:value-type="date" office:date-value="2024-03-16" calcext:value-type="date">
            <text:p>3/16/2024</text:p>
          </table:table-cell>
          <table:table-cell table:style-name="ce53" office:value-type="float" office:value="53" calcext:value-type="float">
            <text:p>53</text:p>
          </table:table-cell>
          <table:table-cell table:number-columns-repeated="3"/>
          <table:table-cell table:style-name="ce55" table:formula="of:=AVERAGE([.B$77:.B77])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49" table:formula="of:=[.A77]+1" office:value-type="date" office:date-value="2024-03-17" calcext:value-type="date">
            <text:p>3/17/2024</text:p>
          </table:table-cell>
          <table:table-cell table:style-name="ce53" office:value-type="float" office:value="58" calcext:value-type="float">
            <text:p>58</text:p>
          </table:table-cell>
          <table:table-cell table:number-columns-repeated="3"/>
          <table:table-cell table:style-name="ce55" table:formula="of:=AVERAGE([.B$77:.B78])" office:value-type="float" office:value="55.5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49" table:formula="of:=[.A78]+1" office:value-type="date" office:date-value="2024-03-18" calcext:value-type="date">
            <text:p>3/18/2024</text:p>
          </table:table-cell>
          <table:table-cell table:style-name="ce53" office:value-type="float" office:value="63" calcext:value-type="float">
            <text:p>63</text:p>
          </table:table-cell>
          <table:table-cell table:number-columns-repeated="3"/>
          <table:table-cell table:style-name="ce55" table:formula="of:=AVERAGE([.B$77:.B79])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49" table:formula="of:=[.A79]+1" office:value-type="date" office:date-value="2024-03-19" calcext:value-type="date">
            <text:p>3/19/2024</text:p>
          </table:table-cell>
          <table:table-cell table:style-name="ce53" office:value-type="float" office:value="62" calcext:value-type="float">
            <text:p>62</text:p>
          </table:table-cell>
          <table:table-cell table:number-columns-repeated="3"/>
          <table:table-cell table:style-name="ce55" table:formula="of:=AVERAGE([.B$77:.B80])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49" table:formula="of:=[.A80]+1" office:value-type="date" office:date-value="2024-03-20" calcext:value-type="date">
            <text:p>3/20/2024</text:p>
          </table:table-cell>
          <table:table-cell table:style-name="ce53" office:value-type="float" office:value="66" calcext:value-type="float">
            <text:p>66</text:p>
          </table:table-cell>
          <table:table-cell table:number-columns-repeated="3"/>
          <table:table-cell table:style-name="ce55" table:formula="of:=AVERAGE([.B$77:.B81])" office:value-type="float" office:value="60.4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49" table:formula="of:=[.A81]+1" office:value-type="date" office:date-value="2024-03-21" calcext:value-type="date">
            <text:p>3/21/2024</text:p>
          </table:table-cell>
          <table:table-cell table:style-name="ce53" office:value-type="float" office:value="68" calcext:value-type="float">
            <text:p>68</text:p>
          </table:table-cell>
          <table:table-cell table:number-columns-repeated="3"/>
          <table:table-cell table:style-name="ce55" table:formula="of:=AVERAGE([.B$77:.B82])" office:value-type="float" office:value="61.6666666666667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82]+1" office:value-type="date" office:date-value="2024-03-22" calcext:value-type="date">
            <text:p>3/22/2024</text:p>
          </table:table-cell>
          <table:table-cell table:style-name="ce53" office:value-type="float" office:value="66" calcext:value-type="float">
            <text:p>66</text:p>
          </table:table-cell>
          <table:table-cell table:number-columns-repeated="3"/>
          <table:table-cell table:style-name="ce55" table:formula="of:=AVERAGE([.B$77:.B83])" office:value-type="float" office:value="62.2857142857143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83]+1" office:value-type="date" office:date-value="2024-03-23" calcext:value-type="date">
            <text:p>3/23/2024</text:p>
          </table:table-cell>
          <table:table-cell table:style-name="ce53" office:value-type="float" office:value="64" calcext:value-type="float">
            <text:p>64</text:p>
          </table:table-cell>
          <table:table-cell table:number-columns-repeated="3"/>
          <table:table-cell table:style-name="ce55" table:formula="of:=AVERAGE([.B$77:.B84])" office:value-type="float" office:value="62.5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49" table:formula="of:=[.A84]+1" office:value-type="date" office:date-value="2024-03-24" calcext:value-type="date">
            <text:p>3/24/2024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3"/>
          <table:table-cell table:style-name="ce55" table:formula="of:=AVERAGE([.B$77:.B85])" office:value-type="float" office:value="61.8888888888889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85]+1" office:value-type="date" office:date-value="2024-03-25" calcext:value-type="date">
            <text:p>3/25/2024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3"/>
          <table:table-cell table:style-name="ce55" table:formula="of:=AVERAGE([.B$77:.B86])" office:value-type="float" office:value="61.6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86]+1" office:value-type="date" office:date-value="2024-03-26" calcext:value-type="date">
            <text:p>3/26/2024</text:p>
          </table:table-cell>
          <table:table-cell table:style-name="ce53" office:value-type="float" office:value="61" calcext:value-type="float">
            <text:p>61</text:p>
          </table:table-cell>
          <table:table-cell table:number-columns-repeated="3"/>
          <table:table-cell table:style-name="ce55" table:formula="of:=AVERAGE([.B$77:.B87])" office:value-type="float" office:value="61.5454545454545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87]+1" office:value-type="date" office:date-value="2024-03-27" calcext:value-type="date">
            <text:p>3/27/2024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3"/>
          <table:table-cell table:style-name="ce55" table:formula="of:=AVERAGE([.B$77:.B88])" office:value-type="float" office:value="61.4166666666667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88]+1" office:value-type="date" office:date-value="2024-03-28" calcext:value-type="date">
            <text:p>3/28/2024</text:p>
          </table:table-cell>
          <table:table-cell table:style-name="ce53" office:value-type="float" office:value="69" calcext:value-type="float">
            <text:p>69</text:p>
          </table:table-cell>
          <table:table-cell table:number-columns-repeated="3"/>
          <table:table-cell table:style-name="ce55" table:formula="of:=AVERAGE([.B$77:.B89])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89]+1" office:value-type="date" office:date-value="2024-03-29" calcext:value-type="date">
            <text:p>3/29/2024</text:p>
          </table:table-cell>
          <table:table-cell table:style-name="ce53" office:value-type="float" office:value="65" calcext:value-type="float">
            <text:p>65</text:p>
          </table:table-cell>
          <table:table-cell table:number-columns-repeated="3"/>
          <table:table-cell table:style-name="ce55" table:formula="of:=AVERAGE([.B$77:.B90])" office:value-type="float" office:value="62.2142857142857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90]+1" office:value-type="date" office:date-value="2024-03-30" calcext:value-type="date">
            <text:p>3/30/2024</text:p>
          </table:table-cell>
          <table:table-cell table:style-name="ce53" office:value-type="float" office:value="54" calcext:value-type="float">
            <text:p>54</text:p>
          </table:table-cell>
          <table:table-cell table:number-columns-repeated="3"/>
          <table:table-cell table:style-name="ce55" table:formula="of:=AVERAGE([.B$77:.B91])" office:value-type="float" office:value="61.6666666666667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91]+1" office:value-type="date" office:date-value="2024-03-31" calcext:value-type="date">
            <text:p>3/31/2024</text:p>
          </table:table-cell>
          <table:table-cell table:style-name="ce53" office:value-type="float" office:value="54" calcext:value-type="float">
            <text:p>54</text:p>
          </table:table-cell>
          <table:table-cell table:number-columns-repeated="3"/>
          <table:table-cell table:style-name="ce55" table:formula="of:=AVERAGE([.B$77:.B92])" office:value-type="float" office:value="61.1875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92]+1" office:value-type="date" office:date-value="2024-04-01" calcext:value-type="date">
            <text:p>4/1/2024</text:p>
          </table:table-cell>
          <table:table-cell table:style-name="ce53" office:value-type="float" office:value="60" calcext:value-type="float">
            <text:p>60</text:p>
          </table:table-cell>
          <table:table-cell table:number-columns-repeated="3"/>
          <table:table-cell table:style-name="ce55" table:formula="of:=AVERAGE([.B$77:.B93])" office:value-type="float" office:value="61.1176470588235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93]+1" office:value-type="date" office:date-value="2024-04-02" calcext:value-type="date">
            <text:p>4/2/2024</text:p>
          </table:table-cell>
          <table:table-cell table:style-name="ce53" office:value-type="float" office:value="65" calcext:value-type="float">
            <text:p>65</text:p>
          </table:table-cell>
          <table:table-cell table:number-columns-repeated="3"/>
          <table:table-cell table:style-name="ce55" table:formula="of:=AVERAGE([.B$77:.B94])" office:value-type="float" office:value="61.3333333333333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94]+1" office:value-type="date" office:date-value="2024-04-03" calcext:value-type="date">
            <text:p>4/3/2024</text:p>
          </table:table-cell>
          <table:table-cell table:style-name="ce53" office:value-type="float" office:value="67" calcext:value-type="float">
            <text:p>67</text:p>
          </table:table-cell>
          <table:table-cell table:number-columns-repeated="3"/>
          <table:table-cell table:style-name="ce55" table:formula="of:=AVERAGE([.B$77:.B95])" office:value-type="float" office:value="61.6315789473684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95]+1" office:value-type="date" office:date-value="2024-04-04" calcext:value-type="date">
            <text:p>4/4/2024</text:p>
          </table:table-cell>
          <table:table-cell table:style-name="ce53" office:value-type="float" office:value="67" calcext:value-type="float">
            <text:p>67</text:p>
          </table:table-cell>
          <table:table-cell table:number-columns-repeated="3"/>
          <table:table-cell table:style-name="ce55" table:formula="of:=AVERAGE([.B$77:.B96])" office:value-type="float" office:value="61.9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96]+1" office:value-type="date" office:date-value="2024-04-05" calcext:value-type="date">
            <text:p>4/5/2024</text:p>
          </table:table-cell>
          <table:table-cell table:style-name="ce53" office:value-type="float" office:value="53" calcext:value-type="float">
            <text:p>53</text:p>
          </table:table-cell>
          <table:table-cell table:number-columns-repeated="3"/>
          <table:table-cell table:style-name="ce55" table:formula="of:=AVERAGE([.B$77:.B97])" office:value-type="float" office:value="61.4761904761905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97]+1" office:value-type="date" office:date-value="2024-04-06" calcext:value-type="date">
            <text:p>4/6/2024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3"/>
          <table:table-cell table:style-name="ce55" table:formula="of:=AVERAGE([.B$77:.B98])" office:value-type="float" office:value="61.2272727272727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98]+1" office:value-type="date" office:date-value="2024-04-07" calcext:value-type="date">
            <text:p>4/7/2024</text:p>
          </table:table-cell>
          <table:table-cell table:style-name="ce53" office:value-type="float" office:value="57" calcext:value-type="float">
            <text:p>57</text:p>
          </table:table-cell>
          <table:table-cell table:number-columns-repeated="3"/>
          <table:table-cell table:style-name="ce55" table:formula="of:=AVERAGE([.B$77:.B99])" office:value-type="float" office:value="61.0434782608696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99]+1" office:value-type="date" office:date-value="2024-04-08" calcext:value-type="date">
            <text:p>4/8/2024</text:p>
          </table:table-cell>
          <table:table-cell table:style-name="ce53" office:value-type="float" office:value="62" calcext:value-type="float">
            <text:p>62</text:p>
          </table:table-cell>
          <table:table-cell table:number-columns-repeated="3"/>
          <table:table-cell table:style-name="ce55" table:formula="of:=AVERAGE([.B$77:.B100])" office:value-type="float" office:value="61.0833333333333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100]+1" office:value-type="date" office:date-value="2024-04-09" calcext:value-type="date">
            <text:p>4/9/2024</text:p>
          </table:table-cell>
          <table:table-cell table:style-name="ce53" office:value-type="float" office:value="66" calcext:value-type="float">
            <text:p>66</text:p>
          </table:table-cell>
          <table:table-cell table:number-columns-repeated="3"/>
          <table:table-cell table:style-name="ce55" table:formula="of:=AVERAGE([.B$77:.B101])" office:value-type="float" office:value="61.28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49" table:formula="of:=[.A101]+1" office:value-type="date" office:date-value="2024-04-10" calcext:value-type="date">
            <text:p>4/10/2024</text:p>
          </table:table-cell>
          <table:table-cell table:style-name="ce53" office:value-type="float" office:value="68" calcext:value-type="float">
            <text:p>68</text:p>
          </table:table-cell>
          <table:table-cell table:number-columns-repeated="3"/>
          <table:table-cell table:style-name="ce55" table:formula="of:=AVERAGE([.B$77:.B102])" office:value-type="float" office:value="61.5384615384615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102]+1" office:value-type="date" office:date-value="2024-04-11" calcext:value-type="date">
            <text:p>4/11/2024</text:p>
          </table:table-cell>
          <table:table-cell table:style-name="ce53" office:value-type="float" office:value="73" calcext:value-type="float">
            <text:p>73</text:p>
          </table:table-cell>
          <table:table-cell table:number-columns-repeated="3"/>
          <table:table-cell table:style-name="ce55" table:formula="of:=AVERAGE([.B$77:.B103])" office:value-type="float" office:value="61.962962962963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103]+1" office:value-type="date" office:date-value="2024-04-12" calcext:value-type="date">
            <text:p>4/12/2024</text:p>
          </table:table-cell>
          <table:table-cell table:style-name="ce53" office:value-type="float" office:value="74" calcext:value-type="float">
            <text:p>74</text:p>
          </table:table-cell>
          <table:table-cell table:number-columns-repeated="3"/>
          <table:table-cell table:style-name="ce55" table:formula="of:=AVERAGE([.B$77:.B104])" office:value-type="float" office:value="62.392857142857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49" table:formula="of:=[.A104]+1" office:value-type="date" office:date-value="2024-04-13" calcext:value-type="date">
            <text:p>4/13/2024</text:p>
          </table:table-cell>
          <table:table-cell table:style-name="ce53" office:value-type="float" office:value="71" calcext:value-type="float">
            <text:p>71</text:p>
          </table:table-cell>
          <table:table-cell table:number-columns-repeated="3"/>
          <table:table-cell table:style-name="ce55" table:formula="of:=AVERAGE([.B$77:.B105])" office:value-type="float" office:value="62.6896551724138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49" table:formula="of:=[.A105]+1" office:value-type="date" office:date-value="2024-04-14" calcext:value-type="date">
            <text:p>4/14/2024</text:p>
          </table:table-cell>
          <table:table-cell table:style-name="ce53" office:value-type="float" office:value="64" calcext:value-type="float">
            <text:p>64</text:p>
          </table:table-cell>
          <table:table-cell table:number-columns-repeated="3"/>
          <table:table-cell table:style-name="ce55" table:formula="of:=AVERAGE([.B$77:.B106])" office:value-type="float" office:value="62.733333333333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49" table:formula="of:=[.A106]+1" office:value-type="date" office:date-value="2024-04-15" calcext:value-type="date">
            <text:p>4/15/2024</text:p>
          </table:table-cell>
          <table:table-cell table:style-name="ce53" office:value-type="float" office:value="65" calcext:value-type="float">
            <text:p>65</text:p>
          </table:table-cell>
          <table:table-cell table:number-columns-repeated="3"/>
          <table:table-cell table:style-name="ce55" table:formula="of:=AVERAGE([.B$77:.B107])" office:value-type="float" office:value="62.8064516129032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50" table:formula="of:=[.A107]+1" office:value-type="date" office:date-value="2024-04-16" calcext:value-type="date">
            <text:p>4/16/2024</text:p>
          </table:table-cell>
          <table:table-cell table:style-name="ce53" office:value-type="float" office:value="71" calcext:value-type="float">
            <text:p>71</text:p>
          </table:table-cell>
          <table:table-cell table:number-columns-repeated="3"/>
          <table:table-cell table:style-name="ce55" table:formula="of:=AVERAGE([.B$77:.B108])" office:value-type="float" office:value="63.0625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51" table:formula="of:=[.A108]+1" office:value-type="date" office:date-value="2024-04-17" calcext:value-type="date">
            <text:p>4/17/2024</text:p>
          </table:table-cell>
          <table:table-cell table:style-name="ce53" office:value-type="float" office:value="75" calcext:value-type="float">
            <text:p>75</text:p>
          </table:table-cell>
          <table:table-cell table:number-columns-repeated="4"/>
          <table:table-cell table:style-name="ce55" table:formula="of:=AVERAGE([.B$109:.B109])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09]+1" office:value-type="date" office:date-value="2024-04-18" calcext:value-type="date">
            <text:p>4/18/2024</text:p>
          </table:table-cell>
          <table:table-cell table:style-name="ce53" office:value-type="float" office:value="76" calcext:value-type="float">
            <text:p>76</text:p>
          </table:table-cell>
          <table:table-cell table:number-columns-repeated="4"/>
          <table:table-cell table:style-name="ce55" table:formula="of:=AVERAGE([.B$109:.B110])" office:value-type="float" office:value="75.5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49" table:formula="of:=[.A110]+1" office:value-type="date" office:date-value="2024-04-19" calcext:value-type="date">
            <text:p>4/19/2024</text:p>
          </table:table-cell>
          <table:table-cell table:style-name="ce53" office:value-type="float" office:value="76" calcext:value-type="float">
            <text:p>76</text:p>
          </table:table-cell>
          <table:table-cell table:number-columns-repeated="4"/>
          <table:table-cell table:style-name="ce55" table:formula="of:=AVERAGE([.B$109:.B111])" office:value-type="float" office:value="75.6666666666667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49" table:formula="of:=[.A111]+1" office:value-type="date" office:date-value="2024-04-20" calcext:value-type="date">
            <text:p>4/20/2024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4"/>
          <table:table-cell table:style-name="ce55" table:formula="of:=AVERAGE([.B$109:.B112])" office:value-type="float" office:value="76.25" calcext:value-type="float">
            <text:p>76</text:p>
          </table:table-cell>
          <table:table-cell table:number-columns-repeated="1017"/>
        </table:table-row>
        <table:table-row table:style-name="ro1">
          <table:table-cell table:style-name="ce49" table:formula="of:=[.A112]+1" office:value-type="date" office:date-value="2024-04-21" calcext:value-type="date">
            <text:p>4/21/2024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4"/>
          <table:table-cell table:style-name="ce55" table:formula="of:=AVERAGE([.B$109:.B113]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49" table:formula="of:=[.A113]+1" office:value-type="date" office:date-value="2024-04-22" calcext:value-type="date">
            <text:p>4/22/2024</text:p>
          </table:table-cell>
          <table:table-cell table:style-name="ce53" office:value-type="float" office:value="82" calcext:value-type="float">
            <text:p>82</text:p>
          </table:table-cell>
          <table:table-cell table:number-columns-repeated="4"/>
          <table:table-cell table:style-name="ce55" table:formula="of:=AVERAGE([.B$109:.B114])" office:value-type="float" office:value="77.8333333333333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49" table:formula="of:=[.A114]+1" office:value-type="date" office:date-value="2024-04-23" calcext:value-type="date">
            <text:p>4/23/2024</text:p>
          </table:table-cell>
          <table:table-cell table:style-name="ce53" office:value-type="float" office:value="79" calcext:value-type="float">
            <text:p>79</text:p>
          </table:table-cell>
          <table:table-cell table:number-columns-repeated="4"/>
          <table:table-cell table:style-name="ce55" table:formula="of:=AVERAGE([.B$109:.B115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49" table:formula="of:=[.A115]+1" office:value-type="date" office:date-value="2024-04-24" calcext:value-type="date">
            <text:p>4/24/2024</text:p>
          </table:table-cell>
          <table:table-cell table:style-name="ce53" office:value-type="float" office:value="76" calcext:value-type="float">
            <text:p>76</text:p>
          </table:table-cell>
          <table:table-cell table:number-columns-repeated="4"/>
          <table:table-cell table:style-name="ce55" table:formula="of:=AVERAGE([.B$109:.B116])" office:value-type="float" office:value="77.75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49" table:formula="of:=[.A116]+1" office:value-type="date" office:date-value="2024-04-25" calcext:value-type="date">
            <text:p>4/25/2024</text:p>
          </table:table-cell>
          <table:table-cell table:style-name="ce53" office:value-type="float" office:value="73" calcext:value-type="float">
            <text:p>73</text:p>
          </table:table-cell>
          <table:table-cell table:number-columns-repeated="4"/>
          <table:table-cell table:style-name="ce55" table:formula="of:=AVERAGE([.B$109:.B117])" office:value-type="float" office:value="77.2222222222222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49" table:formula="of:=[.A117]+1" office:value-type="date" office:date-value="2024-04-26" calcext:value-type="date">
            <text:p>4/26/2024</text:p>
          </table:table-cell>
          <table:table-cell table:style-name="ce53" office:value-type="float" office:value="59" calcext:value-type="float">
            <text:p>59</text:p>
          </table:table-cell>
          <table:table-cell table:number-columns-repeated="4"/>
          <table:table-cell table:style-name="ce55" table:formula="of:=AVERAGE([.B$109:.B118])" office:value-type="float" office:value="75.4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18]+1" office:value-type="date" office:date-value="2024-04-27" calcext:value-type="date">
            <text:p>4/27/2024</text:p>
          </table:table-cell>
          <table:table-cell table:style-name="ce53" office:value-type="float" office:value="67" calcext:value-type="float">
            <text:p>67</text:p>
          </table:table-cell>
          <table:table-cell table:number-columns-repeated="4"/>
          <table:table-cell table:style-name="ce55" table:formula="of:=AVERAGE([.B$109:.B119])" office:value-type="float" office:value="74.6363636363636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19]+1" office:value-type="date" office:date-value="2024-04-28" calcext:value-type="date">
            <text:p>4/28/2024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4"/>
          <table:table-cell table:style-name="ce55" table:formula="of:=AVERAGE([.B$109:.B120])" office:value-type="float" office:value="74.4166666666667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20]+1" office:value-type="date" office:date-value="2024-04-29" calcext:value-type="date">
            <text:p>4/29/2024</text:p>
          </table:table-cell>
          <table:table-cell table:style-name="ce53" office:value-type="float" office:value="73" calcext:value-type="float">
            <text:p>73</text:p>
          </table:table-cell>
          <table:table-cell table:number-columns-repeated="4"/>
          <table:table-cell table:style-name="ce55" table:formula="of:=AVERAGE([.B$109:.B121])" office:value-type="float" office:value="74.3076923076923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21]+1" office:value-type="date" office:date-value="2024-04-30" calcext:value-type="date">
            <text:p>4/30/2024</text:p>
          </table:table-cell>
          <table:table-cell table:style-name="ce53" office:value-type="float" office:value="79" calcext:value-type="float">
            <text:p>79</text:p>
          </table:table-cell>
          <table:table-cell table:number-columns-repeated="4"/>
          <table:table-cell table:style-name="ce55" table:formula="of:=AVERAGE([.B$109:.B122])" office:value-type="float" office:value="74.6428571428571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22]+1" office:value-type="date" office:date-value="2024-05-01" calcext:value-type="date">
            <text:p>5/1/2024</text:p>
          </table:table-cell>
          <table:table-cell table:style-name="ce53" office:value-type="float" office:value="77" calcext:value-type="float">
            <text:p>77</text:p>
          </table:table-cell>
          <table:table-cell table:number-columns-repeated="4"/>
          <table:table-cell table:style-name="ce55" table:formula="of:=AVERAGE([.B$109:.B123])" office:value-type="float" office:value="74.8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23]+1" office:value-type="date" office:date-value="2024-05-02" calcext:value-type="date">
            <text:p>5/2/2024</text:p>
          </table:table-cell>
          <table:table-cell table:style-name="ce53" office:value-type="float" office:value="75" calcext:value-type="float">
            <text:p>75</text:p>
          </table:table-cell>
          <table:table-cell table:number-columns-repeated="4"/>
          <table:table-cell table:style-name="ce55" table:formula="of:=AVERAGE([.B$109:.B124])" office:value-type="float" office:value="74.812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24]+1" office:value-type="date" office:date-value="2024-05-03" calcext:value-type="date">
            <text:p>5/3/2024</text:p>
          </table:table-cell>
          <table:table-cell table:style-name="ce53" office:value-type="float" office:value="76" calcext:value-type="float">
            <text:p>76</text:p>
          </table:table-cell>
          <table:table-cell table:number-columns-repeated="4"/>
          <table:table-cell table:style-name="ce55" table:formula="of:=AVERAGE([.B$109:.B125])" office:value-type="float" office:value="74.882352941176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25]+1" office:value-type="date" office:date-value="2024-05-04" calcext:value-type="date">
            <text:p>5/4/2024</text:p>
          </table:table-cell>
          <table:table-cell table:style-name="ce53" office:value-type="float" office:value="75" calcext:value-type="float">
            <text:p>75</text:p>
          </table:table-cell>
          <table:table-cell table:number-columns-repeated="4"/>
          <table:table-cell table:style-name="ce55" table:formula="of:=AVERAGE([.B$109:.B126])" office:value-type="float" office:value="74.8888888888889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49" table:formula="of:=[.A126]+1" office:value-type="date" office:date-value="2024-05-05" calcext:value-type="date">
            <text:p>5/5/2024</text:p>
          </table:table-cell>
          <table:table-cell table:style-name="ce53" office:value-type="float" office:value="64" calcext:value-type="float">
            <text:p>64</text:p>
          </table:table-cell>
          <table:table-cell table:number-columns-repeated="4"/>
          <table:table-cell table:style-name="ce55" table:formula="of:=AVERAGE([.B$109:.B127])" office:value-type="float" office:value="74.3157894736842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27]+1" office:value-type="date" office:date-value="2024-05-06" calcext:value-type="date">
            <text:p>5/6/2024</text:p>
          </table:table-cell>
          <table:table-cell table:style-name="ce53" office:value-type="float" office:value="68" calcext:value-type="float">
            <text:p>68</text:p>
          </table:table-cell>
          <table:table-cell table:number-columns-repeated="4"/>
          <table:table-cell table:style-name="ce55" table:formula="of:=AVERAGE([.B$109:.B128])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28]+1" office:value-type="date" office:date-value="2024-05-07" calcext:value-type="date">
            <text:p>5/7/2024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4"/>
          <table:table-cell table:style-name="ce55" table:formula="of:=AVERAGE([.B$109:.B129])" office:value-type="float" office:value="73.9047619047619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29]+1" office:value-type="date" office:date-value="2024-05-08" calcext:value-type="date">
            <text:p>5/8/2024</text:p>
          </table:table-cell>
          <table:table-cell table:style-name="ce53" office:value-type="float" office:value="66" calcext:value-type="float">
            <text:p>66</text:p>
          </table:table-cell>
          <table:table-cell table:number-columns-repeated="4"/>
          <table:table-cell table:style-name="ce55" table:formula="of:=AVERAGE([.B$109:.B130])" office:value-type="float" office:value="73.5454545454545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30]+1" office:value-type="date" office:date-value="2024-05-09" calcext:value-type="date">
            <text:p>5/9/2024</text:p>
          </table:table-cell>
          <table:table-cell table:style-name="ce53" office:value-type="float" office:value="71" calcext:value-type="float">
            <text:p>71</text:p>
          </table:table-cell>
          <table:table-cell table:number-columns-repeated="4"/>
          <table:table-cell table:style-name="ce55" table:formula="of:=AVERAGE([.B$109:.B131])" office:value-type="float" office:value="73.4347826086957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9" table:formula="of:=[.A131]+1" office:value-type="date" office:date-value="2024-05-10" calcext:value-type="date">
            <text:p>5/10/2024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4"/>
          <table:table-cell table:style-name="ce55" table:formula="of:=AVERAGE([.B$109:.B132])" office:value-type="float" office:value="73.375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9" table:formula="of:=[.A132]+1" office:value-type="date" office:date-value="2024-05-11" calcext:value-type="date">
            <text:p>5/11/2024</text:p>
          </table:table-cell>
          <table:table-cell table:style-name="ce53" office:value-type="float" office:value="74" calcext:value-type="float">
            <text:p>74</text:p>
          </table:table-cell>
          <table:table-cell table:number-columns-repeated="4"/>
          <table:table-cell table:style-name="ce55" table:formula="of:=AVERAGE([.B$109:.B133])" office:value-type="float" office:value="73.4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9" table:formula="of:=[.A133]+1" office:value-type="date" office:date-value="2024-05-12" calcext:value-type="date">
            <text:p>5/12/2024</text:p>
          </table:table-cell>
          <table:table-cell table:style-name="ce53" office:value-type="float" office:value="77" calcext:value-type="float">
            <text:p>77</text:p>
          </table:table-cell>
          <table:table-cell table:number-columns-repeated="4"/>
          <table:table-cell table:style-name="ce55" table:formula="of:=AVERAGE([.B$109:.B134])" office:value-type="float" office:value="73.5384615384615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34]+1" office:value-type="date" office:date-value="2024-05-13" calcext:value-type="date">
            <text:p>5/13/2024</text:p>
          </table:table-cell>
          <table:table-cell table:style-name="ce53" office:value-type="float" office:value="82" calcext:value-type="float">
            <text:p>82</text:p>
          </table:table-cell>
          <table:table-cell table:number-columns-repeated="4"/>
          <table:table-cell table:style-name="ce55" table:formula="of:=AVERAGE([.B$109:.B135])" office:value-type="float" office:value="73.8518518518518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49" table:formula="of:=[.A135]+1" office:value-type="date" office:date-value="2024-05-14" calcext:value-type="date">
            <text:p>5/14/2024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4"/>
          <table:table-cell table:style-name="ce55" table:formula="of:=AVERAGE([.B$109:.B136])" office:value-type="float" office:value="74.2142857142857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50" table:formula="of:=[.A136]+1" office:value-type="date" office:date-value="2024-05-15" calcext:value-type="date">
            <text:p>5/15/2024</text:p>
          </table:table-cell>
          <table:table-cell table:style-name="ce53" office:value-type="float" office:value="86" calcext:value-type="float">
            <text:p>86</text:p>
          </table:table-cell>
          <table:table-cell table:number-columns-repeated="4"/>
          <table:table-cell table:style-name="ce55" table:formula="of:=AVERAGE([.B$109:.B137])" office:value-type="float" office:value="74.6206896551724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51" table:formula="of:=[.A137]+1" office:value-type="date" office:date-value="2024-05-16" calcext:value-type="date">
            <text:p>5/16/2024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5"/>
          <table:table-cell table:style-name="ce55" table:formula="of:=AVERAGE([.B$138:.B138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49" table:formula="of:=[.A138]+1" office:value-type="date" office:date-value="2024-05-17" calcext:value-type="date">
            <text:p>5/17/2024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5"/>
          <table:table-cell table:style-name="ce55" table:formula="of:=AVERAGE([.B$138:.B139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49" table:formula="of:=[.A139]+1" office:value-type="date" office:date-value="2024-05-18" calcext:value-type="date">
            <text:p>5/18/2024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5"/>
          <table:table-cell table:style-name="ce55" table:formula="of:=AVERAGE([.B$138:.B140])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49" table:formula="of:=[.A140]+1" office:value-type="date" office:date-value="2024-05-19" calcext:value-type="date">
            <text:p>5/19/2024</text:p>
          </table:table-cell>
          <table:table-cell table:style-name="ce53" office:value-type="float" office:value="82" calcext:value-type="float">
            <text:p>82</text:p>
          </table:table-cell>
          <table:table-cell table:number-columns-repeated="5"/>
          <table:table-cell table:style-name="ce55" table:formula="of:=AVERAGE([.B$138:.B141])" office:value-type="float" office:value="83.5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49" table:formula="of:=[.A141]+1" office:value-type="date" office:date-value="2024-05-20" calcext:value-type="date">
            <text:p>5/20/2024</text:p>
          </table:table-cell>
          <table:table-cell table:style-name="ce53" office:value-type="float" office:value="79" calcext:value-type="float">
            <text:p>79</text:p>
          </table:table-cell>
          <table:table-cell table:number-columns-repeated="5"/>
          <table:table-cell table:style-name="ce55" table:formula="of:=AVERAGE([.B$138:.B142])" office:value-type="float" office:value="82.6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49" table:formula="of:=[.A142]+1" office:value-type="date" office:date-value="2024-05-21" calcext:value-type="date">
            <text:p>5/21/2024</text:p>
          </table:table-cell>
          <table:table-cell table:style-name="ce53" office:value-type="float" office:value="76" calcext:value-type="float">
            <text:p>76</text:p>
          </table:table-cell>
          <table:table-cell table:number-columns-repeated="5"/>
          <table:table-cell table:style-name="ce55" table:formula="of:=AVERAGE([.B$138:.B143])" office:value-type="float" office:value="81.5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49" table:formula="of:=[.A143]+1" office:value-type="date" office:date-value="2024-05-22" calcext:value-type="date">
            <text:p>5/22/2024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5"/>
          <table:table-cell table:style-name="ce55" table:formula="of:=AVERAGE([.B$138:.B144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44]+1" office:value-type="date" office:date-value="2024-05-23" calcext:value-type="date">
            <text:p>5/23/2024</text:p>
          </table:table-cell>
          <table:table-cell table:style-name="ce53" office:value-type="float" office:value="81" calcext:value-type="float">
            <text:p>81</text:p>
          </table:table-cell>
          <table:table-cell table:number-columns-repeated="5"/>
          <table:table-cell table:style-name="ce55" table:formula="of:=AVERAGE([.B$138:.B145])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45]+1" office:value-type="date" office:date-value="2024-05-24" calcext:value-type="date">
            <text:p>5/24/2024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5"/>
          <table:table-cell table:style-name="ce55" table:formula="of:=AVERAGE([.B$138:.B146])" office:value-type="float" office:value="80.8888888888889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46]+1" office:value-type="date" office:date-value="2024-05-25" calcext:value-type="date">
            <text:p>5/25/2024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5"/>
          <table:table-cell table:style-name="ce55" table:formula="of:=AVERAGE([.B$138:.B147])" office:value-type="float" office:value="80.6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47]+1" office:value-type="date" office:date-value="2024-05-26" calcext:value-type="date">
            <text:p>5/26/2024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5"/>
          <table:table-cell table:style-name="ce55" table:formula="of:=AVERAGE([.B$138:.B148])" office:value-type="float" office:value="80.5454545454546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48]+1" office:value-type="date" office:date-value="2024-05-27" calcext:value-type="date">
            <text:p>5/27/2024</text:p>
          </table:table-cell>
          <table:table-cell table:style-name="ce53" office:value-type="float" office:value="82" calcext:value-type="float">
            <text:p>82</text:p>
          </table:table-cell>
          <table:table-cell table:number-columns-repeated="5"/>
          <table:table-cell table:style-name="ce55" table:formula="of:=AVERAGE([.B$138:.B149])" office:value-type="float" office:value="80.6666666666667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49]+1" office:value-type="date" office:date-value="2024-05-28" calcext:value-type="date">
            <text:p>5/28/2024</text:p>
          </table:table-cell>
          <table:table-cell table:style-name="ce53" office:value-type="float" office:value="86" calcext:value-type="float">
            <text:p>86</text:p>
          </table:table-cell>
          <table:table-cell table:number-columns-repeated="5"/>
          <table:table-cell table:style-name="ce55" table:formula="of:=AVERAGE([.B$138:.B150])" office:value-type="float" office:value="81.076923076923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50]+1" office:value-type="date" office:date-value="2024-05-29" calcext:value-type="date">
            <text:p>5/29/2024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5"/>
          <table:table-cell table:style-name="ce55" table:formula="of:=AVERAGE([.B$138:.B151])" office:value-type="float" office:value="81.2857142857143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49" table:formula="of:=[.A151]+1" office:value-type="date" office:date-value="2024-05-30" calcext:value-type="date">
            <text:p>5/30/2024</text:p>
          </table:table-cell>
          <table:table-cell table:style-name="ce53" office:value-type="float" office:value="88" calcext:value-type="float">
            <text:p>88</text:p>
          </table:table-cell>
          <table:table-cell table:number-columns-repeated="5"/>
          <table:table-cell table:style-name="ce55" table:formula="of:=AVERAGE([.B$138:.B152])" office:value-type="float" office:value="81.7333333333333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49" table:formula="of:=[.A152]+1" office:value-type="date" office:date-value="2024-05-31" calcext:value-type="date">
            <text:p>5/31/2024</text:p>
          </table:table-cell>
          <table:table-cell table:style-name="ce53" office:value-type="float" office:value="89" calcext:value-type="float">
            <text:p>89</text:p>
          </table:table-cell>
          <table:table-cell table:number-columns-repeated="5"/>
          <table:table-cell table:style-name="ce55" table:formula="of:=AVERAGE([.B$138:.B153])" office:value-type="float" office:value="82.1875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49" table:formula="of:=[.A153]+1" office:value-type="date" office:date-value="2024-06-01" calcext:value-type="date">
            <text:p>6/1/2024</text:p>
          </table:table-cell>
          <table:table-cell table:style-name="ce53" office:value-type="float" office:value="88" calcext:value-type="float">
            <text:p>88</text:p>
          </table:table-cell>
          <table:table-cell table:number-columns-repeated="5"/>
          <table:table-cell table:style-name="ce55" table:formula="of:=AVERAGE([.B$138:.B154])" office:value-type="float" office:value="82.5294117647059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49" table:formula="of:=[.A154]+1" office:value-type="date" office:date-value="2024-06-02" calcext:value-type="date">
            <text:p>6/2/2024</text:p>
          </table:table-cell>
          <table:table-cell table:style-name="ce53" office:value-type="float" office:value="87" calcext:value-type="float">
            <text:p>87</text:p>
          </table:table-cell>
          <table:table-cell table:number-columns-repeated="5"/>
          <table:table-cell table:style-name="ce55" table:formula="of:=AVERAGE([.B$138:.B155])" office:value-type="float" office:value="82.7777777777778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49" table:formula="of:=[.A155]+1" office:value-type="date" office:date-value="2024-06-03" calcext:value-type="date">
            <text:p>6/3/2024</text:p>
          </table:table-cell>
          <table:table-cell table:style-name="ce53" office:value-type="float" office:value="90" calcext:value-type="float">
            <text:p>90</text:p>
          </table:table-cell>
          <table:table-cell table:number-columns-repeated="5"/>
          <table:table-cell table:style-name="ce55" table:formula="of:=AVERAGE([.B$138:.B156])" office:value-type="float" office:value="83.1578947368421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49" table:formula="of:=[.A156]+1" office:value-type="date" office:date-value="2024-06-04" calcext:value-type="date">
            <text:p>6/4/2024</text:p>
          </table:table-cell>
          <table:table-cell table:style-name="ce53" office:value-type="float" office:value="92" calcext:value-type="float">
            <text:p>92</text:p>
          </table:table-cell>
          <table:table-cell table:number-columns-repeated="5"/>
          <table:table-cell table:style-name="ce55" table:formula="of:=AVERAGE([.B$138:.B157])" office:value-type="float" office:value="83.6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49" table:formula="of:=[.A157]+1" office:value-type="date" office:date-value="2024-06-05" calcext:value-type="date">
            <text:p>6/5/2024</text:p>
          </table:table-cell>
          <table:table-cell table:style-name="ce53" office:value-type="float" office:value="94" calcext:value-type="float">
            <text:p>94</text:p>
          </table:table-cell>
          <table:table-cell table:number-columns-repeated="5"/>
          <table:table-cell table:style-name="ce55" table:formula="of:=AVERAGE([.B$138:.B158])" office:value-type="float" office:value="84.0952380952381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49" table:formula="of:=[.A158]+1" office:value-type="date" office:date-value="2024-06-06" calcext:value-type="date">
            <text:p>6/6/2024</text:p>
          </table:table-cell>
          <table:table-cell table:style-name="ce53" office:value-type="float" office:value="97" calcext:value-type="float">
            <text:p>97</text:p>
          </table:table-cell>
          <table:table-cell table:number-columns-repeated="5"/>
          <table:table-cell table:style-name="ce55" table:formula="of:=AVERAGE([.B$138:.B159])" office:value-type="float" office:value="84.6818181818182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49" table:formula="of:=[.A159]+1" office:value-type="date" office:date-value="2024-06-07" calcext:value-type="date">
            <text:p>6/7/2024</text:p>
          </table:table-cell>
          <table:table-cell table:style-name="ce53" office:value-type="float" office:value="95" calcext:value-type="float">
            <text:p>95</text:p>
          </table:table-cell>
          <table:table-cell table:number-columns-repeated="5"/>
          <table:table-cell table:style-name="ce55" table:formula="of:=AVERAGE([.B$138:.B160])" office:value-type="float" office:value="85.1304347826087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49" table:formula="of:=[.A160]+1" office:value-type="date" office:date-value="2024-06-08" calcext:value-type="date">
            <text:p>6/8/2024</text:p>
          </table:table-cell>
          <table:table-cell table:style-name="ce53" office:value-type="float" office:value="95" calcext:value-type="float">
            <text:p>95</text:p>
          </table:table-cell>
          <table:table-cell table:number-columns-repeated="5"/>
          <table:table-cell table:style-name="ce55" table:formula="of:=AVERAGE([.B$138:.B161])" office:value-type="float" office:value="85.5416666666667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49" table:formula="of:=[.A161]+1" office:value-type="date" office:date-value="2024-06-09" calcext:value-type="date">
            <text:p>6/9/2024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5"/>
          <table:table-cell table:style-name="ce55" table:formula="of:=AVERAGE([.B$138:.B162])" office:value-type="float" office:value="85.7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49" table:formula="of:=[.A162]+1" office:value-type="date" office:date-value="2024-06-10" calcext:value-type="date">
            <text:p>6/10/2024</text:p>
          </table:table-cell>
          <table:table-cell table:style-name="ce53" office:value-type="float" office:value="89" calcext:value-type="float">
            <text:p>89</text:p>
          </table:table-cell>
          <table:table-cell table:number-columns-repeated="5"/>
          <table:table-cell table:style-name="ce55" table:formula="of:=AVERAGE([.B$138:.B163])" office:value-type="float" office:value="85.8846153846154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49" table:formula="of:=[.A163]+1" office:value-type="date" office:date-value="2024-06-11" calcext:value-type="date">
            <text:p>6/11/2024</text:p>
          </table:table-cell>
          <table:table-cell table:style-name="ce53" office:value-type="float" office:value="92" calcext:value-type="float">
            <text:p>92</text:p>
          </table:table-cell>
          <table:table-cell table:number-columns-repeated="5"/>
          <table:table-cell table:style-name="ce55" table:formula="of:=AVERAGE([.B$138:.B164])" office:value-type="float" office:value="86.1111111111111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49" table:formula="of:=[.A164]+1" office:value-type="date" office:date-value="2024-06-12" calcext:value-type="date">
            <text:p>6/12/2024</text:p>
          </table:table-cell>
          <table:table-cell table:number-columns-repeated="6"/>
          <table:table-cell table:style-name="ce56" table:formula="of:=AVERAGE([.B$138:.B165])" office:value-type="float" office:value="86.1111111111111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49" table:formula="of:=[.A165]+1" office:value-type="date" office:date-value="2024-06-13" calcext:value-type="date">
            <text:p>6/13/2024</text:p>
          </table:table-cell>
          <table:table-cell table:number-columns-repeated="6"/>
          <table:table-cell table:style-name="ce56" table:formula="of:=AVERAGE([.B$138:.B166])" office:value-type="float" office:value="86.1111111111111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50" table:formula="of:=[.A166]+1" office:value-type="date" office:date-value="2024-06-14" calcext:value-type="date">
            <text:p>6/14/2024</text:p>
          </table:table-cell>
          <table:table-cell table:number-columns-repeated="6"/>
          <table:table-cell table:style-name="ce56" table:formula="of:=AVERAGE([.B$138:.B167])" office:value-type="float" office:value="86.1111111111111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51" table:formula="of:=[.A167]+1" office:value-type="date" office:date-value="2024-06-15" calcext:value-type="date">
            <text:p>6/15/2024</text:p>
          </table:table-cell>
          <table:table-cell table:number-columns-repeated="7"/>
          <table:table-cell table:style-name="ce55" table:formula="of:=AVERAGE([.B$168:.B168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style-name="ce49" table:formula="of:=[.A168]+1" office:value-type="date" office:date-value="2024-06-16" calcext:value-type="date">
            <text:p>6/16/2024</text:p>
          </table:table-cell>
          <table:table-cell table:number-columns-repeated="1023"/>
        </table:table-row>
        <table:table-row table:style-name="ro1">
          <table:table-cell table:style-name="ce49" table:formula="of:=[.A169]+1" office:value-type="date" office:date-value="2024-06-17" calcext:value-type="date">
            <text:p>6/17/2024</text:p>
          </table:table-cell>
          <table:table-cell table:number-columns-repeated="1023"/>
        </table:table-row>
        <table:table-row table:style-name="ro1">
          <table:table-cell table:style-name="ce49" table:formula="of:=[.A170]+1" office:value-type="date" office:date-value="2024-06-18" calcext:value-type="date">
            <text:p>6/18/2024</text:p>
          </table:table-cell>
          <table:table-cell table:number-columns-repeated="1023"/>
        </table:table-row>
        <table:table-row table:style-name="ro1">
          <table:table-cell table:style-name="ce49" table:formula="of:=[.A171]+1" office:value-type="date" office:date-value="2024-06-19" calcext:value-type="date">
            <text:p>6/19/2024</text:p>
          </table:table-cell>
          <table:table-cell table:number-columns-repeated="1023"/>
        </table:table-row>
        <table:table-row table:style-name="ro1">
          <table:table-cell table:style-name="ce49" table:formula="of:=[.A172]+1" office:value-type="date" office:date-value="2024-06-20" calcext:value-type="date">
            <text:p>6/20/2024</text:p>
          </table:table-cell>
          <table:table-cell table:number-columns-repeated="1023"/>
        </table:table-row>
        <table:table-row table:style-name="ro1">
          <table:table-cell table:style-name="ce49" table:formula="of:=[.A173]+1" office:value-type="date" office:date-value="2024-06-21" calcext:value-type="date">
            <text:p>6/21/2024</text:p>
          </table:table-cell>
          <table:table-cell table:number-columns-repeated="1023"/>
        </table:table-row>
        <table:table-row table:style-name="ro1">
          <table:table-cell table:style-name="ce49" table:formula="of:=[.A174]+1" office:value-type="date" office:date-value="2024-06-22" calcext:value-type="date">
            <text:p>6/22/2024</text:p>
          </table:table-cell>
          <table:table-cell table:number-columns-repeated="1023"/>
        </table:table-row>
        <table:table-row table:style-name="ro1">
          <table:table-cell table:style-name="ce49" table:formula="of:=[.A175]+1" office:value-type="date" office:date-value="2024-06-23" calcext:value-type="date">
            <text:p>6/23/2024</text:p>
          </table:table-cell>
          <table:table-cell table:number-columns-repeated="1023"/>
        </table:table-row>
        <table:table-row table:style-name="ro1">
          <table:table-cell table:style-name="ce49" table:formula="of:=[.A176]+1" office:value-type="date" office:date-value="2024-06-24" calcext:value-type="date">
            <text:p>6/24/2024</text:p>
          </table:table-cell>
          <table:table-cell table:number-columns-repeated="1023"/>
        </table:table-row>
        <table:table-row table:style-name="ro1">
          <table:table-cell table:style-name="ce49" table:formula="of:=[.A177]+1" office:value-type="date" office:date-value="2024-06-25" calcext:value-type="date">
            <text:p>6/25/2024</text:p>
          </table:table-cell>
          <table:table-cell table:number-columns-repeated="1023"/>
        </table:table-row>
        <table:table-row table:style-name="ro1">
          <table:table-cell table:style-name="ce49" table:formula="of:=[.A178]+1" office:value-type="date" office:date-value="2024-06-26" calcext:value-type="date">
            <text:p>6/26/2024</text:p>
          </table:table-cell>
          <table:table-cell table:number-columns-repeated="1023"/>
        </table:table-row>
        <table:table-row table:style-name="ro1">
          <table:table-cell table:style-name="ce49" table:formula="of:=[.A179]+1" office:value-type="date" office:date-value="2024-06-27" calcext:value-type="date">
            <text:p>6/27/2024</text:p>
          </table:table-cell>
          <table:table-cell table:number-columns-repeated="1023"/>
        </table:table-row>
        <table:table-row table:style-name="ro1">
          <table:table-cell table:style-name="ce49" table:formula="of:=[.A180]+1" office:value-type="date" office:date-value="2024-06-28" calcext:value-type="date">
            <text:p>6/28/2024</text:p>
          </table:table-cell>
          <table:table-cell table:number-columns-repeated="1023"/>
        </table:table-row>
        <table:table-row table:style-name="ro1">
          <table:table-cell table:style-name="ce49" table:formula="of:=[.A181]+1" office:value-type="date" office:date-value="2024-06-29" calcext:value-type="date">
            <text:p>6/29/2024</text:p>
          </table:table-cell>
          <table:table-cell table:number-columns-repeated="1023"/>
        </table:table-row>
        <table:table-row table:style-name="ro1">
          <table:table-cell table:style-name="ce49" table:formula="of:=[.A182]+1" office:value-type="date" office:date-value="2024-06-30" calcext:value-type="date">
            <text:p>6/30/2024</text:p>
          </table:table-cell>
          <table:table-cell table:number-columns-repeated="1023"/>
        </table:table-row>
        <table:table-row table:style-name="ro1">
          <table:table-cell table:style-name="ce49" table:formula="of:=[.A183]+1" office:value-type="date" office:date-value="2024-07-01" calcext:value-type="date">
            <text:p>7/1/2024</text:p>
          </table:table-cell>
          <table:table-cell table:number-columns-repeated="1023"/>
        </table:table-row>
        <table:table-row table:style-name="ro1">
          <table:table-cell table:style-name="ce49" table:formula="of:=[.A184]+1" office:value-type="date" office:date-value="2024-07-02" calcext:value-type="date">
            <text:p>7/2/2024</text:p>
          </table:table-cell>
          <table:table-cell table:number-columns-repeated="1023"/>
        </table:table-row>
        <table:table-row table:style-name="ro1">
          <table:table-cell table:style-name="ce49" table:formula="of:=[.A185]+1" office:value-type="date" office:date-value="2024-07-03" calcext:value-type="date">
            <text:p>7/3/2024</text:p>
          </table:table-cell>
          <table:table-cell table:number-columns-repeated="1023"/>
        </table:table-row>
        <table:table-row table:style-name="ro1">
          <table:table-cell table:style-name="ce49" table:formula="of:=[.A186]+1" office:value-type="date" office:date-value="2024-07-04" calcext:value-type="date">
            <text:p>7/4/2024</text:p>
          </table:table-cell>
          <table:table-cell table:number-columns-repeated="1023"/>
        </table:table-row>
        <table:table-row table:style-name="ro1">
          <table:table-cell table:style-name="ce49" table:formula="of:=[.A187]+1" office:value-type="date" office:date-value="2024-07-05" calcext:value-type="date">
            <text:p>7/5/2024</text:p>
          </table:table-cell>
          <table:table-cell table:number-columns-repeated="1023"/>
        </table:table-row>
        <table:table-row table:style-name="ro1">
          <table:table-cell table:style-name="ce49" table:formula="of:=[.A188]+1" office:value-type="date" office:date-value="2024-07-06" calcext:value-type="date">
            <text:p>7/6/2024</text:p>
          </table:table-cell>
          <table:table-cell table:number-columns-repeated="1023"/>
        </table:table-row>
        <table:table-row table:style-name="ro1">
          <table:table-cell table:style-name="ce49" table:formula="of:=[.A189]+1" office:value-type="date" office:date-value="2024-07-07" calcext:value-type="date">
            <text:p>7/7/2024</text:p>
          </table:table-cell>
          <table:table-cell table:number-columns-repeated="1023"/>
        </table:table-row>
        <table:table-row table:style-name="ro1">
          <table:table-cell table:style-name="ce49" table:formula="of:=[.A190]+1" office:value-type="date" office:date-value="2024-07-08" calcext:value-type="date">
            <text:p>7/8/2024</text:p>
          </table:table-cell>
          <table:table-cell table:number-columns-repeated="1023"/>
        </table:table-row>
        <table:table-row table:style-name="ro1">
          <table:table-cell table:style-name="ce49" table:formula="of:=[.A191]+1" office:value-type="date" office:date-value="2024-07-09" calcext:value-type="date">
            <text:p>7/9/2024</text:p>
          </table:table-cell>
          <table:table-cell table:number-columns-repeated="1023"/>
        </table:table-row>
        <table:table-row table:style-name="ro1">
          <table:table-cell table:style-name="ce49" table:formula="of:=[.A192]+1" office:value-type="date" office:date-value="2024-07-10" calcext:value-type="date">
            <text:p>7/10/2024</text:p>
          </table:table-cell>
          <table:table-cell table:number-columns-repeated="1023"/>
        </table:table-row>
        <table:table-row table:style-name="ro1">
          <table:table-cell table:style-name="ce49" table:formula="of:=[.A193]+1" office:value-type="date" office:date-value="2024-07-11" calcext:value-type="date">
            <text:p>7/11/2024</text:p>
          </table:table-cell>
          <table:table-cell table:number-columns-repeated="1023"/>
        </table:table-row>
        <table:table-row table:style-name="ro1">
          <table:table-cell table:style-name="ce49" table:formula="of:=[.A194]+1" office:value-type="date" office:date-value="2024-07-12" calcext:value-type="date">
            <text:p>7/12/2024</text:p>
          </table:table-cell>
          <table:table-cell table:number-columns-repeated="1023"/>
        </table:table-row>
        <table:table-row table:style-name="ro1">
          <table:table-cell table:style-name="ce49" table:formula="of:=[.A195]+1" office:value-type="date" office:date-value="2024-07-13" calcext:value-type="date">
            <text:p>7/13/2024</text:p>
          </table:table-cell>
          <table:table-cell table:number-columns-repeated="1023"/>
        </table:table-row>
        <table:table-row table:style-name="ro1">
          <table:table-cell table:style-name="ce49" table:formula="of:=[.A196]+1" office:value-type="date" office:date-value="2024-07-14" calcext:value-type="date">
            <text:p>7/14/2024</text:p>
          </table:table-cell>
          <table:table-cell table:number-columns-repeated="1023"/>
        </table:table-row>
        <table:table-row table:style-name="ro1">
          <table:table-cell table:style-name="ce49" table:formula="of:=[.A197]+1" office:value-type="date" office:date-value="2024-07-15" calcext:value-type="date">
            <text:p>7/15/2024</text:p>
          </table:table-cell>
          <table:table-cell table:number-columns-repeated="1023"/>
        </table:table-row>
        <table:table-row table:style-name="ro1">
          <table:table-cell table:style-name="ce49" table:formula="of:=[.A198]+1" office:value-type="date" office:date-value="2024-07-16" calcext:value-type="date">
            <text:p>7/16/2024</text:p>
          </table:table-cell>
          <table:table-cell table:number-columns-repeated="1023"/>
        </table:table-row>
        <table:table-row table:style-name="ro1">
          <table:table-cell table:style-name="ce49" table:formula="of:=[.A199]+1" office:value-type="date" office:date-value="2024-07-17" calcext:value-type="date">
            <text:p>7/17/2024</text:p>
          </table:table-cell>
          <table:table-cell table:number-columns-repeated="1023"/>
        </table:table-row>
        <table:table-row table:style-name="ro1">
          <table:table-cell table:style-name="ce49" table:formula="of:=[.A200]+1" office:value-type="date" office:date-value="2024-07-18" calcext:value-type="date">
            <text:p>7/18/2024</text:p>
          </table:table-cell>
          <table:table-cell table:number-columns-repeated="1023"/>
        </table:table-row>
        <table:table-row table:style-name="ro1">
          <table:table-cell table:style-name="ce49" table:formula="of:=[.A201]+1" office:value-type="date" office:date-value="2024-07-19" calcext:value-type="date">
            <text:p>7/19/2024</text:p>
          </table:table-cell>
          <table:table-cell table:number-columns-repeated="1023"/>
        </table:table-row>
        <table:table-row table:style-name="ro1">
          <table:table-cell table:style-name="ce49" table:formula="of:=[.A202]+1" office:value-type="date" office:date-value="2024-07-20" calcext:value-type="date">
            <text:p>7/20/2024</text:p>
          </table:table-cell>
          <table:table-cell table:number-columns-repeated="1023"/>
        </table:table-row>
        <table:table-row table:style-name="ro1">
          <table:table-cell table:style-name="ce49" table:formula="of:=[.A203]+1" office:value-type="date" office:date-value="2024-07-21" calcext:value-type="date">
            <text:p>7/21/2024</text:p>
          </table:table-cell>
          <table:table-cell table:number-columns-repeated="1023"/>
        </table:table-row>
        <table:table-row table:style-name="ro1">
          <table:table-cell table:style-name="ce49" table:formula="of:=[.A204]+1" office:value-type="date" office:date-value="2024-07-22" calcext:value-type="date">
            <text:p>7/22/2024</text:p>
          </table:table-cell>
          <table:table-cell table:number-columns-repeated="1023"/>
        </table:table-row>
        <table:table-row table:style-name="ro1">
          <table:table-cell table:style-name="ce49" table:formula="of:=[.A205]+1" office:value-type="date" office:date-value="2024-07-23" calcext:value-type="date">
            <text:p>7/23/2024</text:p>
          </table:table-cell>
          <table:table-cell table:number-columns-repeated="1023"/>
        </table:table-row>
        <table:table-row table:style-name="ro1">
          <table:table-cell table:style-name="ce49" table:formula="of:=[.A206]+1" office:value-type="date" office:date-value="2024-07-24" calcext:value-type="date">
            <text:p>7/24/2024</text:p>
          </table:table-cell>
          <table:table-cell table:number-columns-repeated="1023"/>
        </table:table-row>
        <table:table-row table:style-name="ro1">
          <table:table-cell table:style-name="ce49" table:formula="of:=[.A207]+1" office:value-type="date" office:date-value="2024-07-25" calcext:value-type="date">
            <text:p>7/25/2024</text:p>
          </table:table-cell>
          <table:table-cell table:number-columns-repeated="1023"/>
        </table:table-row>
        <table:table-row table:style-name="ro1">
          <table:table-cell table:style-name="ce49" table:formula="of:=[.A208]+1" office:value-type="date" office:date-value="2024-07-26" calcext:value-type="date">
            <text:p>7/26/2024</text:p>
          </table:table-cell>
          <table:table-cell table:number-columns-repeated="1023"/>
        </table:table-row>
        <table:table-row table:style-name="ro1">
          <table:table-cell table:style-name="ce49" table:formula="of:=[.A209]+1" office:value-type="date" office:date-value="2024-07-27" calcext:value-type="date">
            <text:p>7/27/2024</text:p>
          </table:table-cell>
          <table:table-cell table:number-columns-repeated="1023"/>
        </table:table-row>
        <table:table-row table:style-name="ro1">
          <table:table-cell table:style-name="ce49" table:formula="of:=[.A210]+1" office:value-type="date" office:date-value="2024-07-28" calcext:value-type="date">
            <text:p>7/28/2024</text:p>
          </table:table-cell>
          <table:table-cell table:number-columns-repeated="1023"/>
        </table:table-row>
        <table:table-row table:style-name="ro1">
          <table:table-cell table:style-name="ce49" table:formula="of:=[.A211]+1" office:value-type="date" office:date-value="2024-07-29" calcext:value-type="date">
            <text:p>7/29/2024</text:p>
          </table:table-cell>
          <table:table-cell table:number-columns-repeated="1023"/>
        </table:table-row>
        <table:table-row table:style-name="ro1">
          <table:table-cell table:style-name="ce49" table:formula="of:=[.A212]+1" office:value-type="date" office:date-value="2024-07-30" calcext:value-type="date">
            <text:p>7/30/2024</text:p>
          </table:table-cell>
          <table:table-cell table:number-columns-repeated="1023"/>
        </table:table-row>
        <table:table-row table:style-name="ro1">
          <table:table-cell table:style-name="ce49" table:formula="of:=[.A213]+1" office:value-type="date" office:date-value="2024-07-31" calcext:value-type="date">
            <text:p>7/31/2024</text:p>
          </table:table-cell>
          <table:table-cell table:number-columns-repeated="1023"/>
        </table:table-row>
        <table:table-row table:style-name="ro1">
          <table:table-cell table:style-name="ce49" table:formula="of:=[.A214]+1" office:value-type="date" office:date-value="2024-08-01" calcext:value-type="date">
            <text:p>8/1/2024</text:p>
          </table:table-cell>
          <table:table-cell table:number-columns-repeated="1023"/>
        </table:table-row>
        <table:table-row table:style-name="ro1">
          <table:table-cell table:style-name="ce49" table:formula="of:=[.A215]+1" office:value-type="date" office:date-value="2024-08-02" calcext:value-type="date">
            <text:p>8/2/2024</text:p>
          </table:table-cell>
          <table:table-cell table:number-columns-repeated="1023"/>
        </table:table-row>
        <table:table-row table:style-name="ro1">
          <table:table-cell table:style-name="ce49" table:formula="of:=[.A216]+1" office:value-type="date" office:date-value="2024-08-03" calcext:value-type="date">
            <text:p>8/3/2024</text:p>
          </table:table-cell>
          <table:table-cell table:number-columns-repeated="1023"/>
        </table:table-row>
        <table:table-row table:style-name="ro1">
          <table:table-cell table:style-name="ce49" table:formula="of:=[.A217]+1" office:value-type="date" office:date-value="2024-08-04" calcext:value-type="date">
            <text:p>8/4/2024</text:p>
          </table:table-cell>
          <table:table-cell table:number-columns-repeated="1023"/>
        </table:table-row>
        <table:table-row table:style-name="ro1">
          <table:table-cell table:style-name="ce49" table:formula="of:=[.A218]+1" office:value-type="date" office:date-value="2024-08-05" calcext:value-type="date">
            <text:p>8/5/2024</text:p>
          </table:table-cell>
          <table:table-cell table:number-columns-repeated="1023"/>
        </table:table-row>
        <table:table-row table:style-name="ro1">
          <table:table-cell table:style-name="ce49" table:formula="of:=[.A219]+1" office:value-type="date" office:date-value="2024-08-06" calcext:value-type="date">
            <text:p>8/6/2024</text:p>
          </table:table-cell>
          <table:table-cell table:number-columns-repeated="1023"/>
        </table:table-row>
        <table:table-row table:style-name="ro1">
          <table:table-cell table:style-name="ce49" table:formula="of:=[.A220]+1" office:value-type="date" office:date-value="2024-08-07" calcext:value-type="date">
            <text:p>8/7/2024</text:p>
          </table:table-cell>
          <table:table-cell table:number-columns-repeated="1023"/>
        </table:table-row>
        <table:table-row table:style-name="ro1">
          <table:table-cell table:style-name="ce49" table:formula="of:=[.A221]+1" office:value-type="date" office:date-value="2024-08-08" calcext:value-type="date">
            <text:p>8/8/2024</text:p>
          </table:table-cell>
          <table:table-cell table:number-columns-repeated="1023"/>
        </table:table-row>
        <table:table-row table:style-name="ro1">
          <table:table-cell table:style-name="ce49" table:formula="of:=[.A222]+1" office:value-type="date" office:date-value="2024-08-09" calcext:value-type="date">
            <text:p>8/9/2024</text:p>
          </table:table-cell>
          <table:table-cell table:number-columns-repeated="1023"/>
        </table:table-row>
        <table:table-row table:style-name="ro1">
          <table:table-cell table:style-name="ce49" table:formula="of:=[.A223]+1" office:value-type="date" office:date-value="2024-08-10" calcext:value-type="date">
            <text:p>8/10/2024</text:p>
          </table:table-cell>
          <table:table-cell table:number-columns-repeated="1023"/>
        </table:table-row>
        <table:table-row table:style-name="ro1">
          <table:table-cell table:style-name="ce49" table:formula="of:=[.A224]+1" office:value-type="date" office:date-value="2024-08-11" calcext:value-type="date">
            <text:p>8/11/2024</text:p>
          </table:table-cell>
          <table:table-cell table:number-columns-repeated="1023"/>
        </table:table-row>
        <table:table-row table:style-name="ro1">
          <table:table-cell table:style-name="ce49" table:formula="of:=[.A225]+1" office:value-type="date" office:date-value="2024-08-12" calcext:value-type="date">
            <text:p>8/12/2024</text:p>
          </table:table-cell>
          <table:table-cell table:number-columns-repeated="1023"/>
        </table:table-row>
        <table:table-row table:style-name="ro1">
          <table:table-cell table:style-name="ce49" table:formula="of:=[.A226]+1" office:value-type="date" office:date-value="2024-08-13" calcext:value-type="date">
            <text:p>8/13/2024</text:p>
          </table:table-cell>
          <table:table-cell table:number-columns-repeated="1023"/>
        </table:table-row>
        <table:table-row table:style-name="ro1">
          <table:table-cell table:style-name="ce49" table:formula="of:=[.A227]+1" office:value-type="date" office:date-value="2024-08-14" calcext:value-type="date">
            <text:p>8/14/2024</text:p>
          </table:table-cell>
          <table:table-cell table:number-columns-repeated="1023"/>
        </table:table-row>
        <table:table-row table:style-name="ro1">
          <table:table-cell table:style-name="ce49" table:formula="of:=[.A228]+1" office:value-type="date" office:date-value="2024-08-15" calcext:value-type="date">
            <text:p>8/15/2024</text:p>
          </table:table-cell>
          <table:table-cell table:number-columns-repeated="1023"/>
        </table:table-row>
        <table:table-row table:style-name="ro1">
          <table:table-cell table:style-name="ce49" table:formula="of:=[.A229]+1" office:value-type="date" office:date-value="2024-08-16" calcext:value-type="date">
            <text:p>8/16/2024</text:p>
          </table:table-cell>
          <table:table-cell table:number-columns-repeated="1023"/>
        </table:table-row>
        <table:table-row table:style-name="ro1">
          <table:table-cell table:style-name="ce49" table:formula="of:=[.A230]+1" office:value-type="date" office:date-value="2024-08-17" calcext:value-type="date">
            <text:p>8/17/2024</text:p>
          </table:table-cell>
          <table:table-cell table:number-columns-repeated="1023"/>
        </table:table-row>
        <table:table-row table:style-name="ro1">
          <table:table-cell table:style-name="ce49" table:formula="of:=[.A231]+1" office:value-type="date" office:date-value="2024-08-18" calcext:value-type="date">
            <text:p>8/18/2024</text:p>
          </table:table-cell>
          <table:table-cell table:number-columns-repeated="1023"/>
        </table:table-row>
        <table:table-row table:style-name="ro1">
          <table:table-cell table:style-name="ce49" table:formula="of:=[.A232]+1" office:value-type="date" office:date-value="2024-08-19" calcext:value-type="date">
            <text:p>8/19/2024</text:p>
          </table:table-cell>
          <table:table-cell table:number-columns-repeated="1023"/>
        </table:table-row>
        <table:table-row table:style-name="ro1">
          <table:table-cell table:style-name="ce49" table:formula="of:=[.A233]+1" office:value-type="date" office:date-value="2024-08-20" calcext:value-type="date">
            <text:p>8/20/2024</text:p>
          </table:table-cell>
          <table:table-cell table:number-columns-repeated="1023"/>
        </table:table-row>
        <table:table-row table:style-name="ro1">
          <table:table-cell table:style-name="ce49" table:formula="of:=[.A234]+1" office:value-type="date" office:date-value="2024-08-21" calcext:value-type="date">
            <text:p>8/21/2024</text:p>
          </table:table-cell>
          <table:table-cell table:number-columns-repeated="1023"/>
        </table:table-row>
        <table:table-row table:style-name="ro1">
          <table:table-cell table:style-name="ce49" table:formula="of:=[.A235]+1" office:value-type="date" office:date-value="2024-08-22" calcext:value-type="date">
            <text:p>8/22/2024</text:p>
          </table:table-cell>
          <table:table-cell table:number-columns-repeated="1023"/>
        </table:table-row>
        <table:table-row table:style-name="ro1">
          <table:table-cell table:style-name="ce49" table:formula="of:=[.A236]+1" office:value-type="date" office:date-value="2024-08-23" calcext:value-type="date">
            <text:p>8/23/2024</text:p>
          </table:table-cell>
          <table:table-cell table:number-columns-repeated="1023"/>
        </table:table-row>
        <table:table-row table:style-name="ro1">
          <table:table-cell table:style-name="ce49" table:formula="of:=[.A237]+1" office:value-type="date" office:date-value="2024-08-24" calcext:value-type="date">
            <text:p>8/24/2024</text:p>
          </table:table-cell>
          <table:table-cell table:number-columns-repeated="1023"/>
        </table:table-row>
        <table:table-row table:style-name="ro1">
          <table:table-cell table:style-name="ce49" table:formula="of:=[.A238]+1" office:value-type="date" office:date-value="2024-08-25" calcext:value-type="date">
            <text:p>8/25/2024</text:p>
          </table:table-cell>
          <table:table-cell table:number-columns-repeated="1023"/>
        </table:table-row>
        <table:table-row table:style-name="ro1">
          <table:table-cell table:style-name="ce49" table:formula="of:=[.A239]+1" office:value-type="date" office:date-value="2024-08-26" calcext:value-type="date">
            <text:p>8/26/2024</text:p>
          </table:table-cell>
          <table:table-cell table:number-columns-repeated="1023"/>
        </table:table-row>
        <table:table-row table:style-name="ro1">
          <table:table-cell table:style-name="ce49" table:formula="of:=[.A240]+1" office:value-type="date" office:date-value="2024-08-27" calcext:value-type="date">
            <text:p>8/27/2024</text:p>
          </table:table-cell>
          <table:table-cell table:number-columns-repeated="1023"/>
        </table:table-row>
        <table:table-row table:style-name="ro1">
          <table:table-cell table:style-name="ce49" table:formula="of:=[.A241]+1" office:value-type="date" office:date-value="2024-08-28" calcext:value-type="date">
            <text:p>8/28/2024</text:p>
          </table:table-cell>
          <table:table-cell table:number-columns-repeated="1023"/>
        </table:table-row>
        <table:table-row table:style-name="ro1">
          <table:table-cell table:style-name="ce49" table:formula="of:=[.A242]+1" office:value-type="date" office:date-value="2024-08-29" calcext:value-type="date">
            <text:p>8/29/2024</text:p>
          </table:table-cell>
          <table:table-cell table:number-columns-repeated="1023"/>
        </table:table-row>
        <table:table-row table:style-name="ro1">
          <table:table-cell table:style-name="ce49" table:formula="of:=[.A243]+1" office:value-type="date" office:date-value="2024-08-30" calcext:value-type="date">
            <text:p>8/30/2024</text:p>
          </table:table-cell>
          <table:table-cell table:number-columns-repeated="1023"/>
        </table:table-row>
        <table:table-row table:style-name="ro1">
          <table:table-cell table:style-name="ce49" table:formula="of:=[.A244]+1" office:value-type="date" office:date-value="2024-08-31" calcext:value-type="date">
            <text:p>8/31/2024</text:p>
          </table:table-cell>
          <table:table-cell table:number-columns-repeated="1023"/>
        </table:table-row>
        <table:table-row table:style-name="ro1">
          <table:table-cell table:style-name="ce49" table:formula="of:=[.A245]+1" office:value-type="date" office:date-value="2024-09-01" calcext:value-type="date">
            <text:p>9/1/2024</text:p>
          </table:table-cell>
          <table:table-cell table:number-columns-repeated="1023"/>
        </table:table-row>
        <table:table-row table:style-name="ro1">
          <table:table-cell table:style-name="ce49" table:formula="of:=[.A246]+1" office:value-type="date" office:date-value="2024-09-02" calcext:value-type="date">
            <text:p>9/2/2024</text:p>
          </table:table-cell>
          <table:table-cell table:number-columns-repeated="1023"/>
        </table:table-row>
        <table:table-row table:style-name="ro1">
          <table:table-cell table:style-name="ce49" table:formula="of:=[.A247]+1" office:value-type="date" office:date-value="2024-09-03" calcext:value-type="date">
            <text:p>9/3/2024</text:p>
          </table:table-cell>
          <table:table-cell table:number-columns-repeated="1023"/>
        </table:table-row>
        <table:table-row table:style-name="ro1">
          <table:table-cell table:style-name="ce49" table:formula="of:=[.A248]+1" office:value-type="date" office:date-value="2024-09-04" calcext:value-type="date">
            <text:p>9/4/2024</text:p>
          </table:table-cell>
          <table:table-cell table:number-columns-repeated="1023"/>
        </table:table-row>
        <table:table-row table:style-name="ro1">
          <table:table-cell table:style-name="ce49" table:formula="of:=[.A249]+1" office:value-type="date" office:date-value="2024-09-05" calcext:value-type="date">
            <text:p>9/5/2024</text:p>
          </table:table-cell>
          <table:table-cell table:number-columns-repeated="1023"/>
        </table:table-row>
        <table:table-row table:style-name="ro1">
          <table:table-cell table:style-name="ce49" table:formula="of:=[.A250]+1" office:value-type="date" office:date-value="2024-09-06" calcext:value-type="date">
            <text:p>9/6/2024</text:p>
          </table:table-cell>
          <table:table-cell table:number-columns-repeated="1023"/>
        </table:table-row>
        <table:table-row table:style-name="ro1">
          <table:table-cell table:style-name="ce49" table:formula="of:=[.A251]+1" office:value-type="date" office:date-value="2024-09-07" calcext:value-type="date">
            <text:p>9/7/2024</text:p>
          </table:table-cell>
          <table:table-cell table:number-columns-repeated="1023"/>
        </table:table-row>
        <table:table-row table:style-name="ro1">
          <table:table-cell table:style-name="ce49" table:formula="of:=[.A252]+1" office:value-type="date" office:date-value="2024-09-08" calcext:value-type="date">
            <text:p>9/8/2024</text:p>
          </table:table-cell>
          <table:table-cell table:number-columns-repeated="1023"/>
        </table:table-row>
        <table:table-row table:style-name="ro1">
          <table:table-cell table:style-name="ce49" table:formula="of:=[.A253]+1" office:value-type="date" office:date-value="2024-09-09" calcext:value-type="date">
            <text:p>9/9/2024</text:p>
          </table:table-cell>
          <table:table-cell table:number-columns-repeated="1023"/>
        </table:table-row>
        <table:table-row table:style-name="ro1">
          <table:table-cell table:style-name="ce49" table:formula="of:=[.A254]+1" office:value-type="date" office:date-value="2024-09-10" calcext:value-type="date">
            <text:p>9/10/2024</text:p>
          </table:table-cell>
          <table:table-cell table:number-columns-repeated="1023"/>
        </table:table-row>
        <table:table-row table:style-name="ro1">
          <table:table-cell table:style-name="ce49" table:formula="of:=[.A255]+1" office:value-type="date" office:date-value="2024-09-11" calcext:value-type="date">
            <text:p>9/11/2024</text:p>
          </table:table-cell>
          <table:table-cell table:number-columns-repeated="1023"/>
        </table:table-row>
        <table:table-row table:style-name="ro1">
          <table:table-cell table:style-name="ce49" table:formula="of:=[.A256]+1" office:value-type="date" office:date-value="2024-09-12" calcext:value-type="date">
            <text:p>9/12/2024</text:p>
          </table:table-cell>
          <table:table-cell table:number-columns-repeated="1023"/>
        </table:table-row>
        <table:table-row table:style-name="ro1">
          <table:table-cell table:style-name="ce49" table:formula="of:=[.A257]+1" office:value-type="date" office:date-value="2024-09-13" calcext:value-type="date">
            <text:p>9/13/2024</text:p>
          </table:table-cell>
          <table:table-cell table:number-columns-repeated="1023"/>
        </table:table-row>
        <table:table-row table:style-name="ro1">
          <table:table-cell table:style-name="ce49" table:formula="of:=[.A258]+1" office:value-type="date" office:date-value="2024-09-14" calcext:value-type="date">
            <text:p>9/14/2024</text:p>
          </table:table-cell>
          <table:table-cell table:number-columns-repeated="1023"/>
        </table:table-row>
        <table:table-row table:style-name="ro1">
          <table:table-cell table:style-name="ce49" table:formula="of:=[.A259]+1" office:value-type="date" office:date-value="2024-09-15" calcext:value-type="date">
            <text:p>9/15/2024</text:p>
          </table:table-cell>
          <table:table-cell table:number-columns-repeated="1023"/>
        </table:table-row>
        <table:table-row table:style-name="ro1">
          <table:table-cell table:style-name="ce49" table:formula="of:=[.A260]+1" office:value-type="date" office:date-value="2024-09-16" calcext:value-type="date">
            <text:p>9/16/2024</text:p>
          </table:table-cell>
          <table:table-cell table:number-columns-repeated="1023"/>
        </table:table-row>
        <table:table-row table:style-name="ro1">
          <table:table-cell table:style-name="ce49" table:formula="of:=[.A261]+1" office:value-type="date" office:date-value="2024-09-17" calcext:value-type="date">
            <text:p>9/17/2024</text:p>
          </table:table-cell>
          <table:table-cell table:number-columns-repeated="1023"/>
        </table:table-row>
        <table:table-row table:style-name="ro1">
          <table:table-cell table:style-name="ce49" table:formula="of:=[.A262]+1" office:value-type="date" office:date-value="2024-09-18" calcext:value-type="date">
            <text:p>9/18/2024</text:p>
          </table:table-cell>
          <table:table-cell table:number-columns-repeated="1023"/>
        </table:table-row>
        <table:table-row table:style-name="ro1">
          <table:table-cell table:style-name="ce49" table:formula="of:=[.A263]+1" office:value-type="date" office:date-value="2024-09-19" calcext:value-type="date">
            <text:p>9/19/2024</text:p>
          </table:table-cell>
          <table:table-cell table:number-columns-repeated="1023"/>
        </table:table-row>
        <table:table-row table:style-name="ro1">
          <table:table-cell table:style-name="ce49" table:formula="of:=[.A264]+1" office:value-type="date" office:date-value="2024-09-20" calcext:value-type="date">
            <text:p>9/20/2024</text:p>
          </table:table-cell>
          <table:table-cell table:number-columns-repeated="1023"/>
        </table:table-row>
        <table:table-row table:style-name="ro1">
          <table:table-cell table:style-name="ce49" table:formula="of:=[.A265]+1" office:value-type="date" office:date-value="2024-09-21" calcext:value-type="date">
            <text:p>9/21/2024</text:p>
          </table:table-cell>
          <table:table-cell table:number-columns-repeated="1023"/>
        </table:table-row>
        <table:table-row table:style-name="ro1">
          <table:table-cell table:style-name="ce49" table:formula="of:=[.A266]+1" office:value-type="date" office:date-value="2024-09-22" calcext:value-type="date">
            <text:p>9/22/2024</text:p>
          </table:table-cell>
          <table:table-cell table:number-columns-repeated="1023"/>
        </table:table-row>
        <table:table-row table:style-name="ro1">
          <table:table-cell table:style-name="ce49" table:formula="of:=[.A267]+1" office:value-type="date" office:date-value="2024-09-23" calcext:value-type="date">
            <text:p>9/23/2024</text:p>
          </table:table-cell>
          <table:table-cell table:number-columns-repeated="1023"/>
        </table:table-row>
        <table:table-row table:style-name="ro1">
          <table:table-cell table:style-name="ce49" table:formula="of:=[.A268]+1" office:value-type="date" office:date-value="2024-09-24" calcext:value-type="date">
            <text:p>9/24/2024</text:p>
          </table:table-cell>
          <table:table-cell table:number-columns-repeated="1023"/>
        </table:table-row>
        <table:table-row table:style-name="ro1">
          <table:table-cell table:style-name="ce49" table:formula="of:=[.A269]+1" office:value-type="date" office:date-value="2024-09-25" calcext:value-type="date">
            <text:p>9/25/2024</text:p>
          </table:table-cell>
          <table:table-cell table:number-columns-repeated="1023"/>
        </table:table-row>
        <table:table-row table:style-name="ro1">
          <table:table-cell table:style-name="ce49" table:formula="of:=[.A270]+1" office:value-type="date" office:date-value="2024-09-26" calcext:value-type="date">
            <text:p>9/26/2024</text:p>
          </table:table-cell>
          <table:table-cell table:number-columns-repeated="1023"/>
        </table:table-row>
        <table:table-row table:style-name="ro1">
          <table:table-cell table:style-name="ce49" table:formula="of:=[.A271]+1" office:value-type="date" office:date-value="2024-09-27" calcext:value-type="date">
            <text:p>9/27/2024</text:p>
          </table:table-cell>
          <table:table-cell table:number-columns-repeated="1023"/>
        </table:table-row>
        <table:table-row table:style-name="ro1">
          <table:table-cell table:style-name="ce49" table:formula="of:=[.A272]+1" office:value-type="date" office:date-value="2024-09-28" calcext:value-type="date">
            <text:p>9/28/2024</text:p>
          </table:table-cell>
          <table:table-cell table:number-columns-repeated="1023"/>
        </table:table-row>
        <table:table-row table:style-name="ro1">
          <table:table-cell table:style-name="ce49" table:formula="of:=[.A273]+1" office:value-type="date" office:date-value="2024-09-29" calcext:value-type="date">
            <text:p>9/29/2024</text:p>
          </table:table-cell>
          <table:table-cell table:number-columns-repeated="1023"/>
        </table:table-row>
        <table:table-row table:style-name="ro1">
          <table:table-cell table:style-name="ce49" table:formula="of:=[.A274]+1" office:value-type="date" office:date-value="2024-09-30" calcext:value-type="date">
            <text:p>9/30/2024</text:p>
          </table:table-cell>
          <table:table-cell table:number-columns-repeated="1023"/>
        </table:table-row>
        <table:table-row table:style-name="ro1">
          <table:table-cell table:style-name="ce49" table:formula="of:=[.A275]+1" office:value-type="date" office:date-value="2024-10-01" calcext:value-type="date">
            <text:p>10/1/2024</text:p>
          </table:table-cell>
          <table:table-cell table:number-columns-repeated="1023"/>
        </table:table-row>
        <table:table-row table:style-name="ro1">
          <table:table-cell table:style-name="ce49" table:formula="of:=[.A276]+1" office:value-type="date" office:date-value="2024-10-02" calcext:value-type="date">
            <text:p>10/2/2024</text:p>
          </table:table-cell>
          <table:table-cell table:number-columns-repeated="1023"/>
        </table:table-row>
        <table:table-row table:style-name="ro1">
          <table:table-cell table:style-name="ce49" table:formula="of:=[.A277]+1" office:value-type="date" office:date-value="2024-10-03" calcext:value-type="date">
            <text:p>10/3/2024</text:p>
          </table:table-cell>
          <table:table-cell table:number-columns-repeated="1023"/>
        </table:table-row>
        <table:table-row table:style-name="ro1">
          <table:table-cell table:style-name="ce49" table:formula="of:=[.A278]+1" office:value-type="date" office:date-value="2024-10-04" calcext:value-type="date">
            <text:p>10/4/2024</text:p>
          </table:table-cell>
          <table:table-cell table:number-columns-repeated="1023"/>
        </table:table-row>
        <table:table-row table:style-name="ro1">
          <table:table-cell table:style-name="ce49" table:formula="of:=[.A279]+1" office:value-type="date" office:date-value="2024-10-05" calcext:value-type="date">
            <text:p>10/5/2024</text:p>
          </table:table-cell>
          <table:table-cell table:number-columns-repeated="1023"/>
        </table:table-row>
        <table:table-row table:style-name="ro1">
          <table:table-cell table:style-name="ce49" table:formula="of:=[.A280]+1" office:value-type="date" office:date-value="2024-10-06" calcext:value-type="date">
            <text:p>10/6/2024</text:p>
          </table:table-cell>
          <table:table-cell table:number-columns-repeated="1023"/>
        </table:table-row>
        <table:table-row table:style-name="ro1">
          <table:table-cell table:style-name="ce49" table:formula="of:=[.A281]+1" office:value-type="date" office:date-value="2024-10-07" calcext:value-type="date">
            <text:p>10/7/2024</text:p>
          </table:table-cell>
          <table:table-cell table:number-columns-repeated="1023"/>
        </table:table-row>
        <table:table-row table:style-name="ro1">
          <table:table-cell table:style-name="ce49" table:formula="of:=[.A282]+1" office:value-type="date" office:date-value="2024-10-08" calcext:value-type="date">
            <text:p>10/8/2024</text:p>
          </table:table-cell>
          <table:table-cell table:number-columns-repeated="1023"/>
        </table:table-row>
        <table:table-row table:style-name="ro1">
          <table:table-cell table:style-name="ce49" table:formula="of:=[.A283]+1" office:value-type="date" office:date-value="2024-10-09" calcext:value-type="date">
            <text:p>10/9/2024</text:p>
          </table:table-cell>
          <table:table-cell table:number-columns-repeated="1023"/>
        </table:table-row>
        <table:table-row table:style-name="ro1">
          <table:table-cell table:style-name="ce49" table:formula="of:=[.A284]+1" office:value-type="date" office:date-value="2024-10-10" calcext:value-type="date">
            <text:p>10/10/2024</text:p>
          </table:table-cell>
          <table:table-cell table:number-columns-repeated="1023"/>
        </table:table-row>
        <table:table-row table:style-name="ro1">
          <table:table-cell table:style-name="ce49" table:formula="of:=[.A285]+1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49" table:formula="of:=[.A286]+1" office:value-type="date" office:date-value="2024-10-12" calcext:value-type="date">
            <text:p>10/12/2024</text:p>
          </table:table-cell>
          <table:table-cell table:number-columns-repeated="1023"/>
        </table:table-row>
        <table:table-row table:style-name="ro1">
          <table:table-cell table:style-name="ce49" table:formula="of:=[.A287]+1" office:value-type="date" office:date-value="2024-10-13" calcext:value-type="date">
            <text:p>10/13/2024</text:p>
          </table:table-cell>
          <table:table-cell table:number-columns-repeated="1023"/>
        </table:table-row>
        <table:table-row table:style-name="ro1">
          <table:table-cell table:style-name="ce49" table:formula="of:=[.A288]+1" office:value-type="date" office:date-value="2024-10-14" calcext:value-type="date">
            <text:p>10/14/2024</text:p>
          </table:table-cell>
          <table:table-cell table:number-columns-repeated="1023"/>
        </table:table-row>
        <table:table-row table:style-name="ro1">
          <table:table-cell table:style-name="ce49" table:formula="of:=[.A289]+1" office:value-type="date" office:date-value="2024-10-15" calcext:value-type="date">
            <text:p>10/15/2024</text:p>
          </table:table-cell>
          <table:table-cell table:number-columns-repeated="1023"/>
        </table:table-row>
        <table:table-row table:style-name="ro1">
          <table:table-cell table:style-name="ce49" table:formula="of:=[.A290]+1" office:value-type="date" office:date-value="2024-10-16" calcext:value-type="date">
            <text:p>10/16/2024</text:p>
          </table:table-cell>
          <table:table-cell table:number-columns-repeated="1023"/>
        </table:table-row>
        <table:table-row table:style-name="ro1">
          <table:table-cell table:style-name="ce49" table:formula="of:=[.A291]+1" office:value-type="date" office:date-value="2024-10-17" calcext:value-type="date">
            <text:p>10/17/2024</text:p>
          </table:table-cell>
          <table:table-cell table:number-columns-repeated="1023"/>
        </table:table-row>
        <table:table-row table:style-name="ro1">
          <table:table-cell table:style-name="ce49" table:formula="of:=[.A292]+1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49" table:formula="of:=[.A293]+1" office:value-type="date" office:date-value="2024-10-19" calcext:value-type="date">
            <text:p>10/19/2024</text:p>
          </table:table-cell>
          <table:table-cell table:number-columns-repeated="1023"/>
        </table:table-row>
        <table:table-row table:style-name="ro1">
          <table:table-cell table:style-name="ce49" table:formula="of:=[.A294]+1" office:value-type="date" office:date-value="2024-10-20" calcext:value-type="date">
            <text:p>10/20/2024</text:p>
          </table:table-cell>
          <table:table-cell table:number-columns-repeated="1023"/>
        </table:table-row>
        <table:table-row table:style-name="ro1">
          <table:table-cell table:style-name="ce49" table:formula="of:=[.A295]+1" office:value-type="date" office:date-value="2024-10-21" calcext:value-type="date">
            <text:p>10/21/2024</text:p>
          </table:table-cell>
          <table:table-cell table:number-columns-repeated="1023"/>
        </table:table-row>
        <table:table-row table:style-name="ro1">
          <table:table-cell table:style-name="ce49" table:formula="of:=[.A296]+1" office:value-type="date" office:date-value="2024-10-22" calcext:value-type="date">
            <text:p>10/22/2024</text:p>
          </table:table-cell>
          <table:table-cell table:number-columns-repeated="1023"/>
        </table:table-row>
        <table:table-row table:style-name="ro1">
          <table:table-cell table:style-name="ce49" table:formula="of:=[.A297]+1" office:value-type="date" office:date-value="2024-10-23" calcext:value-type="date">
            <text:p>10/23/2024</text:p>
          </table:table-cell>
          <table:table-cell table:number-columns-repeated="1023"/>
        </table:table-row>
        <table:table-row table:style-name="ro1">
          <table:table-cell table:style-name="ce49" table:formula="of:=[.A298]+1" office:value-type="date" office:date-value="2024-10-24" calcext:value-type="date">
            <text:p>10/24/2024</text:p>
          </table:table-cell>
          <table:table-cell table:number-columns-repeated="1023"/>
        </table:table-row>
        <table:table-row table:style-name="ro1">
          <table:table-cell table:style-name="ce49" table:formula="of:=[.A299]+1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49" table:formula="of:=[.A300]+1" office:value-type="date" office:date-value="2024-10-26" calcext:value-type="date">
            <text:p>10/26/2024</text:p>
          </table:table-cell>
          <table:table-cell table:number-columns-repeated="1023"/>
        </table:table-row>
        <table:table-row table:style-name="ro1">
          <table:table-cell table:style-name="ce49" table:formula="of:=[.A301]+1" office:value-type="date" office:date-value="2024-10-27" calcext:value-type="date">
            <text:p>10/27/2024</text:p>
          </table:table-cell>
          <table:table-cell table:number-columns-repeated="1023"/>
        </table:table-row>
        <table:table-row table:style-name="ro1">
          <table:table-cell table:style-name="ce49" table:formula="of:=[.A302]+1" office:value-type="date" office:date-value="2024-10-28" calcext:value-type="date">
            <text:p>10/28/2024</text:p>
          </table:table-cell>
          <table:table-cell table:number-columns-repeated="1023"/>
        </table:table-row>
        <table:table-row table:style-name="ro1">
          <table:table-cell table:style-name="ce49" table:formula="of:=[.A303]+1" office:value-type="date" office:date-value="2024-10-29" calcext:value-type="date">
            <text:p>10/29/2024</text:p>
          </table:table-cell>
          <table:table-cell table:number-columns-repeated="1023"/>
        </table:table-row>
        <table:table-row table:style-name="ro1">
          <table:table-cell table:style-name="ce49" table:formula="of:=[.A304]+1" office:value-type="date" office:date-value="2024-10-30" calcext:value-type="date">
            <text:p>10/30/2024</text:p>
          </table:table-cell>
          <table:table-cell table:number-columns-repeated="1023"/>
        </table:table-row>
        <table:table-row table:style-name="ro1">
          <table:table-cell table:style-name="ce49" table:formula="of:=[.A305]+1" office:value-type="date" office:date-value="2024-10-31" calcext:value-type="date">
            <text:p>10/31/2024</text:p>
          </table:table-cell>
          <table:table-cell table:number-columns-repeated="1023"/>
        </table:table-row>
        <table:table-row table:style-name="ro1">
          <table:table-cell table:style-name="ce49" table:formula="of:=[.A306]+1" office:value-type="date" office:date-value="2024-11-01" calcext:value-type="date">
            <text:p>11/1/2024</text:p>
          </table:table-cell>
          <table:table-cell table:number-columns-repeated="1023"/>
        </table:table-row>
        <table:table-row table:style-name="ro1">
          <table:table-cell table:style-name="ce49" table:formula="of:=[.A307]+1" office:value-type="date" office:date-value="2024-11-02" calcext:value-type="date">
            <text:p>11/2/2024</text:p>
          </table:table-cell>
          <table:table-cell table:number-columns-repeated="1023"/>
        </table:table-row>
        <table:table-row table:style-name="ro1">
          <table:table-cell table:style-name="ce49" table:formula="of:=[.A308]+1" office:value-type="date" office:date-value="2024-11-03" calcext:value-type="date">
            <text:p>11/3/2024</text:p>
          </table:table-cell>
          <table:table-cell table:number-columns-repeated="1023"/>
        </table:table-row>
        <table:table-row table:style-name="ro1">
          <table:table-cell table:style-name="ce49" table:formula="of:=[.A309]+1" office:value-type="date" office:date-value="2024-11-04" calcext:value-type="date">
            <text:p>11/4/2024</text:p>
          </table:table-cell>
          <table:table-cell table:number-columns-repeated="1023"/>
        </table:table-row>
        <table:table-row table:style-name="ro1">
          <table:table-cell table:style-name="ce49" table:formula="of:=[.A310]+1" office:value-type="date" office:date-value="2024-11-05" calcext:value-type="date">
            <text:p>11/5/2024</text:p>
          </table:table-cell>
          <table:table-cell table:number-columns-repeated="1023"/>
        </table:table-row>
        <table:table-row table:style-name="ro1">
          <table:table-cell table:style-name="ce49" table:formula="of:=[.A311]+1" office:value-type="date" office:date-value="2024-11-06" calcext:value-type="date">
            <text:p>11/6/2024</text:p>
          </table:table-cell>
          <table:table-cell table:number-columns-repeated="1023"/>
        </table:table-row>
        <table:table-row table:style-name="ro1">
          <table:table-cell table:style-name="ce49" table:formula="of:=[.A312]+1" office:value-type="date" office:date-value="2024-11-07" calcext:value-type="date">
            <text:p>11/7/2024</text:p>
          </table:table-cell>
          <table:table-cell table:number-columns-repeated="1023"/>
        </table:table-row>
        <table:table-row table:style-name="ro1">
          <table:table-cell table:style-name="ce49" table:formula="of:=[.A313]+1" office:value-type="date" office:date-value="2024-11-08" calcext:value-type="date">
            <text:p>11/8/2024</text:p>
          </table:table-cell>
          <table:table-cell table:number-columns-repeated="1023"/>
        </table:table-row>
        <table:table-row table:style-name="ro1">
          <table:table-cell table:style-name="ce49" table:formula="of:=[.A314]+1" office:value-type="date" office:date-value="2024-11-09" calcext:value-type="date">
            <text:p>11/9/2024</text:p>
          </table:table-cell>
          <table:table-cell table:number-columns-repeated="1023"/>
        </table:table-row>
        <table:table-row table:style-name="ro1">
          <table:table-cell table:style-name="ce49" table:formula="of:=[.A315]+1" office:value-type="date" office:date-value="2024-11-10" calcext:value-type="date">
            <text:p>11/10/2024</text:p>
          </table:table-cell>
          <table:table-cell table:number-columns-repeated="1023"/>
        </table:table-row>
        <table:table-row table:style-name="ro1">
          <table:table-cell table:style-name="ce49" table:formula="of:=[.A316]+1" office:value-type="date" office:date-value="2024-11-11" calcext:value-type="date">
            <text:p>11/11/2024</text:p>
          </table:table-cell>
          <table:table-cell table:number-columns-repeated="1023"/>
        </table:table-row>
        <table:table-row table:style-name="ro1">
          <table:table-cell table:style-name="ce49" table:formula="of:=[.A317]+1" office:value-type="date" office:date-value="2024-11-12" calcext:value-type="date">
            <text:p>11/12/2024</text:p>
          </table:table-cell>
          <table:table-cell table:number-columns-repeated="1023"/>
        </table:table-row>
        <table:table-row table:style-name="ro1">
          <table:table-cell table:style-name="ce49" table:formula="of:=[.A318]+1" office:value-type="date" office:date-value="2024-11-13" calcext:value-type="date">
            <text:p>11/13/2024</text:p>
          </table:table-cell>
          <table:table-cell table:number-columns-repeated="1023"/>
        </table:table-row>
        <table:table-row table:style-name="ro1">
          <table:table-cell table:style-name="ce49" table:formula="of:=[.A319]+1" office:value-type="date" office:date-value="2024-11-14" calcext:value-type="date">
            <text:p>11/14/2024</text:p>
          </table:table-cell>
          <table:table-cell table:number-columns-repeated="1023"/>
        </table:table-row>
        <table:table-row table:style-name="ro1">
          <table:table-cell table:style-name="ce49" table:formula="of:=[.A320]+1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49" table:formula="of:=[.A321]+1" office:value-type="date" office:date-value="2024-11-16" calcext:value-type="date">
            <text:p>11/16/2024</text:p>
          </table:table-cell>
          <table:table-cell table:number-columns-repeated="1023"/>
        </table:table-row>
        <table:table-row table:style-name="ro1">
          <table:table-cell table:style-name="ce49" table:formula="of:=[.A322]+1" office:value-type="date" office:date-value="2024-11-17" calcext:value-type="date">
            <text:p>11/17/2024</text:p>
          </table:table-cell>
          <table:table-cell table:number-columns-repeated="1023"/>
        </table:table-row>
        <table:table-row table:style-name="ro1">
          <table:table-cell table:style-name="ce49" table:formula="of:=[.A323]+1" office:value-type="date" office:date-value="2024-11-18" calcext:value-type="date">
            <text:p>11/18/2024</text:p>
          </table:table-cell>
          <table:table-cell table:number-columns-repeated="1023"/>
        </table:table-row>
        <table:table-row table:style-name="ro1">
          <table:table-cell table:style-name="ce49" table:formula="of:=[.A324]+1" office:value-type="date" office:date-value="2024-11-19" calcext:value-type="date">
            <text:p>11/19/2024</text:p>
          </table:table-cell>
          <table:table-cell table:number-columns-repeated="1023"/>
        </table:table-row>
        <table:table-row table:style-name="ro1">
          <table:table-cell table:style-name="ce49" table:formula="of:=[.A325]+1" office:value-type="date" office:date-value="2024-11-20" calcext:value-type="date">
            <text:p>11/20/2024</text:p>
          </table:table-cell>
          <table:table-cell table:number-columns-repeated="1023"/>
        </table:table-row>
        <table:table-row table:style-name="ro1">
          <table:table-cell table:style-name="ce49" table:formula="of:=[.A326]+1" office:value-type="date" office:date-value="2024-11-21" calcext:value-type="date">
            <text:p>11/21/2024</text:p>
          </table:table-cell>
          <table:table-cell table:number-columns-repeated="1023"/>
        </table:table-row>
        <table:table-row table:style-name="ro1">
          <table:table-cell table:style-name="ce49" table:formula="of:=[.A327]+1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49" table:formula="of:=[.A328]+1" office:value-type="date" office:date-value="2024-11-23" calcext:value-type="date">
            <text:p>11/23/2024</text:p>
          </table:table-cell>
          <table:table-cell table:number-columns-repeated="1023"/>
        </table:table-row>
        <table:table-row table:style-name="ro1">
          <table:table-cell table:style-name="ce49" table:formula="of:=[.A329]+1" office:value-type="date" office:date-value="2024-11-24" calcext:value-type="date">
            <text:p>11/24/2024</text:p>
          </table:table-cell>
          <table:table-cell table:number-columns-repeated="1023"/>
        </table:table-row>
        <table:table-row table:style-name="ro1">
          <table:table-cell table:style-name="ce49" table:formula="of:=[.A330]+1" office:value-type="date" office:date-value="2024-11-25" calcext:value-type="date">
            <text:p>11/25/2024</text:p>
          </table:table-cell>
          <table:table-cell table:number-columns-repeated="1023"/>
        </table:table-row>
        <table:table-row table:style-name="ro1">
          <table:table-cell table:style-name="ce49" table:formula="of:=[.A331]+1" office:value-type="date" office:date-value="2024-11-26" calcext:value-type="date">
            <text:p>11/26/2024</text:p>
          </table:table-cell>
          <table:table-cell table:number-columns-repeated="1023"/>
        </table:table-row>
        <table:table-row table:style-name="ro1">
          <table:table-cell table:style-name="ce49" table:formula="of:=[.A332]+1" office:value-type="date" office:date-value="2024-11-27" calcext:value-type="date">
            <text:p>11/27/2024</text:p>
          </table:table-cell>
          <table:table-cell table:number-columns-repeated="1023"/>
        </table:table-row>
        <table:table-row table:style-name="ro1">
          <table:table-cell table:style-name="ce49" table:formula="of:=[.A333]+1" office:value-type="date" office:date-value="2024-11-28" calcext:value-type="date">
            <text:p>11/28/2024</text:p>
          </table:table-cell>
          <table:table-cell table:number-columns-repeated="1023"/>
        </table:table-row>
        <table:table-row table:style-name="ro1">
          <table:table-cell table:style-name="ce49" table:formula="of:=[.A334]+1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49" table:formula="of:=[.A335]+1" office:value-type="date" office:date-value="2024-11-30" calcext:value-type="date">
            <text:p>11/30/2024</text:p>
          </table:table-cell>
          <table:table-cell table:number-columns-repeated="1023"/>
        </table:table-row>
        <table:table-row table:style-name="ro1">
          <table:table-cell table:style-name="ce49" table:formula="of:=[.A336]+1" office:value-type="date" office:date-value="2024-12-01" calcext:value-type="date">
            <text:p>12/1/2024</text:p>
          </table:table-cell>
          <table:table-cell table:number-columns-repeated="1023"/>
        </table:table-row>
        <table:table-row table:style-name="ro1">
          <table:table-cell table:style-name="ce49" table:formula="of:=[.A337]+1" office:value-type="date" office:date-value="2024-12-02" calcext:value-type="date">
            <text:p>12/2/2024</text:p>
          </table:table-cell>
          <table:table-cell table:number-columns-repeated="1023"/>
        </table:table-row>
        <table:table-row table:style-name="ro1">
          <table:table-cell table:style-name="ce49" table:formula="of:=[.A338]+1" office:value-type="date" office:date-value="2024-12-03" calcext:value-type="date">
            <text:p>12/3/2024</text:p>
          </table:table-cell>
          <table:table-cell table:number-columns-repeated="1023"/>
        </table:table-row>
        <table:table-row table:style-name="ro1">
          <table:table-cell table:style-name="ce49" table:formula="of:=[.A339]+1" office:value-type="date" office:date-value="2024-12-04" calcext:value-type="date">
            <text:p>12/4/2024</text:p>
          </table:table-cell>
          <table:table-cell table:number-columns-repeated="1023"/>
        </table:table-row>
        <table:table-row table:style-name="ro1">
          <table:table-cell table:style-name="ce49" table:formula="of:=[.A340]+1" office:value-type="date" office:date-value="2024-12-05" calcext:value-type="date">
            <text:p>12/5/2024</text:p>
          </table:table-cell>
          <table:table-cell table:number-columns-repeated="1023"/>
        </table:table-row>
        <table:table-row table:style-name="ro1">
          <table:table-cell table:style-name="ce49" table:formula="of:=[.A341]+1" office:value-type="date" office:date-value="2024-12-06" calcext:value-type="date">
            <text:p>12/6/2024</text:p>
          </table:table-cell>
          <table:table-cell table:number-columns-repeated="1023"/>
        </table:table-row>
        <table:table-row table:style-name="ro1">
          <table:table-cell table:style-name="ce49" table:formula="of:=[.A342]+1" office:value-type="date" office:date-value="2024-12-07" calcext:value-type="date">
            <text:p>12/7/2024</text:p>
          </table:table-cell>
          <table:table-cell table:number-columns-repeated="1023"/>
        </table:table-row>
        <table:table-row table:style-name="ro1">
          <table:table-cell table:style-name="ce49" table:formula="of:=[.A343]+1" office:value-type="date" office:date-value="2024-12-08" calcext:value-type="date">
            <text:p>12/8/2024</text:p>
          </table:table-cell>
          <table:table-cell table:number-columns-repeated="1023"/>
        </table:table-row>
        <table:table-row table:style-name="ro1">
          <table:table-cell table:style-name="ce49" table:formula="of:=[.A344]+1" office:value-type="date" office:date-value="2024-12-09" calcext:value-type="date">
            <text:p>12/9/2024</text:p>
          </table:table-cell>
          <table:table-cell table:number-columns-repeated="1023"/>
        </table:table-row>
        <table:table-row table:style-name="ro1">
          <table:table-cell table:style-name="ce49" table:formula="of:=[.A345]+1" office:value-type="date" office:date-value="2024-12-10" calcext:value-type="date">
            <text:p>12/10/2024</text:p>
          </table:table-cell>
          <table:table-cell table:number-columns-repeated="1023"/>
        </table:table-row>
        <table:table-row table:style-name="ro1">
          <table:table-cell table:style-name="ce49" table:formula="of:=[.A346]+1" office:value-type="date" office:date-value="2024-12-11" calcext:value-type="date">
            <text:p>12/11/2024</text:p>
          </table:table-cell>
          <table:table-cell table:number-columns-repeated="1023"/>
        </table:table-row>
        <table:table-row table:style-name="ro1">
          <table:table-cell table:style-name="ce49" table:formula="of:=[.A347]+1" office:value-type="date" office:date-value="2024-12-12" calcext:value-type="date">
            <text:p>12/12/2024</text:p>
          </table:table-cell>
          <table:table-cell table:number-columns-repeated="1023"/>
        </table:table-row>
        <table:table-row table:style-name="ro1">
          <table:table-cell table:style-name="ce49" table:formula="of:=[.A348]+1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49" table:formula="of:=[.A349]+1" office:value-type="date" office:date-value="2024-12-14" calcext:value-type="date">
            <text:p>12/14/2024</text:p>
          </table:table-cell>
          <table:table-cell table:number-columns-repeated="1023"/>
        </table:table-row>
        <table:table-row table:style-name="ro1">
          <table:table-cell table:style-name="ce49" table:formula="of:=[.A350]+1" office:value-type="date" office:date-value="2024-12-15" calcext:value-type="date">
            <text:p>12/15/2024</text:p>
          </table:table-cell>
          <table:table-cell table:number-columns-repeated="1023"/>
        </table:table-row>
        <table:table-row table:style-name="ro1">
          <table:table-cell table:style-name="ce49" table:formula="of:=[.A351]+1" office:value-type="date" office:date-value="2024-12-16" calcext:value-type="date">
            <text:p>12/16/2024</text:p>
          </table:table-cell>
          <table:table-cell table:number-columns-repeated="1023"/>
        </table:table-row>
        <table:table-row table:style-name="ro1">
          <table:table-cell table:style-name="ce49" table:formula="of:=[.A352]+1" office:value-type="date" office:date-value="2024-12-17" calcext:value-type="date">
            <text:p>12/17/2024</text:p>
          </table:table-cell>
          <table:table-cell table:number-columns-repeated="1023"/>
        </table:table-row>
        <table:table-row table:style-name="ro1">
          <table:table-cell table:style-name="ce49" table:formula="of:=[.A353]+1" office:value-type="date" office:date-value="2024-12-18" calcext:value-type="date">
            <text:p>12/18/2024</text:p>
          </table:table-cell>
          <table:table-cell table:number-columns-repeated="1023"/>
        </table:table-row>
        <table:table-row table:style-name="ro1">
          <table:table-cell table:style-name="ce49" table:formula="of:=[.A354]+1" office:value-type="date" office:date-value="2024-12-19" calcext:value-type="date">
            <text:p>12/19/2024</text:p>
          </table:table-cell>
          <table:table-cell table:number-columns-repeated="1023"/>
        </table:table-row>
        <table:table-row table:style-name="ro1">
          <table:table-cell table:style-name="ce49" table:formula="of:=[.A355]+1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49" table:formula="of:=[.A356]+1" office:value-type="date" office:date-value="2024-12-21" calcext:value-type="date">
            <text:p>12/21/2024</text:p>
          </table:table-cell>
          <table:table-cell table:number-columns-repeated="1023"/>
        </table:table-row>
        <table:table-row table:style-name="ro1">
          <table:table-cell table:style-name="ce49" table:formula="of:=[.A357]+1" office:value-type="date" office:date-value="2024-12-22" calcext:value-type="date">
            <text:p>12/22/2024</text:p>
          </table:table-cell>
          <table:table-cell table:number-columns-repeated="1023"/>
        </table:table-row>
        <table:table-row table:style-name="ro1">
          <table:table-cell table:style-name="ce49" table:formula="of:=[.A358]+1" office:value-type="date" office:date-value="2024-12-23" calcext:value-type="date">
            <text:p>12/23/2024</text:p>
          </table:table-cell>
          <table:table-cell table:number-columns-repeated="1023"/>
        </table:table-row>
        <table:table-row table:style-name="ro1">
          <table:table-cell table:style-name="ce49" table:formula="of:=[.A359]+1" office:value-type="date" office:date-value="2024-12-24" calcext:value-type="date">
            <text:p>12/24/2024</text:p>
          </table:table-cell>
          <table:table-cell table:number-columns-repeated="1023"/>
        </table:table-row>
        <table:table-row table:style-name="ro1">
          <table:table-cell table:style-name="ce49" table:formula="of:=[.A360]+1" office:value-type="date" office:date-value="2024-12-25" calcext:value-type="date">
            <text:p>12/25/2024</text:p>
          </table:table-cell>
          <table:table-cell table:number-columns-repeated="1023"/>
        </table:table-row>
        <table:table-row table:style-name="ro1">
          <table:table-cell table:style-name="ce49" table:formula="of:=[.A361]+1" office:value-type="date" office:date-value="2024-12-26" calcext:value-type="date">
            <text:p>12/26/2024</text:p>
          </table:table-cell>
          <table:table-cell table:number-columns-repeated="1023"/>
        </table:table-row>
        <table:table-row table:style-name="ro1">
          <table:table-cell table:style-name="ce49" table:formula="of:=[.A362]+1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49" table:formula="of:=[.A363]+1" office:value-type="date" office:date-value="2024-12-28" calcext:value-type="date">
            <text:p>12/28/2024</text:p>
          </table:table-cell>
          <table:table-cell table:number-columns-repeated="1023"/>
        </table:table-row>
        <table:table-row table:style-name="ro1">
          <table:table-cell table:style-name="ce49" table:formula="of:=[.A364]+1" office:value-type="date" office:date-value="2024-12-29" calcext:value-type="date">
            <text:p>12/29/2024</text:p>
          </table:table-cell>
          <table:table-cell table:number-columns-repeated="1023"/>
        </table:table-row>
        <table:table-row table:style-name="ro1">
          <table:table-cell table:style-name="ce49" table:formula="of:=[.A365]+1" office:value-type="date" office:date-value="2024-12-30" calcext:value-type="date">
            <text:p>12/30/2024</text:p>
          </table:table-cell>
          <table:table-cell table:number-columns-repeated="1023"/>
        </table:table-row>
        <table:table-row table:style-name="ro1">
          <table:table-cell table:style-name="ce49" table:formula="of:=[.A366]+1" office:value-type="date" office:date-value="2024-12-31" calcext:value-type="date">
            <text:p>12/31/2024</text:p>
          </table:table-cell>
          <table:table-cell table:number-columns-repeated="1023"/>
        </table:table-row>
        <table:table-row table:style-name="ro2" table:number-rows-repeated="10482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, 2023" table:style-name="ta6">
        <table:table-column table:style-name="co23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Day, Date</text:p>
          </table:table-cell>
          <table:table-cell table:style-name="ce25" office:value-type="string" calcext:value-type="string">
            <text:p>Cost to Date</text:p>
          </table:table-cell>
          <table:table-cell table:style-name="ce22" office:value-type="string" calcext:value-type="string">
            <text:p>Days Remaining</text:p>
          </table:table-cell>
          <table:table-cell table:style-name="ce25" office:value-type="string" calcext:value-type="string">
            <text:p>Projected Bill</text:p>
          </table:table-cell>
          <table:table-cell table:style-name="ce27" office:value-type="string" calcext:value-type="string">
            <text:p>Billing Period</text:p>
          </table:table-cell>
          <table:table-cell table:style-name="ce27" office:value-type="string" calcext:value-type="string">
            <text:p>∂ days</text:p>
          </table:table-cell>
          <table:table-cell table:style-name="ce11" office:value-type="string" calcext:value-type="string">
            <text:p>end of billing period</text:p>
          </table:table-cell>
          <table:table-cell table:style-name="ce11" office:value-type="string" calcext:value-type="string">
            <text:p>year?</text:p>
          </table:table-cell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20" table:formula="of:=[$'Data, 2022; partial'.F1]" office:value-type="date" office:date-value="2022-12-22" calcext:value-type="date">
            <text:p>Thu, Dec 22</text:p>
          </table:table-cell>
          <table:table-cell table:style-name="ce21" table:formula="of:=[$'Data, 2022; partial'.F2]" office:value-type="float" office:value="75" calcext:value-type="float">
            <text:p>$75</text:p>
          </table:table-cell>
          <table:table-cell table:style-name="ce23" table:formula="of:=[$'Data, 2022; partial'.F3]" office:value-type="float" office:value="27" calcext:value-type="float">
            <text:p>27</text:p>
          </table:table-cell>
          <table:table-cell table:style-name="ce21" table:formula="of:=[$'Data, 2022; partial'.F4]" office:value-type="float" office:value="366" calcext:value-type="float">
            <text:p>$366</text:p>
          </table:table-cell>
          <table:table-cell table:style-name="ce18" table:formula="of:=MONTH([.G2])" office:value-type="float" office:value="1" calcext:value-type="float">
            <text:p>1</text:p>
          </table:table-cell>
          <table:table-cell table:style-name="ce18" table:formula="of:=[.A3]-[.A2]" office:value-type="float" office:value="7" calcext:value-type="float">
            <text:p>7</text:p>
          </table:table-cell>
          <table:table-cell table:style-name="ce34" table:formula="of:=[.A2]+[.C2]" office:value-type="date" office:date-value="2023-01-18" calcext:value-type="date">
            <text:p>Wed, Jan 18</text:p>
          </table:table-cell>
          <table:table-cell table:style-name="ce31" table:formula="of:=YEAR([.G2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table:formula="of:=[$'Data, 2022; partial'.G1]" office:value-type="date" office:date-value="2022-12-29" calcext:value-type="date">
            <text:p>Thu, Dec 29</text:p>
          </table:table-cell>
          <table:table-cell table:style-name="ce21" table:formula="of:=[$'Data, 2022; partial'.G2]" office:value-type="float" office:value="133" calcext:value-type="float">
            <text:p>$133</text:p>
          </table:table-cell>
          <table:table-cell table:style-name="ce23" table:formula="of:=[$'Data, 2022; partial'.G3]" office:value-type="float" office:value="20" calcext:value-type="float">
            <text:p>20</text:p>
          </table:table-cell>
          <table:table-cell table:style-name="ce21" table:formula="of:=[$'Data, 2022; partial'.G4]" office:value-type="float" office:value="324" calcext:value-type="float">
            <text:p>$324</text:p>
          </table:table-cell>
          <table:table-cell table:style-name="ce18" table:formula="of:=MONTH([.G3])" office:value-type="float" office:value="1" calcext:value-type="float">
            <text:p>1</text:p>
          </table:table-cell>
          <table:table-cell table:style-name="ce18" table:formula="of:=[.A4]-[.A3]" office:value-type="float" office:value="27" calcext:value-type="float">
            <text:p>27</text:p>
          </table:table-cell>
          <table:table-cell table:style-name="ce34" table:formula="of:=[.A3]+[.C3]" office:value-type="date" office:date-value="2023-01-18" calcext:value-type="date">
            <text:p>Wed, Jan 18</text:p>
          </table:table-cell>
          <table:table-cell table:style-name="ce31" table:formula="of:=YEAR([.G3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1-25" calcext:value-type="date">
            <text:p>Wed, Jan 25</text:p>
          </table:table-cell>
          <table:table-cell table:style-name="ce21" office:value-type="float" office:value="80" calcext:value-type="float">
            <text:p>$80</text:p>
          </table:table-cell>
          <table:table-cell table:style-name="ce23" office:value-type="float" office:value="21" calcext:value-type="float">
            <text:p>21</text:p>
          </table:table-cell>
          <table:table-cell table:style-name="ce21" office:value-type="float" office:value="319" calcext:value-type="float">
            <text:p>$319</text:p>
          </table:table-cell>
          <table:table-cell table:style-name="ce18" table:formula="of:=MONTH([.G4])" office:value-type="float" office:value="2" calcext:value-type="float">
            <text:p>2</text:p>
          </table:table-cell>
          <table:table-cell table:style-name="ce18" table:formula="of:=[.A5]-[.A4]" office:value-type="float" office:value="7" calcext:value-type="float">
            <text:p>7</text:p>
          </table:table-cell>
          <table:table-cell table:style-name="ce34" table:formula="of:=[.A4]+[.C4]" office:value-type="date" office:date-value="2023-02-15" calcext:value-type="date">
            <text:p>Wed, Feb 15</text:p>
          </table:table-cell>
          <table:table-cell table:style-name="ce31" table:formula="of:=YEAR([.G4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2-01" calcext:value-type="date">
            <text:p>Wed, Feb 1</text:p>
          </table:table-cell>
          <table:table-cell table:style-name="ce21" office:value-type="float" office:value="155" calcext:value-type="float">
            <text:p>$155</text:p>
          </table:table-cell>
          <table:table-cell table:style-name="ce23" office:value-type="float" office:value="14" calcext:value-type="float">
            <text:p>14</text:p>
          </table:table-cell>
          <table:table-cell table:style-name="ce21" office:value-type="float" office:value="310" calcext:value-type="float">
            <text:p>$310</text:p>
          </table:table-cell>
          <table:table-cell table:style-name="ce18" table:formula="of:=MONTH([.G5])" office:value-type="float" office:value="2" calcext:value-type="float">
            <text:p>2</text:p>
          </table:table-cell>
          <table:table-cell table:style-name="ce18" table:formula="of:=[.A6]-[.A5]" office:value-type="float" office:value="7" calcext:value-type="float">
            <text:p>7</text:p>
          </table:table-cell>
          <table:table-cell table:style-name="ce34" table:formula="of:=[.A5]+[.C5]" office:value-type="date" office:date-value="2023-02-15" calcext:value-type="date">
            <text:p>Wed, Feb 15</text:p>
          </table:table-cell>
          <table:table-cell table:style-name="ce31" table:formula="of:=YEAR([.G5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2-08" calcext:value-type="date">
            <text:p>Wed, Feb 8</text:p>
          </table:table-cell>
          <table:table-cell table:style-name="ce21" office:value-type="float" office:value="221" calcext:value-type="float">
            <text:p>$221</text:p>
          </table:table-cell>
          <table:table-cell table:style-name="ce23" office:value-type="float" office:value="7" calcext:value-type="float">
            <text:p>7</text:p>
          </table:table-cell>
          <table:table-cell table:style-name="ce21" office:value-type="float" office:value="295" calcext:value-type="float">
            <text:p>$295</text:p>
          </table:table-cell>
          <table:table-cell table:style-name="ce18" table:formula="of:=MONTH([.G6])" office:value-type="float" office:value="2" calcext:value-type="float">
            <text:p>2</text:p>
          </table:table-cell>
          <table:table-cell table:style-name="ce18" table:formula="of:=[.A7]-[.A6]" office:value-type="float" office:value="14" calcext:value-type="float">
            <text:p>14</text:p>
          </table:table-cell>
          <table:table-cell table:style-name="ce34" table:formula="of:=[.A6]+[.C6]" office:value-type="date" office:date-value="2023-02-15" calcext:value-type="date">
            <text:p>Wed, Feb 15</text:p>
          </table:table-cell>
          <table:table-cell table:style-name="ce31" table:formula="of:=YEAR([.G6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2-22" calcext:value-type="date">
            <text:p>Wed, Feb 22</text:p>
          </table:table-cell>
          <table:table-cell table:style-name="ce21" office:value-type="float" office:value="67" calcext:value-type="float">
            <text:p>$67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289" calcext:value-type="float">
            <text:p>$289</text:p>
          </table:table-cell>
          <table:table-cell table:style-name="ce18" table:formula="of:=MONTH([.G7])" office:value-type="float" office:value="3" calcext:value-type="float">
            <text:p>3</text:p>
          </table:table-cell>
          <table:table-cell table:style-name="ce18" table:formula="of:=[.A8]-[.A7]" office:value-type="float" office:value="7" calcext:value-type="float">
            <text:p>7</text:p>
          </table:table-cell>
          <table:table-cell table:style-name="ce34" table:formula="of:=[.A7]+[.C7]" office:value-type="date" office:date-value="2023-03-17" calcext:value-type="date">
            <text:p>Fri, Mar 17</text:p>
          </table:table-cell>
          <table:table-cell table:style-name="ce31" table:formula="of:=YEAR([.G7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3-01" calcext:value-type="date">
            <text:p>Wed, Mar 1</text:p>
          </table:table-cell>
          <table:table-cell table:style-name="ce21" office:value-type="float" office:value="137" calcext:value-type="float">
            <text:p>$137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293" calcext:value-type="float">
            <text:p>$293</text:p>
          </table:table-cell>
          <table:table-cell table:style-name="ce18" table:formula="of:=MONTH([.G8])" office:value-type="float" office:value="3" calcext:value-type="float">
            <text:p>3</text:p>
          </table:table-cell>
          <table:table-cell table:style-name="ce18" table:formula="of:=[.A9]-[.A8]" office:value-type="float" office:value="7" calcext:value-type="float">
            <text:p>7</text:p>
          </table:table-cell>
          <table:table-cell table:style-name="ce34" table:formula="of:=[.A8]+[.C8]" office:value-type="date" office:date-value="2023-03-17" calcext:value-type="date">
            <text:p>Fri, Mar 17</text:p>
          </table:table-cell>
          <table:table-cell table:style-name="ce31" table:formula="of:=YEAR([.G8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3-08" calcext:value-type="date">
            <text:p>Wed, Mar 8</text:p>
          </table:table-cell>
          <table:table-cell table:style-name="ce21" office:value-type="float" office:value="196" calcext:value-type="float">
            <text:p>$196</text:p>
          </table:table-cell>
          <table:table-cell table:style-name="ce23" office:value-type="float" office:value="9" calcext:value-type="float">
            <text:p>9</text:p>
          </table:table-cell>
          <table:table-cell table:style-name="ce21" office:value-type="float" office:value="280" calcext:value-type="float">
            <text:p>$280</text:p>
          </table:table-cell>
          <table:table-cell table:style-name="ce18" table:formula="of:=MONTH([.G9])" office:value-type="float" office:value="3" calcext:value-type="float">
            <text:p>3</text:p>
          </table:table-cell>
          <table:table-cell table:style-name="ce18" table:formula="of:=[.A10]-[.A9]" office:value-type="float" office:value="7" calcext:value-type="float">
            <text:p>7</text:p>
          </table:table-cell>
          <table:table-cell table:style-name="ce34" table:formula="of:=[.A9]+[.C9]" office:value-type="date" office:date-value="2023-03-17" calcext:value-type="date">
            <text:p>Fri, Mar 17</text:p>
          </table:table-cell>
          <table:table-cell table:style-name="ce31" table:formula="of:=YEAR([.G9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3-15" calcext:value-type="date">
            <text:p>Wed, Mar 15</text:p>
          </table:table-cell>
          <table:table-cell table:style-name="ce21" office:value-type="float" office:value="235" calcext:value-type="float">
            <text:p>$235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52" calcext:value-type="float">
            <text:p>$252</text:p>
          </table:table-cell>
          <table:table-cell table:style-name="ce18" table:formula="of:=MONTH([.G10])" office:value-type="float" office:value="3" calcext:value-type="float">
            <text:p>3</text:p>
          </table:table-cell>
          <table:table-cell table:style-name="ce18" table:formula="of:=[.A11]-[.A10]" office:value-type="float" office:value="9" calcext:value-type="float">
            <text:p>9</text:p>
          </table:table-cell>
          <table:table-cell table:style-name="ce34" table:formula="of:=[.A10]+[.C10]" office:value-type="date" office:date-value="2023-03-17" calcext:value-type="date">
            <text:p>Fri, Mar 17</text:p>
          </table:table-cell>
          <table:table-cell table:style-name="ce31" table:formula="of:=YEAR([.G10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3-24" calcext:value-type="date">
            <text:p>Fri, Mar 24</text:p>
          </table:table-cell>
          <table:table-cell table:style-name="ce21" office:value-type="float" office:value="52" calcext:value-type="float">
            <text:p>$52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215" calcext:value-type="float">
            <text:p>$215</text:p>
          </table:table-cell>
          <table:table-cell table:style-name="ce18" table:formula="of:=MONTH([.G11])" office:value-type="float" office:value="4" calcext:value-type="float">
            <text:p>4</text:p>
          </table:table-cell>
          <table:table-cell table:style-name="ce18" table:formula="of:=[.A12]-[.A11]" office:value-type="float" office:value="7" calcext:value-type="float">
            <text:p>7</text:p>
          </table:table-cell>
          <table:table-cell table:style-name="ce34" table:formula="of:=[.A11]+[.C11]" office:value-type="date" office:date-value="2023-04-15" calcext:value-type="date">
            <text:p>Sat, Apr 15</text:p>
          </table:table-cell>
          <table:table-cell table:style-name="ce31" table:formula="of:=YEAR([.G11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3-31" calcext:value-type="date">
            <text:p>Fri, Mar 31</text:p>
          </table:table-cell>
          <table:table-cell table:style-name="ce21" office:value-type="float" office:value="104" calcext:value-type="float">
            <text:p>$104</text:p>
          </table:table-cell>
          <table:table-cell table:style-name="ce23" office:value-type="float" office:value="15" calcext:value-type="float">
            <text:p>15</text:p>
          </table:table-cell>
          <table:table-cell table:style-name="ce21" office:value-type="float" office:value="215" calcext:value-type="float">
            <text:p>$215</text:p>
          </table:table-cell>
          <table:table-cell table:style-name="ce18" table:formula="of:=MONTH([.G12])" office:value-type="float" office:value="4" calcext:value-type="float">
            <text:p>4</text:p>
          </table:table-cell>
          <table:table-cell table:style-name="ce18" table:formula="of:=[.A13]-[.A12]" office:value-type="float" office:value="7" calcext:value-type="float">
            <text:p>7</text:p>
          </table:table-cell>
          <table:table-cell table:style-name="ce34" table:formula="of:=[.A12]+[.C12]" office:value-type="date" office:date-value="2023-04-15" calcext:value-type="date">
            <text:p>Sat, Apr 15</text:p>
          </table:table-cell>
          <table:table-cell table:style-name="ce31" table:formula="of:=YEAR([.G12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4-07" calcext:value-type="date">
            <text:p>Fri, Apr 7</text:p>
          </table:table-cell>
          <table:table-cell table:style-name="ce21" office:value-type="float" office:value="155" calcext:value-type="float">
            <text:p>$155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214" calcext:value-type="float">
            <text:p>$214</text:p>
          </table:table-cell>
          <table:table-cell table:style-name="ce18" table:formula="of:=MONTH([.G13])" office:value-type="float" office:value="4" calcext:value-type="float">
            <text:p>4</text:p>
          </table:table-cell>
          <table:table-cell table:style-name="ce18" table:formula="of:=[.A14]-[.A13]" office:value-type="float" office:value="7" calcext:value-type="float">
            <text:p>7</text:p>
          </table:table-cell>
          <table:table-cell table:style-name="ce34" table:formula="of:=[.A13]+[.C13]" office:value-type="date" office:date-value="2023-04-15" calcext:value-type="date">
            <text:p>Sat, Apr 15</text:p>
          </table:table-cell>
          <table:table-cell table:style-name="ce31" table:formula="of:=YEAR([.G13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4-14" calcext:value-type="date">
            <text:p>Fri, Apr 14</text:p>
          </table:table-cell>
          <table:table-cell table:style-name="ce21" office:value-type="float" office:value="185" calcext:value-type="float">
            <text:p>$185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192" calcext:value-type="float">
            <text:p>$192</text:p>
          </table:table-cell>
          <table:table-cell table:style-name="ce18" table:formula="of:=MONTH([.G14])" office:value-type="float" office:value="4" calcext:value-type="float">
            <text:p>4</text:p>
          </table:table-cell>
          <table:table-cell table:style-name="ce18" table:formula="of:=[.A15]-[.A14]" office:value-type="float" office:value="8" calcext:value-type="float">
            <text:p>8</text:p>
          </table:table-cell>
          <table:table-cell table:style-name="ce34" table:formula="of:=[.A14]+[.C14]" office:value-type="date" office:date-value="2023-04-15" calcext:value-type="date">
            <text:p>Sat, Apr 15</text:p>
          </table:table-cell>
          <table:table-cell table:style-name="ce31" table:formula="of:=YEAR([.G14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4-22" calcext:value-type="date">
            <text:p>Sat, Apr 22</text:p>
          </table:table-cell>
          <table:table-cell table:style-name="ce21" office:value-type="float" office:value="28" calcext:value-type="float">
            <text:p>$28</text:p>
          </table:table-cell>
          <table:table-cell table:style-name="ce23" office:value-type="float" office:value="24" calcext:value-type="float">
            <text:p>24</text:p>
          </table:table-cell>
          <table:table-cell table:style-name="ce21" office:value-type="float" office:value="124" calcext:value-type="float">
            <text:p>$124</text:p>
          </table:table-cell>
          <table:table-cell table:style-name="ce18" table:formula="of:=MONTH([.G15])" office:value-type="float" office:value="5" calcext:value-type="float">
            <text:p>5</text:p>
          </table:table-cell>
          <table:table-cell table:style-name="ce18" table:formula="of:=[.A16]-[.A15]" office:value-type="float" office:value="7" calcext:value-type="float">
            <text:p>7</text:p>
          </table:table-cell>
          <table:table-cell table:style-name="ce34" table:formula="of:=[.A15]+[.C15]" office:value-type="date" office:date-value="2023-05-16" calcext:value-type="date">
            <text:p>Tue, May 16</text:p>
          </table:table-cell>
          <table:table-cell table:style-name="ce31" table:formula="of:=YEAR([.G15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4-29" calcext:value-type="date">
            <text:p>Sat, Apr 29</text:p>
          </table:table-cell>
          <table:table-cell table:style-name="ce21" office:value-type="float" office:value="59" calcext:value-type="float">
            <text:p>$59</text:p>
          </table:table-cell>
          <table:table-cell table:style-name="ce23" office:value-type="float" office:value="17" calcext:value-type="float">
            <text:p>17</text:p>
          </table:table-cell>
          <table:table-cell table:style-name="ce21" office:value-type="float" office:value="131" calcext:value-type="float">
            <text:p>$131</text:p>
          </table:table-cell>
          <table:table-cell table:style-name="ce18" table:formula="of:=MONTH([.G16])" office:value-type="float" office:value="5" calcext:value-type="float">
            <text:p>5</text:p>
          </table:table-cell>
          <table:table-cell table:style-name="ce18" table:formula="of:=[.A17]-[.A16]" office:value-type="float" office:value="7" calcext:value-type="float">
            <text:p>7</text:p>
          </table:table-cell>
          <table:table-cell table:style-name="ce34" table:formula="of:=[.A16]+[.C16]" office:value-type="date" office:date-value="2023-05-16" calcext:value-type="date">
            <text:p>Tue, May 16</text:p>
          </table:table-cell>
          <table:table-cell table:style-name="ce31" table:formula="of:=YEAR([.G16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5-06" calcext:value-type="date">
            <text:p>Sat, May 6</text:p>
          </table:table-cell>
          <table:table-cell table:style-name="ce21" office:value-type="float" office:value="93" calcext:value-type="float">
            <text:p>$93</text:p>
          </table:table-cell>
          <table:table-cell table:style-name="ce23" office:value-type="float" office:value="10" calcext:value-type="float">
            <text:p>10</text:p>
          </table:table-cell>
          <table:table-cell table:style-name="ce21" office:value-type="float" office:value="137" calcext:value-type="float">
            <text:p>$137</text:p>
          </table:table-cell>
          <table:table-cell table:style-name="ce18" table:formula="of:=MONTH([.G17])" office:value-type="float" office:value="5" calcext:value-type="float">
            <text:p>5</text:p>
          </table:table-cell>
          <table:table-cell table:style-name="ce18" table:formula="of:=[.A18]-[.A17]" office:value-type="float" office:value="7" calcext:value-type="float">
            <text:p>7</text:p>
          </table:table-cell>
          <table:table-cell table:style-name="ce34" table:formula="of:=[.A17]+[.C17]" office:value-type="date" office:date-value="2023-05-16" calcext:value-type="date">
            <text:p>Tue, May 16</text:p>
          </table:table-cell>
          <table:table-cell table:style-name="ce31" table:formula="of:=YEAR([.G17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5-13" calcext:value-type="date">
            <text:p>Sat, May 13</text:p>
          </table:table-cell>
          <table:table-cell table:style-name="ce21" office:value-type="float" office:value="130" calcext:value-type="float">
            <text:p>$130</text:p>
          </table:table-cell>
          <table:table-cell table:style-name="ce23" office:value-type="float" office:value="3" calcext:value-type="float">
            <text:p>3</text:p>
          </table:table-cell>
          <table:table-cell table:style-name="ce21" office:value-type="float" office:value="144" calcext:value-type="float">
            <text:p>$144</text:p>
          </table:table-cell>
          <table:table-cell table:style-name="ce18" table:formula="of:=MONTH([.G18])" office:value-type="float" office:value="5" calcext:value-type="float">
            <text:p>5</text:p>
          </table:table-cell>
          <table:table-cell table:style-name="ce18" table:formula="of:=[.A19]-[.A18]" office:value-type="float" office:value="10" calcext:value-type="float">
            <text:p>10</text:p>
          </table:table-cell>
          <table:table-cell table:style-name="ce34" table:formula="of:=[.A18]+[.C18]" office:value-type="date" office:date-value="2023-05-16" calcext:value-type="date">
            <text:p>Tue, May 16</text:p>
          </table:table-cell>
          <table:table-cell table:style-name="ce31" table:formula="of:=YEAR([.G18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5-23" calcext:value-type="date">
            <text:p>Tue, May 23</text:p>
          </table:table-cell>
          <table:table-cell table:style-name="ce21" office:value-type="float" office:value="63" calcext:value-type="float">
            <text:p>$63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271" calcext:value-type="float">
            <text:p>$271</text:p>
          </table:table-cell>
          <table:table-cell table:style-name="ce18" table:formula="of:=MONTH([.G19])" office:value-type="float" office:value="6" calcext:value-type="float">
            <text:p>6</text:p>
          </table:table-cell>
          <table:table-cell table:style-name="ce18" table:formula="of:=[.A20]-[.A19]" office:value-type="float" office:value="7" calcext:value-type="float">
            <text:p>7</text:p>
          </table:table-cell>
          <table:table-cell table:style-name="ce34" table:formula="of:=[.A19]+[.C19]" office:value-type="date" office:date-value="2023-06-15" calcext:value-type="date">
            <text:p>Thu, Jun 15</text:p>
          </table:table-cell>
          <table:table-cell table:style-name="ce31" table:formula="of:=YEAR([.G19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5-30" calcext:value-type="date">
            <text:p>Tue, May 30</text:p>
          </table:table-cell>
          <table:table-cell table:style-name="ce21" office:value-type="float" office:value="126" calcext:value-type="float">
            <text:p>$126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270" calcext:value-type="float">
            <text:p>$270</text:p>
          </table:table-cell>
          <table:table-cell table:style-name="ce18" table:formula="of:=MONTH([.G20])" office:value-type="float" office:value="6" calcext:value-type="float">
            <text:p>6</text:p>
          </table:table-cell>
          <table:table-cell table:style-name="ce18" table:formula="of:=[.A21]-[.A20]" office:value-type="float" office:value="7" calcext:value-type="float">
            <text:p>7</text:p>
          </table:table-cell>
          <table:table-cell table:style-name="ce34" table:formula="of:=[.A20]+[.C20]" office:value-type="date" office:date-value="2023-06-15" calcext:value-type="date">
            <text:p>Thu, Jun 15</text:p>
          </table:table-cell>
          <table:table-cell table:style-name="ce31" table:formula="of:=YEAR([.G20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6-06" calcext:value-type="date">
            <text:p>Tue, Jun 6</text:p>
          </table:table-cell>
          <table:table-cell table:style-name="ce21" office:value-type="float" office:value="197" calcext:value-type="float">
            <text:p>$197</text:p>
          </table:table-cell>
          <table:table-cell table:style-name="ce23" office:value-type="float" office:value="9" calcext:value-type="float">
            <text:p>9</text:p>
          </table:table-cell>
          <table:table-cell table:style-name="ce21" office:value-type="float" office:value="281" calcext:value-type="float">
            <text:p>$281</text:p>
          </table:table-cell>
          <table:table-cell table:style-name="ce18" table:formula="of:=MONTH([.G21])" office:value-type="float" office:value="6" calcext:value-type="float">
            <text:p>6</text:p>
          </table:table-cell>
          <table:table-cell table:style-name="ce18" table:formula="of:=[.A22]-[.A21]" office:value-type="float" office:value="7" calcext:value-type="float">
            <text:p>7</text:p>
          </table:table-cell>
          <table:table-cell table:style-name="ce34" table:formula="of:=[.A21]+[.C21]" office:value-type="date" office:date-value="2023-06-15" calcext:value-type="date">
            <text:p>Thu, Jun 15</text:p>
          </table:table-cell>
          <table:table-cell table:style-name="ce31" table:formula="of:=YEAR([.G21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6-13" calcext:value-type="date">
            <text:p>Tue, Jun 13</text:p>
          </table:table-cell>
          <table:table-cell table:style-name="ce21" office:value-type="float" office:value="251" calcext:value-type="float">
            <text:p>$251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69" calcext:value-type="float">
            <text:p>$269</text:p>
          </table:table-cell>
          <table:table-cell table:style-name="ce18" table:formula="of:=MONTH([.G22])" office:value-type="float" office:value="6" calcext:value-type="float">
            <text:p>6</text:p>
          </table:table-cell>
          <table:table-cell table:style-name="ce18" table:formula="of:=[.A23]-[.A22]" office:value-type="float" office:value="9" calcext:value-type="float">
            <text:p>9</text:p>
          </table:table-cell>
          <table:table-cell table:style-name="ce34" table:formula="of:=[.A22]+[.C22]" office:value-type="date" office:date-value="2023-06-15" calcext:value-type="date">
            <text:p>Thu, Jun 15</text:p>
          </table:table-cell>
          <table:table-cell table:style-name="ce31" table:formula="of:=YEAR([.G22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6-22" calcext:value-type="date">
            <text:p>Thu, Jun 22</text:p>
          </table:table-cell>
          <table:table-cell table:style-name="ce21" office:value-type="float" office:value="67" calcext:value-type="float">
            <text:p>$67</text:p>
          </table:table-cell>
          <table:table-cell table:style-name="ce23" office:value-type="float" office:value="26" calcext:value-type="float">
            <text:p>26</text:p>
          </table:table-cell>
          <table:table-cell table:style-name="ce21" office:value-type="float" office:value="314" calcext:value-type="float">
            <text:p>$314</text:p>
          </table:table-cell>
          <table:table-cell table:style-name="ce18" table:formula="of:=MONTH([.G23])" office:value-type="float" office:value="7" calcext:value-type="float">
            <text:p>7</text:p>
          </table:table-cell>
          <table:table-cell table:style-name="ce18" table:formula="of:=[.A24]-[.A23]" office:value-type="float" office:value="7" calcext:value-type="float">
            <text:p>7</text:p>
          </table:table-cell>
          <table:table-cell table:style-name="ce34" table:formula="of:=[.A23]+[.C23]" office:value-type="date" office:date-value="2023-07-18" calcext:value-type="date">
            <text:p>Tue, Jul 18</text:p>
          </table:table-cell>
          <table:table-cell table:style-name="ce31" table:formula="of:=YEAR([.G23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6-29" calcext:value-type="date">
            <text:p>Thu, Jun 29</text:p>
          </table:table-cell>
          <table:table-cell table:style-name="ce21" office:value-type="float" office:value="135" calcext:value-type="float">
            <text:p>$135</text:p>
          </table:table-cell>
          <table:table-cell table:style-name="ce23" office:value-type="float" office:value="19" calcext:value-type="float">
            <text:p>19</text:p>
          </table:table-cell>
          <table:table-cell table:style-name="ce21" office:value-type="float" office:value="319" calcext:value-type="float">
            <text:p>$319</text:p>
          </table:table-cell>
          <table:table-cell table:style-name="ce18" table:formula="of:=MONTH([.G24])" office:value-type="float" office:value="7" calcext:value-type="float">
            <text:p>7</text:p>
          </table:table-cell>
          <table:table-cell table:style-name="ce18" table:formula="of:=[.A25]-[.A24]" office:value-type="float" office:value="7" calcext:value-type="float">
            <text:p>7</text:p>
          </table:table-cell>
          <table:table-cell table:style-name="ce34" table:formula="of:=[.A24]+[.C24]" office:value-type="date" office:date-value="2023-07-18" calcext:value-type="date">
            <text:p>Tue, Jul 18</text:p>
          </table:table-cell>
          <table:table-cell table:style-name="ce31" table:formula="of:=YEAR([.G24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7-06" calcext:value-type="date">
            <text:p>Thu, Jul 6</text:p>
          </table:table-cell>
          <table:table-cell table:style-name="ce21" office:value-type="float" office:value="236" calcext:value-type="float">
            <text:p>$236</text:p>
          </table:table-cell>
          <table:table-cell table:style-name="ce23" office:value-type="float" office:value="12" calcext:value-type="float">
            <text:p>12</text:p>
          </table:table-cell>
          <table:table-cell table:style-name="ce21" office:value-type="float" office:value="371" calcext:value-type="float">
            <text:p>$371</text:p>
          </table:table-cell>
          <table:table-cell table:style-name="ce18" table:formula="of:=MONTH([.G25])" office:value-type="float" office:value="7" calcext:value-type="float">
            <text:p>7</text:p>
          </table:table-cell>
          <table:table-cell table:style-name="ce18" table:formula="of:=[.A26]-[.A25]" office:value-type="float" office:value="7" calcext:value-type="float">
            <text:p>7</text:p>
          </table:table-cell>
          <table:table-cell table:style-name="ce34" table:formula="of:=[.A25]+[.C25]" office:value-type="date" office:date-value="2023-07-18" calcext:value-type="date">
            <text:p>Tue, Jul 18</text:p>
          </table:table-cell>
          <table:table-cell table:style-name="ce31" table:formula="of:=YEAR([.G25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7-13" calcext:value-type="date">
            <text:p>Thu, Jul 13</text:p>
          </table:table-cell>
          <table:table-cell table:style-name="ce21" office:value-type="float" office:value="335" calcext:value-type="float">
            <text:p>$335</text:p>
          </table:table-cell>
          <table:table-cell table:style-name="ce23" office:value-type="float" office:value="5" calcext:value-type="float">
            <text:p>5</text:p>
          </table:table-cell>
          <table:table-cell table:style-name="ce21" office:value-type="float" office:value="395" calcext:value-type="float">
            <text:p>$395</text:p>
          </table:table-cell>
          <table:table-cell table:style-name="ce18" table:formula="of:=MONTH([.G26])" office:value-type="float" office:value="7" calcext:value-type="float">
            <text:p>7</text:p>
          </table:table-cell>
          <table:table-cell table:style-name="ce18" table:formula="of:=[.A27]-[.A26]" office:value-type="float" office:value="12" calcext:value-type="float">
            <text:p>12</text:p>
          </table:table-cell>
          <table:table-cell table:style-name="ce34" table:formula="of:=[.A26]+[.C26]" office:value-type="date" office:date-value="2023-07-18" calcext:value-type="date">
            <text:p>Tue, Jul 18</text:p>
          </table:table-cell>
          <table:table-cell table:style-name="ce31" table:formula="of:=YEAR([.G26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7-25" calcext:value-type="date">
            <text:p>Tue, Jul 25</text:p>
          </table:table-cell>
          <table:table-cell table:style-name="ce21" office:value-type="float" office:value="130" calcext:value-type="float">
            <text:p>$130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537" calcext:value-type="float">
            <text:p>$537</text:p>
          </table:table-cell>
          <table:table-cell table:style-name="ce18" table:formula="of:=MONTH([.G27])" office:value-type="float" office:value="8" calcext:value-type="float">
            <text:p>8</text:p>
          </table:table-cell>
          <table:table-cell table:style-name="ce18" table:formula="of:=[.A28]-[.A27]" office:value-type="float" office:value="7" calcext:value-type="float">
            <text:p>7</text:p>
          </table:table-cell>
          <table:table-cell table:style-name="ce34" table:formula="of:=[.A27]+[.C27]" office:value-type="date" office:date-value="2023-08-16" calcext:value-type="date">
            <text:p>Wed, Aug 16</text:p>
          </table:table-cell>
          <table:table-cell table:style-name="ce31" table:formula="of:=YEAR([.G27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8-01" calcext:value-type="date">
            <text:p>Tue, Aug 1</text:p>
          </table:table-cell>
          <table:table-cell table:style-name="ce21" office:value-type="float" office:value="244" calcext:value-type="float">
            <text:p>$244</text:p>
          </table:table-cell>
          <table:table-cell table:style-name="ce23" office:value-type="float" office:value="15" calcext:value-type="float">
            <text:p>15</text:p>
          </table:table-cell>
          <table:table-cell table:style-name="ce21" office:value-type="float" office:value="506" calcext:value-type="float">
            <text:p>$506</text:p>
          </table:table-cell>
          <table:table-cell table:style-name="ce18" table:formula="of:=MONTH([.G28])" office:value-type="float" office:value="8" calcext:value-type="float">
            <text:p>8</text:p>
          </table:table-cell>
          <table:table-cell table:style-name="ce18" table:formula="of:=[.A29]-[.A28]" office:value-type="float" office:value="7" calcext:value-type="float">
            <text:p>7</text:p>
          </table:table-cell>
          <table:table-cell table:style-name="ce34" table:formula="of:=[.A28]+[.C28]" office:value-type="date" office:date-value="2023-08-16" calcext:value-type="date">
            <text:p>Wed, Aug 16</text:p>
          </table:table-cell>
          <table:table-cell table:style-name="ce31" table:formula="of:=YEAR([.G28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8-08" calcext:value-type="date">
            <text:p>Tue, Aug 8</text:p>
          </table:table-cell>
          <table:table-cell table:style-name="ce21" office:value-type="float" office:value="328" calcext:value-type="float">
            <text:p>$328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453" calcext:value-type="float">
            <text:p>$453</text:p>
          </table:table-cell>
          <table:table-cell table:style-name="ce18" table:formula="of:=MONTH([.G29])" office:value-type="float" office:value="8" calcext:value-type="float">
            <text:p>8</text:p>
          </table:table-cell>
          <table:table-cell table:style-name="ce18" table:formula="of:=[.A30]-[.A29]" office:value-type="float" office:value="7" calcext:value-type="float">
            <text:p>7</text:p>
          </table:table-cell>
          <table:table-cell table:style-name="ce34" table:formula="of:=[.A29]+[.C29]" office:value-type="date" office:date-value="2023-08-16" calcext:value-type="date">
            <text:p>Wed, Aug 16</text:p>
          </table:table-cell>
          <table:table-cell table:style-name="ce31" table:formula="of:=YEAR([.G29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8-15" calcext:value-type="date">
            <text:p>Tue, Aug 15</text:p>
          </table:table-cell>
          <table:table-cell table:style-name="ce21" office:value-type="float" office:value="410" calcext:value-type="float">
            <text:p>$410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425" calcext:value-type="float">
            <text:p>$425</text:p>
          </table:table-cell>
          <table:table-cell table:style-name="ce18" table:formula="of:=MONTH([.G30])" office:value-type="float" office:value="8" calcext:value-type="float">
            <text:p>8</text:p>
          </table:table-cell>
          <table:table-cell table:style-name="ce18" table:formula="of:=[.A31]-[.A30]" office:value-type="float" office:value="8" calcext:value-type="float">
            <text:p>8</text:p>
          </table:table-cell>
          <table:table-cell table:style-name="ce34" table:formula="of:=[.A30]+[.C30]" office:value-type="date" office:date-value="2023-08-16" calcext:value-type="date">
            <text:p>Wed, Aug 16</text:p>
          </table:table-cell>
          <table:table-cell table:style-name="ce31" table:formula="of:=YEAR([.G30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8-23" calcext:value-type="date">
            <text:p>Wed, Aug 23</text:p>
          </table:table-cell>
          <table:table-cell table:style-name="ce21" office:value-type="float" office:value="61" calcext:value-type="float">
            <text:p>$61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262" calcext:value-type="float">
            <text:p>$262</text:p>
          </table:table-cell>
          <table:table-cell table:style-name="ce18" table:formula="of:=MONTH([.G31])" office:value-type="float" office:value="9" calcext:value-type="float">
            <text:p>9</text:p>
          </table:table-cell>
          <table:table-cell table:style-name="ce18" table:formula="of:=[.A32]-[.A31]" office:value-type="float" office:value="7" calcext:value-type="float">
            <text:p>7</text:p>
          </table:table-cell>
          <table:table-cell table:style-name="ce34" table:formula="of:=[.A31]+[.C31]" office:value-type="date" office:date-value="2023-09-15" calcext:value-type="date">
            <text:p>Fri, Sep 15</text:p>
          </table:table-cell>
          <table:table-cell table:style-name="ce31" table:formula="of:=YEAR([.G31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8-30" calcext:value-type="date">
            <text:p>Wed, Aug 30</text:p>
          </table:table-cell>
          <table:table-cell table:style-name="ce21" office:value-type="float" office:value="143" calcext:value-type="float">
            <text:p>$143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307" calcext:value-type="float">
            <text:p>$307</text:p>
          </table:table-cell>
          <table:table-cell table:style-name="ce18" table:formula="of:=MONTH([.G32])" office:value-type="float" office:value="9" calcext:value-type="float">
            <text:p>9</text:p>
          </table:table-cell>
          <table:table-cell table:style-name="ce18" table:formula="of:=[.A33]-[.A32]" office:value-type="float" office:value="7" calcext:value-type="float">
            <text:p>7</text:p>
          </table:table-cell>
          <table:table-cell table:style-name="ce34" table:formula="of:=[.A32]+[.C32]" office:value-type="date" office:date-value="2023-09-15" calcext:value-type="date">
            <text:p>Fri, Sep 15</text:p>
          </table:table-cell>
          <table:table-cell table:style-name="ce31" table:formula="of:=YEAR([.G32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9-06" calcext:value-type="date">
            <text:p>Wed, Sep 6</text:p>
          </table:table-cell>
          <table:table-cell table:style-name="ce21" office:value-type="float" office:value="208" calcext:value-type="float">
            <text:p>$208</text:p>
          </table:table-cell>
          <table:table-cell table:style-name="ce23" office:value-type="float" office:value="9" calcext:value-type="float">
            <text:p>9</text:p>
          </table:table-cell>
          <table:table-cell table:style-name="ce21" office:value-type="float" office:value="297" calcext:value-type="float">
            <text:p>$297</text:p>
          </table:table-cell>
          <table:table-cell table:style-name="ce18" table:formula="of:=MONTH([.G33])" office:value-type="float" office:value="9" calcext:value-type="float">
            <text:p>9</text:p>
          </table:table-cell>
          <table:table-cell table:style-name="ce18" table:formula="of:=[.A34]-[.A33]" office:value-type="float" office:value="7" calcext:value-type="float">
            <text:p>7</text:p>
          </table:table-cell>
          <table:table-cell table:style-name="ce34" table:formula="of:=[.A33]+[.C33]" office:value-type="date" office:date-value="2023-09-15" calcext:value-type="date">
            <text:p>Fri, Sep 15</text:p>
          </table:table-cell>
          <table:table-cell table:style-name="ce31" table:formula="of:=YEAR([.G33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9-13" calcext:value-type="date">
            <text:p>Wed, Sep 13</text:p>
          </table:table-cell>
          <table:table-cell table:style-name="ce21" office:value-type="float" office:value="272" calcext:value-type="float">
            <text:p>$272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91" calcext:value-type="float">
            <text:p>$291</text:p>
          </table:table-cell>
          <table:table-cell table:style-name="ce18" table:formula="of:=MONTH([.G34])" office:value-type="float" office:value="9" calcext:value-type="float">
            <text:p>9</text:p>
          </table:table-cell>
          <table:table-cell table:style-name="ce18" table:formula="of:=[.A35]-[.A34]" office:value-type="float" office:value="9" calcext:value-type="float">
            <text:p>9</text:p>
          </table:table-cell>
          <table:table-cell table:style-name="ce34" table:formula="of:=[.A34]+[.C34]" office:value-type="date" office:date-value="2023-09-15" calcext:value-type="date">
            <text:p>Fri, Sep 15</text:p>
          </table:table-cell>
          <table:table-cell table:style-name="ce31" table:formula="of:=YEAR([.G34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9-22" calcext:value-type="date">
            <text:p>Fri, Sep 22</text:p>
          </table:table-cell>
          <table:table-cell table:style-name="ce21" office:value-type="float" office:value="50" calcext:value-type="float">
            <text:p>$50</text:p>
          </table:table-cell>
          <table:table-cell table:style-name="ce23" office:value-type="float" office:value="25" calcext:value-type="float">
            <text:p>25</text:p>
          </table:table-cell>
          <table:table-cell table:style-name="ce21" office:value-type="float" office:value="230" calcext:value-type="float">
            <text:p>$230</text:p>
          </table:table-cell>
          <table:table-cell table:style-name="ce18" table:formula="of:=MONTH([.G35])" office:value-type="float" office:value="10" calcext:value-type="float">
            <text:p>10</text:p>
          </table:table-cell>
          <table:table-cell table:style-name="ce18" table:formula="of:=[.A36]-[.A35]" office:value-type="float" office:value="7" calcext:value-type="float">
            <text:p>7</text:p>
          </table:table-cell>
          <table:table-cell table:style-name="ce34" table:formula="of:=[.A35]+[.C35]" office:value-type="date" office:date-value="2023-10-17" calcext:value-type="date">
            <text:p>Tue, Oct 17</text:p>
          </table:table-cell>
          <table:table-cell table:style-name="ce31" table:formula="of:=YEAR([.G35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09-29" calcext:value-type="date">
            <text:p>Fri, Sep 29</text:p>
          </table:table-cell>
          <table:table-cell table:style-name="ce21" office:value-type="float" office:value="92" calcext:value-type="float">
            <text:p>$92</text:p>
          </table:table-cell>
          <table:table-cell table:style-name="ce23" office:value-type="float" office:value="18" calcext:value-type="float">
            <text:p>18</text:p>
          </table:table-cell>
          <table:table-cell table:style-name="ce21" office:value-type="float" office:value="210" calcext:value-type="float">
            <text:p>$210</text:p>
          </table:table-cell>
          <table:table-cell table:style-name="ce18" table:formula="of:=MONTH([.G36])" office:value-type="float" office:value="10" calcext:value-type="float">
            <text:p>10</text:p>
          </table:table-cell>
          <table:table-cell table:style-name="ce18" table:formula="of:=[.A37]-[.A36]" office:value-type="float" office:value="7" calcext:value-type="float">
            <text:p>7</text:p>
          </table:table-cell>
          <table:table-cell table:style-name="ce34" table:formula="of:=[.A36]+[.C36]" office:value-type="date" office:date-value="2023-10-17" calcext:value-type="date">
            <text:p>Tue, Oct 17</text:p>
          </table:table-cell>
          <table:table-cell table:style-name="ce31" table:formula="of:=YEAR([.G36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0-06" calcext:value-type="date">
            <text:p>Fri, Oct 6</text:p>
          </table:table-cell>
          <table:table-cell table:style-name="ce21" office:value-type="float" office:value="128" calcext:value-type="float">
            <text:p>$128</text:p>
          </table:table-cell>
          <table:table-cell table:style-name="ce23" office:value-type="float" office:value="11" calcext:value-type="float">
            <text:p>11</text:p>
          </table:table-cell>
          <table:table-cell table:style-name="ce21" office:value-type="float" office:value="195" calcext:value-type="float">
            <text:p>$195</text:p>
          </table:table-cell>
          <table:table-cell table:style-name="ce18" table:formula="of:=MONTH([.G37])" office:value-type="float" office:value="10" calcext:value-type="float">
            <text:p>10</text:p>
          </table:table-cell>
          <table:table-cell table:style-name="ce18" table:formula="of:=[.A38]-[.A37]" office:value-type="float" office:value="7" calcext:value-type="float">
            <text:p>7</text:p>
          </table:table-cell>
          <table:table-cell table:style-name="ce34" table:formula="of:=[.A37]+[.C37]" office:value-type="date" office:date-value="2023-10-17" calcext:value-type="date">
            <text:p>Tue, Oct 17</text:p>
          </table:table-cell>
          <table:table-cell table:style-name="ce31" table:formula="of:=YEAR([.G37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0-13" calcext:value-type="date">
            <text:p>Fri, Oct 13</text:p>
          </table:table-cell>
          <table:table-cell table:style-name="ce21" office:value-type="float" office:value="165" calcext:value-type="float">
            <text:p>$16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189" calcext:value-type="float">
            <text:p>$189</text:p>
          </table:table-cell>
          <table:table-cell table:style-name="ce18" table:formula="of:=MONTH([.G38])" office:value-type="float" office:value="10" calcext:value-type="float">
            <text:p>10</text:p>
          </table:table-cell>
          <table:table-cell table:style-name="ce18" table:formula="of:=[.A39]-[.A38]" office:value-type="float" office:value="11" calcext:value-type="float">
            <text:p>11</text:p>
          </table:table-cell>
          <table:table-cell table:style-name="ce34" table:formula="of:=[.A38]+[.C38]" office:value-type="date" office:date-value="2023-10-17" calcext:value-type="date">
            <text:p>Tue, Oct 17</text:p>
          </table:table-cell>
          <table:table-cell table:style-name="ce31" table:formula="of:=YEAR([.G38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0-24" calcext:value-type="date">
            <text:p>Tue, Oct 24</text:p>
          </table:table-cell>
          <table:table-cell table:style-name="ce21" office:value-type="float" office:value="31" calcext:value-type="float">
            <text:p>$31</text:p>
          </table:table-cell>
          <table:table-cell table:style-name="ce23" office:value-type="float" office:value="22" calcext:value-type="float">
            <text:p>22</text:p>
          </table:table-cell>
          <table:table-cell table:style-name="ce21" office:value-type="float" office:value="127" calcext:value-type="float">
            <text:p>$127</text:p>
          </table:table-cell>
          <table:table-cell table:style-name="ce18" table:formula="of:=MONTH([.G39])" office:value-type="float" office:value="11" calcext:value-type="float">
            <text:p>11</text:p>
          </table:table-cell>
          <table:table-cell table:style-name="ce18" table:formula="of:=[.A40]-[.A39]" office:value-type="float" office:value="7" calcext:value-type="float">
            <text:p>7</text:p>
          </table:table-cell>
          <table:table-cell table:style-name="ce34" table:formula="of:=[.A39]+[.C39]" office:value-type="date" office:date-value="2023-11-15" calcext:value-type="date">
            <text:p>Wed, Nov 15</text:p>
          </table:table-cell>
          <table:table-cell table:style-name="ce31" table:formula="of:=YEAR([.G39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0-31" calcext:value-type="date">
            <text:p>Tue, Oct 31</text:p>
          </table:table-cell>
          <table:table-cell table:style-name="ce21" office:value-type="float" office:value="58" calcext:value-type="float">
            <text:p>$58</text:p>
          </table:table-cell>
          <table:table-cell table:style-name="ce23" office:value-type="float" office:value="15" calcext:value-type="float">
            <text:p>15</text:p>
          </table:table-cell>
          <table:table-cell table:style-name="ce21" office:value-type="float" office:value="121" calcext:value-type="float">
            <text:p>$121</text:p>
          </table:table-cell>
          <table:table-cell table:style-name="ce18" table:formula="of:=MONTH([.G40])" office:value-type="float" office:value="11" calcext:value-type="float">
            <text:p>11</text:p>
          </table:table-cell>
          <table:table-cell table:style-name="ce18" table:formula="of:=[.A41]-[.A40]" office:value-type="float" office:value="7" calcext:value-type="float">
            <text:p>7</text:p>
          </table:table-cell>
          <table:table-cell table:style-name="ce34" table:formula="of:=[.A40]+[.C40]" office:value-type="date" office:date-value="2023-11-15" calcext:value-type="date">
            <text:p>Wed, Nov 15</text:p>
          </table:table-cell>
          <table:table-cell table:style-name="ce31" table:formula="of:=YEAR([.G40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1-07" calcext:value-type="date">
            <text:p>Tue, Nov 7</text:p>
          </table:table-cell>
          <table:table-cell table:style-name="ce21" office:value-type="float" office:value="93" calcext:value-type="float">
            <text:p>$93</text:p>
          </table:table-cell>
          <table:table-cell table:style-name="ce23" office:value-type="float" office:value="8" calcext:value-type="float">
            <text:p>8</text:p>
          </table:table-cell>
          <table:table-cell table:style-name="ce21" office:value-type="float" office:value="129" calcext:value-type="float">
            <text:p>$129</text:p>
          </table:table-cell>
          <table:table-cell table:style-name="ce18" table:formula="of:=MONTH([.G41])" office:value-type="float" office:value="11" calcext:value-type="float">
            <text:p>11</text:p>
          </table:table-cell>
          <table:table-cell table:style-name="ce18" table:formula="of:=[.A42]-[.A41]" office:value-type="float" office:value="7" calcext:value-type="float">
            <text:p>7</text:p>
          </table:table-cell>
          <table:table-cell table:style-name="ce34" table:formula="of:=[.A41]+[.C41]" office:value-type="date" office:date-value="2023-11-15" calcext:value-type="date">
            <text:p>Wed, Nov 15</text:p>
          </table:table-cell>
          <table:table-cell table:style-name="ce31" table:formula="of:=YEAR([.G41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1-14" calcext:value-type="date">
            <text:p>Tue, Nov 14</text:p>
          </table:table-cell>
          <table:table-cell table:style-name="ce21" office:value-type="float" office:value="133" calcext:value-type="float">
            <text:p>$133</text:p>
          </table:table-cell>
          <table:table-cell table:style-name="ce23" office:value-type="float" office:value="1" calcext:value-type="float">
            <text:p>1</text:p>
          </table:table-cell>
          <table:table-cell table:style-name="ce21" office:value-type="float" office:value="138" calcext:value-type="float">
            <text:p>$138</text:p>
          </table:table-cell>
          <table:table-cell table:style-name="ce18" table:formula="of:=MONTH([.G42])" office:value-type="float" office:value="11" calcext:value-type="float">
            <text:p>11</text:p>
          </table:table-cell>
          <table:table-cell table:style-name="ce18" table:formula="of:=[.A43]-[.A42]" office:value-type="float" office:value="8" calcext:value-type="float">
            <text:p>8</text:p>
          </table:table-cell>
          <table:table-cell table:style-name="ce34" table:formula="of:=[.A42]+[.C42]" office:value-type="date" office:date-value="2023-11-15" calcext:value-type="date">
            <text:p>Wed, Nov 15</text:p>
          </table:table-cell>
          <table:table-cell table:style-name="ce31" table:formula="of:=YEAR([.G42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1-22" calcext:value-type="date">
            <text:p>Wed, Nov 22</text:p>
          </table:table-cell>
          <table:table-cell table:style-name="ce21" office:value-type="float" office:value="44" calcext:value-type="float">
            <text:p>$44</text:p>
          </table:table-cell>
          <table:table-cell table:style-name="ce23" office:value-type="float" office:value="23" calcext:value-type="float">
            <text:p>23</text:p>
          </table:table-cell>
          <table:table-cell table:style-name="ce21" office:value-type="float" office:value="188" calcext:value-type="float">
            <text:p>$188</text:p>
          </table:table-cell>
          <table:table-cell table:style-name="ce18" table:formula="of:=MONTH([.G43])" office:value-type="float" office:value="12" calcext:value-type="float">
            <text:p>12</text:p>
          </table:table-cell>
          <table:table-cell table:style-name="ce18" table:formula="of:=[.A44]-[.A43]" office:value-type="float" office:value="7" calcext:value-type="float">
            <text:p>7</text:p>
          </table:table-cell>
          <table:table-cell table:style-name="ce34" table:formula="of:=[.A43]+[.C43]" office:value-type="date" office:date-value="2023-12-15" calcext:value-type="date">
            <text:p>Fri, Dec 15</text:p>
          </table:table-cell>
          <table:table-cell table:style-name="ce31" table:formula="of:=YEAR([.G43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1-29" calcext:value-type="date">
            <text:p>Wed, Nov 29</text:p>
          </table:table-cell>
          <table:table-cell table:style-name="ce21" office:value-type="float" office:value="103" calcext:value-type="float">
            <text:p>$103</text:p>
          </table:table-cell>
          <table:table-cell table:style-name="ce23" office:value-type="float" office:value="16" calcext:value-type="float">
            <text:p>16</text:p>
          </table:table-cell>
          <table:table-cell table:style-name="ce21" office:value-type="float" office:value="220" calcext:value-type="float">
            <text:p>$220</text:p>
          </table:table-cell>
          <table:table-cell table:style-name="ce18" table:formula="of:=MONTH([.G44])" office:value-type="float" office:value="12" calcext:value-type="float">
            <text:p>12</text:p>
          </table:table-cell>
          <table:table-cell table:style-name="ce18" table:formula="of:=[.A45]-[.A44]" office:value-type="float" office:value="7" calcext:value-type="float">
            <text:p>7</text:p>
          </table:table-cell>
          <table:table-cell table:style-name="ce34" table:formula="of:=[.A44]+[.C44]" office:value-type="date" office:date-value="2023-12-15" calcext:value-type="date">
            <text:p>Fri, Dec 15</text:p>
          </table:table-cell>
          <table:table-cell table:style-name="ce31" table:formula="of:=YEAR([.G44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2-06" calcext:value-type="date">
            <text:p>Wed, Dec 6</text:p>
          </table:table-cell>
          <table:table-cell table:style-name="ce21" office:value-type="float" office:value="159" calcext:value-type="float">
            <text:p>$159</text:p>
          </table:table-cell>
          <table:table-cell table:style-name="ce23" office:value-type="float" office:value="9" calcext:value-type="float">
            <text:p>9</text:p>
          </table:table-cell>
          <table:table-cell table:style-name="ce21" office:value-type="float" office:value="227" calcext:value-type="float">
            <text:p>$227</text:p>
          </table:table-cell>
          <table:table-cell table:style-name="ce18" table:formula="of:=MONTH([.G45])" office:value-type="float" office:value="12" calcext:value-type="float">
            <text:p>12</text:p>
          </table:table-cell>
          <table:table-cell table:style-name="ce18" table:formula="of:=[.A46]-[.A45]" office:value-type="float" office:value="7" calcext:value-type="float">
            <text:p>7</text:p>
          </table:table-cell>
          <table:table-cell table:style-name="ce34" table:formula="of:=[.A45]+[.C45]" office:value-type="date" office:date-value="2023-12-15" calcext:value-type="date">
            <text:p>Fri, Dec 15</text:p>
          </table:table-cell>
          <table:table-cell table:style-name="ce31" table:formula="of:=YEAR([.G45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 office:value-type="date" office:date-value="2023-12-13" calcext:value-type="date">
            <text:p>Wed, Dec 13</text:p>
          </table:table-cell>
          <table:table-cell table:style-name="ce21" office:value-type="float" office:value="217" calcext:value-type="float">
            <text:p>$217</text:p>
          </table:table-cell>
          <table:table-cell table:style-name="ce23" office:value-type="float" office:value="2" calcext:value-type="float">
            <text:p>2</text:p>
          </table:table-cell>
          <table:table-cell table:style-name="ce21" office:value-type="float" office:value="233" calcext:value-type="float">
            <text:p>$233</text:p>
          </table:table-cell>
          <table:table-cell table:style-name="ce18" table:formula="of:=MONTH([.G46])" office:value-type="float" office:value="12" calcext:value-type="float">
            <text:p>12</text:p>
          </table:table-cell>
          <table:table-cell table:style-name="ce18"/>
          <table:table-cell table:style-name="ce34" table:formula="of:=[.A46]+[.C46]" office:value-type="date" office:date-value="2023-12-15" calcext:value-type="date">
            <text:p>Fri, Dec 15</text:p>
          </table:table-cell>
          <table:table-cell table:style-name="ce31" table:formula="of:=YEAR([.G46])" office:value-type="float" office:value="2023" calcext:value-type="float">
            <text:p>2023</text:p>
          </table:table-cell>
          <table:table-cell table:style-name="ce31" table:number-columns-repeated="19"/>
          <table:table-cell table:number-columns-repeated="997"/>
        </table:table-row>
        <table:table-row table:style-name="ro1">
          <table:table-cell table:style-name="ce20"/>
          <table:table-cell table:style-name="ce57"/>
          <table:table-cell table:style-name="ce23"/>
          <table:table-cell table:style-name="ce21"/>
          <table:table-cell table:style-name="ce18"/>
          <table:table-cell table:style-name="ce29"/>
          <table:table-cell table:style-name="ce31" table:number-columns-repeated="21"/>
          <table:table-cell table:number-columns-repeated="997"/>
        </table:table-row>
        <table:table-row table:style-name="ro1">
          <table:table-cell table:style-name="ce18" office:value-type="string" calcext:value-type="string">
            <text:p>Average</text:p>
          </table:table-cell>
          <table:table-cell table:style-name="ce57"/>
          <table:table-cell table:style-name="ce23"/>
          <table:table-cell table:style-name="ce21"/>
          <table:table-cell table:style-name="ce18"/>
          <table:table-cell table:style-name="ce29" table:formula="of:=AVERAGE([.F1:.F46])" office:value-type="float" office:value="8.090909091" calcext:value-type="float">
            <text:p>8.1</text:p>
          </table:table-cell>
          <table:table-cell table:style-name="ce31" table:number-columns-repeated="21"/>
          <table:table-cell table:number-columns-repeated="997"/>
        </table:table-row>
        <table:table-row table:style-name="ro1">
          <table:table-cell table:style-name="ce18" office:value-type="string" calcext:value-type="string">
            <text:p>Standard Dev.</text:p>
          </table:table-cell>
          <table:table-cell table:style-name="ce57"/>
          <table:table-cell table:style-name="ce23"/>
          <table:table-cell table:style-name="ce21"/>
          <table:table-cell table:style-name="ce18"/>
          <table:table-cell table:style-name="ce29" table:formula="of:=STDEV([.F1:.F46])" office:value-type="float" office:value="3.276542291" calcext:value-type="float">
            <text:p>3.3</text:p>
          </table:table-cell>
          <table:table-cell table:style-name="ce31" table:number-columns-repeated="21"/>
          <table:table-cell table:number-columns-repeated="997"/>
        </table:table-row>
        <table:table-row table:style-name="ro1">
          <table:table-cell table:style-name="ce18"/>
          <table:table-cell table:style-name="ce57"/>
          <table:table-cell table:style-name="ce23"/>
          <table:table-cell table:style-name="ce21"/>
          <table:table-cell table:style-name="ce18"/>
          <table:table-cell table:style-name="ce29"/>
          <table:table-cell table:style-name="ce31" table:number-columns-repeated="21"/>
          <table:table-cell table:number-columns-repeated="997"/>
        </table:table-row>
        <table:table-row table:style-name="ro1" table:number-rows-repeated="22">
          <table:table-cell table:style-name="ce20"/>
          <table:table-cell table:style-name="ce57"/>
          <table:table-cell table:style-name="ce23"/>
          <table:table-cell table:style-name="ce21"/>
          <table:table-cell table:style-name="ce18"/>
          <table:table-cell table:style-name="ce30"/>
          <table:table-cell table:style-name="ce31" table:number-columns-repeated="21"/>
          <table:table-cell table:number-columns-repeated="997"/>
        </table:table-row>
        <table:table-row table:style-name="ro1" table:number-rows-repeated="951">
          <table:table-cell table:style-name="ce20"/>
          <table:table-cell table:style-name="ce21"/>
          <table:table-cell table:style-name="ce23"/>
          <table:table-cell table:style-name="ce21"/>
          <table:table-cell table:style-name="ce18"/>
          <table:table-cell table:style-name="ce30"/>
          <table:table-cell table:style-name="ce31" table:number-columns-repeated="21"/>
          <table:table-cell table:number-columns-repeated="997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, 2022; partial" table:style-name="ta7">
        <table:table-column table:style-name="co26" table:default-cell-style-name="Default"/>
        <table:table-column table:style-name="co1" table:number-columns-repeated="1023" table:default-cell-style-name="Default"/>
        <table:table-row table:style-name="ro1">
          <table:table-cell table:style-name="ce11" office:value-type="string" calcext:value-type="string">
            <text:p>Date of txt</text:p>
          </table:table-cell>
          <table:table-cell table:style-name="ce35" office:value-type="date" office:date-value="2022-11-22" calcext:value-type="date">
            <text:p>11/22/2022</text:p>
          </table:table-cell>
          <table:table-cell table:style-name="ce35" office:value-type="date" office:date-value="2022-11-29" calcext:value-type="date">
            <text:p>11/29/2022</text:p>
          </table:table-cell>
          <table:table-cell table:style-name="ce35" office:value-type="date" office:date-value="2022-12-06" calcext:value-type="date">
            <text:p>12/6/2022</text:p>
          </table:table-cell>
          <table:table-cell table:style-name="ce35" office:value-type="date" office:date-value="2022-12-13" calcext:value-type="date">
            <text:p>12/13/2022</text:p>
          </table:table-cell>
          <table:table-cell table:style-name="ce35" office:value-type="date" office:date-value="2022-12-22" calcext:value-type="date">
            <text:p>12/22/2022</text:p>
          </table:table-cell>
          <table:table-cell table:style-name="ce35" office:value-type="date" office:date-value="2022-12-29" calcext:value-type="date">
            <text:p>12/29/2022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25" office:value-type="string" calcext:value-type="string">
            <text:p>Cost-to-date</text:p>
          </table:table-cell>
          <table:table-cell table:style-name="ce58" office:value-type="float" office:value="55" calcext:value-type="float">
            <text:p>$55</text:p>
          </table:table-cell>
          <table:table-cell table:style-name="ce58" office:value-type="float" office:value="107" calcext:value-type="float">
            <text:p>$107</text:p>
          </table:table-cell>
          <table:table-cell table:style-name="ce58" office:value-type="float" office:value="159" calcext:value-type="float">
            <text:p>$159</text:p>
          </table:table-cell>
          <table:table-cell table:style-name="ce58" office:value-type="float" office:value="222" calcext:value-type="float">
            <text:p>$222</text:p>
          </table:table-cell>
          <table:table-cell table:style-name="ce58" office:value-type="float" office:value="75" calcext:value-type="float">
            <text:p>$75</text:p>
          </table:table-cell>
          <table:table-cell table:style-name="ce58" office:value-type="float" office:value="133" calcext:value-type="float">
            <text:p>$133</text:p>
          </table:table-cell>
          <table:table-cell table:style-name="ce58" table:number-columns-repeated="20"/>
          <table:table-cell table:number-columns-repeated="997"/>
        </table:table-row>
        <table:table-row table:style-name="ro1">
          <table:table-cell table:style-name="ce11" office:value-type="string" calcext:value-type="string">
            <text:p>Days remaining in billing cycle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number-columns-repeated="20"/>
          <table:table-cell table:number-columns-repeated="997"/>
        </table:table-row>
        <table:table-row table:style-name="ro1">
          <table:table-cell table:style-name="ce25" office:value-type="string" calcext:value-type="string">
            <text:p>Projected Bill</text:p>
          </table:table-cell>
          <table:table-cell table:style-name="ce58" office:value-type="float" office:value="234" calcext:value-type="float">
            <text:p>$234</text:p>
          </table:table-cell>
          <table:table-cell table:style-name="ce58" office:value-type="float" office:value="229" calcext:value-type="float">
            <text:p>$229</text:p>
          </table:table-cell>
          <table:table-cell table:style-name="ce58" office:value-type="float" office:value="227" calcext:value-type="float">
            <text:p>$227</text:p>
          </table:table-cell>
          <table:table-cell table:style-name="ce58" office:value-type="float" office:value="238" calcext:value-type="float">
            <text:p>$238</text:p>
          </table:table-cell>
          <table:table-cell table:style-name="ce58" office:value-type="float" office:value="366" calcext:value-type="float">
            <text:p>$366</text:p>
          </table:table-cell>
          <table:table-cell table:style-name="ce58" office:value-type="float" office:value="324" calcext:value-type="float">
            <text:p>$324</text:p>
          </table:table-cell>
          <table:table-cell table:style-name="ce58" table:number-columns-repeated="20"/>
          <table:table-cell table:number-columns-repeated="997"/>
        </table:table-row>
        <table:table-row table:style-name="ro1" table:number-rows-repeated="996">
          <table:table-cell table:style-name="ce11"/>
          <table:table-cell table:style-name="ce10" table:number-columns-repeated="26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 Power Bill, Weekly Projected Cost, 2023" table:style-name="ta8">
        <table:table-column table:style-name="co27" table:number-columns-repeated="1024" table:default-cell-style-name="Default"/>
        <table:table-row table:style-name="ro3">
          <table:table-cell>
            <draw:frame table:end-cell-address="'Chart Power Bill, Weekly Projected Cost, 2023'.O39" table:end-x="16.47pt" table:end-y="7.82pt" draw:z-index="0" draw:name="Chart 1" draw:style-name="gr1" draw:text-style-name="P1" svg:width="677.96pt" svg:height="494.22pt" svg:x="0pt" svg:y="0pt">
              <draw:object draw:notify-on-update-of-ranges="'Data, 2023'.E2:'Data, 2023'.E46 'Data, 2023'.D1:'Data, 2023'.D1 'Data, 2023'.D2:'Data, 2023'.D46 'Data, 2023'.A1:'Data, 2023'.A1 'Data, 2023'.A2:'Data, 2023'.A4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Cost to Date" table:style-name="ta9">
        <table:table-column table:style-name="co27" table:number-columns-repeated="1024" table:default-cell-style-name="Default"/>
        <table:table-row table:style-name="ro3">
          <table:table-cell>
            <draw:frame table:end-cell-address="'Cost to Date'.O39" table:end-x="16.47pt" table:end-y="7.82pt" draw:z-index="0" draw:name="Chart 2" draw:style-name="gr1" draw:text-style-name="P1" svg:width="677.96pt" svg:height="494.22pt" svg:x="0pt" svg:y="0pt">
              <draw:object draw:notify-on-update-of-ranges="'Data, 2023'.B1:'Data, 2023'.B1 'Data, 2023'.B2:'Data, 2023'.B47 'Data, 2023'.A2:'Data, 2023'.A4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Copy of data main" table:style-name="ta10">
        <table:table-column table:style-name="co1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Billing cycle days</text:p>
          </table:table-cell>
          <table:table-cell table:style-name="ce11" office:value-type="string" calcext:value-type="string">
            <text:p>Total Dollar Amount ($)</text:p>
          </table:table-cell>
          <table:table-cell table:style-name="ce11" office:value-type="string" calcext:value-type="string">
            <text:p>Total Electircity Consumption kWh</text:p>
          </table:table-cell>
          <table:table-cell table:style-name="ce11" office:value-type="string" calcext:value-type="string">
            <text:p>Heating kWh</text:p>
          </table:table-cell>
          <table:table-cell table:style-name="ce11" office:value-type="string" calcext:value-type="string">
            <text:p>heating percent total energy</text:p>
          </table:table-cell>
          <table:table-cell table:style-name="ce25" office:value-type="string" calcext:value-type="string">
            <text:p>Heating $</text:p>
          </table:table-cell>
          <table:table-cell table:style-name="ce71" office:value-type="string" calcext:value-type="string">
            <text:p>heating percent total cost</text:p>
          </table:table-cell>
          <table:table-cell table:style-name="ce11" office:value-type="string" calcext:value-type="string">
            <text:p>Cooling kWh</text:p>
          </table:table-cell>
          <table:table-cell table:style-name="ce74" office:value-type="string" calcext:value-type="string">
            <text:p>cooling percent total energy</text:p>
          </table:table-cell>
          <table:table-cell table:style-name="ce25" office:value-type="string" calcext:value-type="string">
            <text:p>Cooling $</text:p>
          </table:table-cell>
          <table:table-cell table:style-name="ce71" office:value-type="string" calcext:value-type="string">
            <text:p>cooling percent total cost</text:p>
          </table:table-cell>
          <table:table-cell table:style-name="ce11" office:value-type="string" calcext:value-type="string">
            <text:p>Billing Cycle Avg Temp (°F)</text:p>
          </table:table-cell>
          <table:table-cell table:style-name="ce11" office:value-type="string" calcext:value-type="string">
            <text:p>heating degree days</text:p>
          </table:table-cell>
          <table:table-cell table:style-name="ce11" office:value-type="string" calcext:value-type="string">
            <text:p>cooling degree days</text:p>
          </table:table-cell>
          <table:table-cell table:style-name="ce11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2-10-14" calcext:value-type="date">
            <text:p>10/14/2022</text:p>
          </table:table-cell>
          <table:table-cell table:style-name="ce59" office:value-type="date" office:date-value="2022-11-14" calcext:value-type="date">
            <text:p>11/14/2022</text:p>
          </table:table-cell>
          <table:table-cell table:style-name="ce60" table:formula="of:=[.B2]-[.A2]" office:value-type="float" office:value="31" calcext:value-type="float">
            <text:p>31</text:p>
          </table:table-cell>
          <table:table-cell table:style-name="ce62" office:value-type="float" office:value="148.54" calcext:value-type="float">
            <text:p>$148.54</text:p>
          </table:table-cell>
          <table:table-cell table:style-name="ce60" office:value-type="float" office:value="901" calcext:value-type="float">
            <text:p>901</text:p>
          </table:table-cell>
          <table:table-cell table:style-name="ce60" table:formula="of:=VLOOKUP([.$A2];'copy of computations, main'!$a:$g;6)" office:value-type="string" office:string-value="" calcext:value-type="error">
            <text:p>#NAME?</text:p>
          </table:table-cell>
          <table:table-cell table:style-name="ce63" table:formula="of:=[.F2]/[.E2]" office:value-type="string" office:string-value="" calcext:value-type="error">
            <text:p>#NAME?</text:p>
          </table:table-cell>
          <table:table-cell table:style-name="ce67" table:formula="of:=[.G2]*[.D2]" office:value-type="string" office:string-value="" calcext:value-type="error">
            <text:p>#NAME?</text:p>
          </table:table-cell>
          <table:table-cell table:style-name="ce72"/>
          <table:table-cell table:style-name="ce60" table:formula="of:=VLOOKUP([.A2];'copy of computations, main'!a:g;7)" office:value-type="string" office:string-value="" calcext:value-type="error">
            <text:p>#NAME?</text:p>
          </table:table-cell>
          <table:table-cell table:style-name="ce72" table:formula="of:=[.J2]/[.E2]" office:value-type="string" office:string-value="" calcext:value-type="error">
            <text:p>#NAME?</text:p>
          </table:table-cell>
          <table:table-cell table:style-name="ce67" table:formula="of:=[.K2]*[.D2]" office:value-type="string" office:string-value="" calcext:value-type="error">
            <text:p>#NAME?</text:p>
          </table:table-cell>
          <table:table-cell table:style-name="ce63"/>
          <table:table-cell table:style-name="ce31" table:number-columns-repeated="3"/>
          <table:table-cell table:style-name="ce62"/>
          <table:table-cell table:style-name="ce1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2-11-15" calcext:value-type="date">
            <text:p>11/15/2022</text:p>
          </table:table-cell>
          <table:table-cell table:style-name="ce59" office:value-type="date" office:date-value="2022-12-14" calcext:value-type="date">
            <text:p>12/14/2022</text:p>
          </table:table-cell>
          <table:table-cell table:style-name="ce60" table:formula="of:=[.B3]-[.A3]" office:value-type="float" office:value="29" calcext:value-type="float">
            <text:p>29</text:p>
          </table:table-cell>
          <table:table-cell table:style-name="ce62" office:value-type="float" office:value="241.44" calcext:value-type="float">
            <text:p>$241.44</text:p>
          </table:table-cell>
          <table:table-cell table:style-name="ce60" office:value-type="float" office:value="1519" calcext:value-type="float">
            <text:p>1519</text:p>
          </table:table-cell>
          <table:table-cell table:style-name="ce60" table:formula="of:=VLOOKUP([.$A3];'copy of computations, main'!$a:$g;6)" office:value-type="string" office:string-value="" calcext:value-type="error">
            <text:p>#NAME?</text:p>
          </table:table-cell>
          <table:table-cell table:style-name="ce63" table:formula="of:=[.F3]/[.E3]" office:value-type="string" office:string-value="" calcext:value-type="error">
            <text:p>#NAME?</text:p>
          </table:table-cell>
          <table:table-cell table:style-name="ce67" table:formula="of:=[.G3]*[.D3]" office:value-type="string" office:string-value="" calcext:value-type="error">
            <text:p>#NAME?</text:p>
          </table:table-cell>
          <table:table-cell table:style-name="ce63"/>
          <table:table-cell table:style-name="ce60" table:formula="of:=VLOOKUP([.A3];'copy of computations, main'!a:g;7)" office:value-type="string" office:string-value="" calcext:value-type="error">
            <text:p>#NAME?</text:p>
          </table:table-cell>
          <table:table-cell table:style-name="ce65"/>
          <table:table-cell table:style-name="ce67"/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2-12-15" calcext:value-type="date">
            <text:p>12/15/2022</text:p>
          </table:table-cell>
          <table:table-cell table:style-name="ce59" office:value-type="date" office:date-value="2023-01-17" calcext:value-type="date">
            <text:p>1/17/2023</text:p>
          </table:table-cell>
          <table:table-cell table:style-name="ce60" table:formula="of:=[.B4]-[.A4]" office:value-type="float" office:value="33" calcext:value-type="float">
            <text:p>33</text:p>
          </table:table-cell>
          <table:table-cell table:style-name="ce62" office:value-type="float" office:value="330.16" calcext:value-type="float">
            <text:p>$330.16</text:p>
          </table:table-cell>
          <table:table-cell table:style-name="ce60" office:value-type="float" office:value="1966" calcext:value-type="float">
            <text:p>1966</text:p>
          </table:table-cell>
          <table:table-cell table:style-name="ce60" table:formula="of:=VLOOKUP([.$A4];'copy of computations, main'!$a:$g;6)" office:value-type="string" office:string-value="" calcext:value-type="error">
            <text:p>#NAME?</text:p>
          </table:table-cell>
          <table:table-cell table:style-name="ce63" table:formula="of:=[.F4]/[.E4]" office:value-type="string" office:string-value="" calcext:value-type="error">
            <text:p>#NAME?</text:p>
          </table:table-cell>
          <table:table-cell table:style-name="ce67" table:formula="of:=[.G4]*[.D4]" office:value-type="string" office:string-value="" calcext:value-type="error">
            <text:p>#NAME?</text:p>
          </table:table-cell>
          <table:table-cell table:style-name="ce63"/>
          <table:table-cell table:style-name="ce60" table:formula="of:=VLOOKUP([.A4];'copy of computations, main'!a:g;7)" office:value-type="string" office:string-value="" calcext:value-type="error">
            <text:p>#NAME?</text:p>
          </table:table-cell>
          <table:table-cell table:style-name="ce65"/>
          <table:table-cell table:style-name="ce67"/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1-18" calcext:value-type="date">
            <text:p>1/18/2023</text:p>
          </table:table-cell>
          <table:table-cell table:style-name="ce59" office:value-type="date" office:date-value="2023-02-14" calcext:value-type="date">
            <text:p>2/14/2023</text:p>
          </table:table-cell>
          <table:table-cell table:style-name="ce60" table:formula="of:=[.B5]-[.A5]" office:value-type="float" office:value="27" calcext:value-type="float">
            <text:p>27</text:p>
          </table:table-cell>
          <table:table-cell table:style-name="ce62" office:value-type="float" office:value="286.08" calcext:value-type="float">
            <text:p>$286.08</text:p>
          </table:table-cell>
          <table:table-cell table:style-name="ce60" office:value-type="float" office:value="1578" calcext:value-type="float">
            <text:p>1578</text:p>
          </table:table-cell>
          <table:table-cell table:style-name="ce60" table:formula="of:=VLOOKUP([.$A5];'copy of computations, main'!$a:$g;6)" office:value-type="string" office:string-value="" calcext:value-type="error">
            <text:p>#NAME?</text:p>
          </table:table-cell>
          <table:table-cell table:style-name="ce63" table:formula="of:=[.F5]/[.E5]" office:value-type="string" office:string-value="" calcext:value-type="error">
            <text:p>#NAME?</text:p>
          </table:table-cell>
          <table:table-cell table:style-name="ce67" table:formula="of:=[.G5]*[.D5]" office:value-type="string" office:string-value="" calcext:value-type="error">
            <text:p>#NAME?</text:p>
          </table:table-cell>
          <table:table-cell table:style-name="ce63"/>
          <table:table-cell table:style-name="ce60" table:formula="of:=VLOOKUP([.A5];'copy of computations, main'!a:g;7)" office:value-type="string" office:string-value="" calcext:value-type="error">
            <text:p>#NAME?</text:p>
          </table:table-cell>
          <table:table-cell table:style-name="ce65"/>
          <table:table-cell table:style-name="ce67"/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2-15" calcext:value-type="date">
            <text:p>2/15/2023</text:p>
          </table:table-cell>
          <table:table-cell table:style-name="ce59" office:value-type="date" office:date-value="2023-03-16" calcext:value-type="date">
            <text:p>3/16/2023</text:p>
          </table:table-cell>
          <table:table-cell table:style-name="ce60" table:formula="of:=[.B6]-[.A6]" office:value-type="float" office:value="29" calcext:value-type="float">
            <text:p>29</text:p>
          </table:table-cell>
          <table:table-cell table:style-name="ce62" office:value-type="float" office:value="246.3" calcext:value-type="float">
            <text:p>$246.30</text:p>
          </table:table-cell>
          <table:table-cell table:style-name="ce60" office:value-type="float" office:value="1348" calcext:value-type="float">
            <text:p>1348</text:p>
          </table:table-cell>
          <table:table-cell table:style-name="ce60" table:formula="of:=VLOOKUP([.$A6];'copy of computations, main'!$a:$g;6)" office:value-type="string" office:string-value="" calcext:value-type="error">
            <text:p>#NAME?</text:p>
          </table:table-cell>
          <table:table-cell table:style-name="ce63" table:formula="of:=[.F6]/[.E6]" office:value-type="string" office:string-value="" calcext:value-type="error">
            <text:p>#NAME?</text:p>
          </table:table-cell>
          <table:table-cell table:style-name="ce67" table:formula="of:=[.G6]*[.D6]" office:value-type="string" office:string-value="" calcext:value-type="error">
            <text:p>#NAME?</text:p>
          </table:table-cell>
          <table:table-cell table:style-name="ce63"/>
          <table:table-cell table:style-name="ce60" table:formula="of:=VLOOKUP([.A6];'copy of computations, main'!a:g;7)" office:value-type="string" office:string-value="" calcext:value-type="error">
            <text:p>#NAME?</text:p>
          </table:table-cell>
          <table:table-cell table:style-name="ce65"/>
          <table:table-cell table:style-name="ce67"/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3-17" calcext:value-type="date">
            <text:p>3/17/2023</text:p>
          </table:table-cell>
          <table:table-cell table:style-name="ce59" office:value-type="date" office:date-value="2023-04-14" calcext:value-type="date">
            <text:p>4/14/2023</text:p>
          </table:table-cell>
          <table:table-cell table:style-name="ce60" table:formula="of:=[.B7]-[.A7]" office:value-type="float" office:value="28" calcext:value-type="float">
            <text:p>28</text:p>
          </table:table-cell>
          <table:table-cell table:style-name="ce62" office:value-type="float" office:value="189.81" calcext:value-type="float">
            <text:p>$189.81</text:p>
          </table:table-cell>
          <table:table-cell table:style-name="ce60" office:value-type="float" office:value="1016" calcext:value-type="float">
            <text:p>1016</text:p>
          </table:table-cell>
          <table:table-cell table:style-name="ce60" table:formula="of:=VLOOKUP([.$A7];'copy of computations, main'!$a:$g;6)" office:value-type="string" office:string-value="" calcext:value-type="error">
            <text:p>#NAME?</text:p>
          </table:table-cell>
          <table:table-cell table:style-name="ce63" table:formula="of:=[.F7]/[.E7]" office:value-type="string" office:string-value="" calcext:value-type="error">
            <text:p>#NAME?</text:p>
          </table:table-cell>
          <table:table-cell table:style-name="ce67" table:formula="of:=[.G7]*[.D7]" office:value-type="string" office:string-value="" calcext:value-type="error">
            <text:p>#NAME?</text:p>
          </table:table-cell>
          <table:table-cell table:style-name="ce63"/>
          <table:table-cell table:style-name="ce60" table:formula="of:=VLOOKUP([.A7];'copy of computations, main'!a:g;7)" office:value-type="string" office:string-value="" calcext:value-type="error">
            <text:p>#NAME?</text:p>
          </table:table-cell>
          <table:table-cell table:style-name="ce65"/>
          <table:table-cell table:style-name="ce67"/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4-15" calcext:value-type="date">
            <text:p>4/15/2023</text:p>
          </table:table-cell>
          <table:table-cell table:style-name="ce59" office:value-type="date" office:date-value="2023-05-15" calcext:value-type="date">
            <text:p>5/15/2023</text:p>
          </table:table-cell>
          <table:table-cell table:style-name="ce60" table:formula="of:=[.B8]-[.A8]" office:value-type="float" office:value="30" calcext:value-type="float">
            <text:p>30</text:p>
          </table:table-cell>
          <table:table-cell table:style-name="ce62" office:value-type="float" office:value="153.87" calcext:value-type="float">
            <text:p>$153.87</text:p>
          </table:table-cell>
          <table:table-cell table:style-name="ce60" office:value-type="float" office:value="803" calcext:value-type="float">
            <text:p>803</text:p>
          </table:table-cell>
          <table:table-cell table:style-name="ce60" table:formula="of:=VLOOKUP([.$A8];'copy of computations, main'!$a:$g;6)" office:value-type="string" office:string-value="" calcext:value-type="error">
            <text:p>#NAME?</text:p>
          </table:table-cell>
          <table:table-cell table:style-name="ce63"/>
          <table:table-cell table:style-name="ce67"/>
          <table:table-cell table:style-name="ce72"/>
          <table:table-cell table:style-name="ce60" table:formula="of:=VLOOKUP([.$A8];'copy of computations, main'!$a:$g;7)" office:value-type="string" office:string-value="" calcext:value-type="error">
            <text:p>#NAME?</text:p>
          </table:table-cell>
          <table:table-cell table:style-name="ce72" table:formula="of:=[.J8]/[.E8]" office:value-type="string" office:string-value="" calcext:value-type="error">
            <text:p>#NAME?</text:p>
          </table:table-cell>
          <table:table-cell table:style-name="ce67" table:formula="of:=[.K8]*[.D8]" office:value-type="string" office:string-value="" calcext:value-type="error">
            <text:p>#NAME?</text:p>
          </table:table-cell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5-16" calcext:value-type="date">
            <text:p>5/16/2023</text:p>
          </table:table-cell>
          <table:table-cell table:style-name="ce59" office:value-type="date" office:date-value="2023-06-14" calcext:value-type="date">
            <text:p>6/14/2023</text:p>
          </table:table-cell>
          <table:table-cell table:style-name="ce60" table:formula="of:=[.B9]-[.A9]" office:value-type="float" office:value="29" calcext:value-type="float">
            <text:p>29</text:p>
          </table:table-cell>
          <table:table-cell table:style-name="ce62" office:value-type="float" office:value="268.01" calcext:value-type="float">
            <text:p>$268.01</text:p>
          </table:table-cell>
          <table:table-cell table:style-name="ce60" office:value-type="float" office:value="1454" calcext:value-type="float">
            <text:p>1454</text:p>
          </table:table-cell>
          <table:table-cell table:style-name="ce60" table:formula="of:=VLOOKUP([.$A9];'copy of computations, main'!$a:$g;6)" office:value-type="string" office:string-value="" calcext:value-type="error">
            <text:p>#NAME?</text:p>
          </table:table-cell>
          <table:table-cell table:style-name="ce63"/>
          <table:table-cell table:style-name="ce67"/>
          <table:table-cell table:style-name="ce72"/>
          <table:table-cell table:style-name="ce60" table:formula="of:=VLOOKUP([.A9];'copy of computations, main'!a:g;7)" office:value-type="string" office:string-value="" calcext:value-type="error">
            <text:p>#NAME?</text:p>
          </table:table-cell>
          <table:table-cell table:style-name="ce72" table:formula="of:=[.J9]/[.E9]" office:value-type="string" office:string-value="" calcext:value-type="error">
            <text:p>#NAME?</text:p>
          </table:table-cell>
          <table:table-cell table:style-name="ce67" table:formula="of:=[.K9]*[.D9]" office:value-type="string" office:string-value="" calcext:value-type="error">
            <text:p>#NAME?</text:p>
          </table:table-cell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6-15" calcext:value-type="date">
            <text:p>6/15/2023</text:p>
          </table:table-cell>
          <table:table-cell table:style-name="ce59" office:value-type="date" office:date-value="2023-07-17" calcext:value-type="date">
            <text:p>7/17/2023</text:p>
          </table:table-cell>
          <table:table-cell table:style-name="ce60" table:formula="of:=[.B10]-[.A10]" office:value-type="float" office:value="32" calcext:value-type="float">
            <text:p>32</text:p>
          </table:table-cell>
          <table:table-cell table:style-name="ce62" office:value-type="float" office:value="418.74" calcext:value-type="float">
            <text:p>$418.74</text:p>
          </table:table-cell>
          <table:table-cell table:style-name="ce60" office:value-type="float" office:value="2359" calcext:value-type="float">
            <text:p>2359</text:p>
          </table:table-cell>
          <table:table-cell table:style-name="ce60" table:formula="of:=VLOOKUP([.$A10];'copy of computations, main'!$a:$g;6)" office:value-type="string" office:string-value="" calcext:value-type="error">
            <text:p>#NAME?</text:p>
          </table:table-cell>
          <table:table-cell table:style-name="ce63"/>
          <table:table-cell table:style-name="ce67"/>
          <table:table-cell table:style-name="ce72"/>
          <table:table-cell table:style-name="ce60" table:formula="of:=VLOOKUP([.A10];'copy of computations, main'!a:g;7)" office:value-type="string" office:string-value="" calcext:value-type="error">
            <text:p>#NAME?</text:p>
          </table:table-cell>
          <table:table-cell table:style-name="ce72" table:formula="of:=[.J10]/[.E10]" office:value-type="string" office:string-value="" calcext:value-type="error">
            <text:p>#NAME?</text:p>
          </table:table-cell>
          <table:table-cell table:style-name="ce67" table:formula="of:=[.K10]*[.D10]" office:value-type="string" office:string-value="" calcext:value-type="error">
            <text:p>#NAME?</text:p>
          </table:table-cell>
          <table:table-cell table:style-name="ce72"/>
          <table:table-cell table:style-name="ce60"/>
          <table:table-cell table:style-name="ce31" table:number-columns-repeated="2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7-18" calcext:value-type="date">
            <text:p>7/18/2023</text:p>
          </table:table-cell>
          <table:table-cell table:style-name="ce59" office:value-type="date" office:date-value="2023-08-15" calcext:value-type="date">
            <text:p>8/15/2023</text:p>
          </table:table-cell>
          <table:table-cell table:style-name="ce60" table:formula="of:=[.B11]-[.A11]" office:value-type="float" office:value="28" calcext:value-type="float">
            <text:p>28</text:p>
          </table:table-cell>
          <table:table-cell table:style-name="ce62" office:value-type="float" office:value="423.07" calcext:value-type="float">
            <text:p>$423.07</text:p>
          </table:table-cell>
          <table:table-cell table:style-name="ce60" office:value-type="float" office:value="2412" calcext:value-type="float">
            <text:p>2412</text:p>
          </table:table-cell>
          <table:table-cell table:style-name="ce60" table:formula="of:=VLOOKUP([.$A11];'copy of computations, main'!$a:$g;6)" office:value-type="string" office:string-value="" calcext:value-type="error">
            <text:p>#NAME?</text:p>
          </table:table-cell>
          <table:table-cell table:style-name="ce63"/>
          <table:table-cell table:style-name="ce67"/>
          <table:table-cell table:style-name="ce72"/>
          <table:table-cell table:style-name="ce60" table:formula="of:=VLOOKUP([.A11];'copy of computations, main'!a:g;7)" office:value-type="string" office:string-value="" calcext:value-type="error">
            <text:p>#NAME?</text:p>
          </table:table-cell>
          <table:table-cell table:style-name="ce72" table:formula="of:=[.J11]/[.E11]" office:value-type="string" office:string-value="" calcext:value-type="error">
            <text:p>#NAME?</text:p>
          </table:table-cell>
          <table:table-cell table:style-name="ce67" table:formula="of:=[.K11]*[.D11]" office:value-type="string" office:string-value="" calcext:value-type="error">
            <text:p>#NAME?</text:p>
          </table:table-cell>
          <table:table-cell table:style-name="ce72"/>
          <table:table-cell table:style-name="ce60" table:number-columns-repeated="3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8-16" calcext:value-type="date">
            <text:p>8/16/2023</text:p>
          </table:table-cell>
          <table:table-cell table:style-name="ce59" office:value-type="date" office:date-value="2023-09-14" calcext:value-type="date">
            <text:p>9/14/2023</text:p>
          </table:table-cell>
          <table:table-cell table:style-name="ce60" table:formula="of:=[.B12]-[.A12]" office:value-type="float" office:value="29" calcext:value-type="float">
            <text:p>29</text:p>
          </table:table-cell>
          <table:table-cell table:style-name="ce62" office:value-type="float" office:value="288.45" calcext:value-type="float">
            <text:p>$288.45</text:p>
          </table:table-cell>
          <table:table-cell table:style-name="ce60" office:value-type="float" office:value="1620" calcext:value-type="float">
            <text:p>1620</text:p>
          </table:table-cell>
          <table:table-cell table:style-name="ce60" table:formula="of:=VLOOKUP([.$A12];'copy of computations, main'!$a:$g;6)" office:value-type="string" office:string-value="" calcext:value-type="error">
            <text:p>#NAME?</text:p>
          </table:table-cell>
          <table:table-cell table:style-name="ce63"/>
          <table:table-cell table:style-name="ce67"/>
          <table:table-cell table:style-name="ce72"/>
          <table:table-cell table:style-name="ce60" table:formula="of:=VLOOKUP([.A12];'copy of computations, main'!a:g;7)" office:value-type="string" office:string-value="" calcext:value-type="error">
            <text:p>#NAME?</text:p>
          </table:table-cell>
          <table:table-cell table:style-name="ce72" table:formula="of:=[.J12]/[.E12]" office:value-type="string" office:string-value="" calcext:value-type="error">
            <text:p>#NAME?</text:p>
          </table:table-cell>
          <table:table-cell table:style-name="ce67" table:formula="of:=[.K12]*[.D12]" office:value-type="string" office:string-value="" calcext:value-type="error">
            <text:p>#NAME?</text:p>
          </table:table-cell>
          <table:table-cell table:style-name="ce72"/>
          <table:table-cell table:style-name="ce60" table:number-columns-repeated="3"/>
          <table:table-cell table:style-name="ce62"/>
          <table:table-cell table:style-name="ce31" table:number-columns-repeated="14"/>
          <table:table-cell table:number-columns-repeated="993"/>
        </table:table-row>
        <table:table-row table:style-name="ro1">
          <table:table-cell table:style-name="ce59" office:value-type="date" office:date-value="2023-09-15" calcext:value-type="date">
            <text:p>9/15/2023</text:p>
          </table:table-cell>
          <table:table-cell table:style-name="ce59" office:value-type="date" office:date-value="2023-10-16" calcext:value-type="date">
            <text:p>10/16/2023</text:p>
          </table:table-cell>
          <table:table-cell table:style-name="ce60" table:formula="of:=[.B13]-[.A13]" office:value-type="float" office:value="31" calcext:value-type="float">
            <text:p>31</text:p>
          </table:table-cell>
          <table:table-cell table:style-name="ce62" office:value-type="float" office:value="180.56" calcext:value-type="float">
            <text:p>$180.56</text:p>
          </table:table-cell>
          <table:table-cell table:style-name="ce60" office:value-type="float" office:value="991" calcext:value-type="float">
            <text:p>991</text:p>
          </table:table-cell>
          <table:table-cell table:style-name="ce60" table:formula="of:=VLOOKUP([.$A13];'copy of computations, main'!$a:$g;6)" office:value-type="string" office:string-value="" calcext:value-type="error">
            <text:p>#NAME?</text:p>
          </table:table-cell>
          <table:table-cell table:style-name="ce63"/>
          <table:table-cell table:style-name="ce67"/>
          <table:table-cell table:style-name="ce72"/>
          <table:table-cell table:style-name="ce60" office:value-type="float" office:value="348" calcext:value-type="float">
            <text:p>348</text:p>
          </table:table-cell>
          <table:table-cell table:style-name="ce72" table:formula="of:=[.J13]/[.E13]" office:value-type="percentage" office:value="0.351160443995964" calcext:value-type="percentage">
            <text:p>35%</text:p>
          </table:table-cell>
          <table:table-cell table:style-name="ce67" table:formula="of:=[.K13]*[.D13]" office:value-type="float" office:value="63.4055297679112" calcext:value-type="float">
            <text:p>$63</text:p>
          </table:table-cell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office:value-type="date" office:date-value="2023-10-17" calcext:value-type="date">
            <text:p>10/17/2023</text:p>
          </table:table-cell>
          <table:table-cell table:style-name="ce59" office:value-type="date" office:date-value="2023-11-14" calcext:value-type="date">
            <text:p>11/14/2023</text:p>
          </table:table-cell>
          <table:table-cell table:style-name="ce60" table:formula="of:=[.B14]-[.A14]" office:value-type="float" office:value="28" calcext:value-type="float">
            <text:p>28</text:p>
          </table:table-cell>
          <table:table-cell table:style-name="ce62" office:value-type="float" office:value="139.5" calcext:value-type="float">
            <text:p>$139.50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114" calcext:value-type="float">
            <text:p>114</text:p>
          </table:table-cell>
          <table:table-cell table:style-name="ce63" table:formula="of:=[.F14]/[.E14]" office:value-type="percentage" office:value="0.151193633952255" calcext:value-type="percentage">
            <text:p>15%</text:p>
          </table:table-cell>
          <table:table-cell table:style-name="ce67" table:formula="of:=[.G14]*[.D14]" office:value-type="float" office:value="21.0915119363395" calcext:value-type="float">
            <text:p>$21</text:p>
          </table:table-cell>
          <table:table-cell table:style-name="ce72"/>
          <table:table-cell table:style-name="ce60" office:value-type="float" office:value="31" calcext:value-type="float">
            <text:p>31</text:p>
          </table:table-cell>
          <table:table-cell table:style-name="ce72" table:formula="of:=[.J14]/[.E14]" office:value-type="percentage" office:value="0.0411140583554377" calcext:value-type="percentage">
            <text:p>4%</text:p>
          </table:table-cell>
          <table:table-cell table:style-name="ce67" table:formula="of:=[.K14]*[.D14]" office:value-type="float" office:value="5.73541114058355" calcext:value-type="float">
            <text:p>$6</text:p>
          </table:table-cell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office:value-type="date" office:date-value="2023-11-15" calcext:value-type="date">
            <text:p>11/15/2023</text:p>
          </table:table-cell>
          <table:table-cell table:style-name="ce59" office:value-type="date" office:date-value="2023-12-14" calcext:value-type="date">
            <text:p>12/14/2023</text:p>
          </table:table-cell>
          <table:table-cell table:style-name="ce60" table:formula="of:=[.B15]-[.A15]" office:value-type="float" office:value="29" calcext:value-type="float">
            <text:p>29</text:p>
          </table:table-cell>
          <table:table-cell table:style-name="ce62" office:value-type="float" office:value="231.88" calcext:value-type="float">
            <text:p>$231.88</text:p>
          </table:table-cell>
          <table:table-cell table:style-name="ce60" office:value-type="float" office:value="1305" calcext:value-type="float">
            <text:p>1305</text:p>
          </table:table-cell>
          <table:table-cell table:style-name="ce60" office:value-type="float" office:value="601" calcext:value-type="float">
            <text:p>601</text:p>
          </table:table-cell>
          <table:table-cell table:style-name="ce63" table:formula="of:=[.F15]/[.E15]" office:value-type="percentage" office:value="0.460536398467433" calcext:value-type="percentage">
            <text:p>46%</text:p>
          </table:table-cell>
          <table:table-cell table:style-name="ce67" table:formula="of:=[.G15]*[.D15]" office:value-type="float" office:value="106.789180076628" calcext:value-type="float">
            <text:p>$107</text:p>
          </table:table-cell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office:value-type="date" office:date-value="2023-12-15" calcext:value-type="date">
            <text:p>12/15/2023</text:p>
          </table:table-cell>
          <table:table-cell table:style-name="ce59" office:value-type="date" office:date-value="2024-01-17" calcext:value-type="date">
            <text:p>1/17/2024</text:p>
          </table:table-cell>
          <table:table-cell table:style-name="ce60" table:formula="of:=[.B16]-[.A16]" office:value-type="float" office:value="33" calcext:value-type="float">
            <text:p>33</text:p>
          </table:table-cell>
          <table:table-cell table:style-name="ce62" office:value-type="float" office:value="308.4" calcext:value-type="float">
            <text:p>$308.40</text:p>
          </table:table-cell>
          <table:table-cell table:style-name="ce60" office:value-type="float" office:value="1794" calcext:value-type="float">
            <text:p>1794</text:p>
          </table:table-cell>
          <table:table-cell table:style-name="ce60" office:value-type="float" office:value="1062" calcext:value-type="float">
            <text:p>1062</text:p>
          </table:table-cell>
          <table:table-cell table:style-name="ce63" table:formula="of:=[.F16]/[.E16]" office:value-type="percentage" office:value="0.591973244147157" calcext:value-type="percentage">
            <text:p>59%</text:p>
          </table:table-cell>
          <table:table-cell table:style-name="ce67" table:formula="of:=[.G16]*[.D16]" office:value-type="float" office:value="182.564548494983" calcext:value-type="float">
            <text:p>$183</text:p>
          </table:table-cell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office:value-type="date" office:date-value="2024-01-18" calcext:value-type="date">
            <text:p>1/18/2024</text:p>
          </table:table-cell>
          <table:table-cell table:style-name="ce59" office:value-type="date" office:date-value="2024-02-14" calcext:value-type="date">
            <text:p>2/14/2024</text:p>
          </table:table-cell>
          <table:table-cell table:style-name="ce60" table:formula="of:=[.B17]-[.A17]" office:value-type="float" office:value="27" calcext:value-type="float">
            <text:p>27</text:p>
          </table:table-cell>
          <table:table-cell table:style-name="ce62" office:value-type="float" office:value="231.84" calcext:value-type="float">
            <text:p>$231.84</text:p>
          </table:table-cell>
          <table:table-cell table:style-name="ce60" office:value-type="float" office:value="1334" calcext:value-type="float">
            <text:p>1334</text:p>
          </table:table-cell>
          <table:table-cell table:style-name="ce60" office:value-type="float" office:value="687" calcext:value-type="float">
            <text:p>687</text:p>
          </table:table-cell>
          <table:table-cell table:style-name="ce63" table:formula="of:=[.F17]/[.E17]" office:value-type="percentage" office:value="0.514992503748126" calcext:value-type="percentage">
            <text:p>51%</text:p>
          </table:table-cell>
          <table:table-cell table:style-name="ce67" table:formula="of:=[.G17]*[.D17]" office:value-type="float" office:value="119.395862068966" calcext:value-type="float">
            <text:p>$119</text:p>
          </table:table-cell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office:value-type="date" office:date-value="2024-02-15" calcext:value-type="date">
            <text:p>2/15/2024</text:p>
          </table:table-cell>
          <table:table-cell table:style-name="ce59" office:value-type="date" office:date-value="2024-03-14" calcext:value-type="date">
            <text:p>3/14/2024</text:p>
          </table:table-cell>
          <table:table-cell table:style-name="ce60" table:formula="of:=[.B18]-[.A18]" office:value-type="float" office:value="28" calcext:value-type="float">
            <text:p>28</text:p>
          </table:table-cell>
          <table:table-cell table:style-name="ce62" office:value-type="float" office:value="180.4" calcext:value-type="float">
            <text:p>$180.40</text:p>
          </table:table-cell>
          <table:table-cell table:style-name="ce60" office:value-type="float" office:value="1011" calcext:value-type="float">
            <text:p>1011</text:p>
          </table:table-cell>
          <table:table-cell table:style-name="ce60" office:value-type="float" office:value="391" calcext:value-type="float">
            <text:p>391</text:p>
          </table:table-cell>
          <table:table-cell table:style-name="ce63" table:formula="of:=[.F18]/[.E18]" office:value-type="percentage" office:value="0.386745796241345" calcext:value-type="percentage">
            <text:p>39%</text:p>
          </table:table-cell>
          <table:table-cell table:style-name="ce67" table:formula="of:=[.G18]*[.D18]" office:value-type="float" office:value="69.7689416419387" calcext:value-type="float">
            <text:p>$70</text:p>
          </table:table-cell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18]+1" office:value-type="date" office:date-value="2024-03-15" calcext:value-type="date">
            <text:p>3/15/2024</text:p>
          </table:table-cell>
          <table:table-cell table:style-name="ce59" office:value-type="date" office:date-value="2024-04-15" calcext:value-type="date">
            <text:p>4/15/2024</text:p>
          </table:table-cell>
          <table:table-cell table:style-name="ce60" table:formula="of:=[.B19]-[.A19]" office:value-type="float" office:value="31" calcext:value-type="float">
            <text:p>31</text:p>
          </table:table-cell>
          <table:table-cell table:style-name="ce62" office:value-type="float" office:value="165.74" calcext:value-type="float">
            <text:p>$165.74</text:p>
          </table:table-cell>
          <table:table-cell table:style-name="ce60" office:value-type="float" office:value="921" calcext:value-type="float">
            <text:p>921</text:p>
          </table:table-cell>
          <table:table-cell table:style-name="ce60" office:value-type="float" office:value="226" calcext:value-type="float">
            <text:p>226</text:p>
          </table:table-cell>
          <table:table-cell table:style-name="ce63" table:formula="of:=[.F19]/[.E19]" office:value-type="percentage" office:value="0.245385450597177" calcext:value-type="percentage">
            <text:p>25%</text:p>
          </table:table-cell>
          <table:table-cell table:style-name="ce68" office:value-type="float" office:value="41" calcext:value-type="float">
            <text:p>$41</text:p>
          </table:table-cell>
          <table:table-cell table:style-name="ce72" table:formula="of:=[.H19]/[.D19]" office:value-type="percentage" office:value="0.2473754073" calcext:value-type="percentage">
            <text:p>25%</text:p>
          </table:table-cell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19]+1" office:value-type="date" office:date-value="2024-04-16" calcext:value-type="date">
            <text:p>4/16/2024</text:p>
          </table:table-cell>
          <table:table-cell table:style-name="ce59" office:value-type="date" office:date-value="2024-05-14" calcext:value-type="date">
            <text:p>5/14/2024</text:p>
          </table:table-cell>
          <table:table-cell table:style-name="ce60" table:formula="of:=[.B20]-[.A20]" office:value-type="float" office:value="28" calcext:value-type="float">
            <text:p>28</text:p>
          </table:table-cell>
          <table:table-cell table:style-name="ce62" office:value-type="float" office:value="163.39" calcext:value-type="float">
            <text:p>$163.39</text:p>
          </table:table-cell>
          <table:table-cell table:style-name="ce60" office:value-type="float" office:value="909" calcext:value-type="float">
            <text:p>909</text:p>
          </table:table-cell>
          <table:table-cell table:style-name="ce60"/>
          <table:table-cell table:style-name="ce64"/>
          <table:table-cell table:style-name="ce69"/>
          <table:table-cell table:style-name="ce63"/>
          <table:table-cell table:style-name="ce60" office:value-type="float" office:value="351" calcext:value-type="float">
            <text:p>351</text:p>
          </table:table-cell>
          <table:table-cell table:style-name="ce72" table:formula="of:=[.J20]/[.E20]" office:value-type="percentage" office:value="0.3861386139" calcext:value-type="percentage">
            <text:p>39%</text:p>
          </table:table-cell>
          <table:table-cell table:style-name="ce68" office:value-type="float" office:value="63" calcext:value-type="float">
            <text:p>$63</text:p>
          </table:table-cell>
          <table:table-cell table:style-name="ce63" table:formula="of:=[.L20]/[.D20]" office:value-type="percentage" office:value="0.3855805129" calcext:value-type="percentage">
            <text:p>39%</text:p>
          </table:table-cell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20]+1" office:value-type="date" office:date-value="2024-05-15" calcext:value-type="date">
            <text:p>5/15/2024</text:p>
          </table:table-cell>
          <table:table-cell table:style-name="ce31"/>
          <table:table-cell table:style-name="ce61"/>
          <table:table-cell table:style-name="ce31" table:number-columns-repeated="3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21]+1" office:value-type="date" office:date-value="1899-12-31" calcext:value-type="date">
            <text:p>12/31/1899</text:p>
          </table:table-cell>
          <table:table-cell table:style-name="ce60"/>
          <table:table-cell table:style-name="ce61" table:formula="of:=[.B22]-[.A22]" office:value-type="float" office:value="-1" calcext:value-type="float">
            <text:p>-1</text:p>
          </table:table-cell>
          <table:table-cell table:style-name="ce60" table:number-columns-repeated="3"/>
          <table:table-cell table:style-name="ce65"/>
          <table:table-cell table:style-name="ce68"/>
          <table:table-cell table:style-name="ce72"/>
          <table:table-cell table:style-name="ce60"/>
          <table:table-cell table:style-name="ce65"/>
          <table:table-cell table:style-name="ce68"/>
          <table:table-cell table:style-name="ce72"/>
          <table:table-cell table:style-name="ce60" table:number-columns-repeated="3"/>
          <table:table-cell table:style-name="ce31" table:number-columns-repeated="15"/>
          <table:table-cell table:number-columns-repeated="993"/>
        </table:table-row>
        <table:table-row table:style-name="ro1">
          <table:table-cell table:style-name="ce59" table:formula="of:=[.B22]+1" office:value-type="date" office:date-value="1899-12-31" calcext:value-type="date">
            <text:p>12/31/1899</text:p>
          </table:table-cell>
          <table:table-cell table:style-name="ce60"/>
          <table:table-cell table:style-name="ce61" table:formula="of:=[.B23]-[.A23]" office:value-type="float" office:value="-1" calcext:value-type="float">
            <text:p>-1</text:p>
          </table:table-cell>
          <table:table-cell table:style-name="ce60" table:number-columns-repeated="3"/>
          <table:table-cell table:style-name="ce65"/>
          <table:table-cell table:style-name="ce68"/>
          <table:table-cell table:style-name="ce72"/>
          <table:table-cell table:style-name="ce60"/>
          <table:table-cell table:style-name="ce65"/>
          <table:table-cell table:style-name="ce68"/>
          <table:table-cell table:style-name="ce72"/>
          <table:table-cell table:style-name="ce60" table:number-columns-repeated="3"/>
          <table:table-cell table:style-name="ce31" table:number-columns-repeated="15"/>
          <table:table-cell table:number-columns-repeated="993"/>
        </table:table-row>
        <table:table-row table:style-name="ro1">
          <table:table-cell table:style-name="ce59" table:formula="of:=[.B23]+1" office:value-type="date" office:date-value="1899-12-31" calcext:value-type="date">
            <text:p>12/31/1899</text:p>
          </table:table-cell>
          <table:table-cell table:style-name="ce60"/>
          <table:table-cell table:style-name="ce61" table:formula="of:=[.B24]-[.A24]" office:value-type="float" office:value="-1" calcext:value-type="float">
            <text:p>-1</text:p>
          </table:table-cell>
          <table:table-cell table:style-name="ce60" table:number-columns-repeated="3"/>
          <table:table-cell table:style-name="ce65"/>
          <table:table-cell table:style-name="ce68"/>
          <table:table-cell table:style-name="ce72"/>
          <table:table-cell table:style-name="ce60"/>
          <table:table-cell table:style-name="ce65"/>
          <table:table-cell table:style-name="ce68"/>
          <table:table-cell table:style-name="ce72"/>
          <table:table-cell table:style-name="ce60" table:number-columns-repeated="3"/>
          <table:table-cell table:style-name="ce31" table:number-columns-repeated="15"/>
          <table:table-cell table:number-columns-repeated="993"/>
        </table:table-row>
        <table:table-row table:style-name="ro1">
          <table:table-cell table:style-name="ce59" table:formula="of:=[.B24]+1" office:value-type="date" office:date-value="1899-12-31" calcext:value-type="date">
            <text:p>12/31/1899</text:p>
          </table:table-cell>
          <table:table-cell table:style-name="ce60"/>
          <table:table-cell table:style-name="ce61" table:formula="of:=[.B25]-[.A25]" office:value-type="float" office:value="-1" calcext:value-type="float">
            <text:p>-1</text:p>
          </table:table-cell>
          <table:table-cell table:style-name="ce60" table:number-columns-repeated="3"/>
          <table:table-cell table:style-name="ce65"/>
          <table:table-cell table:style-name="ce68"/>
          <table:table-cell table:style-name="ce72"/>
          <table:table-cell table:style-name="ce60"/>
          <table:table-cell table:style-name="ce65"/>
          <table:table-cell table:style-name="ce68"/>
          <table:table-cell table:style-name="ce72"/>
          <table:table-cell table:style-name="ce60" table:number-columns-repeated="3"/>
          <table:table-cell table:style-name="ce31" table:number-columns-repeated="15"/>
          <table:table-cell table:number-columns-repeated="993"/>
        </table:table-row>
        <table:table-row table:style-name="ro1">
          <table:table-cell table:style-name="ce59" table:formula="of:=[.B25]+1" office:value-type="date" office:date-value="1899-12-31" calcext:value-type="date">
            <text:p>12/31/1899</text:p>
          </table:table-cell>
          <table:table-cell/>
          <table:table-cell table:style-name="ce61" table:formula="of:=[.B26]-[.A26]" office:value-type="float" office:value="-1" calcext:value-type="float">
            <text:p>-1</text:p>
          </table:table-cell>
          <table:table-cell table:number-columns-repeated="3"/>
          <table:table-cell table:style-name="ce66"/>
          <table:table-cell table:style-name="ce70"/>
          <table:table-cell table:style-name="ce73"/>
          <table:table-cell/>
          <table:table-cell table:style-name="ce66"/>
          <table:table-cell table:style-name="ce70"/>
          <table:table-cell table:style-name="ce73"/>
          <table:table-cell table:number-columns-repeated="3"/>
          <table:table-cell table:style-name="ce31" table:number-columns-repeated="15"/>
          <table:table-cell table:number-columns-repeated="993"/>
        </table:table-row>
        <table:table-row table:style-name="ro1">
          <table:table-cell table:style-name="ce59" table:formula="of:=[.B26]+1" office:value-type="date" office:date-value="1899-12-31" calcext:value-type="date">
            <text:p>12/31/1899</text:p>
          </table:table-cell>
          <table:table-cell/>
          <table:table-cell table:style-name="ce61" table:formula="of:=[.B27]-[.A27]" office:value-type="float" office:value="-1" calcext:value-type="float">
            <text:p>-1</text:p>
          </table:table-cell>
          <table:table-cell table:number-columns-repeated="3"/>
          <table:table-cell table:style-name="ce66"/>
          <table:table-cell table:style-name="ce70"/>
          <table:table-cell table:style-name="ce73"/>
          <table:table-cell/>
          <table:table-cell table:style-name="ce66"/>
          <table:table-cell table:style-name="ce70"/>
          <table:table-cell table:style-name="ce73"/>
          <table:table-cell table:number-columns-repeated="3"/>
          <table:table-cell table:style-name="ce31" table:number-columns-repeated="15"/>
          <table:table-cell table:number-columns-repeated="993"/>
        </table:table-row>
        <table:table-row table:style-name="ro1">
          <table:table-cell table:style-name="ce59" table:formula="of:=[.B27]+1" office:value-type="date" office:date-value="1899-12-31" calcext:value-type="date">
            <text:p>12/31/1899</text:p>
          </table:table-cell>
          <table:table-cell table:style-name="ce31"/>
          <table:table-cell table:style-name="ce61" table:formula="of:=[.B28]-[.A28]" office:value-type="float" office:value="-1" calcext:value-type="float">
            <text:p>-1</text:p>
          </table:table-cell>
          <table:table-cell table:style-name="ce31" table:number-columns-repeated="3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28]+1" office:value-type="date" office:date-value="1899-12-31" calcext:value-type="date">
            <text:p>12/31/1899</text:p>
          </table:table-cell>
          <table:table-cell table:style-name="ce31"/>
          <table:table-cell table:style-name="ce61" table:formula="of:=[.B29]-[.A29]" office:value-type="float" office:value="-1" calcext:value-type="float">
            <text:p>-1</text:p>
          </table:table-cell>
          <table:table-cell table:style-name="ce31" table:number-columns-repeated="3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29]+1" office:value-type="date" office:date-value="1899-12-31" calcext:value-type="date">
            <text:p>12/31/1899</text:p>
          </table:table-cell>
          <table:table-cell table:style-name="ce31"/>
          <table:table-cell table:style-name="ce61" table:formula="of:=[.B30]-[.A30]" office:value-type="float" office:value="-1" calcext:value-type="float">
            <text:p>-1</text:p>
          </table:table-cell>
          <table:table-cell table:style-name="ce31" table:number-columns-repeated="3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30]+1" office:value-type="date" office:date-value="1899-12-31" calcext:value-type="date">
            <text:p>12/31/1899</text:p>
          </table:table-cell>
          <table:table-cell table:style-name="ce31"/>
          <table:table-cell table:style-name="ce61" table:formula="of:=[.B31]-[.A31]" office:value-type="float" office:value="-1" calcext:value-type="float">
            <text:p>-1</text:p>
          </table:table-cell>
          <table:table-cell table:style-name="ce31" table:number-columns-repeated="3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>
          <table:table-cell table:style-name="ce59" table:formula="of:=[.B31]+1" office:value-type="date" office:date-value="1899-12-31" calcext:value-type="date">
            <text:p>12/31/1899</text:p>
          </table:table-cell>
          <table:table-cell table:style-name="ce31"/>
          <table:table-cell table:style-name="ce61" table:formula="of:=[.B32]-[.A32]" office:value-type="float" office:value="-1" calcext:value-type="float">
            <text:p>-1</text:p>
          </table:table-cell>
          <table:table-cell table:style-name="ce31" table:number-columns-repeated="3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1" table:number-rows-repeated="973">
          <table:table-cell table:style-name="ce31" table:number-columns-repeated="6"/>
          <table:table-cell table:style-name="ce64"/>
          <table:table-cell table:style-name="ce69"/>
          <table:table-cell table:style-name="ce63"/>
          <table:table-cell table:style-name="ce31"/>
          <table:table-cell table:style-name="ce64"/>
          <table:table-cell table:style-name="ce69"/>
          <table:table-cell table:style-name="ce63"/>
          <table:table-cell table:style-name="ce31" table:number-columns-repeated="18"/>
          <table:table-cell table:number-columns-repeated="993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/>
      <number:text>, </number:text>
      <number:day/>
      <number:text> </number:text>
      <number:month number:textual="true"/>
      <number:text>, </number:text>
      <number:hours/>
      <number:text>:</number:text>
      <number:minutes number:style="long"/>
    </number:date-style>
    <number:date-style style:name="N126">
      <number:month/>
      <number:text>/</number:text>
      <number:day/>
      <number:text> </number:text>
      <number:hours/>
      <number:text>:</number:text>
      <number:minutes number:style="long"/>
    </number:date-style>
    <number:number-style style:name="N127">
      <number:text>$</number:text>
      <number:number number:decimal-places="0" loext:min-decimal-places="0" number:min-integer-digits="1" number:grouping="true"/>
    </number:number-style>
    <number:number-style style:name="N128">
      <number:number number:decimal-places="1" loext:min-decimal-places="1" number:min-integer-digits="1"/>
    </number:number-style>
    <number:date-style style:name="N129">
      <number:day-of-week/>
      <number:text>, </number:text>
      <number:month number:textual="true"/>
      <number:text> </number:text>
      <number:day/>
    </number:date-style>
    <number:number-style style:name="N130">
      <number:text>$</number:text>
      <number:number number:decimal-places="4" loext:min-decimal-places="4" number:min-integer-digits="1" number:grouping="true"/>
    </number:number-style>
    <number:date-style style:name="N131">
      <number:month/>
      <number:text>/</number:text>
      <number:day/>
      <number:text>/</number:text>
      <number:year number:style="long"/>
    </number:date-style>
    <number:number-style style:name="N132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landscape" fo:margin-top="70.84pt" fo:margin-bottom="70.84pt" fo:margin-left="53.86pt" fo:margin-right="53.86pt" style:print-page-order="ttb" style:first-page-number="continue" style:scale-to-pages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of_20_Contents" style:display-name="PageStyle_Table of Cont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sion_20_History" style:display-name="PageStyle_Revision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c__20_2024" style:display-name="PageStyle_Data, 20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story_20_of_20_Power_20_Bill_20_and_20_HVAC_20_portion" style:display-name="PageStyle_History of Power Bill and HVAC por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YtD_2c__20_2024" style:display-name="PageStyle_YtD, 20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c__20_2023" style:display-name="PageStyle_Data, 20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c__20_2022_3b__20_partial" style:display-name="PageStyle_Data, 2022; parti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Power_20_Bill_2c__20_Weekly_20_Projected_20_Cost_2c__20_2023" style:display-name="PageStyle_Chart Power Bill, Weekly Projected Cost, 20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st_20_to_20_Date" style:display-name="PageStyle_Cost to Dat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py_20_of_20_data_20_main" style:display-name="PageStyle_Copy of data ma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250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7">
      <style:chart-properties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bar" chart:style-name="ch1">
        <chart:legend chart:legend-position="end" svg:x="21.126cm" svg:y="8.17cm" style:legend-expansion="high" chart:style-name="ch2"/>
        <chart:plot-area chart:style-name="ch3" table:cell-range-address="'Data, 2023'.D2:'Data, 2023'.E46 'Data, 2023'.D1:'Data, 2023'.D1 'Data, 2023'.A1:'Data, 2023'.A47" chart:data-source-has-labels="both" svg:x="1.538cm" svg:y="0.348cm" svg:width="19.11cm" svg:height="15.71cm">
          <chartooo:coordinate-region svg:x="2.565cm" svg:y="0.548cm" svg:width="18.083cm" svg:height="15.013cm"/>
          <chart:axis chart:dimension="x" chart:name="primary-x" chart:style-name="ch4" chartooo:axis-type="text">
            <chart:title svg:x="7.946cm" svg:y="16.407cm" chart:style-name="ch5">
              <text:p>Billing Period Month (1 = January), 2023</text:p>
            </chart:title>
            <chart:categories table:cell-range-address="'Data, 2023'.E2:'Data, 2023'.E46"/>
          </chart:axis>
          <chart:axis chart:dimension="y" chart:name="primary-y" chart:style-name="ch6">
            <chart:title svg:x="0.451cm" svg:y="9.881cm" chart:style-name="ch7">
              <text:p>Estimated Bill (US $)</text:p>
            </chart:title>
            <chart:grid chart:style-name="ch8" chart:class="major"/>
          </chart:axis>
          <chart:series chart:style-name="ch9" chart:values-cell-range-address="'Data, 2023'.D2:'Data, 2023'.D46" chart:label-cell-address="'Data, 2023'.D1:'Data, 2023'.D1" chart:class="chart:bar">
            <chart:data-point chart:repeated="45"/>
          </chart:series>
          <chart:series chart:style-name="ch10" chart:values-cell-range-address="'Data, 2023'.A2:'Data, 2023'.A47" chart:label-cell-address="'Data, 2023'.A1:'Data, 2023'.A1" chart:class="chart:bar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ed Bill</text:p>
                <draw:g>
                  <svg:desc>'Data, 2023'.D1:'Data, 2023'.D1</svg:desc>
                </draw:g>
              </table:table-cell>
              <table:table-cell office:value-type="string">
                <text:p>Day, Date</text:p>
                <draw:g>
                  <svg:desc>'Data, 2023'.A1:'Data, 2023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, 2023'.E2:'Data, 2023'.E46</svg:desc>
                </draw:g>
              </table:table-cell>
              <table:table-cell office:value-type="float" office:value="366">
                <text:p>366</text:p>
                <draw:g>
                  <svg:desc>'Data, 2023'.D2:'Data, 2023'.D46</svg:desc>
                </draw:g>
              </table:table-cell>
              <table:table-cell office:value-type="float" office:value="44917">
                <text:p>44917</text:p>
                <draw:g>
                  <svg:desc>'Data, 2023'.A2:'Data, 2023'.A4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44924">
                <text:p>449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9">
                <text:p>319</text:p>
              </table:table-cell>
              <table:table-cell office:value-type="float" office:value="44951">
                <text:p>449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0">
                <text:p>310</text:p>
              </table:table-cell>
              <table:table-cell office:value-type="float" office:value="44958">
                <text:p>449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5">
                <text:p>295</text:p>
              </table:table-cell>
              <table:table-cell office:value-type="float" office:value="44965">
                <text:p>449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9">
                <text:p>289</text:p>
              </table:table-cell>
              <table:table-cell office:value-type="float" office:value="44979">
                <text:p>449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3">
                <text:p>293</text:p>
              </table:table-cell>
              <table:table-cell office:value-type="float" office:value="44986">
                <text:p>449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44993">
                <text:p>449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45009">
                <text:p>450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5">
                <text:p>215</text:p>
              </table:table-cell>
              <table:table-cell office:value-type="float" office:value="45016">
                <text:p>450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45023">
                <text:p>450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45030">
                <text:p>450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45038">
                <text:p>450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">
                <text:p>131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7">
                <text:p>137</text:p>
              </table:table-cell>
              <table:table-cell office:value-type="float" office:value="45052">
                <text:p>450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4">
                <text:p>144</text:p>
              </table:table-cell>
              <table:table-cell office:value-type="float" office:value="45059">
                <text:p>45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1">
                <text:p>271</text:p>
              </table:table-cell>
              <table:table-cell office:value-type="float" office:value="45069">
                <text:p>450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0">
                <text:p>270</text:p>
              </table:table-cell>
              <table:table-cell office:value-type="float" office:value="45076">
                <text:p>450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1">
                <text:p>281</text:p>
              </table:table-cell>
              <table:table-cell office:value-type="float" office:value="45083">
                <text:p>450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9">
                <text:p>269</text:p>
              </table:table-cell>
              <table:table-cell office:value-type="float" office:value="45090">
                <text:p>450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4">
                <text:p>314</text:p>
              </table:table-cell>
              <table:table-cell office:value-type="float" office:value="45099">
                <text:p>450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9">
                <text:p>319</text:p>
              </table:table-cell>
              <table:table-cell office:value-type="float" office:value="45106">
                <text:p>451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1">
                <text:p>371</text:p>
              </table:table-cell>
              <table:table-cell office:value-type="float" office:value="45113">
                <text:p>451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95">
                <text:p>395</text:p>
              </table:table-cell>
              <table:table-cell office:value-type="float" office:value="45120">
                <text:p>451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7">
                <text:p>537</text:p>
              </table:table-cell>
              <table:table-cell office:value-type="float" office:value="45132">
                <text:p>451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6">
                <text:p>506</text:p>
              </table:table-cell>
              <table:table-cell office:value-type="float" office:value="45139">
                <text:p>451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3">
                <text:p>453</text:p>
              </table:table-cell>
              <table:table-cell office:value-type="float" office:value="45146">
                <text:p>45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45153">
                <text:p>451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2">
                <text:p>262</text:p>
              </table:table-cell>
              <table:table-cell office:value-type="float" office:value="45161">
                <text:p>451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7">
                <text:p>307</text:p>
              </table:table-cell>
              <table:table-cell office:value-type="float" office:value="45168">
                <text:p>451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45175">
                <text:p>45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1">
                <text:p>291</text:p>
              </table:table-cell>
              <table:table-cell office:value-type="float" office:value="45182">
                <text:p>45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0">
                <text:p>230</text:p>
              </table:table-cell>
              <table:table-cell office:value-type="float" office:value="45191">
                <text:p>451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45198">
                <text:p>45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45205">
                <text:p>452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9">
                <text:p>189</text:p>
              </table:table-cell>
              <table:table-cell office:value-type="float" office:value="45212">
                <text:p>452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45223">
                <text:p>452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45230">
                <text:p>452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45237">
                <text:p>452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8">
                <text:p>138</text:p>
              </table:table-cell>
              <table:table-cell office:value-type="float" office:value="45244">
                <text:p>452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8">
                <text:p>188</text:p>
              </table:table-cell>
              <table:table-cell office:value-type="float" office:value="45252">
                <text:p>452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5259">
                <text:p>452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7">
                <text:p>227</text:p>
              </table:table-cell>
              <table:table-cell office:value-type="float" office:value="45266">
                <text:p>452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45273">
                <text:p>45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3.918cm" svg:height="17.436cm" xlink:href=".." xlink:type="simple" chart:class="chart:scatter" chart:style-name="ch1">
        <chart:legend chart:legend-position="end" svg:x="21.232cm" svg:y="8.419cm" style:legend-expansion="high" chart:style-name="ch2"/>
        <chart:plot-area chart:style-name="ch3" table:cell-range-address="'Data, 2023'.A2:'Data, 2023'.B47 'Data, 2023'.B1:'Data, 2023'.B1" chart:data-source-has-labels="row" svg:x="1.538cm" svg:y="0.348cm" svg:width="19.216cm" svg:height="15.71cm">
          <chartooo:coordinate-region svg:x="2.195cm" svg:y="0.548cm" svg:width="18.094cm" svg:height="15.013cm"/>
          <chart:axis chart:dimension="x" chart:name="primary-x" chart:style-name="ch4">
            <chart:title svg:x="10.314cm" svg:y="16.407cm" chart:style-name="ch5">
              <text:p>Day, Date</text:p>
            </chart:title>
            <chart:grid chart:style-name="ch6" chart:class="major"/>
          </chart:axis>
          <chart:axis chart:dimension="y" chart:name="primary-y" chart:style-name="ch4">
            <chart:title svg:x="0.451cm" svg:y="9.233cm" chart:style-name="ch7">
              <text:p>Cost to Date</text:p>
            </chart:title>
            <chart:grid chart:style-name="ch6" chart:class="major"/>
          </chart:axis>
          <chart:series chart:style-name="ch8" chart:values-cell-range-address="'Data, 2023'.B2:'Data, 2023'.B47" chart:label-cell-address="'Data, 2023'.B1:'Data, 2023'.B1" chart:class="chart:scatter">
            <chart:domain table:cell-range-address="'Data, 2023'.A2:'Data, 2023'.A47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 to Date</text:p>
                <draw:g>
                  <svg:desc>'Data, 2023'.B1:'Data, 202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17">
                <text:p>44917</text:p>
                <draw:g>
                  <svg:desc>'Data, 2023'.A2:'Data, 2023'.A47</svg:desc>
                </draw:g>
              </table:table-cell>
              <table:table-cell office:value-type="float" office:value="75">
                <text:p>75</text:p>
                <draw:g>
                  <svg:desc>'Data, 2023'.B2:'Data, 2023'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24">
                <text:p>449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951">
                <text:p>449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958">
                <text:p>449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65">
                <text:p>4496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979">
                <text:p>449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986">
                <text:p>4498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93">
                <text:p>4499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9">
                <text:p>450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016">
                <text:p>450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23">
                <text:p>450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30">
                <text:p>450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038">
                <text:p>450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045">
                <text:p>450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52">
                <text:p>450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059">
                <text:p>450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69">
                <text:p>450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76">
                <text:p>4507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83">
                <text:p>450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90">
                <text:p>450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099">
                <text:p>450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106">
                <text:p>451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113">
                <text:p>4511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120">
                <text:p>451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132">
                <text:p>451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139">
                <text:p>4513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146">
                <text:p>4514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153">
                <text:p>4515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161">
                <text:p>45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168">
                <text:p>4516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175">
                <text:p>45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182">
                <text:p>4518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191">
                <text:p>451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198">
                <text:p>451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205">
                <text:p>452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212">
                <text:p>452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223">
                <text:p>452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230">
                <text:p>452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237">
                <text:p>452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244">
                <text:p>452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252">
                <text:p>452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259">
                <text:p>45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266">
                <text:p>4526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273">
                <text:p>4527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